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6.2988in" svg:height="3.5429in" svg:x="3.5953in" svg:y="33.2831in">
            <draw:object draw:notify-on-update-of-ranges="Sheet2.D3:Sheet2.D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/>
          <table:table-cell table:formula="of:=SIN(2*PI()*552*[.B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]+0.001" office:value-type="float" office:value="0.001" calcext:value-type="float">
            <text:p>0.001</text:p>
          </table:table-cell>
          <table:table-cell/>
          <table:table-cell table:formula="of:=SIN(2*PI()*552*[.B4])" office:value-type="float" office:value="-0.32094360980721" calcext:value-type="float">
            <text:p>-0.32094360980721</text:p>
          </table:table-cell>
        </table:table-row>
        <table:table-row table:style-name="ro1">
          <table:table-cell/>
          <table:table-cell table:formula="of:=[.B4]+0.001" office:value-type="float" office:value="0.002" calcext:value-type="float">
            <text:p>0.002</text:p>
          </table:table-cell>
          <table:table-cell/>
          <table:table-cell table:formula="of:=SIN(2*PI()*552*[.B5])" office:value-type="float" office:value="0.607930297694605" calcext:value-type="float">
            <text:p>0.607930297694605</text:p>
          </table:table-cell>
        </table:table-row>
        <table:table-row table:style-name="ro1">
          <table:table-cell/>
          <table:table-cell table:formula="of:=[.B5]+0.001" office:value-type="float" office:value="0.003" calcext:value-type="float">
            <text:p>0.003</text:p>
          </table:table-cell>
          <table:table-cell/>
          <table:table-cell table:formula="of:=SIN(2*PI()*552*[.B6])" office:value-type="float" office:value="-0.830595899195813" calcext:value-type="float">
            <text:p>-0.830595899195813</text:p>
          </table:table-cell>
        </table:table-row>
        <table:table-row table:style-name="ro1">
          <table:table-cell/>
          <table:table-cell table:formula="of:=[.B6]+0.001" office:value-type="float" office:value="0.004" calcext:value-type="float">
            <text:p>0.004</text:p>
          </table:table-cell>
          <table:table-cell/>
          <table:table-cell table:formula="of:=SIN(2*PI()*552*[.B7])" office:value-type="float" office:value="0.965381638833274" calcext:value-type="float">
            <text:p>0.965381638833274</text:p>
          </table:table-cell>
        </table:table-row>
        <table:table-row table:style-name="ro1">
          <table:table-cell/>
          <table:table-cell table:formula="of:=[.B7]+0.001" office:value-type="float" office:value="0.005" calcext:value-type="float">
            <text:p>0.005</text:p>
          </table:table-cell>
          <table:table-cell/>
          <table:table-cell table:formula="of:=SIN(2*PI()*552*[.B8])" office:value-type="float" office:value="-0.998026728428272" calcext:value-type="float">
            <text:p>-0.998026728428272</text:p>
          </table:table-cell>
        </table:table-row>
        <table:table-row table:style-name="ro1">
          <table:table-cell/>
          <table:table-cell table:formula="of:=[.B8]+0.001" office:value-type="float" office:value="0.006" calcext:value-type="float">
            <text:p>0.006</text:p>
          </table:table-cell>
          <table:table-cell/>
          <table:table-cell table:formula="of:=SIN(2*PI()*552*[.B9])" office:value-type="float" office:value="0.925077206834458" calcext:value-type="float">
            <text:p>0.925077206834458</text:p>
          </table:table-cell>
        </table:table-row>
        <table:table-row table:style-name="ro1">
          <table:table-cell/>
          <table:table-cell table:formula="of:=[.B9]+0.001" office:value-type="float" office:value="0.007" calcext:value-type="float">
            <text:p>0.007</text:p>
          </table:table-cell>
          <table:table-cell/>
          <table:table-cell table:formula="of:=SIN(2*PI()*552*[.B10])" office:value-type="float" office:value="-0.754251380736105" calcext:value-type="float">
            <text:p>-0.754251380736105</text:p>
          </table:table-cell>
        </table:table-row>
        <table:table-row table:style-name="ro1">
          <table:table-cell/>
          <table:table-cell table:formula="of:=[.B10]+0.001" office:value-type="float" office:value="0.008" calcext:value-type="float">
            <text:p>0.008</text:p>
          </table:table-cell>
          <table:table-cell/>
          <table:table-cell table:formula="of:=SIN(2*PI()*552*[.B11])" office:value-type="float" office:value="0.503623201635761" calcext:value-type="float">
            <text:p>0.503623201635761</text:p>
          </table:table-cell>
        </table:table-row>
        <table:table-row table:style-name="ro1">
          <table:table-cell/>
          <table:table-cell table:formula="of:=[.B11]+0.001" office:value-type="float" office:value="0.009" calcext:value-type="float">
            <text:p>0.009</text:p>
          </table:table-cell>
          <table:table-cell/>
          <table:table-cell table:formula="of:=SIN(2*PI()*552*[.B12])" office:value-type="float" office:value="-0.199709980514403" calcext:value-type="float">
            <text:p>-0.199709980514403</text:p>
          </table:table-cell>
        </table:table-row>
        <table:table-row table:style-name="ro1">
          <table:table-cell/>
          <table:table-cell table:formula="of:=[.B12]+0.001" office:value-type="float" office:value="0.01" calcext:value-type="float">
            <text:p>0.01</text:p>
          </table:table-cell>
          <table:table-cell/>
          <table:table-cell table:formula="of:=SIN(2*PI()*552*[.B13])" office:value-type="float" office:value="-0.125333233564313" calcext:value-type="float">
            <text:p>-0.125333233564313</text:p>
          </table:table-cell>
        </table:table-row>
        <table:table-row table:style-name="ro1">
          <table:table-cell/>
          <table:table-cell table:formula="of:=[.B13]+0.001" office:value-type="float" office:value="0.011" calcext:value-type="float">
            <text:p>0.011</text:p>
          </table:table-cell>
          <table:table-cell/>
          <table:table-cell table:formula="of:=SIN(2*PI()*552*[.B14])" office:value-type="float" office:value="0.437115766650938" calcext:value-type="float">
            <text:p>0.437115766650938</text:p>
          </table:table-cell>
        </table:table-row>
        <table:table-row table:style-name="ro1">
          <table:table-cell/>
          <table:table-cell table:formula="of:=[.B14]+0.001" office:value-type="float" office:value="0.012" calcext:value-type="float">
            <text:p>0.012</text:p>
          </table:table-cell>
          <table:table-cell/>
          <table:table-cell table:formula="of:=SIN(2*PI()*552*[.B15])" office:value-type="float" office:value="-0.702649969798857" calcext:value-type="float">
            <text:p>-0.702649969798857</text:p>
          </table:table-cell>
        </table:table-row>
        <table:table-row table:style-name="ro1">
          <table:table-cell/>
          <table:table-cell table:formula="of:=[.B15]+0.001" office:value-type="float" office:value="0.013" calcext:value-type="float">
            <text:p>0.013</text:p>
          </table:table-cell>
          <table:table-cell/>
          <table:table-cell table:formula="of:=SIN(2*PI()*552*[.B16])" office:value-type="float" office:value="0.89384142415127" calcext:value-type="float">
            <text:p>0.89384142415127</text:p>
          </table:table-cell>
        </table:table-row>
        <table:table-row table:style-name="ro1">
          <table:table-cell/>
          <table:table-cell table:formula="of:=[.B16]+0.001" office:value-type="float" office:value="0.014" calcext:value-type="float">
            <text:p>0.014</text:p>
          </table:table-cell>
          <table:table-cell/>
          <table:table-cell table:formula="of:=SIN(2*PI()*552*[.B17])" office:value-type="float" office:value="-0.990461425696654" calcext:value-type="float">
            <text:p>-0.990461425696654</text:p>
          </table:table-cell>
        </table:table-row>
        <table:table-row table:style-name="ro1">
          <table:table-cell/>
          <table:table-cell table:formula="of:=[.B17]+0.001" office:value-type="float" office:value="0.015" calcext:value-type="float">
            <text:p>0.015</text:p>
          </table:table-cell>
          <table:table-cell/>
          <table:table-cell table:formula="of:=SIN(2*PI()*552*[.B18])" office:value-type="float" office:value="0.982287250728684" calcext:value-type="float">
            <text:p>0.982287250728684</text:p>
          </table:table-cell>
        </table:table-row>
        <table:table-row table:style-name="ro1">
          <table:table-cell/>
          <table:table-cell table:formula="of:=[.B18]+0.001" office:value-type="float" office:value="0.016" calcext:value-type="float">
            <text:p>0.016</text:p>
          </table:table-cell>
          <table:table-cell/>
          <table:table-cell table:formula="of:=SIN(2*PI()*552*[.B19])" office:value-type="float" office:value="-0.870183754669515" calcext:value-type="float">
            <text:p>-0.870183754669515</text:p>
          </table:table-cell>
        </table:table-row>
        <table:table-row table:style-name="ro1">
          <table:table-cell/>
          <table:table-cell table:formula="of:=[.B19]+0.001" office:value-type="float" office:value="0.017" calcext:value-type="float">
            <text:p>0.017</text:p>
          </table:table-cell>
          <table:table-cell/>
          <table:table-cell table:formula="of:=SIN(2*PI()*552*[.B20])" office:value-type="float" office:value="0.666011867434233" calcext:value-type="float">
            <text:p>0.666011867434233</text:p>
          </table:table-cell>
        </table:table-row>
        <table:table-row table:style-name="ro1">
          <table:table-cell/>
          <table:table-cell table:formula="of:=[.B20]+0.001" office:value-type="float" office:value="0.018" calcext:value-type="float">
            <text:p>0.018</text:p>
          </table:table-cell>
          <table:table-cell/>
          <table:table-cell table:formula="of:=SIN(2*PI()*552*[.B21])" office:value-type="float" office:value="-0.391373666837175" calcext:value-type="float">
            <text:p>-0.391373666837175</text:p>
          </table:table-cell>
        </table:table-row>
        <table:table-row table:style-name="ro1">
          <table:table-cell/>
          <table:table-cell table:formula="of:=[.B21]+0.001" office:value-type="float" office:value="0.019" calcext:value-type="float">
            <text:p>0.019</text:p>
          </table:table-cell>
          <table:table-cell/>
          <table:table-cell table:formula="of:=SIN(2*PI()*552*[.B22])" office:value-type="float" office:value="0.0753268055278987" calcext:value-type="float">
            <text:p>0.0753268055278987</text:p>
          </table:table-cell>
        </table:table-row>
        <table:table-row table:style-name="ro1">
          <table:table-cell/>
          <table:table-cell table:formula="of:=[.B22]+0.001" office:value-type="float" office:value="0.02" calcext:value-type="float">
            <text:p>0.02</text:p>
          </table:table-cell>
          <table:table-cell/>
          <table:table-cell table:formula="of:=SIN(2*PI()*552*[.B23])" office:value-type="float" office:value="0.248689887164885" calcext:value-type="float">
            <text:p>0.248689887164885</text:p>
          </table:table-cell>
        </table:table-row>
        <table:table-row table:style-name="ro1">
          <table:table-cell/>
          <table:table-cell table:formula="of:=[.B23]+0.001" office:value-type="float" office:value="0.021" calcext:value-type="float">
            <text:p>0.021</text:p>
          </table:table-cell>
          <table:table-cell/>
          <table:table-cell table:formula="of:=SIN(2*PI()*552*[.B24])" office:value-type="float" office:value="-0.546394346734305" calcext:value-type="float">
            <text:p>-0.546394346734305</text:p>
          </table:table-cell>
        </table:table-row>
        <table:table-row table:style-name="ro1">
          <table:table-cell/>
          <table:table-cell table:formula="of:=[.B24]+0.001" office:value-type="float" office:value="0.022" calcext:value-type="float">
            <text:p>0.022</text:p>
          </table:table-cell>
          <table:table-cell/>
          <table:table-cell table:formula="of:=SIN(2*PI()*552*[.B25])" office:value-type="float" office:value="0.786288432136644" calcext:value-type="float">
            <text:p>0.786288432136644</text:p>
          </table:table-cell>
        </table:table-row>
        <table:table-row table:style-name="ro1">
          <table:table-cell/>
          <table:table-cell table:formula="of:=[.B25]+0.001" office:value-type="float" office:value="0.023" calcext:value-type="float">
            <text:p>0.023</text:p>
          </table:table-cell>
          <table:table-cell/>
          <table:table-cell table:formula="of:=SIN(2*PI()*552*[.B26])" office:value-type="float" office:value="-0.942990535892882" calcext:value-type="float">
            <text:p>-0.942990535892882</text:p>
          </table:table-cell>
        </table:table-row>
        <table:table-row table:style-name="ro1">
          <table:table-cell/>
          <table:table-cell table:formula="of:=[.B26]+0.001" office:value-type="float" office:value="0.024" calcext:value-type="float">
            <text:p>0.024</text:p>
          </table:table-cell>
          <table:table-cell/>
          <table:table-cell table:formula="of:=SIN(2*PI()*552*[.B27])" office:value-type="float" office:value="0.999921044203817" calcext:value-type="float">
            <text:p>0.999921044203817</text:p>
          </table:table-cell>
        </table:table-row>
        <table:table-row table:style-name="ro1">
          <table:table-cell/>
          <table:table-cell table:formula="of:=[.B27]+0.001" office:value-type="float" office:value="0.025" calcext:value-type="float">
            <text:p>0.025</text:p>
          </table:table-cell>
          <table:table-cell/>
          <table:table-cell table:formula="of:=SIN(2*PI()*552*[.B28])" office:value-type="float" office:value="-0.951056516295139" calcext:value-type="float">
            <text:p>-0.951056516295139</text:p>
          </table:table-cell>
        </table:table-row>
        <table:table-row table:style-name="ro1">
          <table:table-cell/>
          <table:table-cell table:formula="of:=[.B28]+0.001" office:value-type="float" office:value="0.026" calcext:value-type="float">
            <text:p>0.026</text:p>
          </table:table-cell>
          <table:table-cell/>
          <table:table-cell table:formula="of:=SIN(2*PI()*552*[.B29])" office:value-type="float" office:value="0.801566984870842" calcext:value-type="float">
            <text:p>0.801566984870842</text:p>
          </table:table-cell>
        </table:table-row>
        <table:table-row table:style-name="ro1">
          <table:table-cell/>
          <table:table-cell table:formula="of:=[.B29]+0.001" office:value-type="float" office:value="0.027" calcext:value-type="float">
            <text:p>0.027</text:p>
          </table:table-cell>
          <table:table-cell/>
          <table:table-cell table:formula="of:=SIN(2*PI()*552*[.B30])" office:value-type="float" office:value="-0.567268949126711" calcext:value-type="float">
            <text:p>-0.567268949126711</text:p>
          </table:table-cell>
        </table:table-row>
        <table:table-row table:style-name="ro1">
          <table:table-cell/>
          <table:table-cell table:formula="of:=[.B30]+0.001" office:value-type="float" office:value="0.028" calcext:value-type="float">
            <text:p>0.028</text:p>
          </table:table-cell>
          <table:table-cell/>
          <table:table-cell table:formula="of:=SIN(2*PI()*552*[.B31])" office:value-type="float" office:value="0.272951935517261" calcext:value-type="float">
            <text:p>0.272951935517261</text:p>
          </table:table-cell>
        </table:table-row>
        <table:table-row table:style-name="ro1">
          <table:table-cell/>
          <table:table-cell table:formula="of:=[.B31]+0.001" office:value-type="float" office:value="0.029" calcext:value-type="float">
            <text:p>0.029</text:p>
          </table:table-cell>
          <table:table-cell/>
          <table:table-cell table:formula="of:=SIN(2*PI()*552*[.B32])" office:value-type="float" office:value="0.0502443181798335" calcext:value-type="float">
            <text:p>0.0502443181798335</text:p>
          </table:table-cell>
        </table:table-row>
        <table:table-row table:style-name="ro1">
          <table:table-cell/>
          <table:table-cell table:formula="of:=[.B32]+0.001" office:value-type="float" office:value="0.03" calcext:value-type="float">
            <text:p>0.03</text:p>
          </table:table-cell>
          <table:table-cell/>
          <table:table-cell table:formula="of:=SIN(2*PI()*552*[.B33])" office:value-type="float" office:value="-0.368124552684735" calcext:value-type="float">
            <text:p>-0.368124552684735</text:p>
          </table:table-cell>
        </table:table-row>
        <table:table-row table:style-name="ro1">
          <table:table-cell/>
          <table:table-cell table:formula="of:=[.B33]+0.001" office:value-type="float" office:value="0.031" calcext:value-type="float">
            <text:p>0.031</text:p>
          </table:table-cell>
          <table:table-cell/>
          <table:table-cell table:formula="of:=SIN(2*PI()*552*[.B34])" office:value-type="float" office:value="0.6470559615695" calcext:value-type="float">
            <text:p>0.6470559615695</text:p>
          </table:table-cell>
        </table:table-row>
        <table:table-row table:style-name="ro1">
          <table:table-cell/>
          <table:table-cell table:formula="of:=[.B34]+0.001" office:value-type="float" office:value="0.032" calcext:value-type="float">
            <text:p>0.032</text:p>
          </table:table-cell>
          <table:table-cell/>
          <table:table-cell table:formula="of:=SIN(2*PI()*552*[.B35])" office:value-type="float" office:value="-0.857526656193688" calcext:value-type="float">
            <text:p>-0.857526656193688</text:p>
          </table:table-cell>
        </table:table-row>
        <table:table-row table:style-name="ro1">
          <table:table-cell/>
          <table:table-cell table:formula="of:=[.B35]+0.001" office:value-type="float" office:value="0.033" calcext:value-type="float">
            <text:p>0.033</text:p>
          </table:table-cell>
          <table:table-cell/>
          <table:table-cell table:formula="of:=SIN(2*PI()*552*[.B36])" office:value-type="float" office:value="0.977268123568211" calcext:value-type="float">
            <text:p>0.977268123568211</text:p>
          </table:table-cell>
        </table:table-row>
        <table:table-row table:style-name="ro1">
          <table:table-cell/>
          <table:table-cell table:formula="of:=[.B36]+0.001" office:value-type="float" office:value="0.034" calcext:value-type="float">
            <text:p>0.034</text:p>
          </table:table-cell>
          <table:table-cell/>
          <table:table-cell table:formula="of:=SIN(2*PI()*552*[.B37])" office:value-type="float" office:value="-0.99361131052" calcext:value-type="float">
            <text:p>-0.99361131052</text:p>
          </table:table-cell>
        </table:table-row>
        <table:table-row table:style-name="ro1">
          <table:table-cell/>
          <table:table-cell table:formula="of:=[.B37]+0.001" office:value-type="float" office:value="0.035" calcext:value-type="float">
            <text:p>0.035</text:p>
          </table:table-cell>
          <table:table-cell/>
          <table:table-cell table:formula="of:=SIN(2*PI()*552*[.B38])" office:value-type="float" office:value="0.904827052465987" calcext:value-type="float">
            <text:p>0.904827052465987</text:p>
          </table:table-cell>
        </table:table-row>
        <table:table-row table:style-name="ro1">
          <table:table-cell/>
          <table:table-cell table:formula="of:=[.B38]+0.001" office:value-type="float" office:value="0.036" calcext:value-type="float">
            <text:p>0.036</text:p>
          </table:table-cell>
          <table:table-cell/>
          <table:table-cell table:formula="of:=SIN(2*PI()*552*[.B39])" office:value-type="float" office:value="-0.720309024887846" calcext:value-type="float">
            <text:p>-0.720309024887846</text:p>
          </table:table-cell>
        </table:table-row>
        <table:table-row table:style-name="ro1">
          <table:table-cell/>
          <table:table-cell table:formula="of:=[.B39]+0.001" office:value-type="float" office:value="0.037" calcext:value-type="float">
            <text:p>0.037</text:p>
          </table:table-cell>
          <table:table-cell/>
          <table:table-cell table:formula="of:=SIN(2*PI()*552*[.B40])" office:value-type="float" office:value="0.459579860621412" calcext:value-type="float">
            <text:p>0.459579860621412</text:p>
          </table:table-cell>
        </table:table-row>
        <table:table-row table:style-name="ro1">
          <table:table-cell/>
          <table:table-cell table:formula="of:=[.B40]+0.001" office:value-type="float" office:value="0.038" calcext:value-type="float">
            <text:p>0.038</text:p>
          </table:table-cell>
          <table:table-cell/>
          <table:table-cell table:formula="of:=SIN(2*PI()*552*[.B41])" office:value-type="float" office:value="-0.150225589120662" calcext:value-type="float">
            <text:p>-0.150225589120662</text:p>
          </table:table-cell>
        </table:table-row>
        <table:table-row table:style-name="ro1">
          <table:table-cell/>
          <table:table-cell table:formula="of:=[.B41]+0.001" office:value-type="float" office:value="0.039" calcext:value-type="float">
            <text:p>0.039</text:p>
          </table:table-cell>
          <table:table-cell/>
          <table:table-cell table:formula="of:=SIN(2*PI()*552*[.B42])" office:value-type="float" office:value="-0.175023058975355" calcext:value-type="float">
            <text:p>-0.175023058975355</text:p>
          </table:table-cell>
        </table:table-row>
        <table:table-row table:style-name="ro1">
          <table:table-cell/>
          <table:table-cell table:formula="of:=[.B42]+0.001" office:value-type="float" office:value="0.04" calcext:value-type="float">
            <text:p>0.04</text:p>
          </table:table-cell>
          <table:table-cell/>
          <table:table-cell table:formula="of:=SIN(2*PI()*552*[.B43])" office:value-type="float" office:value="0.481753674101795" calcext:value-type="float">
            <text:p>0.481753674101795</text:p>
          </table:table-cell>
        </table:table-row>
        <table:table-row table:style-name="ro1">
          <table:table-cell/>
          <table:table-cell table:formula="of:=[.B43]+0.001" office:value-type="float" office:value="0.041" calcext:value-type="float">
            <text:p>0.041</text:p>
          </table:table-cell>
          <table:table-cell/>
          <table:table-cell table:formula="of:=SIN(2*PI()*552*[.B44])" office:value-type="float" office:value="-0.737513117358243" calcext:value-type="float">
            <text:p>-0.737513117358243</text:p>
          </table:table-cell>
        </table:table-row>
        <table:table-row table:style-name="ro1">
          <table:table-cell/>
          <table:table-cell table:formula="of:=[.B44]+0.001" office:value-type="float" office:value="0.042" calcext:value-type="float">
            <text:p>0.042</text:p>
          </table:table-cell>
          <table:table-cell/>
          <table:table-cell table:formula="of:=SIN(2*PI()*552*[.B45])" office:value-type="float" office:value="0.915241172620964" calcext:value-type="float">
            <text:p>0.915241172620964</text:p>
          </table:table-cell>
        </table:table-row>
        <table:table-row table:style-name="ro1">
          <table:table-cell/>
          <table:table-cell table:formula="of:=[.B45]+0.001" office:value-type="float" office:value="0.043" calcext:value-type="float">
            <text:p>0.043</text:p>
          </table:table-cell>
          <table:table-cell/>
          <table:table-cell table:formula="of:=SIN(2*PI()*552*[.B46])" office:value-type="float" office:value="-0.996133609143181" calcext:value-type="float">
            <text:p>-0.996133609143181</text:p>
          </table:table-cell>
        </table:table-row>
        <table:table-row table:style-name="ro1">
          <table:table-cell/>
          <table:table-cell table:formula="of:=[.B46]+0.001" office:value-type="float" office:value="0.044" calcext:value-type="float">
            <text:p>0.044</text:p>
          </table:table-cell>
          <table:table-cell/>
          <table:table-cell table:formula="of:=SIN(2*PI()*552*[.B47])" office:value-type="float" office:value="0.971631732914648" calcext:value-type="float">
            <text:p>0.971631732914648</text:p>
          </table:table-cell>
        </table:table-row>
        <table:table-row table:style-name="ro1">
          <table:table-cell/>
          <table:table-cell table:formula="of:=[.B47]+0.001" office:value-type="float" office:value="0.045" calcext:value-type="float">
            <text:p>0.045</text:p>
          </table:table-cell>
          <table:table-cell/>
          <table:table-cell table:formula="of:=SIN(2*PI()*552*[.B48])" office:value-type="float" office:value="-0.844327925501951" calcext:value-type="float">
            <text:p>-0.844327925501951</text:p>
          </table:table-cell>
        </table:table-row>
        <table:table-row table:style-name="ro1">
          <table:table-cell/>
          <table:table-cell table:formula="of:=[.B48]+0.001" office:value-type="float" office:value="0.046" calcext:value-type="float">
            <text:p>0.046</text:p>
          </table:table-cell>
          <table:table-cell/>
          <table:table-cell table:formula="of:=SIN(2*PI()*552*[.B49])" office:value-type="float" office:value="0.62769136129062" calcext:value-type="float">
            <text:p>0.62769136129062</text:p>
          </table:table-cell>
        </table:table-row>
        <table:table-row table:style-name="ro1">
          <table:table-cell/>
          <table:table-cell table:formula="of:=[.B49]+0.001" office:value-type="float" office:value="0.047" calcext:value-type="float">
            <text:p>0.047</text:p>
          </table:table-cell>
          <table:table-cell/>
          <table:table-cell table:formula="of:=SIN(2*PI()*552*[.B50])" office:value-type="float" office:value="-0.344642923174409" calcext:value-type="float">
            <text:p>-0.344642923174409</text:p>
          </table:table-cell>
        </table:table-row>
        <table:table-row table:style-name="ro1">
          <table:table-cell/>
          <table:table-cell table:formula="of:=[.B50]+0.001" office:value-type="float" office:value="0.048" calcext:value-type="float">
            <text:p>0.048</text:p>
          </table:table-cell>
          <table:table-cell/>
          <table:table-cell table:formula="of:=SIN(2*PI()*552*[.B51])" office:value-type="float" office:value="0.025130095443211" calcext:value-type="float">
            <text:p>0.025130095443211</text:p>
          </table:table-cell>
        </table:table-row>
        <table:table-row table:style-name="ro1">
          <table:table-cell/>
          <table:table-cell table:formula="of:=[.B51]+0.001" office:value-type="float" office:value="0.049" calcext:value-type="float">
            <text:p>0.049</text:p>
          </table:table-cell>
          <table:table-cell/>
          <table:table-cell table:formula="of:=SIN(2*PI()*552*[.B52])" office:value-type="float" office:value="0.29704158157714" calcext:value-type="float">
            <text:p>0.29704158157714</text:p>
          </table:table-cell>
        </table:table-row>
        <table:table-row table:style-name="ro1">
          <table:table-cell/>
          <table:table-cell table:formula="of:=[.B52]+0.001" office:value-type="float" office:value="0.05" calcext:value-type="float">
            <text:p>0.05</text:p>
          </table:table-cell>
          <table:table-cell/>
          <table:table-cell table:formula="of:=SIN(2*PI()*552*[.B53])" office:value-type="float" office:value="-0.587785252292571" calcext:value-type="float">
            <text:p>-0.587785252292571</text:p>
          </table:table-cell>
        </table:table-row>
        <table:table-row table:style-name="ro1">
          <table:table-cell/>
          <table:table-cell table:formula="of:=[.B53]+0.001" office:value-type="float" office:value="0.051" calcext:value-type="float">
            <text:p>0.051</text:p>
          </table:table-cell>
          <table:table-cell/>
          <table:table-cell table:formula="of:=SIN(2*PI()*552*[.B54])" office:value-type="float" office:value="0.816339250717261" calcext:value-type="float">
            <text:p>0.816339250717261</text:p>
          </table:table-cell>
        </table:table-row>
        <table:table-row table:style-name="ro1">
          <table:table-cell/>
          <table:table-cell table:formula="of:=[.B54]+0.001" office:value-type="float" office:value="0.052" calcext:value-type="float">
            <text:p>0.052</text:p>
          </table:table-cell>
          <table:table-cell/>
          <table:table-cell table:formula="of:=SIN(2*PI()*552*[.B55])" office:value-type="float" office:value="-0.958521789017417" calcext:value-type="float">
            <text:p>-0.958521789017417</text:p>
          </table:table-cell>
        </table:table-row>
        <table:table-row table:style-name="ro1">
          <table:table-cell/>
          <table:table-cell table:formula="of:=[.B55]+0.001" office:value-type="float" office:value="0.053" calcext:value-type="float">
            <text:p>0.053</text:p>
          </table:table-cell>
          <table:table-cell/>
          <table:table-cell table:formula="of:=SIN(2*PI()*552*[.B56])" office:value-type="float" office:value="0.999289472640584" calcext:value-type="float">
            <text:p>0.999289472640584</text:p>
          </table:table-cell>
        </table:table-row>
        <table:table-row table:style-name="ro1">
          <table:table-cell/>
          <table:table-cell table:formula="of:=[.B56]+0.001" office:value-type="float" office:value="0.054" calcext:value-type="float">
            <text:p>0.054</text:p>
          </table:table-cell>
          <table:table-cell/>
          <table:table-cell table:formula="of:=SIN(2*PI()*552*[.B57])" office:value-type="float" office:value="-0.934328942456563" calcext:value-type="float">
            <text:p>-0.934328942456563</text:p>
          </table:table-cell>
        </table:table-row>
        <table:table-row table:style-name="ro1">
          <table:table-cell/>
          <table:table-cell table:formula="of:=[.B57]+0.001" office:value-type="float" office:value="0.055" calcext:value-type="float">
            <text:p>0.055</text:p>
          </table:table-cell>
          <table:table-cell/>
          <table:table-cell table:formula="of:=SIN(2*PI()*552*[.B58])" office:value-type="float" office:value="0.770513242775693" calcext:value-type="float">
            <text:p>0.770513242775693</text:p>
          </table:table-cell>
        </table:table-row>
        <table:table-row table:style-name="ro1">
          <table:table-cell/>
          <table:table-cell table:formula="of:=[.B58]+0.001" office:value-type="float" office:value="0.056" calcext:value-type="float">
            <text:p>0.056</text:p>
          </table:table-cell>
          <table:table-cell/>
          <table:table-cell table:formula="of:=SIN(2*PI()*552*[.B59])" office:value-type="float" office:value="-0.525174629961182" calcext:value-type="float">
            <text:p>-0.525174629961182</text:p>
          </table:table-cell>
        </table:table-row>
        <table:table-row table:style-name="ro1">
          <table:table-cell/>
          <table:table-cell table:formula="of:=[.B59]+0.001" office:value-type="float" office:value="0.057" calcext:value-type="float">
            <text:p>0.057</text:p>
          </table:table-cell>
          <table:table-cell/>
          <table:table-cell table:formula="of:=SIN(2*PI()*552*[.B60])" office:value-type="float" office:value="0.22427076094924" calcext:value-type="float">
            <text:p>0.22427076094924</text:p>
          </table:table-cell>
        </table:table-row>
        <table:table-row table:style-name="ro1">
          <table:table-cell/>
          <table:table-cell table:formula="of:=[.B60]+0.001" office:value-type="float" office:value="0.058" calcext:value-type="float">
            <text:p>0.058</text:p>
          </table:table-cell>
          <table:table-cell/>
          <table:table-cell table:formula="of:=SIN(2*PI()*552*[.B61])" office:value-type="float" office:value="0.100361714851371" calcext:value-type="float">
            <text:p>0.100361714851371</text:p>
          </table:table-cell>
        </table:table-row>
        <table:table-row table:style-name="ro1">
          <table:table-cell/>
          <table:table-cell table:formula="of:=[.B61]+0.001" office:value-type="float" office:value="0.059" calcext:value-type="float">
            <text:p>0.059</text:p>
          </table:table-cell>
          <table:table-cell/>
          <table:table-cell table:formula="of:=SIN(2*PI()*552*[.B62])" office:value-type="float" office:value="-0.414375580993411" calcext:value-type="float">
            <text:p>-0.414375580993411</text:p>
          </table:table-cell>
        </table:table-row>
        <table:table-row table:style-name="ro1">
          <table:table-cell/>
          <table:table-cell table:formula="of:=[.B62]+0.001" office:value-type="float" office:value="0.06" calcext:value-type="float">
            <text:p>0.06</text:p>
          </table:table-cell>
          <table:table-cell/>
          <table:table-cell table:formula="of:=SIN(2*PI()*552*[.B63])" office:value-type="float" office:value="0.684547105928799" calcext:value-type="float">
            <text:p>0.684547105928799</text:p>
          </table:table-cell>
        </table:table-row>
        <table:table-row table:style-name="ro1">
          <table:table-cell/>
          <table:table-cell table:formula="of:=[.B63]+0.001" office:value-type="float" office:value="0.0610000000000001" calcext:value-type="float">
            <text:p>0.0610000000000001</text:p>
          </table:table-cell>
          <table:table-cell/>
          <table:table-cell table:formula="of:=SIN(2*PI()*552*[.B64])" office:value-type="float" office:value="-0.88229122643503" calcext:value-type="float">
            <text:p>-0.88229122643503</text:p>
          </table:table-cell>
        </table:table-row>
        <table:table-row table:style-name="ro1">
          <table:table-cell/>
          <table:table-cell table:formula="of:=[.B64]+0.001" office:value-type="float" office:value="0.0620000000000001" calcext:value-type="float">
            <text:p>0.0620000000000001</text:p>
          </table:table-cell>
          <table:table-cell/>
          <table:table-cell table:formula="of:=SIN(2*PI()*552*[.B65])" office:value-type="float" office:value="0.986685944207896" calcext:value-type="float">
            <text:p>0.986685944207896</text:p>
          </table:table-cell>
        </table:table-row>
        <table:table-row table:style-name="ro1">
          <table:table-cell/>
          <table:table-cell table:formula="of:=[.B65]+0.001" office:value-type="float" office:value="0.063" calcext:value-type="float">
            <text:p>0.063</text:p>
          </table:table-cell>
          <table:table-cell/>
          <table:table-cell table:formula="of:=SIN(2*PI()*552*[.B66])" office:value-type="float" office:value="-0.986685944207847" calcext:value-type="float">
            <text:p>-0.986685944207847</text:p>
          </table:table-cell>
        </table:table-row>
        <table:table-row table:style-name="ro1">
          <table:table-cell/>
          <table:table-cell table:formula="of:=[.B66]+0.001" office:value-type="float" office:value="0.064" calcext:value-type="float">
            <text:p>0.064</text:p>
          </table:table-cell>
          <table:table-cell/>
          <table:table-cell table:formula="of:=SIN(2*PI()*552*[.B67])" office:value-type="float" office:value="0.882291226434887" calcext:value-type="float">
            <text:p>0.882291226434887</text:p>
          </table:table-cell>
        </table:table-row>
        <table:table-row table:style-name="ro1">
          <table:table-cell/>
          <table:table-cell table:formula="of:=[.B67]+0.001" office:value-type="float" office:value="0.065" calcext:value-type="float">
            <text:p>0.065</text:p>
          </table:table-cell>
          <table:table-cell/>
          <table:table-cell table:formula="of:=SIN(2*PI()*552*[.B68])" office:value-type="float" office:value="-0.684547105928578" calcext:value-type="float">
            <text:p>-0.684547105928578</text:p>
          </table:table-cell>
        </table:table-row>
        <table:table-row table:style-name="ro1">
          <table:table-cell/>
          <table:table-cell table:formula="of:=[.B68]+0.001" office:value-type="float" office:value="0.066" calcext:value-type="float">
            <text:p>0.066</text:p>
          </table:table-cell>
          <table:table-cell/>
          <table:table-cell table:formula="of:=SIN(2*PI()*552*[.B69])" office:value-type="float" office:value="0.414375580993136" calcext:value-type="float">
            <text:p>0.414375580993136</text:p>
          </table:table-cell>
        </table:table-row>
        <table:table-row table:style-name="ro1">
          <table:table-cell/>
          <table:table-cell table:formula="of:=[.B69]+0.001" office:value-type="float" office:value="0.0670000000000001" calcext:value-type="float">
            <text:p>0.0670000000000001</text:p>
          </table:table-cell>
          <table:table-cell/>
          <table:table-cell table:formula="of:=SIN(2*PI()*552*[.B70])" office:value-type="float" office:value="-0.100361714851069" calcext:value-type="float">
            <text:p>-0.100361714851069</text:p>
          </table:table-cell>
        </table:table-row>
        <table:table-row table:style-name="ro1">
          <table:table-cell/>
          <table:table-cell table:formula="of:=[.B70]+0.001" office:value-type="float" office:value="0.0680000000000001" calcext:value-type="float">
            <text:p>0.0680000000000001</text:p>
          </table:table-cell>
          <table:table-cell/>
          <table:table-cell table:formula="of:=SIN(2*PI()*552*[.B71])" office:value-type="float" office:value="-0.224270760949535" calcext:value-type="float">
            <text:p>-0.224270760949535</text:p>
          </table:table-cell>
        </table:table-row>
        <table:table-row table:style-name="ro1">
          <table:table-cell/>
          <table:table-cell table:formula="of:=[.B71]+0.001" office:value-type="float" office:value="0.0690000000000001" calcext:value-type="float">
            <text:p>0.0690000000000001</text:p>
          </table:table-cell>
          <table:table-cell/>
          <table:table-cell table:formula="of:=SIN(2*PI()*552*[.B72])" office:value-type="float" office:value="0.52517462996144" calcext:value-type="float">
            <text:p>0.52517462996144</text:p>
          </table:table-cell>
        </table:table-row>
        <table:table-row table:style-name="ro1">
          <table:table-cell/>
          <table:table-cell table:formula="of:=[.B72]+0.001" office:value-type="float" office:value="0.0700000000000001" calcext:value-type="float">
            <text:p>0.0700000000000001</text:p>
          </table:table-cell>
          <table:table-cell/>
          <table:table-cell table:formula="of:=SIN(2*PI()*552*[.B73])" office:value-type="float" office:value="-0.770513242775887" calcext:value-type="float">
            <text:p>-0.770513242775887</text:p>
          </table:table-cell>
        </table:table-row>
        <table:table-row table:style-name="ro1">
          <table:table-cell/>
          <table:table-cell table:formula="of:=[.B73]+0.001" office:value-type="float" office:value="0.0710000000000001" calcext:value-type="float">
            <text:p>0.0710000000000001</text:p>
          </table:table-cell>
          <table:table-cell/>
          <table:table-cell table:formula="of:=SIN(2*PI()*552*[.B74])" office:value-type="float" office:value="0.934328942456671" calcext:value-type="float">
            <text:p>0.934328942456671</text:p>
          </table:table-cell>
        </table:table-row>
        <table:table-row table:style-name="ro1">
          <table:table-cell/>
          <table:table-cell table:formula="of:=[.B74]+0.001" office:value-type="float" office:value="0.0720000000000001" calcext:value-type="float">
            <text:p>0.0720000000000001</text:p>
          </table:table-cell>
          <table:table-cell/>
          <table:table-cell table:formula="of:=SIN(2*PI()*552*[.B75])" office:value-type="float" office:value="-0.999289472640596" calcext:value-type="float">
            <text:p>-0.999289472640596</text:p>
          </table:table-cell>
        </table:table-row>
        <table:table-row table:style-name="ro1">
          <table:table-cell/>
          <table:table-cell table:formula="of:=[.B75]+0.001" office:value-type="float" office:value="0.0730000000000001" calcext:value-type="float">
            <text:p>0.0730000000000001</text:p>
          </table:table-cell>
          <table:table-cell/>
          <table:table-cell table:formula="of:=SIN(2*PI()*552*[.B76])" office:value-type="float" office:value="0.958521789017331" calcext:value-type="float">
            <text:p>0.958521789017331</text:p>
          </table:table-cell>
        </table:table-row>
        <table:table-row table:style-name="ro1">
          <table:table-cell/>
          <table:table-cell table:formula="of:=[.B76]+0.001" office:value-type="float" office:value="0.0740000000000001" calcext:value-type="float">
            <text:p>0.0740000000000001</text:p>
          </table:table-cell>
          <table:table-cell/>
          <table:table-cell table:formula="of:=SIN(2*PI()*552*[.B77])" office:value-type="float" office:value="-0.816339250717086" calcext:value-type="float">
            <text:p>-0.816339250717086</text:p>
          </table:table-cell>
        </table:table-row>
        <table:table-row table:style-name="ro1">
          <table:table-cell/>
          <table:table-cell table:formula="of:=[.B77]+0.001" office:value-type="float" office:value="0.0750000000000001" calcext:value-type="float">
            <text:p>0.0750000000000001</text:p>
          </table:table-cell>
          <table:table-cell/>
          <table:table-cell table:formula="of:=SIN(2*PI()*552*[.B78])" office:value-type="float" office:value="0.587785252292349" calcext:value-type="float">
            <text:p>0.587785252292349</text:p>
          </table:table-cell>
        </table:table-row>
        <table:table-row table:style-name="ro1">
          <table:table-cell/>
          <table:table-cell table:formula="of:=[.B78]+0.001" office:value-type="float" office:value="0.0760000000000001" calcext:value-type="float">
            <text:p>0.0760000000000001</text:p>
          </table:table-cell>
          <table:table-cell/>
          <table:table-cell table:formula="of:=SIN(2*PI()*552*[.B79])" office:value-type="float" office:value="-0.29704158157685" calcext:value-type="float">
            <text:p>-0.29704158157685</text:p>
          </table:table-cell>
        </table:table-row>
        <table:table-row table:style-name="ro1">
          <table:table-cell/>
          <table:table-cell table:formula="of:=[.B79]+0.001" office:value-type="float" office:value="0.0770000000000001" calcext:value-type="float">
            <text:p>0.0770000000000001</text:p>
          </table:table-cell>
          <table:table-cell/>
          <table:table-cell table:formula="of:=SIN(2*PI()*552*[.B80])" office:value-type="float" office:value="-0.0251300954435137" calcext:value-type="float">
            <text:p>-0.0251300954435137</text:p>
          </table:table-cell>
        </table:table-row>
        <table:table-row table:style-name="ro1">
          <table:table-cell/>
          <table:table-cell table:formula="of:=[.B80]+0.001" office:value-type="float" office:value="0.0780000000000001" calcext:value-type="float">
            <text:p>0.0780000000000001</text:p>
          </table:table-cell>
          <table:table-cell/>
          <table:table-cell table:formula="of:=SIN(2*PI()*552*[.B81])" office:value-type="float" office:value="0.344642923174667" calcext:value-type="float">
            <text:p>0.344642923174667</text:p>
          </table:table-cell>
        </table:table-row>
        <table:table-row table:style-name="ro1">
          <table:table-cell/>
          <table:table-cell table:formula="of:=[.B81]+0.001" office:value-type="float" office:value="0.0790000000000001" calcext:value-type="float">
            <text:p>0.0790000000000001</text:p>
          </table:table-cell>
          <table:table-cell/>
          <table:table-cell table:formula="of:=SIN(2*PI()*552*[.B82])" office:value-type="float" office:value="-0.627691361290856" calcext:value-type="float">
            <text:p>-0.627691361290856</text:p>
          </table:table-cell>
        </table:table-row>
        <table:table-row table:style-name="ro1">
          <table:table-cell/>
          <table:table-cell table:formula="of:=[.B82]+0.001" office:value-type="float" office:value="0.0800000000000001" calcext:value-type="float">
            <text:p>0.0800000000000001</text:p>
          </table:table-cell>
          <table:table-cell/>
          <table:table-cell table:formula="of:=SIN(2*PI()*552*[.B83])" office:value-type="float" office:value="0.844327925502113" calcext:value-type="float">
            <text:p>0.844327925502113</text:p>
          </table:table-cell>
        </table:table-row>
        <table:table-row table:style-name="ro1">
          <table:table-cell/>
          <table:table-cell table:formula="of:=[.B83]+0.001" office:value-type="float" office:value="0.0810000000000001" calcext:value-type="float">
            <text:p>0.0810000000000001</text:p>
          </table:table-cell>
          <table:table-cell/>
          <table:table-cell table:formula="of:=SIN(2*PI()*552*[.B84])" office:value-type="float" office:value="-0.971631732914727" calcext:value-type="float">
            <text:p>-0.971631732914727</text:p>
          </table:table-cell>
        </table:table-row>
        <table:table-row table:style-name="ro1">
          <table:table-cell/>
          <table:table-cell table:formula="of:=[.B84]+0.001" office:value-type="float" office:value="0.0820000000000001" calcext:value-type="float">
            <text:p>0.0820000000000001</text:p>
          </table:table-cell>
          <table:table-cell/>
          <table:table-cell table:formula="of:=SIN(2*PI()*552*[.B85])" office:value-type="float" office:value="0.996133609143154" calcext:value-type="float">
            <text:p>0.996133609143154</text:p>
          </table:table-cell>
        </table:table-row>
        <table:table-row table:style-name="ro1">
          <table:table-cell/>
          <table:table-cell table:formula="of:=[.B85]+0.001" office:value-type="float" office:value="0.0830000000000001" calcext:value-type="float">
            <text:p>0.0830000000000001</text:p>
          </table:table-cell>
          <table:table-cell/>
          <table:table-cell table:formula="of:=SIN(2*PI()*552*[.B86])" office:value-type="float" office:value="-0.915241172620842" calcext:value-type="float">
            <text:p>-0.915241172620842</text:p>
          </table:table-cell>
        </table:table-row>
        <table:table-row table:style-name="ro1">
          <table:table-cell/>
          <table:table-cell table:formula="of:=[.B86]+0.001" office:value-type="float" office:value="0.0840000000000001" calcext:value-type="float">
            <text:p>0.0840000000000001</text:p>
          </table:table-cell>
          <table:table-cell/>
          <table:table-cell table:formula="of:=SIN(2*PI()*552*[.B87])" office:value-type="float" office:value="0.73751311735802" calcext:value-type="float">
            <text:p>0.73751311735802</text:p>
          </table:table-cell>
        </table:table-row>
        <table:table-row table:style-name="ro1">
          <table:table-cell/>
          <table:table-cell table:formula="of:=[.B87]+0.001" office:value-type="float" office:value="0.0850000000000001" calcext:value-type="float">
            <text:p>0.0850000000000001</text:p>
          </table:table-cell>
          <table:table-cell/>
          <table:table-cell table:formula="of:=SIN(2*PI()*552*[.B88])" office:value-type="float" office:value="-0.48175367410153" calcext:value-type="float">
            <text:p>-0.48175367410153</text:p>
          </table:table-cell>
        </table:table-row>
        <table:table-row table:style-name="ro1">
          <table:table-cell/>
          <table:table-cell table:formula="of:=[.B88]+0.001" office:value-type="float" office:value="0.0860000000000001" calcext:value-type="float">
            <text:p>0.0860000000000001</text:p>
          </table:table-cell>
          <table:table-cell/>
          <table:table-cell table:formula="of:=SIN(2*PI()*552*[.B89])" office:value-type="float" office:value="0.175023058975084" calcext:value-type="float">
            <text:p>0.175023058975084</text:p>
          </table:table-cell>
        </table:table-row>
        <table:table-row table:style-name="ro1">
          <table:table-cell/>
          <table:table-cell table:formula="of:=[.B89]+0.001" office:value-type="float" office:value="0.0870000000000001" calcext:value-type="float">
            <text:p>0.0870000000000001</text:p>
          </table:table-cell>
          <table:table-cell/>
          <table:table-cell table:formula="of:=SIN(2*PI()*552*[.B90])" office:value-type="float" office:value="0.150225589120989" calcext:value-type="float">
            <text:p>0.150225589120989</text:p>
          </table:table-cell>
        </table:table-row>
        <table:table-row table:style-name="ro1">
          <table:table-cell/>
          <table:table-cell table:formula="of:=[.B90]+0.001" office:value-type="float" office:value="0.0880000000000001" calcext:value-type="float">
            <text:p>0.0880000000000001</text:p>
          </table:table-cell>
          <table:table-cell/>
          <table:table-cell table:formula="of:=SIN(2*PI()*552*[.B91])" office:value-type="float" office:value="-0.459579860621681" calcext:value-type="float">
            <text:p>-0.459579860621681</text:p>
          </table:table-cell>
        </table:table-row>
        <table:table-row table:style-name="ro1">
          <table:table-cell/>
          <table:table-cell table:formula="of:=[.B91]+0.001" office:value-type="float" office:value="0.0890000000000001" calcext:value-type="float">
            <text:p>0.0890000000000001</text:p>
          </table:table-cell>
          <table:table-cell/>
          <table:table-cell table:formula="of:=SIN(2*PI()*552*[.B92])" office:value-type="float" office:value="0.720309024888046" calcext:value-type="float">
            <text:p>0.720309024888046</text:p>
          </table:table-cell>
        </table:table-row>
        <table:table-row table:style-name="ro1">
          <table:table-cell/>
          <table:table-cell table:formula="of:=[.B92]+0.001" office:value-type="float" office:value="0.0900000000000001" calcext:value-type="float">
            <text:p>0.0900000000000001</text:p>
          </table:table-cell>
          <table:table-cell/>
          <table:table-cell table:formula="of:=SIN(2*PI()*552*[.B93])" office:value-type="float" office:value="-0.904827052466122" calcext:value-type="float">
            <text:p>-0.904827052466122</text:p>
          </table:table-cell>
        </table:table-row>
        <table:table-row table:style-name="ro1">
          <table:table-cell/>
          <table:table-cell table:formula="of:=[.B93]+0.001" office:value-type="float" office:value="0.0910000000000001" calcext:value-type="float">
            <text:p>0.0910000000000001</text:p>
          </table:table-cell>
          <table:table-cell/>
          <table:table-cell table:formula="of:=SIN(2*PI()*552*[.B94])" office:value-type="float" office:value="0.993611310520034" calcext:value-type="float">
            <text:p>0.993611310520034</text:p>
          </table:table-cell>
        </table:table-row>
        <table:table-row table:style-name="ro1">
          <table:table-cell/>
          <table:table-cell table:formula="of:=[.B94]+0.001" office:value-type="float" office:value="0.0920000000000001" calcext:value-type="float">
            <text:p>0.0920000000000001</text:p>
          </table:table-cell>
          <table:table-cell/>
          <table:table-cell table:formula="of:=SIN(2*PI()*552*[.B95])" office:value-type="float" office:value="-0.97726812356815" calcext:value-type="float">
            <text:p>-0.97726812356815</text:p>
          </table:table-cell>
        </table:table-row>
        <table:table-row table:style-name="ro1">
          <table:table-cell/>
          <table:table-cell table:formula="of:=[.B95]+0.001" office:value-type="float" office:value="0.0930000000000001" calcext:value-type="float">
            <text:p>0.0930000000000001</text:p>
          </table:table-cell>
          <table:table-cell/>
          <table:table-cell table:formula="of:=SIN(2*PI()*552*[.B96])" office:value-type="float" office:value="0.857526656193525" calcext:value-type="float">
            <text:p>0.857526656193525</text:p>
          </table:table-cell>
        </table:table-row>
        <table:table-row table:style-name="ro1">
          <table:table-cell/>
          <table:table-cell table:formula="of:=[.B96]+0.001" office:value-type="float" office:value="0.0940000000000001" calcext:value-type="float">
            <text:p>0.0940000000000001</text:p>
          </table:table-cell>
          <table:table-cell/>
          <table:table-cell table:formula="of:=SIN(2*PI()*552*[.B97])" office:value-type="float" office:value="-0.647055961569269" calcext:value-type="float">
            <text:p>-0.647055961569269</text:p>
          </table:table-cell>
        </table:table-row>
        <table:table-row table:style-name="ro1">
          <table:table-cell/>
          <table:table-cell table:formula="of:=[.B97]+0.001" office:value-type="float" office:value="0.0950000000000001" calcext:value-type="float">
            <text:p>0.0950000000000001</text:p>
          </table:table-cell>
          <table:table-cell/>
          <table:table-cell table:formula="of:=SIN(2*PI()*552*[.B98])" office:value-type="float" office:value="0.36812455268448" calcext:value-type="float">
            <text:p>0.36812455268448</text:p>
          </table:table-cell>
        </table:table-row>
        <table:table-row table:style-name="ro1">
          <table:table-cell/>
          <table:table-cell table:formula="of:=[.B98]+0.001" office:value-type="float" office:value="0.0960000000000001" calcext:value-type="float">
            <text:p>0.0960000000000001</text:p>
          </table:table-cell>
          <table:table-cell/>
          <table:table-cell table:formula="of:=SIN(2*PI()*552*[.B99])" office:value-type="float" office:value="-0.0502443181795168" calcext:value-type="float">
            <text:p>-0.0502443181795168</text:p>
          </table:table-cell>
        </table:table-row>
        <table:table-row table:style-name="ro1">
          <table:table-cell/>
          <table:table-cell table:formula="of:=[.B99]+0.001" office:value-type="float" office:value="0.0970000000000001" calcext:value-type="float">
            <text:p>0.0970000000000001</text:p>
          </table:table-cell>
          <table:table-cell/>
          <table:table-cell table:formula="of:=SIN(2*PI()*552*[.B100])" office:value-type="float" office:value="-0.272951935517552" calcext:value-type="float">
            <text:p>-0.272951935517552</text:p>
          </table:table-cell>
        </table:table-row>
        <table:table-row table:style-name="ro1">
          <table:table-cell/>
          <table:table-cell table:formula="of:=[.B100]+0.001" office:value-type="float" office:value="0.0980000000000001" calcext:value-type="float">
            <text:p>0.0980000000000001</text:p>
          </table:table-cell>
          <table:table-cell/>
          <table:table-cell table:formula="of:=SIN(2*PI()*552*[.B101])" office:value-type="float" office:value="0.567268949126937" calcext:value-type="float">
            <text:p>0.567268949126937</text:p>
          </table:table-cell>
        </table:table-row>
        <table:table-row table:style-name="ro1">
          <table:table-cell/>
          <table:table-cell table:formula="of:=[.B101]+0.001" office:value-type="float" office:value="0.0990000000000001" calcext:value-type="float">
            <text:p>0.0990000000000001</text:p>
          </table:table-cell>
          <table:table-cell/>
          <table:table-cell table:formula="of:=SIN(2*PI()*552*[.B102])" office:value-type="float" office:value="-0.801566984871032" calcext:value-type="float">
            <text:p>-0.801566984871032</text:p>
          </table:table-cell>
        </table:table-row>
        <table:table-row table:style-name="ro1">
          <table:table-cell/>
          <table:table-cell table:formula="of:=[.B102]+0.001" office:value-type="float" office:value="0.1" calcext:value-type="float">
            <text:p>0.1</text:p>
          </table:table-cell>
          <table:table-cell/>
          <table:table-cell table:formula="of:=SIN(2*PI()*552*[.B103])" office:value-type="float" office:value="0.951056516295229" calcext:value-type="float">
            <text:p>0.951056516295229</text:p>
          </table:table-cell>
        </table:table-row>
        <table:table-row table:style-name="ro1">
          <table:table-cell/>
          <table:table-cell table:formula="of:=[.B103]+0.001" office:value-type="float" office:value="0.101" calcext:value-type="float">
            <text:p>0.101</text:p>
          </table:table-cell>
          <table:table-cell/>
          <table:table-cell table:formula="of:=SIN(2*PI()*552*[.B104])" office:value-type="float" office:value="-0.999921044203813" calcext:value-type="float">
            <text:p>-0.999921044203813</text:p>
          </table:table-cell>
        </table:table-row>
        <table:table-row table:style-name="ro1">
          <table:table-cell/>
          <table:table-cell table:formula="of:=[.B104]+0.001" office:value-type="float" office:value="0.102" calcext:value-type="float">
            <text:p>0.102</text:p>
          </table:table-cell>
          <table:table-cell/>
          <table:table-cell table:formula="of:=SIN(2*PI()*552*[.B105])" office:value-type="float" office:value="0.942990535892776" calcext:value-type="float">
            <text:p>0.942990535892776</text:p>
          </table:table-cell>
        </table:table-row>
        <table:table-row table:style-name="ro1">
          <table:table-cell/>
          <table:table-cell table:formula="of:=[.B105]+0.001" office:value-type="float" office:value="0.103" calcext:value-type="float">
            <text:p>0.103</text:p>
          </table:table-cell>
          <table:table-cell/>
          <table:table-cell table:formula="of:=SIN(2*PI()*552*[.B106])" office:value-type="float" office:value="-0.786288432136465" calcext:value-type="float">
            <text:p>-0.786288432136465</text:p>
          </table:table-cell>
        </table:table-row>
        <table:table-row table:style-name="ro1">
          <table:table-cell/>
          <table:table-cell table:formula="of:=[.B106]+0.001" office:value-type="float" office:value="0.104" calcext:value-type="float">
            <text:p>0.104</text:p>
          </table:table-cell>
          <table:table-cell/>
          <table:table-cell table:formula="of:=SIN(2*PI()*552*[.B107])" office:value-type="float" office:value="0.546394346734028" calcext:value-type="float">
            <text:p>0.546394346734028</text:p>
          </table:table-cell>
        </table:table-row>
        <table:table-row table:style-name="ro1">
          <table:table-cell/>
          <table:table-cell table:formula="of:=[.B107]+0.001" office:value-type="float" office:value="0.105" calcext:value-type="float">
            <text:p>0.105</text:p>
          </table:table-cell>
          <table:table-cell/>
          <table:table-cell table:formula="of:=SIN(2*PI()*552*[.B108])" office:value-type="float" office:value="-0.248689887164592" calcext:value-type="float">
            <text:p>-0.248689887164592</text:p>
          </table:table-cell>
        </table:table-row>
        <table:table-row table:style-name="ro1">
          <table:table-cell/>
          <table:table-cell table:formula="of:=[.B108]+0.001" office:value-type="float" office:value="0.106" calcext:value-type="float">
            <text:p>0.106</text:p>
          </table:table-cell>
          <table:table-cell/>
          <table:table-cell table:formula="of:=SIN(2*PI()*552*[.B109])" office:value-type="float" office:value="-0.0753268055281865" calcext:value-type="float">
            <text:p>-0.0753268055281865</text:p>
          </table:table-cell>
        </table:table-row>
        <table:table-row table:style-name="ro1">
          <table:table-cell/>
          <table:table-cell table:formula="of:=[.B109]+0.001" office:value-type="float" office:value="0.107" calcext:value-type="float">
            <text:p>0.107</text:p>
          </table:table-cell>
          <table:table-cell/>
          <table:table-cell table:formula="of:=SIN(2*PI()*552*[.B110])" office:value-type="float" office:value="0.391373666837473" calcext:value-type="float">
            <text:p>0.391373666837473</text:p>
          </table:table-cell>
        </table:table-row>
        <table:table-row table:style-name="ro1">
          <table:table-cell/>
          <table:table-cell table:formula="of:=[.B110]+0.001" office:value-type="float" office:value="0.108" calcext:value-type="float">
            <text:p>0.108</text:p>
          </table:table-cell>
          <table:table-cell/>
          <table:table-cell table:formula="of:=SIN(2*PI()*552*[.B111])" office:value-type="float" office:value="-0.666011867434459" calcext:value-type="float">
            <text:p>-0.666011867434459</text:p>
          </table:table-cell>
        </table:table-row>
        <table:table-row table:style-name="ro1">
          <table:table-cell/>
          <table:table-cell table:formula="of:=[.B111]+0.001" office:value-type="float" office:value="0.109" calcext:value-type="float">
            <text:p>0.109</text:p>
          </table:table-cell>
          <table:table-cell/>
          <table:table-cell table:formula="of:=SIN(2*PI()*552*[.B112])" office:value-type="float" office:value="0.870183754669654" calcext:value-type="float">
            <text:p>0.870183754669654</text:p>
          </table:table-cell>
        </table:table-row>
        <table:table-row table:style-name="ro1">
          <table:table-cell/>
          <table:table-cell table:formula="of:=[.B112]+0.001" office:value-type="float" office:value="0.11" calcext:value-type="float">
            <text:p>0.11</text:p>
          </table:table-cell>
          <table:table-cell/>
          <table:table-cell table:formula="of:=SIN(2*PI()*552*[.B113])" office:value-type="float" office:value="-0.982287250728745" calcext:value-type="float">
            <text:p>-0.982287250728745</text:p>
          </table:table-cell>
        </table:table-row>
        <table:table-row table:style-name="ro1">
          <table:table-cell/>
          <table:table-cell table:formula="of:=[.B113]+0.001" office:value-type="float" office:value="0.111" calcext:value-type="float">
            <text:p>0.111</text:p>
          </table:table-cell>
          <table:table-cell/>
          <table:table-cell table:formula="of:=SIN(2*PI()*552*[.B114])" office:value-type="float" office:value="0.990461425696612" calcext:value-type="float">
            <text:p>0.990461425696612</text:p>
          </table:table-cell>
        </table:table-row>
        <table:table-row table:style-name="ro1">
          <table:table-cell/>
          <table:table-cell table:formula="of:=[.B114]+0.001" office:value-type="float" office:value="0.112" calcext:value-type="float">
            <text:p>0.112</text:p>
          </table:table-cell>
          <table:table-cell/>
          <table:table-cell table:formula="of:=SIN(2*PI()*552*[.B115])" office:value-type="float" office:value="-0.893841424151144" calcext:value-type="float">
            <text:p>-0.893841424151144</text:p>
          </table:table-cell>
        </table:table-row>
        <table:table-row table:style-name="ro1">
          <table:table-cell/>
          <table:table-cell table:formula="of:=[.B115]+0.001" office:value-type="float" office:value="0.113" calcext:value-type="float">
            <text:p>0.113</text:p>
          </table:table-cell>
          <table:table-cell/>
          <table:table-cell table:formula="of:=SIN(2*PI()*552*[.B116])" office:value-type="float" office:value="0.702649969798631" calcext:value-type="float">
            <text:p>0.702649969798631</text:p>
          </table:table-cell>
        </table:table-row>
        <table:table-row table:style-name="ro1">
          <table:table-cell/>
          <table:table-cell table:formula="of:=[.B116]+0.001" office:value-type="float" office:value="0.114" calcext:value-type="float">
            <text:p>0.114</text:p>
          </table:table-cell>
          <table:table-cell/>
          <table:table-cell table:formula="of:=SIN(2*PI()*552*[.B117])" office:value-type="float" office:value="-0.437115766650672" calcext:value-type="float">
            <text:p>-0.437115766650672</text:p>
          </table:table-cell>
        </table:table-row>
        <table:table-row table:style-name="ro1">
          <table:table-cell/>
          <table:table-cell table:formula="of:=[.B117]+0.001" office:value-type="float" office:value="0.115" calcext:value-type="float">
            <text:p>0.115</text:p>
          </table:table-cell>
          <table:table-cell/>
          <table:table-cell table:formula="of:=SIN(2*PI()*552*[.B118])" office:value-type="float" office:value="0.125333233564033" calcext:value-type="float">
            <text:p>0.125333233564033</text:p>
          </table:table-cell>
        </table:table-row>
        <table:table-row table:style-name="ro1">
          <table:table-cell/>
          <table:table-cell table:formula="of:=[.B118]+0.001" office:value-type="float" office:value="0.116" calcext:value-type="float">
            <text:p>0.116</text:p>
          </table:table-cell>
          <table:table-cell/>
          <table:table-cell table:formula="of:=SIN(2*PI()*552*[.B119])" office:value-type="float" office:value="0.199709980514714" calcext:value-type="float">
            <text:p>0.199709980514714</text:p>
          </table:table-cell>
        </table:table-row>
        <table:table-row table:style-name="ro1">
          <table:table-cell/>
          <table:table-cell table:formula="of:=[.B119]+0.001" office:value-type="float" office:value="0.117" calcext:value-type="float">
            <text:p>0.117</text:p>
          </table:table-cell>
          <table:table-cell/>
          <table:table-cell table:formula="of:=SIN(2*PI()*552*[.B120])" office:value-type="float" office:value="-0.503623201636017" calcext:value-type="float">
            <text:p>-0.503623201636017</text:p>
          </table:table-cell>
        </table:table-row>
        <table:table-row table:style-name="ro1">
          <table:table-cell/>
          <table:table-cell table:formula="of:=[.B120]+0.001" office:value-type="float" office:value="0.118" calcext:value-type="float">
            <text:p>0.118</text:p>
          </table:table-cell>
          <table:table-cell/>
          <table:table-cell table:formula="of:=SIN(2*PI()*552*[.B121])" office:value-type="float" office:value="0.754251380736287" calcext:value-type="float">
            <text:p>0.754251380736287</text:p>
          </table:table-cell>
        </table:table-row>
        <table:table-row table:style-name="ro1">
          <table:table-cell/>
          <table:table-cell table:formula="of:=[.B121]+0.001" office:value-type="float" office:value="0.119" calcext:value-type="float">
            <text:p>0.119</text:p>
          </table:table-cell>
          <table:table-cell/>
          <table:table-cell table:formula="of:=SIN(2*PI()*552*[.B122])" office:value-type="float" office:value="-0.925077206834579" calcext:value-type="float">
            <text:p>-0.925077206834579</text:p>
          </table:table-cell>
        </table:table-row>
        <table:table-row table:style-name="ro1">
          <table:table-cell/>
          <table:table-cell table:formula="of:=[.B122]+0.001" office:value-type="float" office:value="0.12" calcext:value-type="float">
            <text:p>0.12</text:p>
          </table:table-cell>
          <table:table-cell/>
          <table:table-cell table:formula="of:=SIN(2*PI()*552*[.B123])" office:value-type="float" office:value="0.998026728428291" calcext:value-type="float">
            <text:p>0.998026728428291</text:p>
          </table:table-cell>
        </table:table-row>
        <table:table-row table:style-name="ro1">
          <table:table-cell/>
          <table:table-cell table:formula="of:=[.B123]+0.001" office:value-type="float" office:value="0.121" calcext:value-type="float">
            <text:p>0.121</text:p>
          </table:table-cell>
          <table:table-cell/>
          <table:table-cell table:formula="of:=SIN(2*PI()*552*[.B124])" office:value-type="float" office:value="-0.965381638833185" calcext:value-type="float">
            <text:p>-0.965381638833185</text:p>
          </table:table-cell>
        </table:table-row>
        <table:table-row table:style-name="ro1">
          <table:table-cell/>
          <table:table-cell table:formula="of:=[.B124]+0.001" office:value-type="float" office:value="0.122" calcext:value-type="float">
            <text:p>0.122</text:p>
          </table:table-cell>
          <table:table-cell/>
          <table:table-cell table:formula="of:=SIN(2*PI()*552*[.B125])" office:value-type="float" office:value="0.830595899195632" calcext:value-type="float">
            <text:p>0.830595899195632</text:p>
          </table:table-cell>
        </table:table-row>
        <table:table-row table:style-name="ro1">
          <table:table-cell/>
          <table:table-cell table:formula="of:=[.B125]+0.001" office:value-type="float" office:value="0.123" calcext:value-type="float">
            <text:p>0.123</text:p>
          </table:table-cell>
          <table:table-cell/>
          <table:table-cell table:formula="of:=SIN(2*PI()*552*[.B126])" office:value-type="float" office:value="-0.607930297694361" calcext:value-type="float">
            <text:p>-0.607930297694361</text:p>
          </table:table-cell>
        </table:table-row>
        <table:table-row table:style-name="ro1">
          <table:table-cell/>
          <table:table-cell table:formula="of:=[.B126]+0.001" office:value-type="float" office:value="0.124" calcext:value-type="float">
            <text:p>0.124</text:p>
          </table:table-cell>
          <table:table-cell/>
          <table:table-cell table:formula="of:=SIN(2*PI()*552*[.B127])" office:value-type="float" office:value="0.32094360980688" calcext:value-type="float">
            <text:p>0.32094360980688</text:p>
          </table:table-cell>
        </table:table-row>
        <table:table-row table:style-name="ro1">
          <table:table-cell/>
          <table:table-cell table:formula="of:=[.B127]+0.001" office:value-type="float" office:value="0.125" calcext:value-type="float">
            <text:p>0.125</text:p>
          </table:table-cell>
          <table:table-cell/>
          <table:table-cell table:formula="of:=SIN(2*PI()*552*[.B128])" office:value-type="float" office:value="0.0000000000002744224" calcext:value-type="float">
            <text:p>2.74422395833408E-13</text:p>
          </table:table-cell>
        </table:table-row>
        <table:table-row table:style-name="ro1">
          <table:table-cell/>
          <table:table-cell table:formula="of:=[.B128]+0.001" office:value-type="float" office:value="0.126" calcext:value-type="float">
            <text:p>0.126</text:p>
          </table:table-cell>
          <table:table-cell/>
          <table:table-cell table:formula="of:=SIN(2*PI()*552*[.B129])" office:value-type="float" office:value="-0.320943609807453" calcext:value-type="float">
            <text:p>-0.320943609807453</text:p>
          </table:table-cell>
        </table:table-row>
        <table:table-row table:style-name="ro1">
          <table:table-cell/>
          <table:table-cell table:formula="of:=[.B129]+0.001" office:value-type="float" office:value="0.127" calcext:value-type="float">
            <text:p>0.127</text:p>
          </table:table-cell>
          <table:table-cell/>
          <table:table-cell table:formula="of:=SIN(2*PI()*552*[.B130])" office:value-type="float" office:value="0.607930297694842" calcext:value-type="float">
            <text:p>0.607930297694842</text:p>
          </table:table-cell>
        </table:table-row>
        <table:table-row table:style-name="ro1">
          <table:table-cell/>
          <table:table-cell table:formula="of:=[.B130]+0.001" office:value-type="float" office:value="0.128" calcext:value-type="float">
            <text:p>0.128</text:p>
          </table:table-cell>
          <table:table-cell/>
          <table:table-cell table:formula="of:=SIN(2*PI()*552*[.B131])" office:value-type="float" office:value="-0.830595899195969" calcext:value-type="float">
            <text:p>-0.830595899195969</text:p>
          </table:table-cell>
        </table:table-row>
        <table:table-row table:style-name="ro1">
          <table:table-cell/>
          <table:table-cell table:formula="of:=[.B131]+0.001" office:value-type="float" office:value="0.129" calcext:value-type="float">
            <text:p>0.129</text:p>
          </table:table-cell>
          <table:table-cell/>
          <table:table-cell table:formula="of:=SIN(2*PI()*552*[.B132])" office:value-type="float" office:value="0.965381638833343" calcext:value-type="float">
            <text:p>0.965381638833343</text:p>
          </table:table-cell>
        </table:table-row>
        <table:table-row table:style-name="ro1">
          <table:table-cell/>
          <table:table-cell table:formula="of:=[.B132]+0.001" office:value-type="float" office:value="0.13" calcext:value-type="float">
            <text:p>0.13</text:p>
          </table:table-cell>
          <table:table-cell/>
          <table:table-cell table:formula="of:=SIN(2*PI()*552*[.B133])" office:value-type="float" office:value="-0.998026728428253" calcext:value-type="float">
            <text:p>-0.998026728428253</text:p>
          </table:table-cell>
        </table:table-row>
        <table:table-row table:style-name="ro1">
          <table:table-cell/>
          <table:table-cell table:formula="of:=[.B133]+0.001" office:value-type="float" office:value="0.131" calcext:value-type="float">
            <text:p>0.131</text:p>
          </table:table-cell>
          <table:table-cell/>
          <table:table-cell table:formula="of:=SIN(2*PI()*552*[.B134])" office:value-type="float" office:value="0.925077206834349" calcext:value-type="float">
            <text:p>0.925077206834349</text:p>
          </table:table-cell>
        </table:table-row>
        <table:table-row table:style-name="ro1">
          <table:table-cell/>
          <table:table-cell table:formula="of:=[.B134]+0.001" office:value-type="float" office:value="0.132" calcext:value-type="float">
            <text:p>0.132</text:p>
          </table:table-cell>
          <table:table-cell/>
          <table:table-cell table:formula="of:=SIN(2*PI()*552*[.B135])" office:value-type="float" office:value="-0.754251380735889" calcext:value-type="float">
            <text:p>-0.754251380735889</text:p>
          </table:table-cell>
        </table:table-row>
        <table:table-row table:style-name="ro1">
          <table:table-cell/>
          <table:table-cell table:formula="of:=[.B135]+0.001" office:value-type="float" office:value="0.133" calcext:value-type="float">
            <text:p>0.133</text:p>
          </table:table-cell>
          <table:table-cell/>
          <table:table-cell table:formula="of:=SIN(2*PI()*552*[.B136])" office:value-type="float" office:value="0.503623201635493" calcext:value-type="float">
            <text:p>0.503623201635493</text:p>
          </table:table-cell>
        </table:table-row>
        <table:table-row table:style-name="ro1">
          <table:table-cell/>
          <table:table-cell table:formula="of:=[.B136]+0.001" office:value-type="float" office:value="0.134" calcext:value-type="float">
            <text:p>0.134</text:p>
          </table:table-cell>
          <table:table-cell/>
          <table:table-cell table:formula="of:=SIN(2*PI()*552*[.B137])" office:value-type="float" office:value="-0.19970998051412" calcext:value-type="float">
            <text:p>-0.19970998051412</text:p>
          </table:table-cell>
        </table:table-row>
        <table:table-row table:style-name="ro1">
          <table:table-cell/>
          <table:table-cell table:formula="of:=[.B137]+0.001" office:value-type="float" office:value="0.135" calcext:value-type="float">
            <text:p>0.135</text:p>
          </table:table-cell>
          <table:table-cell/>
          <table:table-cell table:formula="of:=SIN(2*PI()*552*[.B138])" office:value-type="float" office:value="-0.125333233564634" calcext:value-type="float">
            <text:p>-0.125333233564634</text:p>
          </table:table-cell>
        </table:table-row>
        <table:table-row table:style-name="ro1">
          <table:table-cell/>
          <table:table-cell table:formula="of:=[.B138]+0.001" office:value-type="float" office:value="0.136" calcext:value-type="float">
            <text:p>0.136</text:p>
          </table:table-cell>
          <table:table-cell/>
          <table:table-cell table:formula="of:=SIN(2*PI()*552*[.B139])" office:value-type="float" office:value="0.437115766651217" calcext:value-type="float">
            <text:p>0.437115766651217</text:p>
          </table:table-cell>
        </table:table-row>
        <table:table-row table:style-name="ro1">
          <table:table-cell/>
          <table:table-cell table:formula="of:=[.B139]+0.001" office:value-type="float" office:value="0.137" calcext:value-type="float">
            <text:p>0.137</text:p>
          </table:table-cell>
          <table:table-cell/>
          <table:table-cell table:formula="of:=SIN(2*PI()*552*[.B140])" office:value-type="float" office:value="-0.702649969799062" calcext:value-type="float">
            <text:p>-0.702649969799062</text:p>
          </table:table-cell>
        </table:table-row>
        <table:table-row table:style-name="ro1">
          <table:table-cell/>
          <table:table-cell table:formula="of:=[.B140]+0.001" office:value-type="float" office:value="0.138" calcext:value-type="float">
            <text:p>0.138</text:p>
          </table:table-cell>
          <table:table-cell/>
          <table:table-cell table:formula="of:=SIN(2*PI()*552*[.B141])" office:value-type="float" office:value="0.893841424151416" calcext:value-type="float">
            <text:p>0.893841424151416</text:p>
          </table:table-cell>
        </table:table-row>
        <table:table-row table:style-name="ro1">
          <table:table-cell/>
          <table:table-cell table:formula="of:=[.B141]+0.001" office:value-type="float" office:value="0.139" calcext:value-type="float">
            <text:p>0.139</text:p>
          </table:table-cell>
          <table:table-cell/>
          <table:table-cell table:formula="of:=SIN(2*PI()*552*[.B142])" office:value-type="float" office:value="-0.990461425696696" calcext:value-type="float">
            <text:p>-0.990461425696696</text:p>
          </table:table-cell>
        </table:table-row>
        <table:table-row table:style-name="ro1">
          <table:table-cell/>
          <table:table-cell table:formula="of:=[.B142]+0.001" office:value-type="float" office:value="0.14" calcext:value-type="float">
            <text:p>0.14</text:p>
          </table:table-cell>
          <table:table-cell/>
          <table:table-cell table:formula="of:=SIN(2*PI()*552*[.B143])" office:value-type="float" office:value="0.982287250728632" calcext:value-type="float">
            <text:p>0.982287250728632</text:p>
          </table:table-cell>
        </table:table-row>
        <table:table-row table:style-name="ro1">
          <table:table-cell/>
          <table:table-cell table:formula="of:=[.B143]+0.001" office:value-type="float" office:value="0.141" calcext:value-type="float">
            <text:p>0.141</text:p>
          </table:table-cell>
          <table:table-cell/>
          <table:table-cell table:formula="of:=SIN(2*PI()*552*[.B144])" office:value-type="float" office:value="-0.870183754669356" calcext:value-type="float">
            <text:p>-0.870183754669356</text:p>
          </table:table-cell>
        </table:table-row>
        <table:table-row table:style-name="ro1">
          <table:table-cell/>
          <table:table-cell table:formula="of:=[.B144]+0.001" office:value-type="float" office:value="0.142" calcext:value-type="float">
            <text:p>0.142</text:p>
          </table:table-cell>
          <table:table-cell/>
          <table:table-cell table:formula="of:=SIN(2*PI()*552*[.B145])" office:value-type="float" office:value="0.666011867434007" calcext:value-type="float">
            <text:p>0.666011867434007</text:p>
          </table:table-cell>
        </table:table-row>
        <table:table-row table:style-name="ro1">
          <table:table-cell/>
          <table:table-cell table:formula="of:=[.B145]+0.001" office:value-type="float" office:value="0.143" calcext:value-type="float">
            <text:p>0.143</text:p>
          </table:table-cell>
          <table:table-cell/>
          <table:table-cell table:formula="of:=SIN(2*PI()*552*[.B146])" office:value-type="float" office:value="-0.391373666836916" calcext:value-type="float">
            <text:p>-0.391373666836916</text:p>
          </table:table-cell>
        </table:table-row>
        <table:table-row table:style-name="ro1">
          <table:table-cell/>
          <table:table-cell table:formula="of:=[.B146]+0.001" office:value-type="float" office:value="0.144" calcext:value-type="float">
            <text:p>0.144</text:p>
          </table:table-cell>
          <table:table-cell/>
          <table:table-cell table:formula="of:=SIN(2*PI()*552*[.B147])" office:value-type="float" office:value="0.0753268055275826" calcext:value-type="float">
            <text:p>0.0753268055275826</text:p>
          </table:table-cell>
        </table:table-row>
        <table:table-row table:style-name="ro1">
          <table:table-cell/>
          <table:table-cell table:formula="of:=[.B147]+0.001" office:value-type="float" office:value="0.145" calcext:value-type="float">
            <text:p>0.145</text:p>
          </table:table-cell>
          <table:table-cell/>
          <table:table-cell table:formula="of:=SIN(2*PI()*552*[.B148])" office:value-type="float" office:value="0.248689887165179" calcext:value-type="float">
            <text:p>0.248689887165179</text:p>
          </table:table-cell>
        </table:table-row>
        <table:table-row table:style-name="ro1">
          <table:table-cell/>
          <table:table-cell table:formula="of:=[.B148]+0.001" office:value-type="float" office:value="0.146" calcext:value-type="float">
            <text:p>0.146</text:p>
          </table:table-cell>
          <table:table-cell/>
          <table:table-cell table:formula="of:=SIN(2*PI()*552*[.B149])" office:value-type="float" office:value="-0.546394346734535" calcext:value-type="float">
            <text:p>-0.546394346734535</text:p>
          </table:table-cell>
        </table:table-row>
        <table:table-row table:style-name="ro1">
          <table:table-cell/>
          <table:table-cell table:formula="of:=[.B149]+0.001" office:value-type="float" office:value="0.147" calcext:value-type="float">
            <text:p>0.147</text:p>
          </table:table-cell>
          <table:table-cell/>
          <table:table-cell table:formula="of:=SIN(2*PI()*552*[.B150])" office:value-type="float" office:value="0.78628843213684" calcext:value-type="float">
            <text:p>0.78628843213684</text:p>
          </table:table-cell>
        </table:table-row>
        <table:table-row table:style-name="ro1">
          <table:table-cell/>
          <table:table-cell table:formula="of:=[.B150]+0.001" office:value-type="float" office:value="0.148" calcext:value-type="float">
            <text:p>0.148</text:p>
          </table:table-cell>
          <table:table-cell/>
          <table:table-cell table:formula="of:=SIN(2*PI()*552*[.B151])" office:value-type="float" office:value="-0.942990535892978" calcext:value-type="float">
            <text:p>-0.942990535892978</text:p>
          </table:table-cell>
        </table:table-row>
        <table:table-row table:style-name="ro1">
          <table:table-cell/>
          <table:table-cell table:formula="of:=[.B151]+0.001" office:value-type="float" office:value="0.149" calcext:value-type="float">
            <text:p>0.149</text:p>
          </table:table-cell>
          <table:table-cell/>
          <table:table-cell table:formula="of:=SIN(2*PI()*552*[.B152])" office:value-type="float" office:value="0.999921044203821" calcext:value-type="float">
            <text:p>0.999921044203821</text:p>
          </table:table-cell>
        </table:table-row>
        <table:table-row table:style-name="ro1">
          <table:table-cell/>
          <table:table-cell table:formula="of:=[.B152]+0.001" office:value-type="float" office:value="0.15" calcext:value-type="float">
            <text:p>0.15</text:p>
          </table:table-cell>
          <table:table-cell/>
          <table:table-cell table:formula="of:=SIN(2*PI()*552*[.B153])" office:value-type="float" office:value="-0.951056516295059" calcext:value-type="float">
            <text:p>-0.951056516295059</text:p>
          </table:table-cell>
        </table:table-row>
        <table:table-row table:style-name="ro1">
          <table:table-cell/>
          <table:table-cell table:formula="of:=[.B153]+0.001" office:value-type="float" office:value="0.151" calcext:value-type="float">
            <text:p>0.151</text:p>
          </table:table-cell>
          <table:table-cell/>
          <table:table-cell table:formula="of:=SIN(2*PI()*552*[.B154])" office:value-type="float" office:value="0.801566984870669" calcext:value-type="float">
            <text:p>0.801566984870669</text:p>
          </table:table-cell>
        </table:table-row>
        <table:table-row table:style-name="ro1">
          <table:table-cell/>
          <table:table-cell table:formula="of:=[.B154]+0.001" office:value-type="float" office:value="0.152" calcext:value-type="float">
            <text:p>0.152</text:p>
          </table:table-cell>
          <table:table-cell/>
          <table:table-cell table:formula="of:=SIN(2*PI()*552*[.B155])" office:value-type="float" office:value="-0.567268949126438" calcext:value-type="float">
            <text:p>-0.567268949126438</text:p>
          </table:table-cell>
        </table:table-row>
        <table:table-row table:style-name="ro1">
          <table:table-cell/>
          <table:table-cell table:formula="of:=[.B155]+0.001" office:value-type="float" office:value="0.153" calcext:value-type="float">
            <text:p>0.153</text:p>
          </table:table-cell>
          <table:table-cell/>
          <table:table-cell table:formula="of:=SIN(2*PI()*552*[.B156])" office:value-type="float" office:value="0.272951935517024" calcext:value-type="float">
            <text:p>0.272951935517024</text:p>
          </table:table-cell>
        </table:table-row>
        <table:table-row table:style-name="ro1">
          <table:table-cell/>
          <table:table-cell table:formula="of:=[.B156]+0.001" office:value-type="float" office:value="0.154" calcext:value-type="float">
            <text:p>0.154</text:p>
          </table:table-cell>
          <table:table-cell/>
          <table:table-cell table:formula="of:=SIN(2*PI()*552*[.B157])" office:value-type="float" office:value="0.0502443181801218" calcext:value-type="float">
            <text:p>0.0502443181801218</text:p>
          </table:table-cell>
        </table:table-row>
        <table:table-row table:style-name="ro1">
          <table:table-cell/>
          <table:table-cell table:formula="of:=[.B157]+0.001" office:value-type="float" office:value="0.155" calcext:value-type="float">
            <text:p>0.155</text:p>
          </table:table-cell>
          <table:table-cell/>
          <table:table-cell table:formula="of:=SIN(2*PI()*552*[.B158])" office:value-type="float" office:value="-0.368124552685043" calcext:value-type="float">
            <text:p>-0.368124552685043</text:p>
          </table:table-cell>
        </table:table-row>
        <table:table-row table:style-name="ro1">
          <table:table-cell/>
          <table:table-cell table:formula="of:=[.B158]+0.001" office:value-type="float" office:value="0.156" calcext:value-type="float">
            <text:p>0.156</text:p>
          </table:table-cell>
          <table:table-cell/>
          <table:table-cell table:formula="of:=SIN(2*PI()*552*[.B159])" office:value-type="float" office:value="0.647055961569687" calcext:value-type="float">
            <text:p>0.647055961569687</text:p>
          </table:table-cell>
        </table:table-row>
        <table:table-row table:style-name="ro1">
          <table:table-cell/>
          <table:table-cell table:formula="of:=[.B159]+0.001" office:value-type="float" office:value="0.157" calcext:value-type="float">
            <text:p>0.157</text:p>
          </table:table-cell>
          <table:table-cell/>
          <table:table-cell table:formula="of:=SIN(2*PI()*552*[.B160])" office:value-type="float" office:value="-0.857526656193837" calcext:value-type="float">
            <text:p>-0.857526656193837</text:p>
          </table:table-cell>
        </table:table-row>
        <table:table-row table:style-name="ro1">
          <table:table-cell/>
          <table:table-cell table:formula="of:=[.B160]+0.001" office:value-type="float" office:value="0.158" calcext:value-type="float">
            <text:p>0.158</text:p>
          </table:table-cell>
          <table:table-cell/>
          <table:table-cell table:formula="of:=SIN(2*PI()*552*[.B161])" office:value-type="float" office:value="0.977268123568278" calcext:value-type="float">
            <text:p>0.977268123568278</text:p>
          </table:table-cell>
        </table:table-row>
        <table:table-row table:style-name="ro1">
          <table:table-cell/>
          <table:table-cell table:formula="of:=[.B161]+0.001" office:value-type="float" office:value="0.159" calcext:value-type="float">
            <text:p>0.159</text:p>
          </table:table-cell>
          <table:table-cell/>
          <table:table-cell table:formula="of:=SIN(2*PI()*552*[.B162])" office:value-type="float" office:value="-0.993611310519972" calcext:value-type="float">
            <text:p>-0.993611310519972</text:p>
          </table:table-cell>
        </table:table-row>
        <table:table-row table:style-name="ro1">
          <table:table-cell/>
          <table:table-cell table:formula="of:=[.B162]+0.001" office:value-type="float" office:value="0.16" calcext:value-type="float">
            <text:p>0.16</text:p>
          </table:table-cell>
          <table:table-cell/>
          <table:table-cell table:formula="of:=SIN(2*PI()*552*[.B163])" office:value-type="float" office:value="0.904827052465864" calcext:value-type="float">
            <text:p>0.904827052465864</text:p>
          </table:table-cell>
        </table:table-row>
        <table:table-row table:style-name="ro1">
          <table:table-cell/>
          <table:table-cell table:formula="of:=[.B163]+0.001" office:value-type="float" office:value="0.161" calcext:value-type="float">
            <text:p>0.161</text:p>
          </table:table-cell>
          <table:table-cell/>
          <table:table-cell table:formula="of:=SIN(2*PI()*552*[.B164])" office:value-type="float" office:value="-0.720309024887626" calcext:value-type="float">
            <text:p>-0.720309024887626</text:p>
          </table:table-cell>
        </table:table-row>
        <table:table-row table:style-name="ro1">
          <table:table-cell/>
          <table:table-cell table:formula="of:=[.B164]+0.001" office:value-type="float" office:value="0.162" calcext:value-type="float">
            <text:p>0.162</text:p>
          </table:table-cell>
          <table:table-cell/>
          <table:table-cell table:formula="of:=SIN(2*PI()*552*[.B165])" office:value-type="float" office:value="0.459579860621093" calcext:value-type="float">
            <text:p>0.459579860621093</text:p>
          </table:table-cell>
        </table:table-row>
        <table:table-row table:style-name="ro1">
          <table:table-cell/>
          <table:table-cell table:formula="of:=[.B165]+0.001" office:value-type="float" office:value="0.163" calcext:value-type="float">
            <text:p>0.163</text:p>
          </table:table-cell>
          <table:table-cell/>
          <table:table-cell table:formula="of:=SIN(2*PI()*552*[.B166])" office:value-type="float" office:value="-0.15022558912039" calcext:value-type="float">
            <text:p>-0.15022558912039</text:p>
          </table:table-cell>
        </table:table-row>
        <table:table-row table:style-name="ro1">
          <table:table-cell/>
          <table:table-cell table:formula="of:=[.B166]+0.001" office:value-type="float" office:value="0.164" calcext:value-type="float">
            <text:p>0.164</text:p>
          </table:table-cell>
          <table:table-cell/>
          <table:table-cell table:formula="of:=SIN(2*PI()*552*[.B167])" office:value-type="float" office:value="-0.175023058975681" calcext:value-type="float">
            <text:p>-0.175023058975681</text:p>
          </table:table-cell>
        </table:table-row>
        <table:table-row table:style-name="ro1">
          <table:table-cell/>
          <table:table-cell table:formula="of:=[.B167]+0.001" office:value-type="float" office:value="0.165" calcext:value-type="float">
            <text:p>0.165</text:p>
          </table:table-cell>
          <table:table-cell/>
          <table:table-cell table:formula="of:=SIN(2*PI()*552*[.B168])" office:value-type="float" office:value="0.48175367410211" calcext:value-type="float">
            <text:p>0.48175367410211</text:p>
          </table:table-cell>
        </table:table-row>
        <table:table-row table:style-name="ro1">
          <table:table-cell/>
          <table:table-cell table:formula="of:=[.B168]+0.001" office:value-type="float" office:value="0.166" calcext:value-type="float">
            <text:p>0.166</text:p>
          </table:table-cell>
          <table:table-cell/>
          <table:table-cell table:formula="of:=SIN(2*PI()*552*[.B169])" office:value-type="float" office:value="-0.737513117358429" calcext:value-type="float">
            <text:p>-0.737513117358429</text:p>
          </table:table-cell>
        </table:table-row>
        <table:table-row table:style-name="ro1">
          <table:table-cell/>
          <table:table-cell table:formula="of:=[.B169]+0.001" office:value-type="float" office:value="0.167" calcext:value-type="float">
            <text:p>0.167</text:p>
          </table:table-cell>
          <table:table-cell/>
          <table:table-cell table:formula="of:=SIN(2*PI()*552*[.B170])" office:value-type="float" office:value="0.915241172621086" calcext:value-type="float">
            <text:p>0.915241172621086</text:p>
          </table:table-cell>
        </table:table-row>
        <table:table-row table:style-name="ro1">
          <table:table-cell/>
          <table:table-cell table:formula="of:=[.B170]+0.001" office:value-type="float" office:value="0.168" calcext:value-type="float">
            <text:p>0.168</text:p>
          </table:table-cell>
          <table:table-cell/>
          <table:table-cell table:formula="of:=SIN(2*PI()*552*[.B171])" office:value-type="float" office:value="-0.996133609143213" calcext:value-type="float">
            <text:p>-0.996133609143213</text:p>
          </table:table-cell>
        </table:table-row>
        <table:table-row table:style-name="ro1">
          <table:table-cell/>
          <table:table-cell table:formula="of:=[.B171]+0.001" office:value-type="float" office:value="0.169" calcext:value-type="float">
            <text:p>0.169</text:p>
          </table:table-cell>
          <table:table-cell/>
          <table:table-cell table:formula="of:=SIN(2*PI()*552*[.B172])" office:value-type="float" office:value="0.971631732914583" calcext:value-type="float">
            <text:p>0.971631732914583</text:p>
          </table:table-cell>
        </table:table-row>
        <table:table-row table:style-name="ro1">
          <table:table-cell/>
          <table:table-cell table:formula="of:=[.B172]+0.001" office:value-type="float" office:value="0.17" calcext:value-type="float">
            <text:p>0.17</text:p>
          </table:table-cell>
          <table:table-cell/>
          <table:table-cell table:formula="of:=SIN(2*PI()*552*[.B173])" office:value-type="float" office:value="-0.844327925501788" calcext:value-type="float">
            <text:p>-0.844327925501788</text:p>
          </table:table-cell>
        </table:table-row>
        <table:table-row table:style-name="ro1">
          <table:table-cell/>
          <table:table-cell table:formula="of:=[.B173]+0.001" office:value-type="float" office:value="0.171" calcext:value-type="float">
            <text:p>0.171</text:p>
          </table:table-cell>
          <table:table-cell/>
          <table:table-cell table:formula="of:=SIN(2*PI()*552*[.B174])" office:value-type="float" office:value="0.62769136129034" calcext:value-type="float">
            <text:p>0.62769136129034</text:p>
          </table:table-cell>
        </table:table-row>
        <table:table-row table:style-name="ro1">
          <table:table-cell/>
          <table:table-cell table:formula="of:=[.B174]+0.001" office:value-type="float" office:value="0.172" calcext:value-type="float">
            <text:p>0.172</text:p>
          </table:table-cell>
          <table:table-cell/>
          <table:table-cell table:formula="of:=SIN(2*PI()*552*[.B175])" office:value-type="float" office:value="-0.344642923174151" calcext:value-type="float">
            <text:p>-0.344642923174151</text:p>
          </table:table-cell>
        </table:table-row>
        <table:table-row table:style-name="ro1">
          <table:table-cell/>
          <table:table-cell table:formula="of:=[.B175]+0.001" office:value-type="float" office:value="0.173" calcext:value-type="float">
            <text:p>0.173</text:p>
          </table:table-cell>
          <table:table-cell/>
          <table:table-cell table:formula="of:=SIN(2*PI()*552*[.B176])" office:value-type="float" office:value="0.0251300954429082" calcext:value-type="float">
            <text:p>0.0251300954429082</text:p>
          </table:table-cell>
        </table:table-row>
        <table:table-row table:style-name="ro1">
          <table:table-cell/>
          <table:table-cell table:formula="of:=[.B176]+0.001" office:value-type="float" office:value="0.174" calcext:value-type="float">
            <text:p>0.174</text:p>
          </table:table-cell>
          <table:table-cell/>
          <table:table-cell table:formula="of:=SIN(2*PI()*552*[.B177])" office:value-type="float" office:value="0.297041581577483" calcext:value-type="float">
            <text:p>0.297041581577483</text:p>
          </table:table-cell>
        </table:table-row>
        <table:table-row table:style-name="ro1">
          <table:table-cell/>
          <table:table-cell table:formula="of:=[.B177]+0.001" office:value-type="float" office:value="0.175" calcext:value-type="float">
            <text:p>0.175</text:p>
          </table:table-cell>
          <table:table-cell/>
          <table:table-cell table:formula="of:=SIN(2*PI()*552*[.B178])" office:value-type="float" office:value="-0.587785252292793" calcext:value-type="float">
            <text:p>-0.587785252292793</text:p>
          </table:table-cell>
        </table:table-row>
        <table:table-row table:style-name="ro1">
          <table:table-cell/>
          <table:table-cell table:formula="of:=[.B178]+0.001" office:value-type="float" office:value="0.176" calcext:value-type="float">
            <text:p>0.176</text:p>
          </table:table-cell>
          <table:table-cell/>
          <table:table-cell table:formula="of:=SIN(2*PI()*552*[.B179])" office:value-type="float" office:value="0.816339250717436" calcext:value-type="float">
            <text:p>0.816339250717436</text:p>
          </table:table-cell>
        </table:table-row>
        <table:table-row table:style-name="ro1">
          <table:table-cell/>
          <table:table-cell table:formula="of:=[.B179]+0.001" office:value-type="float" office:value="0.177" calcext:value-type="float">
            <text:p>0.177</text:p>
          </table:table-cell>
          <table:table-cell/>
          <table:table-cell table:formula="of:=SIN(2*PI()*552*[.B180])" office:value-type="float" office:value="-0.958521789017511" calcext:value-type="float">
            <text:p>-0.958521789017511</text:p>
          </table:table-cell>
        </table:table-row>
        <table:table-row table:style-name="ro1">
          <table:table-cell/>
          <table:table-cell table:formula="of:=[.B180]+0.001" office:value-type="float" office:value="0.178" calcext:value-type="float">
            <text:p>0.178</text:p>
          </table:table-cell>
          <table:table-cell/>
          <table:table-cell table:formula="of:=SIN(2*PI()*552*[.B181])" office:value-type="float" office:value="0.999289472640574" calcext:value-type="float">
            <text:p>0.999289472640574</text:p>
          </table:table-cell>
        </table:table-row>
        <table:table-row table:style-name="ro1">
          <table:table-cell/>
          <table:table-cell table:formula="of:=[.B181]+0.001" office:value-type="float" office:value="0.179" calcext:value-type="float">
            <text:p>0.179</text:p>
          </table:table-cell>
          <table:table-cell/>
          <table:table-cell table:formula="of:=SIN(2*PI()*552*[.B182])" office:value-type="float" office:value="-0.934328942456455" calcext:value-type="float">
            <text:p>-0.934328942456455</text:p>
          </table:table-cell>
        </table:table-row>
        <table:table-row table:style-name="ro1">
          <table:table-cell/>
          <table:table-cell table:formula="of:=[.B182]+0.001" office:value-type="float" office:value="0.18" calcext:value-type="float">
            <text:p>0.18</text:p>
          </table:table-cell>
          <table:table-cell/>
          <table:table-cell table:formula="of:=SIN(2*PI()*552*[.B183])" office:value-type="float" office:value="0.770513242775482" calcext:value-type="float">
            <text:p>0.770513242775482</text:p>
          </table:table-cell>
        </table:table-row>
        <table:table-row table:style-name="ro1">
          <table:table-cell/>
          <table:table-cell table:formula="of:=[.B183]+0.001" office:value-type="float" office:value="0.181" calcext:value-type="float">
            <text:p>0.181</text:p>
          </table:table-cell>
          <table:table-cell/>
          <table:table-cell table:formula="of:=SIN(2*PI()*552*[.B184])" office:value-type="float" office:value="-0.525174629960949" calcext:value-type="float">
            <text:p>-0.525174629960949</text:p>
          </table:table-cell>
        </table:table-row>
        <table:table-row table:style-name="ro1">
          <table:table-cell/>
          <table:table-cell table:formula="of:=[.B184]+0.001" office:value-type="float" office:value="0.182" calcext:value-type="float">
            <text:p>0.182</text:p>
          </table:table-cell>
          <table:table-cell/>
          <table:table-cell table:formula="of:=SIN(2*PI()*552*[.B185])" office:value-type="float" office:value="0.224270760948945" calcext:value-type="float">
            <text:p>0.224270760948945</text:p>
          </table:table-cell>
        </table:table-row>
        <table:table-row table:style-name="ro1">
          <table:table-cell/>
          <table:table-cell table:formula="of:=[.B185]+0.001" office:value-type="float" office:value="0.183" calcext:value-type="float">
            <text:p>0.183</text:p>
          </table:table-cell>
          <table:table-cell/>
          <table:table-cell table:formula="of:=SIN(2*PI()*552*[.B186])" office:value-type="float" office:value="0.1003617148517" calcext:value-type="float">
            <text:p>0.1003617148517</text:p>
          </table:table-cell>
        </table:table-row>
        <table:table-row table:style-name="ro1">
          <table:table-cell/>
          <table:table-cell table:formula="of:=[.B186]+0.001" office:value-type="float" office:value="0.184" calcext:value-type="float">
            <text:p>0.184</text:p>
          </table:table-cell>
          <table:table-cell/>
          <table:table-cell table:formula="of:=SIN(2*PI()*552*[.B187])" office:value-type="float" office:value="-0.414375580993661" calcext:value-type="float">
            <text:p>-0.414375580993661</text:p>
          </table:table-cell>
        </table:table-row>
        <table:table-row table:style-name="ro1">
          <table:table-cell/>
          <table:table-cell table:formula="of:=[.B187]+0.001" office:value-type="float" office:value="0.185" calcext:value-type="float">
            <text:p>0.185</text:p>
          </table:table-cell>
          <table:table-cell/>
          <table:table-cell table:formula="of:=SIN(2*PI()*552*[.B188])" office:value-type="float" office:value="0.68454710592902" calcext:value-type="float">
            <text:p>0.68454710592902</text:p>
          </table:table-cell>
        </table:table-row>
        <table:table-row table:style-name="ro1">
          <table:table-cell/>
          <table:table-cell table:formula="of:=[.B188]+0.001" office:value-type="float" office:value="0.186" calcext:value-type="float">
            <text:p>0.186</text:p>
          </table:table-cell>
          <table:table-cell/>
          <table:table-cell table:formula="of:=SIN(2*PI()*552*[.B189])" office:value-type="float" office:value="-0.882291226435186" calcext:value-type="float">
            <text:p>-0.882291226435186</text:p>
          </table:table-cell>
        </table:table-row>
        <table:table-row table:style-name="ro1">
          <table:table-cell/>
          <table:table-cell table:formula="of:=[.B189]+0.001" office:value-type="float" office:value="0.187" calcext:value-type="float">
            <text:p>0.187</text:p>
          </table:table-cell>
          <table:table-cell/>
          <table:table-cell table:formula="of:=SIN(2*PI()*552*[.B190])" office:value-type="float" office:value="0.986685944207936" calcext:value-type="float">
            <text:p>0.986685944207936</text:p>
          </table:table-cell>
        </table:table-row>
        <table:table-row table:style-name="ro1">
          <table:table-cell/>
          <table:table-cell table:formula="of:=[.B190]+0.001" office:value-type="float" office:value="0.188" calcext:value-type="float">
            <text:p>0.188</text:p>
          </table:table-cell>
          <table:table-cell/>
          <table:table-cell table:formula="of:=SIN(2*PI()*552*[.B191])" office:value-type="float" office:value="-0.986685944207793" calcext:value-type="float">
            <text:p>-0.986685944207793</text:p>
          </table:table-cell>
        </table:table-row>
        <table:table-row table:style-name="ro1">
          <table:table-cell/>
          <table:table-cell table:formula="of:=[.B191]+0.001" office:value-type="float" office:value="0.189" calcext:value-type="float">
            <text:p>0.189</text:p>
          </table:table-cell>
          <table:table-cell/>
          <table:table-cell table:formula="of:=SIN(2*PI()*552*[.B192])" office:value-type="float" office:value="0.882291226434718" calcext:value-type="float">
            <text:p>0.882291226434718</text:p>
          </table:table-cell>
        </table:table-row>
        <table:table-row table:style-name="ro1">
          <table:table-cell/>
          <table:table-cell table:formula="of:=[.B192]+0.001" office:value-type="float" office:value="0.19" calcext:value-type="float">
            <text:p>0.19</text:p>
          </table:table-cell>
          <table:table-cell/>
          <table:table-cell table:formula="of:=SIN(2*PI()*552*[.B193])" office:value-type="float" office:value="-0.684547105928378" calcext:value-type="float">
            <text:p>-0.684547105928378</text:p>
          </table:table-cell>
        </table:table-row>
        <table:table-row table:style-name="ro1">
          <table:table-cell/>
          <table:table-cell table:formula="of:=[.B193]+0.001" office:value-type="float" office:value="0.191" calcext:value-type="float">
            <text:p>0.191</text:p>
          </table:table-cell>
          <table:table-cell/>
          <table:table-cell table:formula="of:=SIN(2*PI()*552*[.B194])" office:value-type="float" office:value="0.41437558099286" calcext:value-type="float">
            <text:p>0.41437558099286</text:p>
          </table:table-cell>
        </table:table-row>
        <table:table-row table:style-name="ro1">
          <table:table-cell/>
          <table:table-cell table:formula="of:=[.B194]+0.001" office:value-type="float" office:value="0.192" calcext:value-type="float">
            <text:p>0.192</text:p>
          </table:table-cell>
          <table:table-cell/>
          <table:table-cell table:formula="of:=SIN(2*PI()*552*[.B195])" office:value-type="float" office:value="-0.100361714850711" calcext:value-type="float">
            <text:p>-0.100361714850711</text:p>
          </table:table-cell>
        </table:table-row>
        <table:table-row table:style-name="ro1">
          <table:table-cell/>
          <table:table-cell table:formula="of:=[.B195]+0.001" office:value-type="float" office:value="0.193" calcext:value-type="float">
            <text:p>0.193</text:p>
          </table:table-cell>
          <table:table-cell/>
          <table:table-cell table:formula="of:=SIN(2*PI()*552*[.B196])" office:value-type="float" office:value="-0.224270760949803" calcext:value-type="float">
            <text:p>-0.224270760949803</text:p>
          </table:table-cell>
        </table:table-row>
        <table:table-row table:style-name="ro1">
          <table:table-cell/>
          <table:table-cell table:formula="of:=[.B196]+0.001" office:value-type="float" office:value="0.194" calcext:value-type="float">
            <text:p>0.194</text:p>
          </table:table-cell>
          <table:table-cell/>
          <table:table-cell table:formula="of:=SIN(2*PI()*552*[.B197])" office:value-type="float" office:value="0.525174629961698" calcext:value-type="float">
            <text:p>0.525174629961698</text:p>
          </table:table-cell>
        </table:table-row>
        <table:table-row table:style-name="ro1">
          <table:table-cell/>
          <table:table-cell table:formula="of:=[.B197]+0.001" office:value-type="float" office:value="0.195" calcext:value-type="float">
            <text:p>0.195</text:p>
          </table:table-cell>
          <table:table-cell/>
          <table:table-cell table:formula="of:=SIN(2*PI()*552*[.B198])" office:value-type="float" office:value="-0.770513242776116" calcext:value-type="float">
            <text:p>-0.770513242776116</text:p>
          </table:table-cell>
        </table:table-row>
        <table:table-row table:style-name="ro1">
          <table:table-cell/>
          <table:table-cell table:formula="of:=[.B198]+0.001" office:value-type="float" office:value="0.196" calcext:value-type="float">
            <text:p>0.196</text:p>
          </table:table-cell>
          <table:table-cell/>
          <table:table-cell table:formula="of:=SIN(2*PI()*552*[.B199])" office:value-type="float" office:value="0.934328942456768" calcext:value-type="float">
            <text:p>0.934328942456768</text:p>
          </table:table-cell>
        </table:table-row>
        <table:table-row table:style-name="ro1">
          <table:table-cell/>
          <table:table-cell table:formula="of:=[.B199]+0.001" office:value-type="float" office:value="0.197" calcext:value-type="float">
            <text:p>0.197</text:p>
          </table:table-cell>
          <table:table-cell/>
          <table:table-cell table:formula="of:=SIN(2*PI()*552*[.B200])" office:value-type="float" office:value="-0.999289472640607" calcext:value-type="float">
            <text:p>-0.999289472640607</text:p>
          </table:table-cell>
        </table:table-row>
        <table:table-row table:style-name="ro1">
          <table:table-cell/>
          <table:table-cell table:formula="of:=[.B200]+0.001" office:value-type="float" office:value="0.198" calcext:value-type="float">
            <text:p>0.198</text:p>
          </table:table-cell>
          <table:table-cell/>
          <table:table-cell table:formula="of:=SIN(2*PI()*552*[.B201])" office:value-type="float" office:value="0.958521789017228" calcext:value-type="float">
            <text:p>0.958521789017228</text:p>
          </table:table-cell>
        </table:table-row>
        <table:table-row table:style-name="ro1">
          <table:table-cell/>
          <table:table-cell table:formula="of:=[.B201]+0.001" office:value-type="float" office:value="0.199" calcext:value-type="float">
            <text:p>0.199</text:p>
          </table:table-cell>
          <table:table-cell/>
          <table:table-cell table:formula="of:=SIN(2*PI()*552*[.B202])" office:value-type="float" office:value="-0.816339250716927" calcext:value-type="float">
            <text:p>-0.816339250716927</text:p>
          </table:table-cell>
        </table:table-row>
        <table:table-row table:style-name="ro1">
          <table:table-cell/>
          <table:table-cell table:formula="of:=[.B202]+0.001" office:value-type="float" office:value="0.2" calcext:value-type="float">
            <text:p>0.2</text:p>
          </table:table-cell>
          <table:table-cell/>
          <table:table-cell table:formula="of:=SIN(2*PI()*552*[.B203])" office:value-type="float" office:value="0.587785252292081" calcext:value-type="float">
            <text:p>0.587785252292081</text:p>
          </table:table-cell>
        </table:table-row>
        <table:table-row table:style-name="ro1">
          <table:table-cell/>
          <table:table-cell table:formula="of:=[.B203]+0.001" office:value-type="float" office:value="0.201" calcext:value-type="float">
            <text:p>0.201</text:p>
          </table:table-cell>
          <table:table-cell/>
          <table:table-cell table:formula="of:=SIN(2*PI()*552*[.B204])" office:value-type="float" office:value="-0.297041581576534" calcext:value-type="float">
            <text:p>-0.297041581576534</text:p>
          </table:table-cell>
        </table:table-row>
        <table:table-row table:style-name="ro1">
          <table:table-cell/>
          <table:table-cell table:formula="of:=[.B204]+0.001" office:value-type="float" office:value="0.202" calcext:value-type="float">
            <text:p>0.202</text:p>
          </table:table-cell>
          <table:table-cell/>
          <table:table-cell table:formula="of:=SIN(2*PI()*552*[.B205])" office:value-type="float" office:value="-0.0251300954439017" calcext:value-type="float">
            <text:p>-0.0251300954439017</text:p>
          </table:table-cell>
        </table:table-row>
        <table:table-row table:style-name="ro1">
          <table:table-cell/>
          <table:table-cell table:formula="of:=[.B205]+0.001" office:value-type="float" office:value="0.203" calcext:value-type="float">
            <text:p>0.203</text:p>
          </table:table-cell>
          <table:table-cell/>
          <table:table-cell table:formula="of:=SIN(2*PI()*552*[.B206])" office:value-type="float" office:value="0.344642923174978" calcext:value-type="float">
            <text:p>0.344642923174978</text:p>
          </table:table-cell>
        </table:table-row>
        <table:table-row table:style-name="ro1">
          <table:table-cell/>
          <table:table-cell table:formula="of:=[.B206]+0.001" office:value-type="float" office:value="0.204" calcext:value-type="float">
            <text:p>0.204</text:p>
          </table:table-cell>
          <table:table-cell/>
          <table:table-cell table:formula="of:=SIN(2*PI()*552*[.B207])" office:value-type="float" office:value="-0.627691361291114" calcext:value-type="float">
            <text:p>-0.627691361291114</text:p>
          </table:table-cell>
        </table:table-row>
        <table:table-row table:style-name="ro1">
          <table:table-cell/>
          <table:table-cell table:formula="of:=[.B207]+0.001" office:value-type="float" office:value="0.205" calcext:value-type="float">
            <text:p>0.205</text:p>
          </table:table-cell>
          <table:table-cell/>
          <table:table-cell table:formula="of:=SIN(2*PI()*552*[.B208])" office:value-type="float" office:value="0.844327925502321" calcext:value-type="float">
            <text:p>0.844327925502321</text:p>
          </table:table-cell>
        </table:table-row>
        <table:table-row table:style-name="ro1">
          <table:table-cell/>
          <table:table-cell table:formula="of:=[.B208]+0.001" office:value-type="float" office:value="0.206" calcext:value-type="float">
            <text:p>0.206</text:p>
          </table:table-cell>
          <table:table-cell/>
          <table:table-cell table:formula="of:=SIN(2*PI()*552*[.B209])" office:value-type="float" office:value="-0.971631732914791" calcext:value-type="float">
            <text:p>-0.971631732914791</text:p>
          </table:table-cell>
        </table:table-row>
        <table:table-row table:style-name="ro1">
          <table:table-cell/>
          <table:table-cell table:formula="of:=[.B209]+0.001" office:value-type="float" office:value="0.207" calcext:value-type="float">
            <text:p>0.207</text:p>
          </table:table-cell>
          <table:table-cell/>
          <table:table-cell table:formula="of:=SIN(2*PI()*552*[.B210])" office:value-type="float" office:value="0.996133609143125" calcext:value-type="float">
            <text:p>0.996133609143125</text:p>
          </table:table-cell>
        </table:table-row>
        <table:table-row table:style-name="ro1">
          <table:table-cell/>
          <table:table-cell table:formula="of:=[.B210]+0.001" office:value-type="float" office:value="0.208" calcext:value-type="float">
            <text:p>0.208</text:p>
          </table:table-cell>
          <table:table-cell/>
          <table:table-cell table:formula="of:=SIN(2*PI()*552*[.B211])" office:value-type="float" office:value="-0.915241172620685" calcext:value-type="float">
            <text:p>-0.915241172620685</text:p>
          </table:table-cell>
        </table:table-row>
        <table:table-row table:style-name="ro1">
          <table:table-cell/>
          <table:table-cell table:formula="of:=[.B211]+0.001" office:value-type="float" office:value="0.209" calcext:value-type="float">
            <text:p>0.209</text:p>
          </table:table-cell>
          <table:table-cell/>
          <table:table-cell table:formula="of:=SIN(2*PI()*552*[.B212])" office:value-type="float" office:value="0.737513117357834" calcext:value-type="float">
            <text:p>0.737513117357834</text:p>
          </table:table-cell>
        </table:table-row>
        <table:table-row table:style-name="ro1">
          <table:table-cell/>
          <table:table-cell table:formula="of:=[.B212]+0.001" office:value-type="float" office:value="0.21" calcext:value-type="float">
            <text:p>0.21</text:p>
          </table:table-cell>
          <table:table-cell/>
          <table:table-cell table:formula="of:=SIN(2*PI()*552*[.B213])" office:value-type="float" office:value="-0.48175367410124" calcext:value-type="float">
            <text:p>-0.48175367410124</text:p>
          </table:table-cell>
        </table:table-row>
        <table:table-row table:style-name="ro1">
          <table:table-cell/>
          <table:table-cell table:formula="of:=[.B213]+0.001" office:value-type="float" office:value="0.211" calcext:value-type="float">
            <text:p>0.211</text:p>
          </table:table-cell>
          <table:table-cell/>
          <table:table-cell table:formula="of:=SIN(2*PI()*552*[.B214])" office:value-type="float" office:value="0.175023058974702" calcext:value-type="float">
            <text:p>0.175023058974702</text:p>
          </table:table-cell>
        </table:table-row>
        <table:table-row table:style-name="ro1">
          <table:table-cell/>
          <table:table-cell table:formula="of:=[.B214]+0.001" office:value-type="float" office:value="0.212" calcext:value-type="float">
            <text:p>0.212</text:p>
          </table:table-cell>
          <table:table-cell/>
          <table:table-cell table:formula="of:=SIN(2*PI()*552*[.B215])" office:value-type="float" office:value="0.15022558912126" calcext:value-type="float">
            <text:p>0.15022558912126</text:p>
          </table:table-cell>
        </table:table-row>
        <table:table-row table:style-name="ro1">
          <table:table-cell/>
          <table:table-cell table:formula="of:=[.B215]+0.001" office:value-type="float" office:value="0.213" calcext:value-type="float">
            <text:p>0.213</text:p>
          </table:table-cell>
          <table:table-cell/>
          <table:table-cell table:formula="of:=SIN(2*PI()*552*[.B216])" office:value-type="float" office:value="-0.459579860621976" calcext:value-type="float">
            <text:p>-0.459579860621976</text:p>
          </table:table-cell>
        </table:table-row>
        <table:table-row table:style-name="ro1">
          <table:table-cell/>
          <table:table-cell table:formula="of:=[.B216]+0.001" office:value-type="float" office:value="0.214" calcext:value-type="float">
            <text:p>0.214</text:p>
          </table:table-cell>
          <table:table-cell/>
          <table:table-cell table:formula="of:=SIN(2*PI()*552*[.B217])" office:value-type="float" office:value="0.720309024888315" calcext:value-type="float">
            <text:p>0.720309024888315</text:p>
          </table:table-cell>
        </table:table-row>
        <table:table-row table:style-name="ro1">
          <table:table-cell/>
          <table:table-cell table:formula="of:=[.B217]+0.001" office:value-type="float" office:value="0.215" calcext:value-type="float">
            <text:p>0.215</text:p>
          </table:table-cell>
          <table:table-cell/>
          <table:table-cell table:formula="of:=SIN(2*PI()*552*[.B218])" office:value-type="float" office:value="-0.904827052466239" calcext:value-type="float">
            <text:p>-0.904827052466239</text:p>
          </table:table-cell>
        </table:table-row>
        <table:table-row table:style-name="ro1">
          <table:table-cell/>
          <table:table-cell table:formula="of:=[.B218]+0.001" office:value-type="float" office:value="0.216" calcext:value-type="float">
            <text:p>0.216</text:p>
          </table:table-cell>
          <table:table-cell/>
          <table:table-cell table:formula="of:=SIN(2*PI()*552*[.B219])" office:value-type="float" office:value="0.993611310520071" calcext:value-type="float">
            <text:p>0.993611310520071</text:p>
          </table:table-cell>
        </table:table-row>
        <table:table-row table:style-name="ro1">
          <table:table-cell/>
          <table:table-cell table:formula="of:=[.B219]+0.001" office:value-type="float" office:value="0.217" calcext:value-type="float">
            <text:p>0.217</text:p>
          </table:table-cell>
          <table:table-cell/>
          <table:table-cell table:formula="of:=SIN(2*PI()*552*[.B220])" office:value-type="float" office:value="-0.977268123568067" calcext:value-type="float">
            <text:p>-0.977268123568067</text:p>
          </table:table-cell>
        </table:table-row>
        <table:table-row table:style-name="ro1">
          <table:table-cell/>
          <table:table-cell table:formula="of:=[.B220]+0.001" office:value-type="float" office:value="0.218" calcext:value-type="float">
            <text:p>0.218</text:p>
          </table:table-cell>
          <table:table-cell/>
          <table:table-cell table:formula="of:=SIN(2*PI()*552*[.B221])" office:value-type="float" office:value="0.857526656193384" calcext:value-type="float">
            <text:p>0.857526656193384</text:p>
          </table:table-cell>
        </table:table-row>
        <table:table-row table:style-name="ro1">
          <table:table-cell/>
          <table:table-cell table:formula="of:=[.B221]+0.001" office:value-type="float" office:value="0.219" calcext:value-type="float">
            <text:p>0.219</text:p>
          </table:table-cell>
          <table:table-cell/>
          <table:table-cell table:formula="of:=SIN(2*PI()*552*[.B222])" office:value-type="float" office:value="-0.647055961569016" calcext:value-type="float">
            <text:p>-0.647055961569016</text:p>
          </table:table-cell>
        </table:table-row>
        <table:table-row table:style-name="ro1">
          <table:table-cell/>
          <table:table-cell table:formula="of:=[.B222]+0.001" office:value-type="float" office:value="0.22" calcext:value-type="float">
            <text:p>0.22</text:p>
          </table:table-cell>
          <table:table-cell/>
          <table:table-cell table:formula="of:=SIN(2*PI()*552*[.B223])" office:value-type="float" office:value="0.368124552684119" calcext:value-type="float">
            <text:p>0.368124552684119</text:p>
          </table:table-cell>
        </table:table-row>
        <table:table-row table:style-name="ro1">
          <table:table-cell/>
          <table:table-cell table:formula="of:=[.B223]+0.001" office:value-type="float" office:value="0.221" calcext:value-type="float">
            <text:p>0.221</text:p>
          </table:table-cell>
          <table:table-cell/>
          <table:table-cell table:formula="of:=SIN(2*PI()*552*[.B224])" office:value-type="float" office:value="-0.0502443181792428" calcext:value-type="float">
            <text:p>-0.0502443181792428</text:p>
          </table:table-cell>
        </table:table-row>
        <table:table-row table:style-name="ro1">
          <table:table-cell/>
          <table:table-cell table:formula="of:=[.B224]+0.001" office:value-type="float" office:value="0.222" calcext:value-type="float">
            <text:p>0.222</text:p>
          </table:table-cell>
          <table:table-cell/>
          <table:table-cell table:formula="of:=SIN(2*PI()*552*[.B225])" office:value-type="float" office:value="-0.272951935517871" calcext:value-type="float">
            <text:p>-0.272951935517871</text:p>
          </table:table-cell>
        </table:table-row>
        <table:table-row table:style-name="ro1">
          <table:table-cell/>
          <table:table-cell table:formula="of:=[.B225]+0.001" office:value-type="float" office:value="0.223" calcext:value-type="float">
            <text:p>0.223</text:p>
          </table:table-cell>
          <table:table-cell/>
          <table:table-cell table:formula="of:=SIN(2*PI()*552*[.B226])" office:value-type="float" office:value="0.567268949127257" calcext:value-type="float">
            <text:p>0.567268949127257</text:p>
          </table:table-cell>
        </table:table-row>
        <table:table-row table:style-name="ro1">
          <table:table-cell/>
          <table:table-cell table:formula="of:=[.B226]+0.001" office:value-type="float" office:value="0.224" calcext:value-type="float">
            <text:p>0.224</text:p>
          </table:table-cell>
          <table:table-cell/>
          <table:table-cell table:formula="of:=SIN(2*PI()*552*[.B227])" office:value-type="float" office:value="-0.801566984871196" calcext:value-type="float">
            <text:p>-0.801566984871196</text:p>
          </table:table-cell>
        </table:table-row>
      </table:table>
      <table:table table:name="Sheet1" table:style-name="ta1">
        <table:shapes>
          <draw:frame draw:z-index="0" draw:style-name="gr1" draw:text-style-name="P1" svg:width="6.298in" svg:height="3.5449in" svg:x="6.8402in" svg:y="2.9386in">
            <draw:object draw:notify-on-update-of-ranges="Sheet1.I2:Sheet1.I3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Radians</text:p>
          </table:table-cell>
          <table:table-cell office:value-type="string" calcext:value-type="string">
            <text:p>=sin (d)</text:p>
          </table:table-cell>
          <table:table-cell office:value-type="string" calcext:value-type="string">
            <text:p>=SIN(A1+PI()/2) +E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]/45)" office:value-type="float" office:value="0" calcext:value-type="float">
            <text:p>0</text:p>
          </table:table-cell>
          <table:table-cell/>
          <table:table-cell table:formula="of:=RADIANS([.A2])" office:value-type="float" office:value="0" calcext:value-type="float">
            <text:p>0</text:p>
          </table:table-cell>
          <table:table-cell table:formula="of:=SIN([.D2])" office:value-type="float" office:value="0" calcext:value-type="float">
            <text:p>0</text:p>
          </table:table-cell>
          <table:table-cell table:formula="of:=SIN([.A1]+PI()/2) +[.E2]" office:value-type="float" office:value="1" calcext:value-type="float">
            <text:p>1</text:p>
          </table:table-cell>
          <table:table-cell table:formula="of:=SIN([.D2]*0.5)+[.E2]" office:value-type="float" office:value="0" calcext:value-type="float">
            <text:p>0</text:p>
          </table:table-cell>
          <table:table-cell/>
          <table:table-cell table:formula="of:=SIN(2*PI()*552*[.A2])" office:value-type="float" office:value="0" calcext:value-type="float">
            <text:p>0</text:p>
          </table:table-cell>
          <table:table-cell table:formula="of:=SIN(2*PI()*564*[.A2])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SIN([.A3]/45)" office:value-type="float" office:value="0.0222203932778986" calcext:value-type="float">
            <text:p>0.0222203932778986</text:p>
          </table:table-cell>
          <table:table-cell/>
          <table:table-cell table:formula="of:=RADIANS([.A3])" office:value-type="float" office:value="0.0174532925199433" calcext:value-type="float">
            <text:p>0.0174532925199433</text:p>
          </table:table-cell>
          <table:table-cell table:formula="of:=SIN([.D3])" office:value-type="float" office:value="0.0174524064372835" calcext:value-type="float">
            <text:p>0.0174524064372835</text:p>
          </table:table-cell>
          <table:table-cell table:formula="of:=SIN([.A2]+PI()/2) +[.E3]" office:value-type="float" office:value="1.01745240643728" calcext:value-type="float">
            <text:p>1.01745240643728</text:p>
          </table:table-cell>
          <table:table-cell table:formula="of:=SIN([.D3]*0.5)+[.E3]" office:value-type="float" office:value="0.0261789419356574" calcext:value-type="float">
            <text:p>0.0261789419356574</text:p>
          </table:table-cell>
          <table:table-cell/>
          <table:table-cell table:formula="of:=SIN(2*PI()*552*[.A3])" office:value-type="float" office:value="-0.00000000000007835759" calcext:value-type="float">
            <text:p>-7.83575877650598E-14</text:p>
          </table:table-cell>
          <table:table-cell table:formula="of:=SIN(2*PI()*564*[.A3])" office:value-type="float" office:value="-0.00000000000033709212" calcext:value-type="float">
            <text:p>-3.3709212495665E-13</text:p>
          </table:table-cell>
          <table:table-cell table:formula="of:=[.I3]+[.J3]" office:value-type="float" office:value="-0.00000000000041544971" calcext:value-type="float">
            <text:p>-4.15449712721709E-1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SIN([.A4]/45)" office:value-type="float" office:value="0.0444298139736375" calcext:value-type="float">
            <text:p>0.0444298139736375</text:p>
          </table:table-cell>
          <table:table-cell/>
          <table:table-cell table:formula="of:=RADIANS([.A4])" office:value-type="float" office:value="0.0349065850398866" calcext:value-type="float">
            <text:p>0.0349065850398866</text:p>
          </table:table-cell>
          <table:table-cell table:formula="of:=SIN([.D4])" office:value-type="float" office:value="0.034899496702501" calcext:value-type="float">
            <text:p>0.034899496702501</text:p>
          </table:table-cell>
          <table:table-cell table:formula="of:=SIN([.A3]+PI()/2) +[.E4]" office:value-type="float" office:value="0.575201802570641" calcext:value-type="float">
            <text:p>0.575201802570641</text:p>
          </table:table-cell>
          <table:table-cell table:formula="of:=SIN([.D4]*0.5)+[.E4]" office:value-type="float" office:value="0.0523519031397845" calcext:value-type="float">
            <text:p>0.0523519031397845</text:p>
          </table:table-cell>
          <table:table-cell/>
          <table:table-cell table:formula="of:=SIN(2*PI()*552*[.A4])" office:value-type="float" office:value="-0.00000000000015671518" calcext:value-type="float">
            <text:p>-1.5671517553012E-13</text:p>
          </table:table-cell>
          <table:table-cell table:formula="of:=SIN(2*PI()*564*[.A4])" office:value-type="float" office:value="-0.00000000000067418425" calcext:value-type="float">
            <text:p>-6.74184249913299E-13</text:p>
          </table:table-cell>
          <table:table-cell table:formula="of:=[.I4]+[.J4]" office:value-type="float" office:value="-0.00000000000083089943" calcext:value-type="float">
            <text:p>-8.30899425443419E-13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SIN([.A5]/45)" office:value-type="float" office:value="0.066617294923393" calcext:value-type="float">
            <text:p>0.066617294923393</text:p>
          </table:table-cell>
          <table:table-cell/>
          <table:table-cell table:formula="of:=RADIANS([.A5])" office:value-type="float" office:value="0.0523598775598299" calcext:value-type="float">
            <text:p>0.0523598775598299</text:p>
          </table:table-cell>
          <table:table-cell table:formula="of:=SIN([.D5])" office:value-type="float" office:value="0.0523359562429438" calcext:value-type="float">
            <text:p>0.0523359562429438</text:p>
          </table:table-cell>
          <table:table-cell table:formula="of:=SIN([.A4]+PI()/2) +[.E5]" office:value-type="float" office:value="-0.363810880304199" calcext:value-type="float">
            <text:p>-0.363810880304199</text:p>
          </table:table-cell>
          <table:table-cell table:formula="of:=SIN([.D5]*0.5)+[.E5]" office:value-type="float" office:value="0.078512904550817" calcext:value-type="float">
            <text:p>0.078512904550817</text:p>
          </table:table-cell>
          <table:table-cell/>
          <table:table-cell table:formula="of:=SIN(2*PI()*552*[.A5])" office:value-type="float" office:value="-0.00000000000114456747" calcext:value-type="float">
            <text:p>-1.14456746506811E-12</text:p>
          </table:table-cell>
          <table:table-cell table:formula="of:=SIN(2*PI()*564*[.A5])" office:value-type="float" office:value="-0.00000000000101127637" calcext:value-type="float">
            <text:p>-1.01127637486995E-12</text:p>
          </table:table-cell>
          <table:table-cell table:formula="of:=[.I5]+[.J5]" office:value-type="float" office:value="-0.00000000000215584384" calcext:value-type="float">
            <text:p>-2.15584383993806E-12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SIN([.A6]/45)" office:value-type="float" office:value="0.0887718797973381" calcext:value-type="float">
            <text:p>0.0887718797973381</text:p>
          </table:table-cell>
          <table:table-cell/>
          <table:table-cell table:formula="of:=RADIANS([.A6])" office:value-type="float" office:value="0.0698131700797732" calcext:value-type="float">
            <text:p>0.0698131700797732</text:p>
          </table:table-cell>
          <table:table-cell table:formula="of:=SIN([.D6])" office:value-type="float" office:value="0.0697564737441253" calcext:value-type="float">
            <text:p>0.0697564737441253</text:p>
          </table:table-cell>
          <table:table-cell table:formula="of:=SIN([.A5]+PI()/2) +[.E6]" office:value-type="float" office:value="-0.92023602285632" calcext:value-type="float">
            <text:p>-0.92023602285632</text:p>
          </table:table-cell>
          <table:table-cell table:formula="of:=SIN([.D6]*0.5)+[.E6]" office:value-type="float" office:value="0.104655970446626" calcext:value-type="float">
            <text:p>0.104655970446626</text:p>
          </table:table-cell>
          <table:table-cell/>
          <table:table-cell table:formula="of:=SIN(2*PI()*552*[.A6])" office:value-type="float" office:value="-0.00000000000031343035" calcext:value-type="float">
            <text:p>-3.13430351060239E-13</text:p>
          </table:table-cell>
          <table:table-cell table:formula="of:=SIN(2*PI()*564*[.A6])" office:value-type="float" office:value="-0.0000000000013483685" calcext:value-type="float">
            <text:p>-1.3483684998266E-12</text:p>
          </table:table-cell>
          <table:table-cell table:formula="of:=[.I6]+[.J6]" office:value-type="float" office:value="-0.00000000000166179885" calcext:value-type="float">
            <text:p>-1.66179885088684E-12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SIN([.A7]/45)" office:value-type="float" office:value="0.110882628509953" calcext:value-type="float">
            <text:p>0.110882628509953</text:p>
          </table:table-cell>
          <table:table-cell/>
          <table:table-cell table:formula="of:=RADIANS([.A7])" office:value-type="float" office:value="0.0872664625997165" calcext:value-type="float">
            <text:p>0.0872664625997165</text:p>
          </table:table-cell>
          <table:table-cell table:formula="of:=SIN([.D7])" office:value-type="float" office:value="0.0871557427476582" calcext:value-type="float">
            <text:p>0.0871557427476582</text:p>
          </table:table-cell>
          <table:table-cell table:formula="of:=SIN([.A6]+PI()/2) +[.E7]" office:value-type="float" office:value="-0.566487878115954" calcext:value-type="float">
            <text:p>-0.566487878115954</text:p>
          </table:table-cell>
          <table:table-cell table:formula="of:=SIN([.D7]*0.5)+[.E7]" office:value-type="float" office:value="0.130775130112994" calcext:value-type="float">
            <text:p>0.130775130112994</text:p>
          </table:table-cell>
          <table:table-cell/>
          <table:table-cell table:formula="of:=SIN(2*PI()*552*[.A7])" office:value-type="float" office:value="0.00000000000051770676" calcext:value-type="float">
            <text:p>5.17706762947629E-13</text:p>
          </table:table-cell>
          <table:table-cell table:formula="of:=SIN(2*PI()*564*[.A7])" office:value-type="float" office:value="0.00000000000013352878" calcext:value-type="float">
            <text:p>1.33528778762609E-13</text:p>
          </table:table-cell>
          <table:table-cell table:formula="of:=[.I7]+[.J7]" office:value-type="float" office:value="0.00000000000065123554" calcext:value-type="float">
            <text:p>6.51235541710239E-13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SIN([.A8]/45)" office:value-type="float" office:value="0.132938622622314" calcext:value-type="float">
            <text:p>0.132938622622314</text:p>
          </table:table-cell>
          <table:table-cell/>
          <table:table-cell table:formula="of:=RADIANS([.A8])" office:value-type="float" office:value="0.10471975511966" calcext:value-type="float">
            <text:p>0.10471975511966</text:p>
          </table:table-cell>
          <table:table-cell table:formula="of:=SIN([.D8])" office:value-type="float" office:value="0.104528463267653" calcext:value-type="float">
            <text:p>0.104528463267653</text:p>
          </table:table-cell>
          <table:table-cell table:formula="of:=SIN([.A7]+PI()/2) +[.E8]" office:value-type="float" office:value="0.38819064873088" calcext:value-type="float">
            <text:p>0.38819064873088</text:p>
          </table:table-cell>
          <table:table-cell table:formula="of:=SIN([.D8]*0.5)+[.E8]" office:value-type="float" office:value="0.156864419510597" calcext:value-type="float">
            <text:p>0.156864419510597</text:p>
          </table:table-cell>
          <table:table-cell/>
          <table:table-cell table:formula="of:=SIN(2*PI()*552*[.A8])" office:value-type="float" office:value="-0.00000000000228913493" calcext:value-type="float">
            <text:p>-2.28913493013622E-12</text:p>
          </table:table-cell>
          <table:table-cell table:formula="of:=SIN(2*PI()*564*[.A8])" office:value-type="float" office:value="-0.00000000000202255275" calcext:value-type="float">
            <text:p>-2.0225527497399E-12</text:p>
          </table:table-cell>
          <table:table-cell table:formula="of:=[.I8]+[.J8]" office:value-type="float" office:value="-0.00000000000431168768" calcext:value-type="float">
            <text:p>-4.31168767987611E-1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SIN([.A9]/45)" office:value-type="float" office:value="0.154928970733694" calcext:value-type="float">
            <text:p>0.154928970733694</text:p>
          </table:table-cell>
          <table:table-cell/>
          <table:table-cell table:formula="of:=RADIANS([.A9])" office:value-type="float" office:value="0.122173047639603" calcext:value-type="float">
            <text:p>0.122173047639603</text:p>
          </table:table-cell>
          <table:table-cell table:formula="of:=SIN([.D9])" office:value-type="float" office:value="0.121869343405147" calcext:value-type="float">
            <text:p>0.121869343405147</text:p>
          </table:table-cell>
          <table:table-cell table:formula="of:=SIN([.A8]+PI()/2) +[.E9]" office:value-type="float" office:value="1.08203963005551" calcext:value-type="float">
            <text:p>1.08203963005551</text:p>
          </table:table-cell>
          <table:table-cell table:formula="of:=SIN([.D9]*0.5)+[.E9]" office:value-type="float" office:value="0.182917882940004" calcext:value-type="float">
            <text:p>0.182917882940004</text:p>
          </table:table-cell>
          <table:table-cell/>
          <table:table-cell table:formula="of:=SIN(2*PI()*552*[.A9])" office:value-type="float" office:value="-0.00000000000145799782" calcext:value-type="float">
            <text:p>-1.45799781612835E-12</text:p>
          </table:table-cell>
          <table:table-cell table:formula="of:=SIN(2*PI()*564*[.A9])" office:value-type="float" office:value="-0.00000000000417863428" calcext:value-type="float">
            <text:p>-4.1786342782424E-12</text:p>
          </table:table-cell>
          <table:table-cell table:formula="of:=[.I9]+[.J9]" office:value-type="float" office:value="-0.00000000000563663209" calcext:value-type="float">
            <text:p>-5.63663209437075E-12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SIN([.A10]/45)" office:value-type="float" office:value="0.176842813859809" calcext:value-type="float">
            <text:p>0.176842813859809</text:p>
          </table:table-cell>
          <table:table-cell/>
          <table:table-cell table:formula="of:=RADIANS([.A10])" office:value-type="float" office:value="0.139626340159546" calcext:value-type="float">
            <text:p>0.139626340159546</text:p>
          </table:table-cell>
          <table:table-cell table:formula="of:=SIN([.D10])" office:value-type="float" office:value="0.139173100960065" calcext:value-type="float">
            <text:p>0.139173100960065</text:p>
          </table:table-cell>
          <table:table-cell table:formula="of:=SIN([.A9]+PI()/2) +[.E10]" office:value-type="float" office:value="0.89307535530337" calcext:value-type="float">
            <text:p>0.89307535530337</text:p>
          </table:table-cell>
          <table:table-cell table:formula="of:=SIN([.D10]*0.5)+[.E10]" office:value-type="float" office:value="0.208929574704191" calcext:value-type="float">
            <text:p>0.208929574704191</text:p>
          </table:table-cell>
          <table:table-cell/>
          <table:table-cell table:formula="of:=SIN(2*PI()*552*[.A10])" office:value-type="float" office:value="-0.0000000000006268607" calcext:value-type="float">
            <text:p>-6.26860702120478E-13</text:p>
          </table:table-cell>
          <table:table-cell table:formula="of:=SIN(2*PI()*564*[.A10])" office:value-type="float" office:value="-0.000000000002696737" calcext:value-type="float">
            <text:p>-2.6967369996532E-12</text:p>
          </table:table-cell>
          <table:table-cell table:formula="of:=[.I10]+[.J10]" office:value-type="float" office:value="-0.0000000000033235977" calcext:value-type="float">
            <text:p>-3.32359770177367E-1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SIN([.A11]/45)" office:value-type="float" office:value="0.198669330795061" calcext:value-type="float">
            <text:p>0.198669330795061</text:p>
          </table:table-cell>
          <table:table-cell/>
          <table:table-cell table:formula="of:=RADIANS([.A11])" office:value-type="float" office:value="0.15707963267949" calcext:value-type="float">
            <text:p>0.15707963267949</text:p>
          </table:table-cell>
          <table:table-cell table:formula="of:=SIN([.D11])" office:value-type="float" office:value="0.156434465040231" calcext:value-type="float">
            <text:p>0.156434465040231</text:p>
          </table:table-cell>
          <table:table-cell table:formula="of:=SIN([.A10]+PI()/2) +[.E11]" office:value-type="float" office:value="0.0109344312316174" calcext:value-type="float">
            <text:p>0.0109344312316174</text:p>
          </table:table-cell>
          <table:table-cell table:formula="of:=SIN([.D11]*0.5)+[.E11]" office:value-type="float" office:value="0.234893560768076" calcext:value-type="float">
            <text:p>0.234893560768076</text:p>
          </table:table-cell>
          <table:table-cell/>
          <table:table-cell table:formula="of:=SIN(2*PI()*552*[.A11])" office:value-type="float" office:value="0.00000000000020427641" calcext:value-type="float">
            <text:p>2.0427641188739E-13</text:p>
          </table:table-cell>
          <table:table-cell table:formula="of:=SIN(2*PI()*564*[.A11])" office:value-type="float" office:value="-0.00000000000121483972" calcext:value-type="float">
            <text:p>-1.21483972106399E-12</text:p>
          </table:table-cell>
          <table:table-cell table:formula="of:=[.I11]+[.J11]" office:value-type="float" office:value="-0.00000000000101056331" calcext:value-type="float">
            <text:p>-1.0105633091766E-12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SIN([.A12]/45)" office:value-type="float" office:value="0.220397743456122" calcext:value-type="float">
            <text:p>0.220397743456122</text:p>
          </table:table-cell>
          <table:table-cell/>
          <table:table-cell table:formula="of:=RADIANS([.A12])" office:value-type="float" office:value="0.174532925199433" calcext:value-type="float">
            <text:p>0.174532925199433</text:p>
          </table:table-cell>
          <table:table-cell table:formula="of:=SIN([.D12])" office:value-type="float" office:value="0.17364817766693" calcext:value-type="float">
            <text:p>0.17364817766693</text:p>
          </table:table-cell>
          <table:table-cell table:formula="of:=SIN([.A11]+PI()/2) +[.E12]" office:value-type="float" office:value="-0.737482084217747" calcext:value-type="float">
            <text:p>-0.737482084217747</text:p>
          </table:table-cell>
          <table:table-cell table:formula="of:=SIN([.D12]*0.5)+[.E12]" office:value-type="float" office:value="0.260803920414589" calcext:value-type="float">
            <text:p>0.260803920414589</text:p>
          </table:table-cell>
          <table:table-cell/>
          <table:table-cell table:formula="of:=SIN(2*PI()*552*[.A12])" office:value-type="float" office:value="0.00000000000103541353" calcext:value-type="float">
            <text:p>1.03541352589526E-12</text:p>
          </table:table-cell>
          <table:table-cell table:formula="of:=SIN(2*PI()*564*[.A12])" office:value-type="float" office:value="0.00000000000026705756" calcext:value-type="float">
            <text:p>2.67057557525218E-13</text:p>
          </table:table-cell>
          <table:table-cell table:formula="of:=[.I12]+[.J12]" office:value-type="float" office:value="0.00000000000130247108" calcext:value-type="float">
            <text:p>1.30247108342048E-12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SIN([.A13]/45)" office:value-type="float" office:value="0.242017322204226" calcext:value-type="float">
            <text:p>0.242017322204226</text:p>
          </table:table-cell>
          <table:table-cell/>
          <table:table-cell table:formula="of:=RADIANS([.A13])" office:value-type="float" office:value="0.191986217719376" calcext:value-type="float">
            <text:p>0.191986217719376</text:p>
          </table:table-cell>
          <table:table-cell table:formula="of:=SIN([.D13])" office:value-type="float" office:value="0.190808995376545" calcext:value-type="float">
            <text:p>0.190808995376545</text:p>
          </table:table-cell>
          <table:table-cell table:formula="of:=SIN([.A12]+PI()/2) +[.E13]" office:value-type="float" office:value="-0.648262533699908" calcext:value-type="float">
            <text:p>-0.648262533699908</text:p>
          </table:table-cell>
          <table:table-cell table:formula="of:=SIN([.D13]*0.5)+[.E13]" office:value-type="float" office:value="0.286654747896769" calcext:value-type="float">
            <text:p>0.286654747896769</text:p>
          </table:table-cell>
          <table:table-cell/>
          <table:table-cell table:formula="of:=SIN(2*PI()*552*[.A13])" office:value-type="float" office:value="0.00000000000186655064" calcext:value-type="float">
            <text:p>1.86655063990313E-12</text:p>
          </table:table-cell>
          <table:table-cell table:formula="of:=SIN(2*PI()*564*[.A13])" office:value-type="float" office:value="-0.00000000000552700278" calcext:value-type="float">
            <text:p>-5.527002778069E-12</text:p>
          </table:table-cell>
          <table:table-cell table:formula="of:=[.I13]+[.J13]" office:value-type="float" office:value="-0.00000000000366045214" calcext:value-type="float">
            <text:p>-3.66045213816587E-12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SIN([.A14]/45)" office:value-type="float" office:value="0.263517391143535" calcext:value-type="float">
            <text:p>0.263517391143535</text:p>
          </table:table-cell>
          <table:table-cell/>
          <table:table-cell table:formula="of:=RADIANS([.A14])" office:value-type="float" office:value="0.20943951023932" calcext:value-type="float">
            <text:p>0.20943951023932</text:p>
          </table:table-cell>
          <table:table-cell table:formula="of:=SIN([.D14])" office:value-type="float" office:value="0.207911690817759" calcext:value-type="float">
            <text:p>0.207911690817759</text:p>
          </table:table-cell>
          <table:table-cell table:formula="of:=SIN([.A13]+PI()/2) +[.E14]" office:value-type="float" office:value="0.21233738880581" calcext:value-type="float">
            <text:p>0.21233738880581</text:p>
          </table:table-cell>
          <table:table-cell table:formula="of:=SIN([.D14]*0.5)+[.E14]" office:value-type="float" office:value="0.312440154085413" calcext:value-type="float">
            <text:p>0.312440154085413</text:p>
          </table:table-cell>
          <table:table-cell/>
          <table:table-cell table:formula="of:=SIN(2*PI()*552*[.A14])" office:value-type="float" office:value="-0.00000000000457826986" calcext:value-type="float">
            <text:p>-4.57826986027243E-12</text:p>
          </table:table-cell>
          <table:table-cell table:formula="of:=SIN(2*PI()*564*[.A14])" office:value-type="float" office:value="-0.0000000000040451055" calcext:value-type="float">
            <text:p>-4.04510549947979E-12</text:p>
          </table:table-cell>
          <table:table-cell table:formula="of:=[.I14]+[.J14]" office:value-type="float" office:value="-0.00000000000862337536" calcext:value-type="float">
            <text:p>-8.62337535975222E-1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SIN([.A15]/45)" office:value-type="float" office:value="0.284887333392975" calcext:value-type="float">
            <text:p>0.284887333392975</text:p>
          </table:table-cell>
          <table:table-cell/>
          <table:table-cell table:formula="of:=RADIANS([.A15])" office:value-type="float" office:value="0.226892802759263" calcext:value-type="float">
            <text:p>0.226892802759263</text:p>
          </table:table-cell>
          <table:table-cell table:formula="of:=SIN([.D15])" office:value-type="float" office:value="0.224951054343865" calcext:value-type="float">
            <text:p>0.224951054343865</text:p>
          </table:table-cell>
          <table:table-cell table:formula="of:=SIN([.A14]+PI()/2) +[.E15]" office:value-type="float" office:value="1.06880501307636" calcext:value-type="float">
            <text:p>1.06880501307636</text:p>
          </table:table-cell>
          <table:table-cell table:formula="of:=SIN([.D15]*0.5)+[.E15]" office:value-type="float" office:value="0.338154268111772" calcext:value-type="float">
            <text:p>0.338154268111772</text:p>
          </table:table-cell>
          <table:table-cell/>
          <table:table-cell table:formula="of:=SIN(2*PI()*552*[.A15])" office:value-type="float" office:value="-0.00000000000374713275" calcext:value-type="float">
            <text:p>-3.74713274626456E-12</text:p>
          </table:table-cell>
          <table:table-cell table:formula="of:=SIN(2*PI()*564*[.A15])" office:value-type="float" office:value="-0.00000000000256320822" calcext:value-type="float">
            <text:p>-2.56320822089059E-12</text:p>
          </table:table-cell>
          <table:table-cell table:formula="of:=[.I15]+[.J15]" office:value-type="float" office:value="-0.00000000000631034097" calcext:value-type="float">
            <text:p>-6.31034096715515E-12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SIN([.A16]/45)" office:value-type="float" office:value="0.306116596328921" calcext:value-type="float">
            <text:p>0.306116596328921</text:p>
          </table:table-cell>
          <table:table-cell/>
          <table:table-cell table:formula="of:=RADIANS([.A16])" office:value-type="float" office:value="0.244346095279206" calcext:value-type="float">
            <text:p>0.244346095279206</text:p>
          </table:table-cell>
          <table:table-cell table:formula="of:=SIN([.D16])" office:value-type="float" office:value="0.241921895599668" calcext:value-type="float">
            <text:p>0.241921895599668</text:p>
          </table:table-cell>
          <table:table-cell table:formula="of:=SIN([.A15]+PI()/2) +[.E16]" office:value-type="float" office:value="1.14936867704986" calcext:value-type="float">
            <text:p>1.14936867704986</text:p>
          </table:table-cell>
          <table:table-cell table:formula="of:=SIN([.D16]*0.5)+[.E16]" office:value-type="float" office:value="0.363791239004815" calcext:value-type="float">
            <text:p>0.363791239004815</text:p>
          </table:table-cell>
          <table:table-cell/>
          <table:table-cell table:formula="of:=SIN(2*PI()*552*[.A16])" office:value-type="float" office:value="-0.00000000000291599563" calcext:value-type="float">
            <text:p>-2.91599563225669E-12</text:p>
          </table:table-cell>
          <table:table-cell table:formula="of:=SIN(2*PI()*564*[.A16])" office:value-type="float" office:value="-0.00000000000835726856" calcext:value-type="float">
            <text:p>-8.35726855648481E-12</text:p>
          </table:table-cell>
          <table:table-cell table:formula="of:=[.I16]+[.J16]" office:value-type="float" office:value="-0.00000000001127326419" calcext:value-type="float">
            <text:p>-1.12732641887415E-11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SIN([.A17]/45)" office:value-type="float" office:value="0.327194696796152" calcext:value-type="float">
            <text:p>0.327194696796152</text:p>
          </table:table-cell>
          <table:table-cell/>
          <table:table-cell table:formula="of:=RADIANS([.A17])" office:value-type="float" office:value="0.261799387799149" calcext:value-type="float">
            <text:p>0.261799387799149</text:p>
          </table:table-cell>
          <table:table-cell table:formula="of:=SIN([.D17])" office:value-type="float" office:value="0.258819045102521" calcext:value-type="float">
            <text:p>0.258819045102521</text:p>
          </table:table-cell>
          <table:table-cell table:formula="of:=SIN([.A16]+PI()/2) +[.E17]" office:value-type="float" office:value="0.395556263310354" calcext:value-type="float">
            <text:p>0.395556263310354</text:p>
          </table:table-cell>
          <table:table-cell table:formula="of:=SIN([.D17]*0.5)+[.E17]" office:value-type="float" office:value="0.389345237322572" calcext:value-type="float">
            <text:p>0.389345237322572</text:p>
          </table:table-cell>
          <table:table-cell/>
          <table:table-cell table:formula="of:=SIN(2*PI()*552*[.A17])" office:value-type="float" office:value="-0.00000000000208485852" calcext:value-type="float">
            <text:p>-2.08485851824883E-12</text:p>
          </table:table-cell>
          <table:table-cell table:formula="of:=SIN(2*PI()*564*[.A17])" office:value-type="float" office:value="-0.00000000000687537128" calcext:value-type="float">
            <text:p>-6.8753712778956E-12</text:p>
          </table:table-cell>
          <table:table-cell table:formula="of:=[.I17]+[.J17]" office:value-type="float" office:value="-0.0000000000089602298" calcext:value-type="float">
            <text:p>-8.96022979614443E-12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SIN([.A18]/45)" office:value-type="float" office:value="0.348111226284512" calcext:value-type="float">
            <text:p>0.348111226284512</text:p>
          </table:table-cell>
          <table:table-cell/>
          <table:table-cell table:formula="of:=RADIANS([.A18])" office:value-type="float" office:value="0.279252680319093" calcext:value-type="float">
            <text:p>0.279252680319093</text:p>
          </table:table-cell>
          <table:table-cell table:formula="of:=SIN([.D18])" office:value-type="float" office:value="0.275637355816999" calcext:value-type="float">
            <text:p>0.275637355816999</text:p>
          </table:table-cell>
          <table:table-cell table:formula="of:=SIN([.A17]+PI()/2) +[.E18]" office:value-type="float" office:value="-0.484050557041823" calcext:value-type="float">
            <text:p>-0.484050557041823</text:p>
          </table:table-cell>
          <table:table-cell table:formula="of:=SIN([.D18]*0.5)+[.E18]" office:value-type="float" office:value="0.414810456777065" calcext:value-type="float">
            <text:p>0.414810456777065</text:p>
          </table:table-cell>
          <table:table-cell/>
          <table:table-cell table:formula="of:=SIN(2*PI()*552*[.A18])" office:value-type="float" office:value="-0.0000000000012537214" calcext:value-type="float">
            <text:p>-1.25372140424096E-12</text:p>
          </table:table-cell>
          <table:table-cell table:formula="of:=SIN(2*PI()*564*[.A18])" office:value-type="float" office:value="-0.000000000005393474" calcext:value-type="float">
            <text:p>-5.39347399930639E-12</text:p>
          </table:table-cell>
          <table:table-cell table:formula="of:=[.I18]+[.J18]" office:value-type="float" office:value="-0.0000000000066471954" calcext:value-type="float">
            <text:p>-6.64719540354735E-12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SIN([.A19]/45)" office:value-type="float" office:value="0.368855856068696" calcext:value-type="float">
            <text:p>0.368855856068696</text:p>
          </table:table-cell>
          <table:table-cell/>
          <table:table-cell table:formula="of:=RADIANS([.A19])" office:value-type="float" office:value="0.296705972839036" calcext:value-type="float">
            <text:p>0.296705972839036</text:p>
          </table:table-cell>
          <table:table-cell table:formula="of:=SIN([.D19])" office:value-type="float" office:value="0.292371704722737" calcext:value-type="float">
            <text:p>0.292371704722737</text:p>
          </table:table-cell>
          <table:table-cell table:formula="of:=SIN([.A18]+PI()/2) +[.E19]" office:value-type="float" office:value="-0.665287775600647" calcext:value-type="float">
            <text:p>-0.665287775600647</text:p>
          </table:table-cell>
          <table:table-cell table:formula="of:=SIN([.D19]*0.5)+[.E19]" office:value-type="float" office:value="0.440181115852347" calcext:value-type="float">
            <text:p>0.440181115852347</text:p>
          </table:table-cell>
          <table:table-cell/>
          <table:table-cell table:formula="of:=SIN(2*PI()*552*[.A19])" office:value-type="float" office:value="-0.00000000000042258429" calcext:value-type="float">
            <text:p>-4.22584290233088E-13</text:p>
          </table:table-cell>
          <table:table-cell table:formula="of:=SIN(2*PI()*564*[.A19])" office:value-type="float" office:value="-0.00000000000391157672" calcext:value-type="float">
            <text:p>-3.91157672071719E-12</text:p>
          </table:table-cell>
          <table:table-cell table:formula="of:=[.I19]+[.J19]" office:value-type="float" office:value="-0.00000000000433416101" calcext:value-type="float">
            <text:p>-4.33416101095027E-12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SIN([.A20]/45)" office:value-type="float" office:value="0.389418342308651" calcext:value-type="float">
            <text:p>0.389418342308651</text:p>
          </table:table-cell>
          <table:table-cell/>
          <table:table-cell table:formula="of:=RADIANS([.A20])" office:value-type="float" office:value="0.314159265358979" calcext:value-type="float">
            <text:p>0.314159265358979</text:p>
          </table:table-cell>
          <table:table-cell table:formula="of:=SIN([.D20])" office:value-type="float" office:value="0.309016994374947" calcext:value-type="float">
            <text:p>0.309016994374947</text:p>
          </table:table-cell>
          <table:table-cell table:formula="of:=SIN([.A19]+PI()/2) +[.E20]" office:value-type="float" office:value="0.0338536563233521" calcext:value-type="float">
            <text:p>0.0338536563233521</text:p>
          </table:table-cell>
          <table:table-cell table:formula="of:=SIN([.D20]*0.5)+[.E20]" office:value-type="float" office:value="0.465451459415178" calcext:value-type="float">
            <text:p>0.465451459415178</text:p>
          </table:table-cell>
          <table:table-cell/>
          <table:table-cell table:formula="of:=SIN(2*PI()*552*[.A20])" office:value-type="float" office:value="0.00000000000040855282" calcext:value-type="float">
            <text:p>4.08552823774781E-13</text:p>
          </table:table-cell>
          <table:table-cell table:formula="of:=SIN(2*PI()*564*[.A20])" office:value-type="float" office:value="-0.00000000000242967944" calcext:value-type="float">
            <text:p>-2.42967944212798E-12</text:p>
          </table:table-cell>
          <table:table-cell table:formula="of:=[.I20]+[.J20]" office:value-type="float" office:value="-0.00000000000202112662" calcext:value-type="float">
            <text:p>-2.0211266183532E-12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SIN([.A21]/45)" office:value-type="float" office:value="0.409788531108049" calcext:value-type="float">
            <text:p>0.409788531108049</text:p>
          </table:table-cell>
          <table:table-cell/>
          <table:table-cell table:formula="of:=RADIANS([.A21])" office:value-type="float" office:value="0.331612557878923" calcext:value-type="float">
            <text:p>0.331612557878923</text:p>
          </table:table-cell>
          <table:table-cell table:formula="of:=SIN([.D21])" office:value-type="float" office:value="0.325568154457157" calcext:value-type="float">
            <text:p>0.325568154457157</text:p>
          </table:table-cell>
          <table:table-cell table:formula="of:=SIN([.A20]+PI()/2) +[.E21]" office:value-type="float" office:value="0.985884862701238" calcext:value-type="float">
            <text:p>0.985884862701238</text:p>
          </table:table-cell>
          <table:table-cell table:formula="of:=SIN([.D21]*0.5)+[.E21]" office:value-type="float" office:value="0.490615760317834" calcext:value-type="float">
            <text:p>0.490615760317834</text:p>
          </table:table-cell>
          <table:table-cell/>
          <table:table-cell table:formula="of:=SIN(2*PI()*552*[.A21])" office:value-type="float" office:value="0.00000000000123968994" calcext:value-type="float">
            <text:p>1.23968993778265E-12</text:p>
          </table:table-cell>
          <table:table-cell table:formula="of:=SIN(2*PI()*564*[.A21])" office:value-type="float" office:value="-0.00000000000822373978" calcext:value-type="float">
            <text:p>-8.2237397777222E-12</text:p>
          </table:table-cell>
          <table:table-cell table:formula="of:=[.I21]+[.J21]" office:value-type="float" office:value="-0.00000000000698404984" calcext:value-type="float">
            <text:p>-6.98404983993955E-12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SIN([.A22]/45)" office:value-type="float" office:value="0.429956363528356" calcext:value-type="float">
            <text:p>0.429956363528356</text:p>
          </table:table-cell>
          <table:table-cell/>
          <table:table-cell table:formula="of:=RADIANS([.A22])" office:value-type="float" office:value="0.349065850398866" calcext:value-type="float">
            <text:p>0.349065850398866</text:p>
          </table:table-cell>
          <table:table-cell table:formula="of:=SIN([.D22])" office:value-type="float" office:value="0.342020143325669" calcext:value-type="float">
            <text:p>0.342020143325669</text:p>
          </table:table-cell>
          <table:table-cell table:formula="of:=SIN([.A21]+PI()/2) +[.E22]" office:value-type="float" office:value="1.33072476151234" calcext:value-type="float">
            <text:p>1.33072476151234</text:p>
          </table:table-cell>
          <table:table-cell table:formula="of:=SIN([.D22]*0.5)+[.E22]" office:value-type="float" office:value="0.515668320992599" calcext:value-type="float">
            <text:p>0.515668320992599</text:p>
          </table:table-cell>
          <table:table-cell/>
          <table:table-cell table:formula="of:=SIN(2*PI()*552*[.A22])" office:value-type="float" office:value="0.00000000000207082705" calcext:value-type="float">
            <text:p>2.07082705179052E-12</text:p>
          </table:table-cell>
          <table:table-cell table:formula="of:=SIN(2*PI()*564*[.A22])" office:value-type="float" office:value="0.00000000000053411512" calcext:value-type="float">
            <text:p>5.34115115050436E-13</text:p>
          </table:table-cell>
          <table:table-cell table:formula="of:=[.I22]+[.J22]" office:value-type="float" office:value="0.00000000000260494217" calcext:value-type="float">
            <text:p>2.60494216684095E-12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SIN([.A23]/45)" office:value-type="float" office:value="0.449911880556" calcext:value-type="float">
            <text:p>0.449911880556</text:p>
          </table:table-cell>
          <table:table-cell/>
          <table:table-cell table:formula="of:=RADIANS([.A23])" office:value-type="float" office:value="0.366519142918809" calcext:value-type="float">
            <text:p>0.366519142918809</text:p>
          </table:table-cell>
          <table:table-cell table:formula="of:=SIN([.D23])" office:value-type="float" office:value="0.3583679495453" calcext:value-type="float">
            <text:p>0.3583679495453</text:p>
          </table:table-cell>
          <table:table-cell table:formula="of:=SIN([.A22]+PI()/2) +[.E23]" office:value-type="float" office:value="0.766450011358691" calcext:value-type="float">
            <text:p>0.766450011358691</text:p>
          </table:table-cell>
          <table:table-cell table:formula="of:=SIN([.D23]*0.5)+[.E23]" office:value-type="float" office:value="0.540603475037448" calcext:value-type="float">
            <text:p>0.540603475037448</text:p>
          </table:table-cell>
          <table:table-cell/>
          <table:table-cell table:formula="of:=SIN(2*PI()*552*[.A23])" office:value-type="float" office:value="0.00000000000290196417" calcext:value-type="float">
            <text:p>2.90196416579839E-12</text:p>
          </table:table-cell>
          <table:table-cell table:formula="of:=SIN(2*PI()*564*[.A23])" office:value-type="float" office:value="-0.00000000000525994522" calcext:value-type="float">
            <text:p>-5.25994522054378E-12</text:p>
          </table:table-cell>
          <table:table-cell table:formula="of:=[.I23]+[.J23]" office:value-type="float" office:value="-0.00000000000235798105" calcext:value-type="float">
            <text:p>-2.3579810547454E-12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SIN([.A24]/45)" office:value-type="float" office:value="0.469645228020202" calcext:value-type="float">
            <text:p>0.469645228020202</text:p>
          </table:table-cell>
          <table:table-cell/>
          <table:table-cell table:formula="of:=RADIANS([.A24])" office:value-type="float" office:value="0.383972435438753" calcext:value-type="float">
            <text:p>0.383972435438753</text:p>
          </table:table-cell>
          <table:table-cell table:formula="of:=SIN([.D24])" office:value-type="float" office:value="0.374606593415912" calcext:value-type="float">
            <text:p>0.374606593415912</text:p>
          </table:table-cell>
          <table:table-cell table:formula="of:=SIN([.A23]+PI()/2) +[.E24]" office:value-type="float" office:value="-0.173122666808358" calcext:value-type="float">
            <text:p>-0.173122666808358</text:p>
          </table:table-cell>
          <table:table-cell table:formula="of:=SIN([.D24]*0.5)+[.E24]" office:value-type="float" office:value="0.565415588792457" calcext:value-type="float">
            <text:p>0.565415588792457</text:p>
          </table:table-cell>
          <table:table-cell/>
          <table:table-cell table:formula="of:=SIN(2*PI()*552*[.A24])" office:value-type="float" office:value="0.00000000000373310128" calcext:value-type="float">
            <text:p>3.73310127980625E-12</text:p>
          </table:table-cell>
          <table:table-cell table:formula="of:=SIN(2*PI()*564*[.A24])" office:value-type="float" office:value="-0.00000000001105400556" calcext:value-type="float">
            <text:p>-1.1054005556138E-11</text:p>
          </table:table-cell>
          <table:table-cell table:formula="of:=[.I24]+[.J24]" office:value-type="float" office:value="-0.00000000000732090428" calcext:value-type="float">
            <text:p>-7.32090427633175E-12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SIN([.A25]/45)" office:value-type="float" office:value="0.489146661459035" calcext:value-type="float">
            <text:p>0.489146661459035</text:p>
          </table:table-cell>
          <table:table-cell/>
          <table:table-cell table:formula="of:=RADIANS([.A25])" office:value-type="float" office:value="0.401425727958696" calcext:value-type="float">
            <text:p>0.401425727958696</text:p>
          </table:table-cell>
          <table:table-cell table:formula="of:=SIN([.D25])" office:value-type="float" office:value="0.390731128489274" calcext:value-type="float">
            <text:p>0.390731128489274</text:p>
          </table:table-cell>
          <table:table-cell table:formula="of:=SIN([.A24]+PI()/2) +[.E25]" office:value-type="float" office:value="-0.609229697905363" calcext:value-type="float">
            <text:p>-0.609229697905363</text:p>
          </table:table-cell>
          <table:table-cell table:formula="of:=SIN([.D25]*0.5)+[.E25]" office:value-type="float" office:value="0.590099062906471" calcext:value-type="float">
            <text:p>0.590099062906471</text:p>
          </table:table-cell>
          <table:table-cell/>
          <table:table-cell table:formula="of:=SIN(2*PI()*552*[.A25])" office:value-type="float" office:value="0.00000000000456423839" calcext:value-type="float">
            <text:p>4.56423839381412E-12</text:p>
          </table:table-cell>
          <table:table-cell table:formula="of:=SIN(2*PI()*564*[.A25])" office:value-type="float" office:value="-0.00000000000229615066" calcext:value-type="float">
            <text:p>-2.29615066336537E-12</text:p>
          </table:table-cell>
          <table:table-cell table:formula="of:=[.I25]+[.J25]" office:value-type="float" office:value="0.00000000000226808773" calcext:value-type="float">
            <text:p>2.26808773044875E-12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SIN([.A26]/45)" office:value-type="float" office:value="0.508406550931301" calcext:value-type="float">
            <text:p>0.508406550931301</text:p>
          </table:table-cell>
          <table:table-cell/>
          <table:table-cell table:formula="of:=RADIANS([.A26])" office:value-type="float" office:value="0.418879020478639" calcext:value-type="float">
            <text:p>0.418879020478639</text:p>
          </table:table-cell>
          <table:table-cell table:formula="of:=SIN([.D26])" office:value-type="float" office:value="0.4067366430758" calcext:value-type="float">
            <text:p>0.4067366430758</text:p>
          </table:table-cell>
          <table:table-cell table:formula="of:=SIN([.A25]+PI()/2) +[.E26]" office:value-type="float" office:value="-0.126096377257596" calcext:value-type="float">
            <text:p>-0.126096377257596</text:p>
          </table:table-cell>
          <table:table-cell table:formula="of:=SIN([.D26]*0.5)+[.E26]" office:value-type="float" office:value="0.614648333893559" calcext:value-type="float">
            <text:p>0.614648333893559</text:p>
          </table:table-cell>
          <table:table-cell/>
          <table:table-cell table:formula="of:=SIN(2*PI()*552*[.A26])" office:value-type="float" office:value="-0.00000000000915653972" calcext:value-type="float">
            <text:p>-9.15653972054486E-12</text:p>
          </table:table-cell>
          <table:table-cell table:formula="of:=SIN(2*PI()*564*[.A26])" office:value-type="float" office:value="-0.000000000008090211" calcext:value-type="float">
            <text:p>-8.09021099895959E-12</text:p>
          </table:table-cell>
          <table:table-cell table:formula="of:=[.I26]+[.J26]" office:value-type="float" office:value="-0.00000000001724675072" calcext:value-type="float">
            <text:p>-1.72467507195044E-11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SIN([.A27]/45)" office:value-type="float" office:value="0.527415385771866" calcext:value-type="float">
            <text:p>0.527415385771866</text:p>
          </table:table-cell>
          <table:table-cell/>
          <table:table-cell table:formula="of:=RADIANS([.A27])" office:value-type="float" office:value="0.436332312998582" calcext:value-type="float">
            <text:p>0.436332312998582</text:p>
          </table:table-cell>
          <table:table-cell table:formula="of:=SIN([.D27])" office:value-type="float" office:value="0.422618261740699" calcext:value-type="float">
            <text:p>0.422618261740699</text:p>
          </table:table-cell>
          <table:table-cell table:formula="of:=SIN([.A26]+PI()/2) +[.E27]" office:value-type="float" office:value="0.846797269077698" calcext:value-type="float">
            <text:p>0.846797269077698</text:p>
          </table:table-cell>
          <table:table-cell table:formula="of:=SIN([.D27]*0.5)+[.E27]" office:value-type="float" office:value="0.639057875678802" calcext:value-type="float">
            <text:p>0.639057875678802</text:p>
          </table:table-cell>
          <table:table-cell/>
          <table:table-cell table:formula="of:=SIN(2*PI()*552*[.A27])" office:value-type="float" office:value="-0.00000000000832540261" calcext:value-type="float">
            <text:p>-8.32540260653699E-12</text:p>
          </table:table-cell>
          <table:table-cell table:formula="of:=SIN(2*PI()*564*[.A27])" office:value-type="float" office:value="-0.00000000001388427133" calcext:value-type="float">
            <text:p>-1.38842713345538E-11</text:p>
          </table:table-cell>
          <table:table-cell table:formula="of:=[.I27]+[.J27]" office:value-type="float" office:value="-0.00000000002220967394" calcext:value-type="float">
            <text:p>-2.22096739410908E-11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SIN([.A28]/45)" office:value-type="float" office:value="0.546163779288088" calcext:value-type="float">
            <text:p>0.546163779288088</text:p>
          </table:table-cell>
          <table:table-cell/>
          <table:table-cell table:formula="of:=RADIANS([.A28])" office:value-type="float" office:value="0.453785605518526" calcext:value-type="float">
            <text:p>0.453785605518526</text:p>
          </table:table-cell>
          <table:table-cell table:formula="of:=SIN([.D28])" office:value-type="float" office:value="0.438371146789077" calcext:value-type="float">
            <text:p>0.438371146789077</text:p>
          </table:table-cell>
          <table:table-cell table:formula="of:=SIN([.A27]+PI()/2) +[.E28]" office:value-type="float" office:value="1.42957395865255" calcext:value-type="float">
            <text:p>1.42957395865255</text:p>
          </table:table-cell>
          <table:table-cell table:formula="of:=SIN([.D28]*0.5)+[.E28]" office:value-type="float" office:value="0.663322201132942" calcext:value-type="float">
            <text:p>0.663322201132942</text:p>
          </table:table-cell>
          <table:table-cell/>
          <table:table-cell table:formula="of:=SIN(2*PI()*552*[.A28])" office:value-type="float" office:value="-0.00000000000749426549" calcext:value-type="float">
            <text:p>-7.49426549252912E-12</text:p>
          </table:table-cell>
          <table:table-cell table:formula="of:=SIN(2*PI()*564*[.A28])" office:value-type="float" office:value="-0.00000000000512641644" calcext:value-type="float">
            <text:p>-5.12641644178117E-12</text:p>
          </table:table-cell>
          <table:table-cell table:formula="of:=[.I28]+[.J28]" office:value-type="float" office:value="-0.00000000001262068193" calcext:value-type="float">
            <text:p>-1.26206819343103E-11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SIN([.A29]/45)" office:value-type="float" office:value="0.564642473395035" calcext:value-type="float">
            <text:p>0.564642473395035</text:p>
          </table:table-cell>
          <table:table-cell/>
          <table:table-cell table:formula="of:=RADIANS([.A29])" office:value-type="float" office:value="0.471238898038469" calcext:value-type="float">
            <text:p>0.471238898038469</text:p>
          </table:table-cell>
          <table:table-cell table:formula="of:=SIN([.D29])" office:value-type="float" office:value="0.453990499739547" calcext:value-type="float">
            <text:p>0.453990499739547</text:p>
          </table:table-cell>
          <table:table-cell table:formula="of:=SIN([.A28]+PI()/2) +[.E29]" office:value-type="float" office:value="1.10090982206819" calcext:value-type="float">
            <text:p>1.10090982206819</text:p>
          </table:table-cell>
          <table:table-cell table:formula="of:=SIN([.D29]*0.5)+[.E29]" office:value-type="float" office:value="0.687435863595452" calcext:value-type="float">
            <text:p>0.687435863595452</text:p>
          </table:table-cell>
          <table:table-cell/>
          <table:table-cell table:formula="of:=SIN(2*PI()*552*[.A29])" office:value-type="float" office:value="-0.00000000000666312838" calcext:value-type="float">
            <text:p>-6.66312837852126E-12</text:p>
          </table:table-cell>
          <table:table-cell table:formula="of:=SIN(2*PI()*564*[.A29])" office:value-type="float" office:value="-0.00000000001092047678" calcext:value-type="float">
            <text:p>-1.09204767773754E-11</text:p>
          </table:table-cell>
          <table:table-cell table:formula="of:=[.I29]+[.J29]" office:value-type="float" office:value="-0.00000000001758360516" calcext:value-type="float">
            <text:p>-1.75836051558966E-11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SIN([.A30]/45)" office:value-type="float" office:value="0.582842343187187" calcext:value-type="float">
            <text:p>0.582842343187187</text:p>
          </table:table-cell>
          <table:table-cell/>
          <table:table-cell table:formula="of:=RADIANS([.A30])" office:value-type="float" office:value="0.488692190558412" calcext:value-type="float">
            <text:p>0.488692190558412</text:p>
          </table:table-cell>
          <table:table-cell table:formula="of:=SIN([.D30])" office:value-type="float" office:value="0.469471562785891" calcext:value-type="float">
            <text:p>0.469471562785891</text:p>
          </table:table-cell>
          <table:table-cell table:formula="of:=SIN([.A29]+PI()/2) +[.E30]" office:value-type="float" office:value="0.177332754052053" calcext:value-type="float">
            <text:p>0.177332754052053</text:p>
          </table:table-cell>
          <table:table-cell table:formula="of:=SIN([.D30]*0.5)+[.E30]" office:value-type="float" office:value="0.711393458385559" calcext:value-type="float">
            <text:p>0.711393458385559</text:p>
          </table:table-cell>
          <table:table-cell/>
          <table:table-cell table:formula="of:=SIN(2*PI()*552*[.A30])" office:value-type="float" office:value="-0.00000000000583199126" calcext:value-type="float">
            <text:p>-5.83199126451339E-12</text:p>
          </table:table-cell>
          <table:table-cell table:formula="of:=SIN(2*PI()*564*[.A30])" office:value-type="float" office:value="-0.00000000001671453711" calcext:value-type="float">
            <text:p>-1.67145371129696E-11</text:p>
          </table:table-cell>
          <table:table-cell table:formula="of:=[.I30]+[.J30]" office:value-type="float" office:value="-0.00000000002254652838" calcext:value-type="float">
            <text:p>-2.2546528377483E-11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SIN([.A31]/45)" office:value-type="float" office:value="0.600754401444375" calcext:value-type="float">
            <text:p>0.600754401444375</text:p>
          </table:table-cell>
          <table:table-cell/>
          <table:table-cell table:formula="of:=RADIANS([.A31])" office:value-type="float" office:value="0.506145483078356" calcext:value-type="float">
            <text:p>0.506145483078356</text:p>
          </table:table-cell>
          <table:table-cell table:formula="of:=SIN([.D31])" office:value-type="float" office:value="0.484809620246337" calcext:value-type="float">
            <text:p>0.484809620246337</text:p>
          </table:table-cell>
          <table:table-cell table:formula="of:=SIN([.A30]+PI()/2) +[.E31]" office:value-type="float" office:value="-0.47779624606723" calcext:value-type="float">
            <text:p>-0.47779624606723</text:p>
          </table:table-cell>
          <table:table-cell table:formula="of:=SIN([.D31]*0.5)+[.E31]" office:value-type="float" office:value="0.735189624300779" calcext:value-type="float">
            <text:p>0.735189624300779</text:p>
          </table:table-cell>
          <table:table-cell/>
          <table:table-cell table:formula="of:=SIN(2*PI()*552*[.A31])" office:value-type="float" office:value="-0.00000000000500085415" calcext:value-type="float">
            <text:p>-5.00085415050552E-12</text:p>
          </table:table-cell>
          <table:table-cell table:formula="of:=SIN(2*PI()*564*[.A31])" office:value-type="float" office:value="-0.00000000000795668222" calcext:value-type="float">
            <text:p>-7.95668222019698E-12</text:p>
          </table:table-cell>
          <table:table-cell table:formula="of:=[.I31]+[.J31]" office:value-type="float" office:value="-0.00000000001295753637" calcext:value-type="float">
            <text:p>-1.29575363707025E-11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SIN([.A32]/45)" office:value-type="float" office:value="0.618369803069737" calcext:value-type="float">
            <text:p>0.618369803069737</text:p>
          </table:table-cell>
          <table:table-cell/>
          <table:table-cell table:formula="of:=RADIANS([.A32])" office:value-type="float" office:value="0.523598775598299" calcext:value-type="float">
            <text:p>0.523598775598299</text:p>
          </table:table-cell>
          <table:table-cell table:formula="of:=SIN([.D32])" office:value-type="float" office:value="0.5" calcext:value-type="float">
            <text:p>0.5</text:p>
          </table:table-cell>
          <table:table-cell table:formula="of:=SIN([.A31]+PI()/2) +[.E32]" office:value-type="float" office:value="-0.248057529688999" calcext:value-type="float">
            <text:p>-0.248057529688999</text:p>
          </table:table-cell>
          <table:table-cell table:formula="of:=SIN([.D32]*0.5)+[.E32]" office:value-type="float" office:value="0.758819045102521" calcext:value-type="float">
            <text:p>0.758819045102521</text:p>
          </table:table-cell>
          <table:table-cell/>
          <table:table-cell table:formula="of:=SIN(2*PI()*552*[.A32])" office:value-type="float" office:value="-0.00000000000416971704" calcext:value-type="float">
            <text:p>-4.16971703649765E-12</text:p>
          </table:table-cell>
          <table:table-cell table:formula="of:=SIN(2*PI()*564*[.A32])" office:value-type="float" office:value="-0.00000000001375074256" calcext:value-type="float">
            <text:p>-1.37507425557912E-11</text:p>
          </table:table-cell>
          <table:table-cell table:formula="of:=[.I32]+[.J32]" office:value-type="float" office:value="-0.00000000001792045959" calcext:value-type="float">
            <text:p>-1.79204595922889E-11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SIN([.A33]/45)" office:value-type="float" office:value="0.635679849457484" calcext:value-type="float">
            <text:p>0.635679849457484</text:p>
          </table:table-cell>
          <table:table-cell/>
          <table:table-cell table:formula="of:=RADIANS([.A33])" office:value-type="float" office:value="0.541052068118242" calcext:value-type="float">
            <text:p>0.541052068118242</text:p>
          </table:table-cell>
          <table:table-cell table:formula="of:=SIN([.D33])" office:value-type="float" office:value="0.515038074910054" calcext:value-type="float">
            <text:p>0.515038074910054</text:p>
          </table:table-cell>
          <table:table-cell table:formula="of:=SIN([.A32]+PI()/2) +[.E33]" office:value-type="float" office:value="0.66928952479764" calcext:value-type="float">
            <text:p>0.66928952479764</text:p>
          </table:table-cell>
          <table:table-cell table:formula="of:=SIN([.D33]*0.5)+[.E33]" office:value-type="float" office:value="0.782276450988311" calcext:value-type="float">
            <text:p>0.782276450988311</text:p>
          </table:table-cell>
          <table:table-cell/>
          <table:table-cell table:formula="of:=SIN(2*PI()*552*[.A33])" office:value-type="float" office:value="-0.00000000000333857992" calcext:value-type="float">
            <text:p>-3.33857992248978E-12</text:p>
          </table:table-cell>
          <table:table-cell table:formula="of:=SIN(2*PI()*564*[.A33])" office:value-type="float" office:value="-0.00000000000499288766" calcext:value-type="float">
            <text:p>-4.99288766301857E-12</text:p>
          </table:table-cell>
          <table:table-cell table:formula="of:=[.I33]+[.J33]" office:value-type="float" office:value="-0.00000000000833146759" calcext:value-type="float">
            <text:p>-8.33146758550835E-12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SIN([.A34]/45)" office:value-type="float" office:value="0.652675992788329" calcext:value-type="float">
            <text:p>0.652675992788329</text:p>
          </table:table-cell>
          <table:table-cell/>
          <table:table-cell table:formula="of:=RADIANS([.A34])" office:value-type="float" office:value="0.558505360638186" calcext:value-type="float">
            <text:p>0.558505360638186</text:p>
          </table:table-cell>
          <table:table-cell table:formula="of:=SIN([.D34])" office:value-type="float" office:value="0.529919264233205" calcext:value-type="float">
            <text:p>0.529919264233205</text:p>
          </table:table-cell>
          <table:table-cell table:formula="of:=SIN([.A33]+PI()/2) +[.E34]" office:value-type="float" office:value="1.44466162203774" calcext:value-type="float">
            <text:p>1.44466162203774</text:p>
          </table:table-cell>
          <table:table-cell table:formula="of:=SIN([.D34]*0.5)+[.E34]" office:value-type="float" office:value="0.805556620050204" calcext:value-type="float">
            <text:p>0.805556620050204</text:p>
          </table:table-cell>
          <table:table-cell/>
          <table:table-cell table:formula="of:=SIN(2*PI()*552*[.A34])" office:value-type="float" office:value="-0.00000000000250744281" calcext:value-type="float">
            <text:p>-2.50744280848191E-12</text:p>
          </table:table-cell>
          <table:table-cell table:formula="of:=SIN(2*PI()*564*[.A34])" office:value-type="float" office:value="-0.000000000010786948" calcext:value-type="float">
            <text:p>-1.07869479986128E-11</text:p>
          </table:table-cell>
          <table:table-cell table:formula="of:=[.I34]+[.J34]" office:value-type="float" office:value="-0.00000000001329439081" calcext:value-type="float">
            <text:p>-1.32943908070947E-11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SIN([.A35]/45)" office:value-type="float" office:value="0.669349840250466" calcext:value-type="float">
            <text:p>0.669349840250466</text:p>
          </table:table-cell>
          <table:table-cell/>
          <table:table-cell table:formula="of:=RADIANS([.A35])" office:value-type="float" office:value="0.575958653158129" calcext:value-type="float">
            <text:p>0.575958653158129</text:p>
          </table:table-cell>
          <table:table-cell table:formula="of:=SIN([.D35])" office:value-type="float" office:value="0.544639035015027" calcext:value-type="float">
            <text:p>0.544639035015027</text:p>
          </table:table-cell>
          <table:table-cell table:formula="of:=SIN([.A34]+PI()/2) +[.E35]" office:value-type="float" office:value="1.37886239552154" calcext:value-type="float">
            <text:p>1.37886239552154</text:p>
          </table:table-cell>
          <table:table-cell table:formula="of:=SIN([.D35]*0.5)+[.E35]" office:value-type="float" office:value="0.82865437971895" calcext:value-type="float">
            <text:p>0.82865437971895</text:p>
          </table:table-cell>
          <table:table-cell/>
          <table:table-cell table:formula="of:=SIN(2*PI()*552*[.A35])" office:value-type="float" office:value="-0.00000000000167630569" calcext:value-type="float">
            <text:p>-1.67630569447404E-12</text:p>
          </table:table-cell>
          <table:table-cell table:formula="of:=SIN(2*PI()*564*[.A35])" office:value-type="float" office:value="-0.00000000001658100833" calcext:value-type="float">
            <text:p>-1.6581008334207E-11</text:p>
          </table:table-cell>
          <table:table-cell table:formula="of:=[.I35]+[.J35]" office:value-type="float" office:value="-0.00000000001825731403" calcext:value-type="float">
            <text:p>-1.8257314028681E-11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SIN([.A36]/45)" office:value-type="float" office:value="0.685693158183989" calcext:value-type="float">
            <text:p>0.685693158183989</text:p>
          </table:table-cell>
          <table:table-cell/>
          <table:table-cell table:formula="of:=RADIANS([.A36])" office:value-type="float" office:value="0.593411945678072" calcext:value-type="float">
            <text:p>0.593411945678072</text:p>
          </table:table-cell>
          <table:table-cell table:formula="of:=SIN([.D36])" office:value-type="float" office:value="0.559192903470747" calcext:value-type="float">
            <text:p>0.559192903470747</text:p>
          </table:table-cell>
          <table:table-cell table:formula="of:=SIN([.A35]+PI()/2) +[.E36]" office:value-type="float" office:value="0.545916156247686" calcext:value-type="float">
            <text:p>0.545916156247686</text:p>
          </table:table-cell>
          <table:table-cell table:formula="of:=SIN([.D36]*0.5)+[.E36]" office:value-type="float" office:value="0.851564608193484" calcext:value-type="float">
            <text:p>0.851564608193484</text:p>
          </table:table-cell>
          <table:table-cell/>
          <table:table-cell table:formula="of:=SIN(2*PI()*552*[.A36])" office:value-type="float" office:value="-0.00000000000084516858" calcext:value-type="float">
            <text:p>-8.45168580466176E-13</text:p>
          </table:table-cell>
          <table:table-cell table:formula="of:=SIN(2*PI()*564*[.A36])" office:value-type="float" office:value="-0.00000000000782315344" calcext:value-type="float">
            <text:p>-7.82315344143437E-12</text:p>
          </table:table-cell>
          <table:table-cell table:formula="of:=[.I36]+[.J36]" office:value-type="float" office:value="-0.00000000000866832202" calcext:value-type="float">
            <text:p>-8.66832202190055E-12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SIN([.A37]/45)" office:value-type="float" office:value="0.701697876146735" calcext:value-type="float">
            <text:p>0.701697876146735</text:p>
          </table:table-cell>
          <table:table-cell/>
          <table:table-cell table:formula="of:=RADIANS([.A37])" office:value-type="float" office:value="0.610865238198015" calcext:value-type="float">
            <text:p>0.610865238198015</text:p>
          </table:table-cell>
          <table:table-cell table:formula="of:=SIN([.D37])" office:value-type="float" office:value="0.573576436351046" calcext:value-type="float">
            <text:p>0.573576436351046</text:p>
          </table:table-cell>
          <table:table-cell table:formula="of:=SIN([.A36]+PI()/2) +[.E37]" office:value-type="float" office:value="-0.27499383843356" calcext:value-type="float">
            <text:p>-0.27499383843356</text:p>
          </table:table-cell>
          <table:table-cell table:formula="of:=SIN([.D37]*0.5)+[.E37]" office:value-type="float" office:value="0.874282235855319" calcext:value-type="float">
            <text:p>0.874282235855319</text:p>
          </table:table-cell>
          <table:table-cell/>
          <table:table-cell table:formula="of:=SIN(2*PI()*552*[.A37])" office:value-type="float" office:value="-0.00000000000001403147" calcext:value-type="float">
            <text:p>-1.40314664583074E-14</text:p>
          </table:table-cell>
          <table:table-cell table:formula="of:=SIN(2*PI()*564*[.A37])" office:value-type="float" office:value="-0.00000000001361721378" calcext:value-type="float">
            <text:p>-1.36172137770286E-11</text:p>
          </table:table-cell>
          <table:table-cell table:formula="of:=[.I37]+[.J37]" office:value-type="float" office:value="-0.00000000001363124524" calcext:value-type="float">
            <text:p>-1.36312452434869E-11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SIN([.A38]/45)" office:value-type="float" office:value="0.717356090899523" calcext:value-type="float">
            <text:p>0.717356090899523</text:p>
          </table:table-cell>
          <table:table-cell/>
          <table:table-cell table:formula="of:=RADIANS([.A38])" office:value-type="float" office:value="0.628318530717959" calcext:value-type="float">
            <text:p>0.628318530717959</text:p>
          </table:table-cell>
          <table:table-cell table:formula="of:=SIN([.D38])" office:value-type="float" office:value="0.587785252292473" calcext:value-type="float">
            <text:p>0.587785252292473</text:p>
          </table:table-cell>
          <table:table-cell table:formula="of:=SIN([.A37]+PI()/2) +[.E38]" office:value-type="float" office:value="-0.315906952799033" calcext:value-type="float">
            <text:p>-0.315906952799033</text:p>
          </table:table-cell>
          <table:table-cell table:formula="of:=SIN([.D38]*0.5)+[.E38]" office:value-type="float" office:value="0.896802246667421" calcext:value-type="float">
            <text:p>0.896802246667421</text:p>
          </table:table-cell>
          <table:table-cell/>
          <table:table-cell table:formula="of:=SIN(2*PI()*552*[.A38])" office:value-type="float" office:value="0.00000000000081710565" calcext:value-type="float">
            <text:p>8.17105647549561E-13</text:p>
          </table:table-cell>
          <table:table-cell table:formula="of:=SIN(2*PI()*564*[.A38])" office:value-type="float" office:value="-0.00000000000485935888" calcext:value-type="float">
            <text:p>-4.85935888425596E-12</text:p>
          </table:table-cell>
          <table:table-cell table:formula="of:=[.I38]+[.J38]" office:value-type="float" office:value="-0.00000000000404225324" calcext:value-type="float">
            <text:p>-4.0422532367064E-12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SIN([.A39]/45)" office:value-type="float" office:value="0.732660070308825" calcext:value-type="float">
            <text:p>0.732660070308825</text:p>
          </table:table-cell>
          <table:table-cell/>
          <table:table-cell table:formula="of:=RADIANS([.A39])" office:value-type="float" office:value="0.645771823237902" calcext:value-type="float">
            <text:p>0.645771823237902</text:p>
          </table:table-cell>
          <table:table-cell table:formula="of:=SIN([.D39])" office:value-type="float" office:value="0.601815023152048" calcext:value-type="float">
            <text:p>0.601815023152048</text:p>
          </table:table-cell>
          <table:table-cell table:formula="of:=SIN([.A38]+PI()/2) +[.E39]" office:value-type="float" office:value="0.473851333524645" calcext:value-type="float">
            <text:p>0.473851333524645</text:p>
          </table:table-cell>
          <table:table-cell table:formula="of:=SIN([.D39]*0.5)+[.E39]" office:value-type="float" office:value="0.91911967955714" calcext:value-type="float">
            <text:p>0.91911967955714</text:p>
          </table:table-cell>
          <table:table-cell/>
          <table:table-cell table:formula="of:=SIN(2*PI()*552*[.A39])" office:value-type="float" office:value="0.00000000000164824276" calcext:value-type="float">
            <text:p>1.64824276155743E-12</text:p>
          </table:table-cell>
          <table:table-cell table:formula="of:=SIN(2*PI()*564*[.A39])" office:value-type="float" office:value="-0.00000000002520533445" calcext:value-type="float">
            <text:p>-2.5205334448217E-11</text:p>
          </table:table-cell>
          <table:table-cell table:formula="of:=[.I39]+[.J39]" office:value-type="float" office:value="-0.00000000002355709169" calcext:value-type="float">
            <text:p>-2.35570916866596E-11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SIN([.A40]/45)" office:value-type="float" office:value="0.747602257164948" calcext:value-type="float">
            <text:p>0.747602257164948</text:p>
          </table:table-cell>
          <table:table-cell/>
          <table:table-cell table:formula="of:=RADIANS([.A40])" office:value-type="float" office:value="0.663225115757845" calcext:value-type="float">
            <text:p>0.663225115757845</text:p>
          </table:table-cell>
          <table:table-cell table:formula="of:=SIN([.D40])" office:value-type="float" office:value="0.615661475325658" calcext:value-type="float">
            <text:p>0.615661475325658</text:p>
          </table:table-cell>
          <table:table-cell table:formula="of:=SIN([.A39]+PI()/2) +[.E40]" office:value-type="float" office:value="1.381075527271" calcext:value-type="float">
            <text:p>1.381075527271</text:p>
          </table:table-cell>
          <table:table-cell table:formula="of:=SIN([.D40]*0.5)+[.E40]" office:value-type="float" office:value="0.941229629782815" calcext:value-type="float">
            <text:p>0.941229629782815</text:p>
          </table:table-cell>
          <table:table-cell/>
          <table:table-cell table:formula="of:=SIN(2*PI()*552*[.A40])" office:value-type="float" office:value="0.00000000000247937988" calcext:value-type="float">
            <text:p>2.4793798755653E-12</text:p>
          </table:table-cell>
          <table:table-cell table:formula="of:=SIN(2*PI()*564*[.A40])" office:value-type="float" office:value="-0.00000000001644747956" calcext:value-type="float">
            <text:p>-1.64474795554444E-11</text:p>
          </table:table-cell>
          <table:table-cell table:formula="of:=[.I40]+[.J40]" office:value-type="float" office:value="-0.00000000001396809968" calcext:value-type="float">
            <text:p>-1.39680996798791E-11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SIN([.A41]/45)" office:value-type="float" office:value="0.76217527291384" calcext:value-type="float">
            <text:p>0.76217527291384</text:p>
          </table:table-cell>
          <table:table-cell/>
          <table:table-cell table:formula="of:=RADIANS([.A41])" office:value-type="float" office:value="0.680678408277789" calcext:value-type="float">
            <text:p>0.680678408277789</text:p>
          </table:table-cell>
          <table:table-cell table:formula="of:=SIN([.D41])" office:value-type="float" office:value="0.629320391049838" calcext:value-type="float">
            <text:p>0.629320391049838</text:p>
          </table:table-cell>
          <table:table-cell table:formula="of:=SIN([.A40]+PI()/2) +[.E41]" office:value-type="float" office:value="1.58439403509713" calcext:value-type="float">
            <text:p>1.58439403509713</text:p>
          </table:table-cell>
          <table:table-cell table:formula="of:=SIN([.D41]*0.5)+[.E41]" office:value-type="float" office:value="0.963127250283609" calcext:value-type="float">
            <text:p>0.963127250283609</text:p>
          </table:table-cell>
          <table:table-cell/>
          <table:table-cell table:formula="of:=SIN(2*PI()*552*[.A41])" office:value-type="float" office:value="-0.00000000001124139824" calcext:value-type="float">
            <text:p>-1.12413982387937E-11</text:p>
          </table:table-cell>
          <table:table-cell table:formula="of:=SIN(2*PI()*564*[.A41])" office:value-type="float" office:value="-0.00000000000768962466" calcext:value-type="float">
            <text:p>-7.68962466267176E-12</text:p>
          </table:table-cell>
          <table:table-cell table:formula="of:=[.I41]+[.J41]" office:value-type="float" office:value="-0.0000000000189310229" calcext:value-type="float">
            <text:p>-1.89310229014654E-11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SIN([.A42]/45)" office:value-type="float" office:value="0.776371921300661" calcext:value-type="float">
            <text:p>0.776371921300661</text:p>
          </table:table-cell>
          <table:table-cell/>
          <table:table-cell table:formula="of:=RADIANS([.A42])" office:value-type="float" office:value="0.698131700797732" calcext:value-type="float">
            <text:p>0.698131700797732</text:p>
          </table:table-cell>
          <table:table-cell table:formula="of:=SIN([.D42])" office:value-type="float" office:value="0.642787609686539" calcext:value-type="float">
            <text:p>0.642787609686539</text:p>
          </table:table-cell>
          <table:table-cell table:formula="of:=SIN([.A41]+PI()/2) +[.E42]" office:value-type="float" office:value="0.909430542046475" calcext:value-type="float">
            <text:p>0.909430542046475</text:p>
          </table:table-cell>
          <table:table-cell table:formula="of:=SIN([.D42]*0.5)+[.E42]" office:value-type="float" office:value="0.984807753012208" calcext:value-type="float">
            <text:p>0.984807753012208</text:p>
          </table:table-cell>
          <table:table-cell/>
          <table:table-cell table:formula="of:=SIN(2*PI()*552*[.A42])" office:value-type="float" office:value="0.0000000000041416541" calcext:value-type="float">
            <text:p>4.14165410358104E-12</text:p>
          </table:table-cell>
          <table:table-cell table:formula="of:=SIN(2*PI()*564*[.A42])" office:value-type="float" office:value="0.00000000000106823023" calcext:value-type="float">
            <text:p>1.06823023010087E-12</text:p>
          </table:table-cell>
          <table:table-cell table:formula="of:=[.I42]+[.J42]" office:value-type="float" office:value="0.00000000000520988433" calcext:value-type="float">
            <text:p>5.20988433368191E-12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SIN([.A43]/45)" office:value-type="float" office:value="0.790185191923351" calcext:value-type="float">
            <text:p>0.790185191923351</text:p>
          </table:table-cell>
          <table:table-cell/>
          <table:table-cell table:formula="of:=RADIANS([.A43])" office:value-type="float" office:value="0.715584993317675" calcext:value-type="float">
            <text:p>0.715584993317675</text:p>
          </table:table-cell>
          <table:table-cell table:formula="of:=SIN([.D43])" office:value-type="float" office:value="0.656059028990507" calcext:value-type="float">
            <text:p>0.656059028990507</text:p>
          </table:table-cell>
          <table:table-cell table:formula="of:=SIN([.A42]+PI()/2) +[.E43]" office:value-type="float" office:value="-0.0108790326617558" calcext:value-type="float">
            <text:p>-0.0108790326617558</text:p>
          </table:table-cell>
          <table:table-cell table:formula="of:=SIN([.D43]*0.5)+[.E43]" office:value-type="float" office:value="1.00626641024997" calcext:value-type="float">
            <text:p>1.00626641024997</text:p>
          </table:table-cell>
          <table:table-cell/>
          <table:table-cell table:formula="of:=SIN(2*PI()*552*[.A43])" office:value-type="float" office:value="-0.00000000000957912401" calcext:value-type="float">
            <text:p>-9.57912401077795E-12</text:p>
          </table:table-cell>
          <table:table-cell table:formula="of:=SIN(2*PI()*564*[.A43])" office:value-type="float" office:value="-0.00000000001927774533" calcext:value-type="float">
            <text:p>-1.92777453338602E-11</text:p>
          </table:table-cell>
          <table:table-cell table:formula="of:=[.I43]+[.J43]" office:value-type="float" office:value="-0.00000000002885686934" calcext:value-type="float">
            <text:p>-2.88568693446382E-11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SIN([.A44]/45)" office:value-type="float" office:value="0.803608263694411" calcext:value-type="float">
            <text:p>0.803608263694411</text:p>
          </table:table-cell>
          <table:table-cell/>
          <table:table-cell table:formula="of:=RADIANS([.A44])" office:value-type="float" office:value="0.733038285837618" calcext:value-type="float">
            <text:p>0.733038285837618</text:p>
          </table:table-cell>
          <table:table-cell table:formula="of:=SIN([.D44])" office:value-type="float" office:value="0.669130606358858" calcext:value-type="float">
            <text:p>0.669130606358858</text:p>
          </table:table-cell>
          <table:table-cell table:formula="of:=SIN([.A43]+PI()/2) +[.E44]" office:value-type="float" office:value="-0.318208671164968" calcext:value-type="float">
            <text:p>-0.318208671164968</text:p>
          </table:table-cell>
          <table:table-cell table:formula="of:=SIN([.D44]*0.5)+[.E44]" office:value-type="float" office:value="1.02749855590416" calcext:value-type="float">
            <text:p>1.02749855590416</text:p>
          </table:table-cell>
          <table:table-cell/>
          <table:table-cell table:formula="of:=SIN(2*PI()*552*[.A44])" office:value-type="float" office:value="0.00000000000580392833" calcext:value-type="float">
            <text:p>5.80392833159677E-12</text:p>
          </table:table-cell>
          <table:table-cell table:formula="of:=SIN(2*PI()*564*[.A44])" office:value-type="float" office:value="-0.00000000001051989044" calcext:value-type="float">
            <text:p>-1.05198904410876E-11</text:p>
          </table:table-cell>
          <table:table-cell table:formula="of:=[.I44]+[.J44]" office:value-type="float" office:value="-0.00000000000471596211" calcext:value-type="float">
            <text:p>-4.71596210949079E-12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SIN([.A45]/45)" office:value-type="float" office:value="0.816634508209205" calcext:value-type="float">
            <text:p>0.816634508209205</text:p>
          </table:table-cell>
          <table:table-cell/>
          <table:table-cell table:formula="of:=RADIANS([.A45])" office:value-type="float" office:value="0.750491578357562" calcext:value-type="float">
            <text:p>0.750491578357562</text:p>
          </table:table-cell>
          <table:table-cell table:formula="of:=SIN([.D45])" office:value-type="float" office:value="0.681998360062499" calcext:value-type="float">
            <text:p>0.681998360062499</text:p>
          </table:table-cell>
          <table:table-cell table:formula="of:=SIN([.A44]+PI()/2) +[.E45]" office:value-type="float" office:value="0.282013045074149" calcext:value-type="float">
            <text:p>0.282013045074149</text:p>
          </table:table-cell>
          <table:table-cell table:formula="of:=SIN([.D45]*0.5)+[.E45]" office:value-type="float" office:value="1.0484995867868" calcext:value-type="float">
            <text:p>1.0484995867868</text:p>
          </table:table-cell>
          <table:table-cell/>
          <table:table-cell table:formula="of:=SIN(2*PI()*552*[.A45])" office:value-type="float" office:value="-0.00000000000791684978" calcext:value-type="float">
            <text:p>-7.91684978276221E-12</text:p>
          </table:table-cell>
          <table:table-cell table:formula="of:=SIN(2*PI()*564*[.A45])" office:value-type="float" office:value="-0.00000000000176203555" calcext:value-type="float">
            <text:p>-1.76203554831493E-12</text:p>
          </table:table-cell>
          <table:table-cell table:formula="of:=[.I45]+[.J45]" office:value-type="float" office:value="-0.00000000000967888533" calcext:value-type="float">
            <text:p>-9.67888533107714E-12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SIN([.A46]/45)" office:value-type="float" office:value="0.829257493019108" calcext:value-type="float">
            <text:p>0.829257493019108</text:p>
          </table:table-cell>
          <table:table-cell/>
          <table:table-cell table:formula="of:=RADIANS([.A46])" office:value-type="float" office:value="0.767944870877505" calcext:value-type="float">
            <text:p>0.767944870877505</text:p>
          </table:table-cell>
          <table:table-cell table:formula="of:=SIN([.D46])" office:value-type="float" office:value="0.694658370458997" calcext:value-type="float">
            <text:p>0.694658370458997</text:p>
          </table:table-cell>
          <table:table-cell table:formula="of:=SIN([.A45]+PI()/2) +[.E46]" office:value-type="float" office:value="1.24977167197962" calcext:value-type="float">
            <text:p>1.24977167197962</text:p>
          </table:table-cell>
          <table:table-cell table:formula="of:=SIN([.D46]*0.5)+[.E46]" office:value-type="float" office:value="1.06926496387491" calcext:value-type="float">
            <text:p>1.06926496387491</text:p>
          </table:table-cell>
          <table:table-cell/>
          <table:table-cell table:formula="of:=SIN(2*PI()*552*[.A46])" office:value-type="float" office:value="0.00000000000746620256" calcext:value-type="float">
            <text:p>7.46620255961251E-12</text:p>
          </table:table-cell>
          <table:table-cell table:formula="of:=SIN(2*PI()*564*[.A46])" office:value-type="float" office:value="-0.00000000002210801111" calcext:value-type="float">
            <text:p>-2.2108011112276E-11</text:p>
          </table:table-cell>
          <table:table-cell table:formula="of:=[.I46]+[.J46]" office:value-type="float" office:value="-0.00000000001464180855" calcext:value-type="float">
            <text:p>-1.46418085526635E-11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SIN([.A47]/45)" office:value-type="float" office:value="0.841470984807897" calcext:value-type="float">
            <text:p>0.841470984807897</text:p>
          </table:table-cell>
          <table:table-cell/>
          <table:table-cell table:formula="of:=RADIANS([.A47])" office:value-type="float" office:value="0.785398163397448" calcext:value-type="float">
            <text:p>0.785398163397448</text:p>
          </table:table-cell>
          <table:table-cell table:formula="of:=SIN([.D47])" office:value-type="float" office:value="0.707106781186548" calcext:value-type="float">
            <text:p>0.707106781186548</text:p>
          </table:table-cell>
          <table:table-cell table:formula="of:=SIN([.A46]+PI()/2) +[.E47]" office:value-type="float" office:value="1.70695008983424" calcext:value-type="float">
            <text:p>1.70695008983424</text:p>
          </table:table-cell>
          <table:table-cell table:formula="of:=SIN([.D47]*0.5)+[.E47]" office:value-type="float" office:value="1.08979021355164" calcext:value-type="float">
            <text:p>1.08979021355164</text:p>
          </table:table-cell>
          <table:table-cell/>
          <table:table-cell table:formula="of:=SIN(2*PI()*552*[.A47])" office:value-type="float" office:value="-0.00000000000625457555" calcext:value-type="float">
            <text:p>-6.25457555474648E-12</text:p>
          </table:table-cell>
          <table:table-cell table:formula="of:=SIN(2*PI()*564*[.A47])" office:value-type="float" office:value="-0.00000000001335015622" calcext:value-type="float">
            <text:p>-1.33501562195034E-11</text:p>
          </table:table-cell>
          <table:table-cell table:formula="of:=[.I47]+[.J47]" office:value-type="float" office:value="-0.00000000001960473177" calcext:value-type="float">
            <text:p>-1.96047317742498E-11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SIN([.A48]/45)" office:value-type="float" office:value="0.8532689524698" calcext:value-type="float">
            <text:p>0.8532689524698</text:p>
          </table:table-cell>
          <table:table-cell/>
          <table:table-cell table:formula="of:=RADIANS([.A48])" office:value-type="float" office:value="0.802851455917392" calcext:value-type="float">
            <text:p>0.802851455917392</text:p>
          </table:table-cell>
          <table:table-cell table:formula="of:=SIN([.D48])" office:value-type="float" office:value="0.719339800338651" calcext:value-type="float">
            <text:p>0.719339800338651</text:p>
          </table:table-cell>
          <table:table-cell table:formula="of:=SIN([.A47]+PI()/2) +[.E48]" office:value-type="float" office:value="1.24466178915638" calcext:value-type="float">
            <text:p>1.24466178915638</text:p>
          </table:table-cell>
          <table:table-cell table:formula="of:=SIN([.D48]*0.5)+[.E48]" office:value-type="float" office:value="1.11007092882792" calcext:value-type="float">
            <text:p>1.11007092882792</text:p>
          </table:table-cell>
          <table:table-cell/>
          <table:table-cell table:formula="of:=SIN(2*PI()*552*[.A48])" office:value-type="float" office:value="0.00000000000912847679" calcext:value-type="float">
            <text:p>9.12847678762825E-12</text:p>
          </table:table-cell>
          <table:table-cell table:formula="of:=SIN(2*PI()*564*[.A48])" office:value-type="float" office:value="-0.00000000000459230133" calcext:value-type="float">
            <text:p>-4.59230132673074E-12</text:p>
          </table:table-cell>
          <table:table-cell table:formula="of:=[.I48]+[.J48]" office:value-type="float" office:value="0.00000000000453617546" calcext:value-type="float">
            <text:p>4.53617546089751E-12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SIN([.A49]/45)" office:value-type="float" office:value="0.864645570087703" calcext:value-type="float">
            <text:p>0.864645570087703</text:p>
          </table:table-cell>
          <table:table-cell/>
          <table:table-cell table:formula="of:=RADIANS([.A49])" office:value-type="float" office:value="0.820304748437335" calcext:value-type="float">
            <text:p>0.820304748437335</text:p>
          </table:table-cell>
          <table:table-cell table:formula="of:=SIN([.D49])" office:value-type="float" office:value="0.731353701619171" calcext:value-type="float">
            <text:p>0.731353701619171</text:p>
          </table:table-cell>
          <table:table-cell table:formula="of:=SIN([.A48]+PI()/2) +[.E49]" office:value-type="float" office:value="0.299175756734391" calcext:value-type="float">
            <text:p>0.299175756734391</text:p>
          </table:table-cell>
          <table:table-cell table:formula="of:=SIN([.D49]*0.5)+[.E49]" office:value-type="float" office:value="1.13010277054442" calcext:value-type="float">
            <text:p>1.13010277054442</text:p>
          </table:table-cell>
          <table:table-cell/>
          <table:table-cell table:formula="of:=SIN(2*PI()*552*[.A49])" office:value-type="float" office:value="-0.00000000000459230133" calcext:value-type="float">
            <text:p>-4.59230132673074E-12</text:p>
          </table:table-cell>
          <table:table-cell table:formula="of:=SIN(2*PI()*564*[.A49])" office:value-type="float" office:value="-0.00000000002493827689" calcext:value-type="float">
            <text:p>-2.49382768906918E-11</text:p>
          </table:table-cell>
          <table:table-cell table:formula="of:=[.I49]+[.J49]" office:value-type="float" office:value="-0.00000000002953057822" calcext:value-type="float">
            <text:p>-2.95305782174226E-11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SIN([.A50]/45)" office:value-type="float" office:value="0.875595219810026" calcext:value-type="float">
            <text:p>0.875595219810026</text:p>
          </table:table-cell>
          <table:table-cell/>
          <table:table-cell table:formula="of:=RADIANS([.A50])" office:value-type="float" office:value="0.837758040957278" calcext:value-type="float">
            <text:p>0.837758040957278</text:p>
          </table:table-cell>
          <table:table-cell table:formula="of:=SIN([.D50])" office:value-type="float" office:value="0.743144825477394" calcext:value-type="float">
            <text:p>0.743144825477394</text:p>
          </table:table-cell>
          <table:table-cell table:formula="of:=SIN([.A49]+PI()/2) +[.E50]" office:value-type="float" office:value="-0.249190643673535" calcext:value-type="float">
            <text:p>-0.249190643673535</text:p>
          </table:table-cell>
          <table:table-cell table:formula="of:=SIN([.D50]*0.5)+[.E50]" office:value-type="float" office:value="1.14988146855319" calcext:value-type="float">
            <text:p>1.14988146855319</text:p>
          </table:table-cell>
          <table:table-cell/>
          <table:table-cell table:formula="of:=SIN(2*PI()*552*[.A50])" office:value-type="float" office:value="-0.00000000001831307944" calcext:value-type="float">
            <text:p>-1.83130794410897E-11</text:p>
          </table:table-cell>
          <table:table-cell table:formula="of:=SIN(2*PI()*564*[.A50])" office:value-type="float" office:value="-0.000000000016180422" calcext:value-type="float">
            <text:p>-1.61804219979192E-11</text:p>
          </table:table-cell>
          <table:table-cell table:formula="of:=[.I50]+[.J50]" office:value-type="float" office:value="-0.00000000003449350144" calcext:value-type="float">
            <text:p>-3.44935014390089E-11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SIN([.A51]/45)" office:value-type="float" office:value="0.886112494624853" calcext:value-type="float">
            <text:p>0.886112494624853</text:p>
          </table:table-cell>
          <table:table-cell/>
          <table:table-cell table:formula="of:=RADIANS([.A51])" office:value-type="float" office:value="0.855211333477221" calcext:value-type="float">
            <text:p>0.855211333477221</text:p>
          </table:table-cell>
          <table:table-cell table:formula="of:=SIN([.D51])" office:value-type="float" office:value="0.754709580222772" calcext:value-type="float">
            <text:p>0.754709580222772</text:p>
          </table:table-cell>
          <table:table-cell table:formula="of:=SIN([.A50]+PI()/2) +[.E51]" office:value-type="float" office:value="0.114565240753573" calcext:value-type="float">
            <text:p>0.114565240753573</text:p>
          </table:table-cell>
          <table:table-cell table:formula="of:=SIN([.D51]*0.5)+[.E51]" office:value-type="float" office:value="1.16940282287901" calcext:value-type="float">
            <text:p>1.16940282287901</text:p>
          </table:table-cell>
          <table:table-cell/>
          <table:table-cell table:formula="of:=SIN(2*PI()*552*[.A51])" office:value-type="float" office:value="-0.0000000000029300271" calcext:value-type="float">
            <text:p>-2.930027098715E-12</text:p>
          </table:table-cell>
          <table:table-cell table:formula="of:=SIN(2*PI()*564*[.A51])" office:value-type="float" office:value="-0.00000000000742256711" calcext:value-type="float">
            <text:p>-7.42256710514654E-12</text:p>
          </table:table-cell>
          <table:table-cell table:formula="of:=[.I51]+[.J51]" office:value-type="float" office:value="-0.0000000000103525942" calcext:value-type="float">
            <text:p>-1.03525942038615E-11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SIN([.A52]/45)" office:value-type="float" office:value="0.896192201029956" calcext:value-type="float">
            <text:p>0.896192201029956</text:p>
          </table:table-cell>
          <table:table-cell/>
          <table:table-cell table:formula="of:=RADIANS([.A52])" office:value-type="float" office:value="0.872664625997165" calcext:value-type="float">
            <text:p>0.872664625997165</text:p>
          </table:table-cell>
          <table:table-cell table:formula="of:=SIN([.D52])" office:value-type="float" office:value="0.766044443118978" calcext:value-type="float">
            <text:p>0.766044443118978</text:p>
          </table:table-cell>
          <table:table-cell table:formula="of:=SIN([.A51]+PI()/2) +[.E52]" office:value-type="float" office:value="1.06663698686262" calcext:value-type="float">
            <text:p>1.06663698686262</text:p>
          </table:table-cell>
          <table:table-cell table:formula="of:=SIN([.D52]*0.5)+[.E52]" office:value-type="float" office:value="1.18866270485968" calcext:value-type="float">
            <text:p>1.18866270485968</text:p>
          </table:table-cell>
          <table:table-cell/>
          <table:table-cell table:formula="of:=SIN(2*PI()*552*[.A52])" office:value-type="float" office:value="-0.00000000001665080521" calcext:value-type="float">
            <text:p>-1.6650805213074E-11</text:p>
          </table:table-cell>
          <table:table-cell table:formula="of:=SIN(2*PI()*564*[.A52])" office:value-type="float" office:value="-0.00000000002776854267" calcext:value-type="float">
            <text:p>-2.77685426691076E-11</text:p>
          </table:table-cell>
          <table:table-cell table:formula="of:=[.I52]+[.J52]" office:value-type="float" office:value="-0.00000000004441934788" calcext:value-type="float">
            <text:p>-4.44193478821816E-11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SIN([.A53]/45)" office:value-type="float" office:value="0.905829361597381" calcext:value-type="float">
            <text:p>0.905829361597381</text:p>
          </table:table-cell>
          <table:table-cell/>
          <table:table-cell table:formula="of:=RADIANS([.A53])" office:value-type="float" office:value="0.890117918517108" calcext:value-type="float">
            <text:p>0.890117918517108</text:p>
          </table:table-cell>
          <table:table-cell table:formula="of:=SIN([.D53])" office:value-type="float" office:value="0.777145961456971" calcext:value-type="float">
            <text:p>0.777145961456971</text:p>
          </table:table-cell>
          <table:table-cell table:formula="of:=SIN([.A52]+PI()/2) +[.E53]" office:value-type="float" office:value="1.74211198994908" calcext:value-type="float">
            <text:p>1.74211198994908</text:p>
          </table:table-cell>
          <table:table-cell table:formula="of:=SIN([.D53]*0.5)+[.E53]" office:value-type="float" office:value="1.20765705826527" calcext:value-type="float">
            <text:p>1.20765705826527</text:p>
          </table:table-cell>
          <table:table-cell/>
          <table:table-cell table:formula="of:=SIN(2*PI()*552*[.A53])" office:value-type="float" office:value="-0.00000000000126775287" calcext:value-type="float">
            <text:p>-1.26775287069926E-12</text:p>
          </table:table-cell>
          <table:table-cell table:formula="of:=SIN(2*PI()*564*[.A53])" office:value-type="float" office:value="-0.00000000001901068778" calcext:value-type="float">
            <text:p>-1.9010687776335E-11</text:p>
          </table:table-cell>
          <table:table-cell table:formula="of:=[.I53]+[.J53]" office:value-type="float" office:value="-0.00000000002027844065" calcext:value-type="float">
            <text:p>-2.02784406470342E-11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SIN([.A54]/45)" office:value-type="float" office:value="0.915019217431333" calcext:value-type="float">
            <text:p>0.915019217431333</text:p>
          </table:table-cell>
          <table:table-cell/>
          <table:table-cell table:formula="of:=RADIANS([.A54])" office:value-type="float" office:value="0.907571211037051" calcext:value-type="float">
            <text:p>0.907571211037051</text:p>
          </table:table-cell>
          <table:table-cell table:formula="of:=SIN([.D54])" office:value-type="float" office:value="0.788010753606722" calcext:value-type="float">
            <text:p>0.788010753606722</text:p>
          </table:table-cell>
          <table:table-cell table:formula="of:=SIN([.A53]+PI()/2) +[.E54]" office:value-type="float" office:value="1.5301649504205" calcext:value-type="float">
            <text:p>1.5301649504205</text:p>
          </table:table-cell>
          <table:table-cell table:formula="of:=SIN([.D54]*0.5)+[.E54]" office:value-type="float" office:value="1.2263819003958" calcext:value-type="float">
            <text:p>1.2263819003958</text:p>
          </table:table-cell>
          <table:table-cell/>
          <table:table-cell table:formula="of:=SIN(2*PI()*552*[.A54])" office:value-type="float" office:value="-0.00000000001498853099" calcext:value-type="float">
            <text:p>-1.49885309850583E-11</text:p>
          </table:table-cell>
          <table:table-cell table:formula="of:=SIN(2*PI()*564*[.A54])" office:value-type="float" office:value="-0.00000000001025283288" calcext:value-type="float">
            <text:p>-1.02528328835623E-11</text:p>
          </table:table-cell>
          <table:table-cell table:formula="of:=[.I54]+[.J54]" office:value-type="float" office:value="-0.00000000002524136387" calcext:value-type="float">
            <text:p>-2.52413638686206E-11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SIN([.A55]/45)" office:value-type="float" office:value="0.923757230518155" calcext:value-type="float">
            <text:p>0.923757230518155</text:p>
          </table:table-cell>
          <table:table-cell/>
          <table:table-cell table:formula="of:=RADIANS([.A55])" office:value-type="float" office:value="0.925024503556995" calcext:value-type="float">
            <text:p>0.925024503556995</text:p>
          </table:table-cell>
          <table:table-cell table:formula="of:=SIN([.D55])" office:value-type="float" office:value="0.798635510047293" calcext:value-type="float">
            <text:p>0.798635510047293</text:p>
          </table:table-cell>
          <table:table-cell table:formula="of:=SIN([.A54]+PI()/2) +[.E55]" office:value-type="float" office:value="0.635644729251586" calcext:value-type="float">
            <text:p>0.635644729251586</text:p>
          </table:table-cell>
          <table:table-cell table:formula="of:=SIN([.D55]*0.5)+[.E55]" office:value-type="float" office:value="1.2448333231571" calcext:value-type="float">
            <text:p>1.2448333231571</text:p>
          </table:table-cell>
          <table:table-cell/>
          <table:table-cell table:formula="of:=SIN(2*PI()*552*[.A55])" office:value-type="float" office:value="0.00000000000039452136" calcext:value-type="float">
            <text:p>3.94521357316473E-13</text:p>
          </table:table-cell>
          <table:table-cell table:formula="of:=SIN(2*PI()*564*[.A55])" office:value-type="float" office:value="-0.00000000003059880845" calcext:value-type="float">
            <text:p>-3.05988084475234E-11</text:p>
          </table:table-cell>
          <table:table-cell table:formula="of:=[.I55]+[.J55]" office:value-type="float" office:value="-0.00000000003020428709" calcext:value-type="float">
            <text:p>-3.02042870902069E-11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SIN([.A56]/45)" office:value-type="float" office:value="0.932039085967226" calcext:value-type="float">
            <text:p>0.932039085967226</text:p>
          </table:table-cell>
          <table:table-cell/>
          <table:table-cell table:formula="of:=RADIANS([.A56])" office:value-type="float" office:value="0.942477796076938" calcext:value-type="float">
            <text:p>0.942477796076938</text:p>
          </table:table-cell>
          <table:table-cell table:formula="of:=SIN([.D56])" office:value-type="float" office:value="0.809016994374948" calcext:value-type="float">
            <text:p>0.809016994374948</text:p>
          </table:table-cell>
          <table:table-cell table:formula="of:=SIN([.A55]+PI()/2) +[.E56]" office:value-type="float" office:value="-0.109265791837172" calcext:value-type="float">
            <text:p>-0.109265791837172</text:p>
          </table:table-cell>
          <table:table-cell table:formula="of:=SIN([.D56]*0.5)+[.E56]" office:value-type="float" office:value="1.26300749411449" calcext:value-type="float">
            <text:p>1.26300749411449</text:p>
          </table:table-cell>
          <table:table-cell/>
          <table:table-cell table:formula="of:=SIN(2*PI()*552*[.A56])" office:value-type="float" office:value="-0.00000000001332625676" calcext:value-type="float">
            <text:p>-1.33262567570425E-11</text:p>
          </table:table-cell>
          <table:table-cell table:formula="of:=SIN(2*PI()*564*[.A56])" office:value-type="float" office:value="-0.00000000002184095355" calcext:value-type="float">
            <text:p>-2.18409535547508E-11</text:p>
          </table:table-cell>
          <table:table-cell table:formula="of:=[.I56]+[.J56]" office:value-type="float" office:value="-0.00000000003516721031" calcext:value-type="float">
            <text:p>-3.51672103117933E-11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SIN([.A57]/45)" office:value-type="float" office:value="0.939860694141691" calcext:value-type="float">
            <text:p>0.939860694141691</text:p>
          </table:table-cell>
          <table:table-cell/>
          <table:table-cell table:formula="of:=RADIANS([.A57])" office:value-type="float" office:value="0.959931088596881" calcext:value-type="float">
            <text:p>0.959931088596881</text:p>
          </table:table-cell>
          <table:table-cell table:formula="of:=SIN([.D57])" office:value-type="float" office:value="0.819152044288992" calcext:value-type="float">
            <text:p>0.819152044288992</text:p>
          </table:table-cell>
          <table:table-cell table:formula="of:=SIN([.A56]+PI()/2) +[.E57]" office:value-type="float" office:value="-0.0101577885741574" calcext:value-type="float">
            <text:p>-0.0101577885741574</text:p>
          </table:table-cell>
          <table:table-cell table:formula="of:=SIN([.D57]*0.5)+[.E57]" office:value-type="float" office:value="1.28090065752403" calcext:value-type="float">
            <text:p>1.28090065752403</text:p>
          </table:table-cell>
          <table:table-cell/>
          <table:table-cell table:formula="of:=SIN(2*PI()*552*[.A57])" office:value-type="float" office:value="0.00000000000205679559" calcext:value-type="float">
            <text:p>2.05679558533221E-12</text:p>
          </table:table-cell>
          <table:table-cell table:formula="of:=SIN(2*PI()*564*[.A57])" office:value-type="float" office:value="-0.00000000001308309866" calcext:value-type="float">
            <text:p>-1.30830986619782E-11</text:p>
          </table:table-cell>
          <table:table-cell table:formula="of:=[.I57]+[.J57]" office:value-type="float" office:value="-0.00000000001102630308" calcext:value-type="float">
            <text:p>-1.10263030766459E-11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SIN([.A58]/45)" office:value-type="float" office:value="0.94721819267794" calcext:value-type="float">
            <text:p>0.94721819267794</text:p>
          </table:table-cell>
          <table:table-cell/>
          <table:table-cell table:formula="of:=RADIANS([.A58])" office:value-type="float" office:value="0.977384381116825" calcext:value-type="float">
            <text:p>0.977384381116825</text:p>
          </table:table-cell>
          <table:table-cell table:formula="of:=SIN([.D58])" office:value-type="float" office:value="0.829037572555042" calcext:value-type="float">
            <text:p>0.829037572555042</text:p>
          </table:table-cell>
          <table:table-cell table:formula="of:=SIN([.A57]+PI()/2) +[.E58]" office:value-type="float" office:value="0.851164328816999" calcext:value-type="float">
            <text:p>0.851164328816999</text:p>
          </table:table-cell>
          <table:table-cell table:formula="of:=SIN([.D58]*0.5)+[.E58]" office:value-type="float" office:value="1.29850913534093" calcext:value-type="float">
            <text:p>1.29850913534093</text:p>
          </table:table-cell>
          <table:table-cell/>
          <table:table-cell table:formula="of:=SIN(2*PI()*552*[.A58])" office:value-type="float" office:value="-0.00000000001166398253" calcext:value-type="float">
            <text:p>-1.16639825290268E-11</text:p>
          </table:table-cell>
          <table:table-cell table:formula="of:=SIN(2*PI()*564*[.A58])" office:value-type="float" office:value="-0.00000000003342907423" calcext:value-type="float">
            <text:p>-3.34290742259392E-11</text:p>
          </table:table-cell>
          <table:table-cell table:formula="of:=[.I58]+[.J58]" office:value-type="float" office:value="-0.00000000004509305675" calcext:value-type="float">
            <text:p>-4.5093056754966E-11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SIN([.A59]/45)" office:value-type="float" office:value="0.954107948392883" calcext:value-type="float">
            <text:p>0.954107948392883</text:p>
          </table:table-cell>
          <table:table-cell/>
          <table:table-cell table:formula="of:=RADIANS([.A59])" office:value-type="float" office:value="0.994837673636768" calcext:value-type="float">
            <text:p>0.994837673636768</text:p>
          </table:table-cell>
          <table:table-cell table:formula="of:=SIN([.D59])" office:value-type="float" office:value="0.838670567945424" calcext:value-type="float">
            <text:p>0.838670567945424</text:p>
          </table:table-cell>
          <table:table-cell table:formula="of:=SIN([.A58]+PI()/2) +[.E59]" office:value-type="float" office:value="1.69189067566801" calcext:value-type="float">
            <text:p>1.69189067566801</text:p>
          </table:table-cell>
          <table:table-cell table:formula="of:=SIN([.D59]*0.5)+[.E59]" office:value-type="float" office:value="1.31582932820503" calcext:value-type="float">
            <text:p>1.31582932820503</text:p>
          </table:table-cell>
          <table:table-cell/>
          <table:table-cell table:formula="of:=SIN(2*PI()*552*[.A59])" office:value-type="float" office:value="0.00000000000371906981" calcext:value-type="float">
            <text:p>3.71906981334795E-12</text:p>
          </table:table-cell>
          <table:table-cell table:formula="of:=SIN(2*PI()*564*[.A59])" office:value-type="float" office:value="-0.00000000002467121933" calcext:value-type="float">
            <text:p>-2.46712193331666E-11</text:p>
          </table:table-cell>
          <table:table-cell table:formula="of:=[.I59]+[.J59]" office:value-type="float" office:value="-0.00000000002095214952" calcext:value-type="float">
            <text:p>-2.09521495198186E-11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SIN([.A60]/45)" office:value-type="float" office:value="0.96052655907803" calcext:value-type="float">
            <text:p>0.96052655907803</text:p>
          </table:table-cell>
          <table:table-cell/>
          <table:table-cell table:formula="of:=RADIANS([.A60])" office:value-type="float" office:value="1.01229096615671" calcext:value-type="float">
            <text:p>1.01229096615671</text:p>
          </table:table-cell>
          <table:table-cell table:formula="of:=SIN([.D60])" office:value-type="float" office:value="0.848048096156426" calcext:value-type="float">
            <text:p>0.848048096156426</text:p>
          </table:table-cell>
          <table:table-cell table:formula="of:=SIN([.A59]+PI()/2) +[.E60]" office:value-type="float" office:value="1.74791492312562" calcext:value-type="float">
            <text:p>1.74791492312562</text:p>
          </table:table-cell>
          <table:table-cell table:formula="of:=SIN([.D60]*0.5)+[.E60]" office:value-type="float" office:value="1.33285771640276" calcext:value-type="float">
            <text:p>1.33285771640276</text:p>
          </table:table-cell>
          <table:table-cell/>
          <table:table-cell table:formula="of:=SIN(2*PI()*552*[.A60])" office:value-type="float" office:value="-0.0000000000100017083" calcext:value-type="float">
            <text:p>-1.0001708301011E-11</text:p>
          </table:table-cell>
          <table:table-cell table:formula="of:=SIN(2*PI()*564*[.A60])" office:value-type="float" office:value="-0.00000000001591336444" calcext:value-type="float">
            <text:p>-1.5913364440394E-11</text:p>
          </table:table-cell>
          <table:table-cell table:formula="of:=[.I60]+[.J60]" office:value-type="float" office:value="-0.00000000002591507274" calcext:value-type="float">
            <text:p>-2.5915072741405E-11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SIN([.A61]/45)" office:value-type="float" office:value="0.966470855179528" calcext:value-type="float">
            <text:p>0.966470855179528</text:p>
          </table:table-cell>
          <table:table-cell/>
          <table:table-cell table:formula="of:=RADIANS([.A61])" office:value-type="float" office:value="1.02974425867665" calcext:value-type="float">
            <text:p>1.02974425867665</text:p>
          </table:table-cell>
          <table:table-cell table:formula="of:=SIN([.D61])" office:value-type="float" office:value="0.857167300702112" calcext:value-type="float">
            <text:p>0.857167300702112</text:p>
          </table:table-cell>
          <table:table-cell table:formula="of:=SIN([.A60]+PI()/2) +[.E61]" office:value-type="float" office:value="0.97634743615093" calcext:value-type="float">
            <text:p>0.97634743615093</text:p>
          </table:table-cell>
          <table:table-cell table:formula="of:=SIN([.D61]*0.5)+[.E61]" office:value-type="float" office:value="1.34959086080558" calcext:value-type="float">
            <text:p>1.34959086080558</text:p>
          </table:table-cell>
          <table:table-cell/>
          <table:table-cell table:formula="of:=SIN(2*PI()*552*[.A61])" office:value-type="float" office:value="0.00000000000538134404" calcext:value-type="float">
            <text:p>5.38134404136368E-12</text:p>
          </table:table-cell>
          <table:table-cell table:formula="of:=SIN(2*PI()*564*[.A61])" office:value-type="float" office:value="-0.00000000000715550955" calcext:value-type="float">
            <text:p>-7.15550954762132E-12</text:p>
          </table:table-cell>
          <table:table-cell table:formula="of:=[.I61]+[.J61]" office:value-type="float" office:value="-0.00000000000177416551" calcext:value-type="float">
            <text:p>-1.77416550625764E-12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SIN([.A62]/45)" office:value-type="float" office:value="0.971937901363313" calcext:value-type="float">
            <text:p>0.971937901363313</text:p>
          </table:table-cell>
          <table:table-cell/>
          <table:table-cell table:formula="of:=RADIANS([.A62])" office:value-type="float" office:value="1.0471975511966" calcext:value-type="float">
            <text:p>1.0471975511966</text:p>
          </table:table-cell>
          <table:table-cell table:formula="of:=SIN([.D62])" office:value-type="float" office:value="0.866025403784439" calcext:value-type="float">
            <text:p>0.866025403784439</text:p>
          </table:table-cell>
          <table:table-cell table:formula="of:=SIN([.A61]+PI()/2) +[.E62]" office:value-type="float" office:value="0.0949451808085923" calcext:value-type="float">
            <text:p>0.0949451808085923</text:p>
          </table:table-cell>
          <table:table-cell table:formula="of:=SIN([.D62]*0.5)+[.E62]" office:value-type="float" office:value="1.36602540378444" calcext:value-type="float">
            <text:p>1.36602540378444</text:p>
          </table:table-cell>
          <table:table-cell/>
          <table:table-cell table:formula="of:=SIN(2*PI()*552*[.A62])" office:value-type="float" office:value="-0.00000000000833943407" calcext:value-type="float">
            <text:p>-8.3394340729953E-12</text:p>
          </table:table-cell>
          <table:table-cell table:formula="of:=SIN(2*PI()*564*[.A62])" office:value-type="float" office:value="-0.00000000002750148511" calcext:value-type="float">
            <text:p>-2.75014851115824E-11</text:p>
          </table:table-cell>
          <table:table-cell table:formula="of:=[.I62]+[.J62]" office:value-type="float" office:value="-0.00000000003584091918" calcext:value-type="float">
            <text:p>-3.58409191845777E-11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SIN([.A63]/45)" office:value-type="float" office:value="0.97692499796459" calcext:value-type="float">
            <text:p>0.97692499796459</text:p>
          </table:table-cell>
          <table:table-cell/>
          <table:table-cell table:formula="of:=RADIANS([.A63])" office:value-type="float" office:value="1.06465084371654" calcext:value-type="float">
            <text:p>1.06465084371654</text:p>
          </table:table-cell>
          <table:table-cell table:formula="of:=SIN([.D63])" office:value-type="float" office:value="0.874619707139396" calcext:value-type="float">
            <text:p>0.874619707139396</text:p>
          </table:table-cell>
          <table:table-cell table:formula="of:=SIN([.A62]+PI()/2) +[.E63]" office:value-type="float" office:value="-0.07779327327576" calcext:value-type="float">
            <text:p>-0.07779327327576</text:p>
          </table:table-cell>
          <table:table-cell table:formula="of:=SIN([.D63]*0.5)+[.E63]" office:value-type="float" office:value="1.3821580701001" calcext:value-type="float">
            <text:p>1.3821580701001</text:p>
          </table:table-cell>
          <table:table-cell/>
          <table:table-cell table:formula="of:=SIN(2*PI()*552*[.A63])" office:value-type="float" office:value="0.00000000000704361827" calcext:value-type="float">
            <text:p>7.04361826937942E-12</text:p>
          </table:table-cell>
          <table:table-cell table:formula="of:=SIN(2*PI()*564*[.A63])" office:value-type="float" office:value="-0.00000000001874363022" calcext:value-type="float">
            <text:p>-1.87436302188098E-11</text:p>
          </table:table-cell>
          <table:table-cell table:formula="of:=[.I63]+[.J63]" office:value-type="float" office:value="-0.00000000001170001195" calcext:value-type="float">
            <text:p>-1.17000119494303E-11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SIN([.A64]/45)" office:value-type="float" office:value="0.981429682320953" calcext:value-type="float">
            <text:p>0.981429682320953</text:p>
          </table:table-cell>
          <table:table-cell/>
          <table:table-cell table:formula="of:=RADIANS([.A64])" office:value-type="float" office:value="1.08210413623648" calcext:value-type="float">
            <text:p>1.08210413623648</text:p>
          </table:table-cell>
          <table:table-cell table:formula="of:=SIN([.D64])" office:value-type="float" office:value="0.882947592858927" calcext:value-type="float">
            <text:p>0.882947592858927</text:p>
          </table:table-cell>
          <table:table-cell table:formula="of:=SIN([.A63]+PI()/2) +[.E64]" office:value-type="float" office:value="0.624845956920661" calcext:value-type="float">
            <text:p>0.624845956920661</text:p>
          </table:table-cell>
          <table:table-cell table:formula="of:=SIN([.D64]*0.5)+[.E64]" office:value-type="float" office:value="1.39798566776898" calcext:value-type="float">
            <text:p>1.39798566776898</text:p>
          </table:table-cell>
          <table:table-cell/>
          <table:table-cell table:formula="of:=SIN(2*PI()*552*[.A64])" office:value-type="float" office:value="-0.00000000000667715984" calcext:value-type="float">
            <text:p>-6.67715984497956E-12</text:p>
          </table:table-cell>
          <table:table-cell table:formula="of:=SIN(2*PI()*564*[.A64])" office:value-type="float" office:value="-0.00000000000998577533" calcext:value-type="float">
            <text:p>-9.98577532603713E-12</text:p>
          </table:table-cell>
          <table:table-cell table:formula="of:=[.I64]+[.J64]" office:value-type="float" office:value="-0.00000000001666293517" calcext:value-type="float">
            <text:p>-1.66629351710167E-11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SIN([.A65]/45)" office:value-type="float" office:value="0.98544972998846" calcext:value-type="float">
            <text:p>0.98544972998846</text:p>
          </table:table-cell>
          <table:table-cell/>
          <table:table-cell table:formula="of:=RADIANS([.A65])" office:value-type="float" office:value="1.09955742875643" calcext:value-type="float">
            <text:p>1.09955742875643</text:p>
          </table:table-cell>
          <table:table-cell table:formula="of:=SIN([.D65])" office:value-type="float" office:value="0.891006524188368" calcext:value-type="float">
            <text:p>0.891006524188368</text:p>
          </table:table-cell>
          <table:table-cell table:formula="of:=SIN([.A64]+PI()/2) +[.E65]" office:value-type="float" office:value="1.56451368651196" calcext:value-type="float">
            <text:p>1.56451368651196</text:p>
          </table:table-cell>
          <table:table-cell table:formula="of:=SIN([.D65]*0.5)+[.E65]" office:value-type="float" office:value="1.41350508890432" calcext:value-type="float">
            <text:p>1.41350508890432</text:p>
          </table:table-cell>
          <table:table-cell/>
          <table:table-cell table:formula="of:=SIN(2*PI()*552*[.A65])" office:value-type="float" office:value="0.0000000000087058925" calcext:value-type="float">
            <text:p>8.70589249739516E-12</text:p>
          </table:table-cell>
          <table:table-cell table:formula="of:=SIN(2*PI()*564*[.A65])" office:value-type="float" office:value="-0.00000000003033175089" calcext:value-type="float">
            <text:p>-3.03317508899982E-11</text:p>
          </table:table-cell>
          <table:table-cell table:formula="of:=[.I65]+[.J65]" office:value-type="float" office:value="-0.00000000002162585839" calcext:value-type="float">
            <text:p>-2.1625858392603E-11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SIN([.A66]/45)" office:value-type="float" office:value="0.988983155840081" calcext:value-type="float">
            <text:p>0.988983155840081</text:p>
          </table:table-cell>
          <table:table-cell/>
          <table:table-cell table:formula="of:=RADIANS([.A66])" office:value-type="float" office:value="1.11701072127637" calcext:value-type="float">
            <text:p>1.11701072127637</text:p>
          </table:table-cell>
          <table:table-cell table:formula="of:=SIN([.D66])" office:value-type="float" office:value="0.898794046299167" calcext:value-type="float">
            <text:p>0.898794046299167</text:p>
          </table:table-cell>
          <table:table-cell table:formula="of:=SIN([.A65]+PI()/2) +[.E66]" office:value-type="float" office:value="1.88469062788172" calcext:value-type="float">
            <text:p>1.88469062788172</text:p>
          </table:table-cell>
          <table:table-cell table:formula="of:=SIN([.D66]*0.5)+[.E66]" office:value-type="float" office:value="1.42871331053237" calcext:value-type="float">
            <text:p>1.42871331053237</text:p>
          </table:table-cell>
          <table:table-cell/>
          <table:table-cell table:formula="of:=SIN(2*PI()*552*[.A66])" office:value-type="float" office:value="-0.00000000000501488562" calcext:value-type="float">
            <text:p>-5.01488561696383E-12</text:p>
          </table:table-cell>
          <table:table-cell table:formula="of:=SIN(2*PI()*564*[.A66])" office:value-type="float" office:value="-0.000000000021573896" calcext:value-type="float">
            <text:p>-2.15738959972256E-11</text:p>
          </table:table-cell>
          <table:table-cell table:formula="of:=[.I66]+[.J66]" office:value-type="float" office:value="-0.00000000002658878161" calcext:value-type="float">
            <text:p>-2.65887816141894E-11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SIN([.A67]/45)" office:value-type="float" office:value="0.992028215045967" calcext:value-type="float">
            <text:p>0.992028215045967</text:p>
          </table:table-cell>
          <table:table-cell/>
          <table:table-cell table:formula="of:=RADIANS([.A67])" office:value-type="float" office:value="1.13446401379631" calcext:value-type="float">
            <text:p>1.13446401379631</text:p>
          </table:table-cell>
          <table:table-cell table:formula="of:=SIN([.D67])" office:value-type="float" office:value="0.90630778703665" calcext:value-type="float">
            <text:p>0.90630778703665</text:p>
          </table:table-cell>
          <table:table-cell table:formula="of:=SIN([.A66]+PI()/2) +[.E67]" office:value-type="float" office:value="1.29816501746621" calcext:value-type="float">
            <text:p>1.29816501746621</text:p>
          </table:table-cell>
          <table:table-cell table:formula="of:=SIN([.D67]*0.5)+[.E67]" office:value-type="float" office:value="1.44360739538347" calcext:value-type="float">
            <text:p>1.44360739538347</text:p>
          </table:table-cell>
          <table:table-cell/>
          <table:table-cell table:formula="of:=SIN(2*PI()*552*[.A67])" office:value-type="float" office:value="-0.00000000001873566373" calcext:value-type="float">
            <text:p>-1.87356637313228E-11</text:p>
          </table:table-cell>
          <table:table-cell table:formula="of:=SIN(2*PI()*564*[.A67])" office:value-type="float" office:value="-0.0000000000128160411" calcext:value-type="float">
            <text:p>-1.28160411044529E-11</text:p>
          </table:table-cell>
          <table:table-cell table:formula="of:=[.I67]+[.J67]" office:value-type="float" office:value="-0.00000000003155170484" calcext:value-type="float">
            <text:p>-3.15517048357757E-11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SIN([.A68]/45)" office:value-type="float" office:value="0.994583403935056" calcext:value-type="float">
            <text:p>0.994583403935056</text:p>
          </table:table-cell>
          <table:table-cell/>
          <table:table-cell table:formula="of:=RADIANS([.A68])" office:value-type="float" office:value="1.15191730631626" calcext:value-type="float">
            <text:p>1.15191730631626</text:p>
          </table:table-cell>
          <table:table-cell table:formula="of:=SIN([.D68])" office:value-type="float" office:value="0.913545457642601" calcext:value-type="float">
            <text:p>0.913545457642601</text:p>
          </table:table-cell>
          <table:table-cell table:formula="of:=SIN([.A67]+PI()/2) +[.E68]" office:value-type="float" office:value="0.351091606404433" calcext:value-type="float">
            <text:p>0.351091606404433</text:p>
          </table:table-cell>
          <table:table-cell table:formula="of:=SIN([.D68]*0.5)+[.E68]" office:value-type="float" office:value="1.45818449265763" calcext:value-type="float">
            <text:p>1.45818449265763</text:p>
          </table:table-cell>
          <table:table-cell/>
          <table:table-cell table:formula="of:=SIN(2*PI()*552*[.A68])" office:value-type="float" office:value="-0.00000000000335261139" calcext:value-type="float">
            <text:p>-3.35261138894809E-12</text:p>
          </table:table-cell>
          <table:table-cell table:formula="of:=SIN(2*PI()*564*[.A68])" office:value-type="float" office:value="-0.00000000003316201667" calcext:value-type="float">
            <text:p>-3.3162016668414E-11</text:p>
          </table:table-cell>
          <table:table-cell table:formula="of:=[.I68]+[.J68]" office:value-type="float" office:value="-0.00000000003651462806" calcext:value-type="float">
            <text:p>-3.65146280573621E-11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SIN([.A69]/45)" office:value-type="float" office:value="0.996647460737603" calcext:value-type="float">
            <text:p>0.996647460737603</text:p>
          </table:table-cell>
          <table:table-cell/>
          <table:table-cell table:formula="of:=RADIANS([.A69])" office:value-type="float" office:value="1.1693705988362" calcext:value-type="float">
            <text:p>1.1693705988362</text:p>
          </table:table-cell>
          <table:table-cell table:formula="of:=SIN([.D69])" office:value-type="float" office:value="0.92050485345244" calcext:value-type="float">
            <text:p>0.92050485345244</text:p>
          </table:table-cell>
          <table:table-cell table:formula="of:=SIN([.A68]+PI()/2) +[.E69]" office:value-type="float" office:value="-0.0791426025139097" calcext:value-type="float">
            <text:p>-0.0791426025139097</text:p>
          </table:table-cell>
          <table:table-cell table:formula="of:=SIN([.D69]*0.5)+[.E69]" office:value-type="float" office:value="1.4724418387645" calcext:value-type="float">
            <text:p>1.4724418387645</text:p>
          </table:table-cell>
          <table:table-cell/>
          <table:table-cell table:formula="of:=SIN(2*PI()*552*[.A69])" office:value-type="float" office:value="-0.0000000000170733895" calcext:value-type="float">
            <text:p>-1.70733895033071E-11</text:p>
          </table:table-cell>
          <table:table-cell table:formula="of:=SIN(2*PI()*564*[.A69])" office:value-type="float" office:value="-0.00000000002440416178" calcext:value-type="float">
            <text:p>-2.44041617756414E-11</text:p>
          </table:table-cell>
          <table:table-cell table:formula="of:=[.I69]+[.J69]" office:value-type="float" office:value="-0.00000000004147755128" calcext:value-type="float">
            <text:p>-4.14775512789485E-11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SIN([.A70]/45)" office:value-type="float" office:value="0.998219366208241" calcext:value-type="float">
            <text:p>0.998219366208241</text:p>
          </table:table-cell>
          <table:table-cell/>
          <table:table-cell table:formula="of:=RADIANS([.A70])" office:value-type="float" office:value="1.18682389135614" calcext:value-type="float">
            <text:p>1.18682389135614</text:p>
          </table:table-cell>
          <table:table-cell table:formula="of:=SIN([.D70])" office:value-type="float" office:value="0.927183854566787" calcext:value-type="float">
            <text:p>0.927183854566787</text:p>
          </table:table-cell>
          <table:table-cell table:formula="of:=SIN([.A69]+PI()/2) +[.E70]" office:value-type="float" office:value="0.409414054777278" calcext:value-type="float">
            <text:p>0.409414054777278</text:p>
          </table:table-cell>
          <table:table-cell table:formula="of:=SIN([.D70]*0.5)+[.E70]" office:value-type="float" office:value="1.48637675803753" calcext:value-type="float">
            <text:p>1.48637675803753</text:p>
          </table:table-cell>
          <table:table-cell/>
          <table:table-cell table:formula="of:=SIN(2*PI()*552*[.A70])" office:value-type="float" office:value="-0.00000000000169033716" calcext:value-type="float">
            <text:p>-1.69033716093235E-12</text:p>
          </table:table-cell>
          <table:table-cell table:formula="of:=SIN(2*PI()*564*[.A70])" office:value-type="float" office:value="-0.00000000001564630688" calcext:value-type="float">
            <text:p>-1.56463068828687E-11</text:p>
          </table:table-cell>
          <table:table-cell table:formula="of:=[.I70]+[.J70]" office:value-type="float" office:value="-0.00000000001733664404" calcext:value-type="float">
            <text:p>-1.73366440438011E-11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SIN([.A71]/45)" office:value-type="float" office:value="0.999298344129299" calcext:value-type="float">
            <text:p>0.999298344129299</text:p>
          </table:table-cell>
          <table:table-cell/>
          <table:table-cell table:formula="of:=RADIANS([.A71])" office:value-type="float" office:value="1.20427718387609" calcext:value-type="float">
            <text:p>1.20427718387609</text:p>
          </table:table-cell>
          <table:table-cell table:formula="of:=SIN([.D71])" office:value-type="float" office:value="0.933580426497202" calcext:value-type="float">
            <text:p>0.933580426497202</text:p>
          </table:table-cell>
          <table:table-cell table:formula="of:=SIN([.A70]+PI()/2) +[.E71]" office:value-type="float" office:value="1.37372344899324" calcext:value-type="float">
            <text:p>1.37372344899324</text:p>
          </table:table-cell>
          <table:table-cell table:formula="of:=SIN([.D71]*0.5)+[.E71]" office:value-type="float" office:value="1.49998666342203" calcext:value-type="float">
            <text:p>1.49998666342203</text:p>
          </table:table-cell>
          <table:table-cell/>
          <table:table-cell table:formula="of:=SIN(2*PI()*552*[.A71])" office:value-type="float" office:value="-0.00000000001541111528" calcext:value-type="float">
            <text:p>-1.54111152752913E-11</text:p>
          </table:table-cell>
          <table:table-cell table:formula="of:=SIN(2*PI()*564*[.A71])" office:value-type="float" office:value="-0.00000000003599228245" calcext:value-type="float">
            <text:p>-3.59922824468298E-11</text:p>
          </table:table-cell>
          <table:table-cell table:formula="of:=[.I71]+[.J71]" office:value-type="float" office:value="-0.00000000005140339772" calcext:value-type="float">
            <text:p>-5.14033977221212E-11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SIN([.A72]/45)" office:value-type="float" office:value="0.999883861694102" calcext:value-type="float">
            <text:p>0.999883861694102</text:p>
          </table:table-cell>
          <table:table-cell/>
          <table:table-cell table:formula="of:=RADIANS([.A72])" office:value-type="float" office:value="1.22173047639603" calcext:value-type="float">
            <text:p>1.22173047639603</text:p>
          </table:table-cell>
          <table:table-cell table:formula="of:=SIN([.D72])" office:value-type="float" office:value="0.939692620785908" calcext:value-type="float">
            <text:p>0.939692620785908</text:p>
          </table:table-cell>
          <table:table-cell table:formula="of:=SIN([.A71]+PI()/2) +[.E72]" office:value-type="float" office:value="1.93308300050818" calcext:value-type="float">
            <text:p>1.93308300050818</text:p>
          </table:table-cell>
          <table:table-cell table:formula="of:=SIN([.D72]*0.5)+[.E72]" office:value-type="float" office:value="1.51326905713695" calcext:value-type="float">
            <text:p>1.51326905713695</text:p>
          </table:table-cell>
          <table:table-cell/>
          <table:table-cell table:formula="of:=SIN(2*PI()*552*[.A72])" office:value-type="float" office:value="-0.00000000000002806293" calcext:value-type="float">
            <text:p>-2.80629329166149E-14</text:p>
          </table:table-cell>
          <table:table-cell table:formula="of:=SIN(2*PI()*564*[.A72])" office:value-type="float" office:value="-0.00000000002723442755" calcext:value-type="float">
            <text:p>-2.72344275540572E-11</text:p>
          </table:table-cell>
          <table:table-cell table:formula="of:=[.I72]+[.J72]" office:value-type="float" office:value="-0.00000000002726249049" calcext:value-type="float">
            <text:p>-2.72624904869738E-11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SIN([.A73]/45)" office:value-type="float" office:value="0.999975629770072" calcext:value-type="float">
            <text:p>0.999975629770072</text:p>
          </table:table-cell>
          <table:table-cell/>
          <table:table-cell table:formula="of:=RADIANS([.A73])" office:value-type="float" office:value="1.23918376891597" calcext:value-type="float">
            <text:p>1.23918376891597</text:p>
          </table:table-cell>
          <table:table-cell table:formula="of:=SIN([.D73])" office:value-type="float" office:value="0.945518575599317" calcext:value-type="float">
            <text:p>0.945518575599317</text:p>
          </table:table-cell>
          <table:table-cell table:formula="of:=SIN([.A72]+PI()/2) +[.E73]" office:value-type="float" office:value="1.57883777868562" calcext:value-type="float">
            <text:p>1.57883777868562</text:p>
          </table:table-cell>
          <table:table-cell table:formula="of:=SIN([.D73]*0.5)+[.E73]" office:value-type="float" office:value="1.52622153131026" calcext:value-type="float">
            <text:p>1.52622153131026</text:p>
          </table:table-cell>
          <table:table-cell/>
          <table:table-cell table:formula="of:=SIN(2*PI()*552*[.A73])" office:value-type="float" office:value="-0.00000000001374884105" calcext:value-type="float">
            <text:p>-1.37488410472756E-11</text:p>
          </table:table-cell>
          <table:table-cell table:formula="of:=SIN(2*PI()*564*[.A73])" office:value-type="float" office:value="-0.00000000001847657266" calcext:value-type="float">
            <text:p>-1.84765726612845E-11</text:p>
          </table:table-cell>
          <table:table-cell table:formula="of:=[.I73]+[.J73]" office:value-type="float" office:value="-0.00000000003222541371" calcext:value-type="float">
            <text:p>-3.22254137085601E-11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SIN([.A74]/45)" office:value-type="float" office:value="0.999573603041505" calcext:value-type="float">
            <text:p>0.999573603041505</text:p>
          </table:table-cell>
          <table:table-cell/>
          <table:table-cell table:formula="of:=RADIANS([.A74])" office:value-type="float" office:value="1.25663706143592" calcext:value-type="float">
            <text:p>1.25663706143592</text:p>
          </table:table-cell>
          <table:table-cell table:formula="of:=SIN([.D74])" office:value-type="float" office:value="0.951056516295154" calcext:value-type="float">
            <text:p>0.951056516295154</text:p>
          </table:table-cell>
          <table:table-cell table:formula="of:=SIN([.A73]+PI()/2) +[.E74]" office:value-type="float" office:value="0.642033788129088" calcext:value-type="float">
            <text:p>0.642033788129088</text:p>
          </table:table-cell>
          <table:table-cell table:formula="of:=SIN([.D74]*0.5)+[.E74]" office:value-type="float" office:value="1.53884176858763" calcext:value-type="float">
            <text:p>1.53884176858763</text:p>
          </table:table-cell>
          <table:table-cell/>
          <table:table-cell table:formula="of:=SIN(2*PI()*552*[.A74])" office:value-type="float" office:value="0.0000000000016342113" calcext:value-type="float">
            <text:p>1.63421129509912E-12</text:p>
          </table:table-cell>
          <table:table-cell table:formula="of:=SIN(2*PI()*564*[.A74])" office:value-type="float" office:value="-0.00000000000971871777" calcext:value-type="float">
            <text:p>-9.71871776851191E-12</text:p>
          </table:table-cell>
          <table:table-cell table:formula="of:=[.I74]+[.J74]" office:value-type="float" office:value="-0.00000000000808450647" calcext:value-type="float">
            <text:p>-8.08450647341279E-12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SIN([.A75]/45)" office:value-type="float" office:value="0.998677980031949" calcext:value-type="float">
            <text:p>0.998677980031949</text:p>
          </table:table-cell>
          <table:table-cell/>
          <table:table-cell table:formula="of:=RADIANS([.A75])" office:value-type="float" office:value="1.27409035395586" calcext:value-type="float">
            <text:p>1.27409035395586</text:p>
          </table:table-cell>
          <table:table-cell table:formula="of:=SIN([.D75])" office:value-type="float" office:value="0.956304755963035" calcext:value-type="float">
            <text:p>0.956304755963035</text:p>
          </table:table-cell>
          <table:table-cell table:formula="of:=SIN([.A74]+PI()/2) +[.E75]" office:value-type="float" office:value="-0.0109458323108457" calcext:value-type="float">
            <text:p>-0.0109458323108457</text:p>
          </table:table-cell>
          <table:table-cell table:formula="of:=SIN([.D75]*0.5)+[.E75]" office:value-type="float" office:value="1.55112754271438" calcext:value-type="float">
            <text:p>1.55112754271438</text:p>
          </table:table-cell>
          <table:table-cell/>
          <table:table-cell table:formula="of:=SIN(2*PI()*552*[.A75])" office:value-type="float" office:value="-0.00000000001208656682" calcext:value-type="float">
            <text:p>-1.20865668192599E-11</text:p>
          </table:table-cell>
          <table:table-cell table:formula="of:=SIN(2*PI()*564*[.A75])" office:value-type="float" office:value="-0.00000000003006469333" calcext:value-type="float">
            <text:p>-3.0064693332473E-11</text:p>
          </table:table-cell>
          <table:table-cell table:formula="of:=[.I75]+[.J75]" office:value-type="float" office:value="-0.00000000004215126015" calcext:value-type="float">
            <text:p>-4.21512601517328E-11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SIN([.A76]/45)" office:value-type="float" office:value="0.997289203006172" calcext:value-type="float">
            <text:p>0.997289203006172</text:p>
          </table:table-cell>
          <table:table-cell/>
          <table:table-cell table:formula="of:=RADIANS([.A76])" office:value-type="float" office:value="1.2915436464758" calcext:value-type="float">
            <text:p>1.2915436464758</text:p>
          </table:table-cell>
          <table:table-cell table:formula="of:=SIN([.D76])" office:value-type="float" office:value="0.961261695938319" calcext:value-type="float">
            <text:p>0.961261695938319</text:p>
          </table:table-cell>
          <table:table-cell table:formula="of:=SIN([.A75]+PI()/2) +[.E76]" office:value-type="float" office:value="0.225068977710999" calcext:value-type="float">
            <text:p>0.225068977710999</text:p>
          </table:table-cell>
          <table:table-cell table:formula="of:=SIN([.D76]*0.5)+[.E76]" office:value-type="float" office:value="1.56307671909037" calcext:value-type="float">
            <text:p>1.56307671909037</text:p>
          </table:table-cell>
          <table:table-cell/>
          <table:table-cell table:formula="of:=SIN(2*PI()*552*[.A76])" office:value-type="float" office:value="0.00000000000329648552" calcext:value-type="float">
            <text:p>3.29648552311486E-12</text:p>
          </table:table-cell>
          <table:table-cell table:formula="of:=SIN(2*PI()*564*[.A76])" office:value-type="float" office:value="-0.0000000000504106689" calcext:value-type="float">
            <text:p>-5.04106688964341E-11</text:p>
          </table:table-cell>
          <table:table-cell table:formula="of:=[.I76]+[.J76]" office:value-type="float" office:value="-0.00000000004711418337" calcext:value-type="float">
            <text:p>-4.71141833733192E-11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SIN([.A77]/45)" office:value-type="float" office:value="0.995407957751765" calcext:value-type="float">
            <text:p>0.995407957751765</text:p>
          </table:table-cell>
          <table:table-cell/>
          <table:table-cell table:formula="of:=RADIANS([.A77])" office:value-type="float" office:value="1.30899693899575" calcext:value-type="float">
            <text:p>1.30899693899575</text:p>
          </table:table-cell>
          <table:table-cell table:formula="of:=SIN([.D77])" office:value-type="float" office:value="0.965925826289068" calcext:value-type="float">
            <text:p>0.965925826289068</text:p>
          </table:table-cell>
          <table:table-cell table:formula="of:=SIN([.A76]+PI()/2) +[.E77]" office:value-type="float" office:value="1.13764316811984" calcext:value-type="float">
            <text:p>1.13764316811984</text:p>
          </table:table-cell>
          <table:table-cell table:formula="of:=SIN([.D77]*0.5)+[.E77]" office:value-type="float" office:value="1.57468725529779" calcext:value-type="float">
            <text:p>1.57468725529779</text:p>
          </table:table-cell>
          <table:table-cell/>
          <table:table-cell table:formula="of:=SIN(2*PI()*552*[.A77])" office:value-type="float" office:value="-0.00000000001042429259" calcext:value-type="float">
            <text:p>-1.04242925912441E-11</text:p>
          </table:table-cell>
          <table:table-cell table:formula="of:=SIN(2*PI()*564*[.A77])" office:value-type="float" office:value="-0.00000000001254898355" calcext:value-type="float">
            <text:p>-1.25489835469277E-11</text:p>
          </table:table-cell>
          <table:table-cell table:formula="of:=[.I77]+[.J77]" office:value-type="float" office:value="-0.00000000002297327614" calcext:value-type="float">
            <text:p>-2.29732761381718E-11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SIN([.A78]/45)" office:value-type="float" office:value="0.993035173240501" calcext:value-type="float">
            <text:p>0.993035173240501</text:p>
          </table:table-cell>
          <table:table-cell/>
          <table:table-cell table:formula="of:=RADIANS([.A78])" office:value-type="float" office:value="1.32645023151569" calcext:value-type="float">
            <text:p>1.32645023151569</text:p>
          </table:table-cell>
          <table:table-cell table:formula="of:=SIN([.D78])" office:value-type="float" office:value="0.970295726275997" calcext:value-type="float">
            <text:p>0.970295726275997</text:p>
          </table:table-cell>
          <table:table-cell table:formula="of:=SIN([.A77]+PI()/2) +[.E78]" office:value-type="float" office:value="1.89204699600074" calcext:value-type="float">
            <text:p>1.89204699600074</text:p>
          </table:table-cell>
          <table:table-cell table:formula="of:=SIN([.D78]*0.5)+[.E78]" office:value-type="float" office:value="1.58595720160165" calcext:value-type="float">
            <text:p>1.58595720160165</text:p>
          </table:table-cell>
          <table:table-cell/>
          <table:table-cell table:formula="of:=SIN(2*PI()*552*[.A78])" office:value-type="float" office:value="0.00000000000495875975" calcext:value-type="float">
            <text:p>4.9587597511306E-12</text:p>
          </table:table-cell>
          <table:table-cell table:formula="of:=SIN(2*PI()*564*[.A78])" office:value-type="float" office:value="-0.00000000003289495911" calcext:value-type="float">
            <text:p>-3.28949591108888E-11</text:p>
          </table:table-cell>
          <table:table-cell table:formula="of:=[.I78]+[.J78]" office:value-type="float" office:value="-0.00000000002793619936" calcext:value-type="float">
            <text:p>-2.79361993597582E-11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SIN([.A79]/45)" office:value-type="float" office:value="0.990172021169599" calcext:value-type="float">
            <text:p>0.990172021169599</text:p>
          </table:table-cell>
          <table:table-cell/>
          <table:table-cell table:formula="of:=RADIANS([.A79])" office:value-type="float" office:value="1.34390352403563" calcext:value-type="float">
            <text:p>1.34390352403563</text:p>
          </table:table-cell>
          <table:table-cell table:formula="of:=SIN([.D79])" office:value-type="float" office:value="0.974370064785235" calcext:value-type="float">
            <text:p>0.974370064785235</text:p>
          </table:table-cell>
          <table:table-cell table:formula="of:=SIN([.A78]+PI()/2) +[.E79]" office:value-type="float" office:value="1.7987013958928" calcext:value-type="float">
            <text:p>1.7987013958928</text:p>
          </table:table-cell>
          <table:table-cell table:formula="of:=SIN([.D79]*0.5)+[.E79]" office:value-type="float" office:value="1.59688470142285" calcext:value-type="float">
            <text:p>1.59688470142285</text:p>
          </table:table-cell>
          <table:table-cell/>
          <table:table-cell table:formula="of:=SIN(2*PI()*552*[.A79])" office:value-type="float" office:value="-0.00000000000876201836" calcext:value-type="float">
            <text:p>-8.76201836322839E-12</text:p>
          </table:table-cell>
          <table:table-cell table:formula="of:=SIN(2*PI()*564*[.A79])" office:value-type="float" office:value="-0.00000000005324093467" calcext:value-type="float">
            <text:p>-5.32409346748499E-11</text:p>
          </table:table-cell>
          <table:table-cell table:formula="of:=[.I79]+[.J79]" office:value-type="float" office:value="-0.00000000006200295304" calcext:value-type="float">
            <text:p>-6.20029530380783E-11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SIN([.A80]/45)" office:value-type="float" office:value="0.986819915383131" calcext:value-type="float">
            <text:p>0.986819915383131</text:p>
          </table:table-cell>
          <table:table-cell/>
          <table:table-cell table:formula="of:=RADIANS([.A80])" office:value-type="float" office:value="1.36135681655558" calcext:value-type="float">
            <text:p>1.36135681655558</text:p>
          </table:table-cell>
          <table:table-cell table:formula="of:=SIN([.D80])" office:value-type="float" office:value="0.978147600733806" calcext:value-type="float">
            <text:p>0.978147600733806</text:p>
          </table:table-cell>
          <table:table-cell table:formula="of:=SIN([.A79]+PI()/2) +[.E80]" office:value-type="float" office:value="0.947172569002595" calcext:value-type="float">
            <text:p>0.947172569002595</text:p>
          </table:table-cell>
          <table:table-cell table:formula="of:=SIN([.D80]*0.5)+[.E80]" office:value-type="float" office:value="1.60746799178364" calcext:value-type="float">
            <text:p>1.60746799178364</text:p>
          </table:table-cell>
          <table:table-cell/>
          <table:table-cell table:formula="of:=SIN(2*PI()*552*[.A80])" office:value-type="float" office:value="-0.00000000002248279648" calcext:value-type="float">
            <text:p>-2.24827964775874E-11</text:p>
          </table:table-cell>
          <table:table-cell table:formula="of:=SIN(2*PI()*564*[.A80])" office:value-type="float" office:value="-0.00000000001537924933" calcext:value-type="float">
            <text:p>-1.53792493253435E-11</text:p>
          </table:table-cell>
          <table:table-cell table:formula="of:=[.I80]+[.J80]" office:value-type="float" office:value="-0.0000000000378620458" calcext:value-type="float">
            <text:p>-3.78620458029309E-11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SIN([.A81]/45)" office:value-type="float" office:value="0.982980511173858" calcext:value-type="float">
            <text:p>0.982980511173858</text:p>
          </table:table-cell>
          <table:table-cell/>
          <table:table-cell table:formula="of:=RADIANS([.A81])" office:value-type="float" office:value="1.37881010907552" calcext:value-type="float">
            <text:p>1.37881010907552</text:p>
          </table:table-cell>
          <table:table-cell table:formula="of:=SIN([.D81])" office:value-type="float" office:value="0.981627183447664" calcext:value-type="float">
            <text:p>0.981627183447664</text:p>
          </table:table-cell>
          <table:table-cell table:formula="of:=SIN([.A80]+PI()/2) +[.E81]" office:value-type="float" office:value="0.123824090202679" calcext:value-type="float">
            <text:p>0.123824090202679</text:p>
          </table:table-cell>
          <table:table-cell table:formula="of:=SIN([.D81]*0.5)+[.E81]" office:value-type="float" office:value="1.61770540372543" calcext:value-type="float">
            <text:p>1.61770540372543</text:p>
          </table:table-cell>
          <table:table-cell/>
          <table:table-cell table:formula="of:=SIN(2*PI()*552*[.A81])" office:value-type="float" office:value="0.00000000002200408632" calcext:value-type="float">
            <text:p>2.20040863215211E-11</text:p>
          </table:table-cell>
          <table:table-cell table:formula="of:=SIN(2*PI()*564*[.A81])" office:value-type="float" office:value="-0.00000000003572522489" calcext:value-type="float">
            <text:p>-3.57252248893046E-11</text:p>
          </table:table-cell>
          <table:table-cell table:formula="of:=[.I81]+[.J81]" office:value-type="float" office:value="-0.00000000001372113857" calcext:value-type="float">
            <text:p>-1.37211385677835E-11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SIN([.A82]/45)" office:value-type="float" office:value="0.978655704465837" calcext:value-type="float">
            <text:p>0.978655704465837</text:p>
          </table:table-cell>
          <table:table-cell/>
          <table:table-cell table:formula="of:=RADIANS([.A82])" office:value-type="float" office:value="1.39626340159546" calcext:value-type="float">
            <text:p>1.39626340159546</text:p>
          </table:table-cell>
          <table:table-cell table:formula="of:=SIN([.D82])" office:value-type="float" office:value="0.984807753012208" calcext:value-type="float">
            <text:p>0.984807753012208</text:p>
          </table:table-cell>
          <table:table-cell table:formula="of:=SIN([.A81]+PI()/2) +[.E82]" office:value-type="float" office:value="0.0888368062212425" calcext:value-type="float">
            <text:p>0.0888368062212425</text:p>
          </table:table-cell>
          <table:table-cell table:formula="of:=SIN([.D82]*0.5)+[.E82]" office:value-type="float" office:value="1.62759536269875" calcext:value-type="float">
            <text:p>1.62759536269875</text:p>
          </table:table-cell>
          <table:table-cell/>
          <table:table-cell table:formula="of:=SIN(2*PI()*552*[.A82])" office:value-type="float" office:value="0.00000000000828330821" calcext:value-type="float">
            <text:p>8.28330820716207E-12</text:p>
          </table:table-cell>
          <table:table-cell table:formula="of:=SIN(2*PI()*564*[.A82])" office:value-type="float" office:value="0.00000000000213646046" calcext:value-type="float">
            <text:p>2.13646046020174E-12</text:p>
          </table:table-cell>
          <table:table-cell table:formula="of:=[.I82]+[.J82]" office:value-type="float" office:value="0.00000000001041976867" calcext:value-type="float">
            <text:p>1.04197686673638E-11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SIN([.A83]/45)" office:value-type="float" office:value="0.973847630878195" calcext:value-type="float">
            <text:p>0.973847630878195</text:p>
          </table:table-cell>
          <table:table-cell/>
          <table:table-cell table:formula="of:=RADIANS([.A83])" office:value-type="float" office:value="1.41371669411541" calcext:value-type="float">
            <text:p>1.41371669411541</text:p>
          </table:table-cell>
          <table:table-cell table:formula="of:=SIN([.D83])" office:value-type="float" office:value="0.987688340595138" calcext:value-type="float">
            <text:p>0.987688340595138</text:p>
          </table:table-cell>
          <table:table-cell table:formula="of:=SIN([.A82]+PI()/2) +[.E83]" office:value-type="float" office:value="0.877301096756085" calcext:value-type="float">
            <text:p>0.877301096756085</text:p>
          </table:table-cell>
          <table:table-cell table:formula="of:=SIN([.D83]*0.5)+[.E83]" office:value-type="float" office:value="1.63713638892532" calcext:value-type="float">
            <text:p>1.63713638892532</text:p>
          </table:table-cell>
          <table:table-cell/>
          <table:table-cell table:formula="of:=SIN(2*PI()*552*[.A83])" office:value-type="float" office:value="-0.00000000000543746991" calcext:value-type="float">
            <text:p>-5.43746990719691E-12</text:p>
          </table:table-cell>
          <table:table-cell table:formula="of:=SIN(2*PI()*564*[.A83])" office:value-type="float" office:value="-0.0000000000182095151" calcext:value-type="float">
            <text:p>-1.82095151037593E-11</text:p>
          </table:table-cell>
          <table:table-cell table:formula="of:=[.I83]+[.J83]" office:value-type="float" office:value="-0.00000000002364698501" calcext:value-type="float">
            <text:p>-2.36469850109562E-11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SIN([.A84]/45)" office:value-type="float" office:value="0.968558664670552" calcext:value-type="float">
            <text:p>0.968558664670552</text:p>
          </table:table-cell>
          <table:table-cell/>
          <table:table-cell table:formula="of:=RADIANS([.A84])" office:value-type="float" office:value="1.43116998663535" calcext:value-type="float">
            <text:p>1.43116998663535</text:p>
          </table:table-cell>
          <table:table-cell table:formula="of:=SIN([.D84])" office:value-type="float" office:value="0.99026806874157" calcext:value-type="float">
            <text:p>0.99026806874157</text:p>
          </table:table-cell>
          <table:table-cell table:formula="of:=SIN([.A83]+PI()/2) +[.E84]" office:value-type="float" office:value="1.7669540507632" calcext:value-type="float">
            <text:p>1.7669540507632</text:p>
          </table:table-cell>
          <table:table-cell table:formula="of:=SIN([.D84]*0.5)+[.E84]" office:value-type="float" office:value="1.64632709773208" calcext:value-type="float">
            <text:p>1.64632709773208</text:p>
          </table:table-cell>
          <table:table-cell/>
          <table:table-cell table:formula="of:=SIN(2*PI()*552*[.A84])" office:value-type="float" office:value="-0.00000000001915824802" calcext:value-type="float">
            <text:p>-1.91582480215559E-11</text:p>
          </table:table-cell>
          <table:table-cell table:formula="of:=SIN(2*PI()*564*[.A84])" office:value-type="float" office:value="-0.00000000003855549067" calcext:value-type="float">
            <text:p>-3.85554906677204E-11</text:p>
          </table:table-cell>
          <table:table-cell table:formula="of:=[.I84]+[.J84]" office:value-type="float" office:value="-0.00000000005771373869" calcext:value-type="float">
            <text:p>-5.77137386892763E-11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SIN([.A85]/45)" office:value-type="float" office:value="0.962791417570589" calcext:value-type="float">
            <text:p>0.962791417570589</text:p>
          </table:table-cell>
          <table:table-cell/>
          <table:table-cell table:formula="of:=RADIANS([.A85])" office:value-type="float" office:value="1.44862327915529" calcext:value-type="float">
            <text:p>1.44862327915529</text:p>
          </table:table-cell>
          <table:table-cell table:formula="of:=SIN([.D85])" office:value-type="float" office:value="0.992546151641322" calcext:value-type="float">
            <text:p>0.992546151641322</text:p>
          </table:table-cell>
          <table:table-cell table:formula="of:=SIN([.A84]+PI()/2) +[.E85]" office:value-type="float" office:value="1.94222384952387" calcext:value-type="float">
            <text:p>1.94222384952387</text:p>
          </table:table-cell>
          <table:table-cell table:formula="of:=SIN([.D85]*0.5)+[.E85]" office:value-type="float" office:value="1.65516619985706" calcext:value-type="float">
            <text:p>1.65516619985706</text:p>
          </table:table-cell>
          <table:table-cell/>
          <table:table-cell table:formula="of:=SIN(2*PI()*552*[.A85])" office:value-type="float" office:value="-0.00000000003287902614" calcext:value-type="float">
            <text:p>-3.28790261359149E-11</text:p>
          </table:table-cell>
          <table:table-cell table:formula="of:=SIN(2*PI()*564*[.A85])" office:value-type="float" office:value="-0.00000000000069380532" calcext:value-type="float">
            <text:p>-6.93805318214061E-13</text:p>
          </table:table-cell>
          <table:table-cell table:formula="of:=[.I85]+[.J85]" office:value-type="float" office:value="-0.00000000003357283145" calcext:value-type="float">
            <text:p>-3.35728314541289E-11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SIN([.A86]/45)" office:value-type="float" office:value="0.956548737484367" calcext:value-type="float">
            <text:p>0.956548737484367</text:p>
          </table:table-cell>
          <table:table-cell/>
          <table:table-cell table:formula="of:=RADIANS([.A86])" office:value-type="float" office:value="1.46607657167524" calcext:value-type="float">
            <text:p>1.46607657167524</text:p>
          </table:table-cell>
          <table:table-cell table:formula="of:=SIN([.D86])" office:value-type="float" office:value="0.994521895368273" calcext:value-type="float">
            <text:p>0.994521895368273</text:p>
          </table:table-cell>
          <table:table-cell table:formula="of:=SIN([.A85]+PI()/2) +[.E86]" office:value-type="float" office:value="1.24406201334162" calcext:value-type="float">
            <text:p>1.24406201334162</text:p>
          </table:table-cell>
          <table:table-cell table:formula="of:=SIN([.D86]*0.5)+[.E86]" office:value-type="float" office:value="1.66365250172713" calcext:value-type="float">
            <text:p>1.66365250172713</text:p>
          </table:table-cell>
          <table:table-cell/>
          <table:table-cell table:formula="of:=SIN(2*PI()*552*[.A86])" office:value-type="float" office:value="0.00000000001160785666" calcext:value-type="float">
            <text:p>1.16078566631935E-11</text:p>
          </table:table-cell>
          <table:table-cell table:formula="of:=SIN(2*PI()*564*[.A86])" office:value-type="float" office:value="-0.00000000002103978088" calcext:value-type="float">
            <text:p>-2.10397808821751E-11</text:p>
          </table:table-cell>
          <table:table-cell table:formula="of:=[.I86]+[.J86]" office:value-type="float" office:value="-0.00000000000943192422" calcext:value-type="float">
            <text:p>-9.43192421898159E-12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SIN([.A87]/45)" office:value-type="float" office:value="0.949833707090003" calcext:value-type="float">
            <text:p>0.949833707090003</text:p>
          </table:table-cell>
          <table:table-cell/>
          <table:table-cell table:formula="of:=RADIANS([.A87])" office:value-type="float" office:value="1.48352986419518" calcext:value-type="float">
            <text:p>1.48352986419518</text:p>
          </table:table-cell>
          <table:table-cell table:formula="of:=SIN([.D87])" office:value-type="float" office:value="0.996194698091746" calcext:value-type="float">
            <text:p>0.996194698091746</text:p>
          </table:table-cell>
          <table:table-cell table:formula="of:=SIN([.A86]+PI()/2) +[.E87]" office:value-type="float" office:value="0.316171202504411" calcext:value-type="float">
            <text:p>0.316171202504411</text:p>
          </table:table-cell>
          <table:table-cell table:formula="of:=SIN([.D87]*0.5)+[.E87]" office:value-type="float" office:value="1.67178490570741" calcext:value-type="float">
            <text:p>1.67178490570741</text:p>
          </table:table-cell>
          <table:table-cell/>
          <table:table-cell table:formula="of:=SIN(2*PI()*552*[.A87])" office:value-type="float" office:value="-0.00000000000211292145" calcext:value-type="float">
            <text:p>-2.11292145116544E-12</text:p>
          </table:table-cell>
          <table:table-cell table:formula="of:=SIN(2*PI()*564*[.A87])" office:value-type="float" office:value="-0.00000000004138575645" calcext:value-type="float">
            <text:p>-4.13857564461362E-11</text:p>
          </table:table-cell>
          <table:table-cell table:formula="of:=[.I87]+[.J87]" office:value-type="float" office:value="-0.0000000000434986779" calcext:value-type="float">
            <text:p>-4.34986778973016E-11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SIN([.A88]/45)" office:value-type="float" office:value="0.942649642315428" calcext:value-type="float">
            <text:p>0.942649642315428</text:p>
          </table:table-cell>
          <table:table-cell/>
          <table:table-cell table:formula="of:=RADIANS([.A88])" office:value-type="float" office:value="1.50098315671512" calcext:value-type="float">
            <text:p>1.50098315671512</text:p>
          </table:table-cell>
          <table:table-cell table:formula="of:=SIN([.D88])" office:value-type="float" office:value="0.997564050259824" calcext:value-type="float">
            <text:p>0.997564050259824</text:p>
          </table:table-cell>
          <table:table-cell table:formula="of:=SIN([.A87]+PI()/2) +[.E88]" office:value-type="float" office:value="0.0131874068657813" calcext:value-type="float">
            <text:p>0.0131874068657813</text:p>
          </table:table-cell>
          <table:table-cell table:formula="of:=SIN([.D88]*0.5)+[.E88]" office:value-type="float" office:value="1.67956241032232" calcext:value-type="float">
            <text:p>1.67956241032232</text:p>
          </table:table-cell>
          <table:table-cell/>
          <table:table-cell table:formula="of:=SIN(2*PI()*552*[.A88])" office:value-type="float" office:value="-0.00000000001583369957" calcext:value-type="float">
            <text:p>-1.58336995655244E-11</text:p>
          </table:table-cell>
          <table:table-cell table:formula="of:=SIN(2*PI()*564*[.A88])" office:value-type="float" office:value="-0.0000000000035240711" calcext:value-type="float">
            <text:p>-3.52407109662987E-12</text:p>
          </table:table-cell>
          <table:table-cell table:formula="of:=[.I88]+[.J88]" office:value-type="float" office:value="-0.00000000001935777066" calcext:value-type="float">
            <text:p>-1.93577706621543E-11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SIN([.A89]/45)" office:value-type="float" office:value="0.935000090700958" calcext:value-type="float">
            <text:p>0.935000090700958</text:p>
          </table:table-cell>
          <table:table-cell/>
          <table:table-cell table:formula="of:=RADIANS([.A89])" office:value-type="float" office:value="1.51843644923507" calcext:value-type="float">
            <text:p>1.51843644923507</text:p>
          </table:table-cell>
          <table:table-cell table:formula="of:=SIN([.D89])" office:value-type="float" office:value="0.998629534754574" calcext:value-type="float">
            <text:p>0.998629534754574</text:p>
          </table:table-cell>
          <table:table-cell table:formula="of:=SIN([.A88]+PI()/2) +[.E89]" office:value-type="float" office:value="0.614931089804827" calcext:value-type="float">
            <text:p>0.614931089804827</text:p>
          </table:table-cell>
          <table:table-cell table:formula="of:=SIN([.D89]*0.5)+[.E89]" office:value-type="float" office:value="1.68698411044833" calcext:value-type="float">
            <text:p>1.68698411044833</text:p>
          </table:table-cell>
          <table:table-cell/>
          <table:table-cell table:formula="of:=SIN(2*PI()*552*[.A89])" office:value-type="float" office:value="-0.00000000002955447768" calcext:value-type="float">
            <text:p>-2.95544776798834E-11</text:p>
          </table:table-cell>
          <table:table-cell table:formula="of:=SIN(2*PI()*564*[.A89])" office:value-type="float" office:value="-0.00000000002387004666" calcext:value-type="float">
            <text:p>-2.38700466605909E-11</text:p>
          </table:table-cell>
          <table:table-cell table:formula="of:=[.I89]+[.J89]" office:value-type="float" office:value="-0.00000000005342452434" calcext:value-type="float">
            <text:p>-5.34245243404744E-11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SIN([.A90]/45)" office:value-type="float" office:value="0.926888829647493" calcext:value-type="float">
            <text:p>0.926888829647493</text:p>
          </table:table-cell>
          <table:table-cell/>
          <table:table-cell table:formula="of:=RADIANS([.A90])" office:value-type="float" office:value="1.53588974175501" calcext:value-type="float">
            <text:p>1.53588974175501</text:p>
          </table:table-cell>
          <table:table-cell table:formula="of:=SIN([.D90])" office:value-type="float" office:value="0.999390827019096" calcext:value-type="float">
            <text:p>0.999390827019096</text:p>
          </table:table-cell>
          <table:table-cell table:formula="of:=SIN([.A89]+PI()/2) +[.E90]" office:value-type="float" office:value="1.5691411612844" calcext:value-type="float">
            <text:p>1.5691411612844</text:p>
          </table:table-cell>
          <table:table-cell table:formula="of:=SIN([.D90]*0.5)+[.E90]" office:value-type="float" office:value="1.69404919747809" calcext:value-type="float">
            <text:p>1.69404919747809</text:p>
          </table:table-cell>
          <table:table-cell/>
          <table:table-cell table:formula="of:=SIN(2*PI()*552*[.A90])" office:value-type="float" office:value="0.00000000001493240512" calcext:value-type="float">
            <text:p>1.4932405119225E-11</text:p>
          </table:table-cell>
          <table:table-cell table:formula="of:=SIN(2*PI()*564*[.A90])" office:value-type="float" office:value="-0.00000000004421602222" calcext:value-type="float">
            <text:p>-4.4216022224552E-11</text:p>
          </table:table-cell>
          <table:table-cell table:formula="of:=[.I90]+[.J90]" office:value-type="float" office:value="-0.00000000002928361711" calcext:value-type="float">
            <text:p>-2.9283617105327E-11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SIN([.A91]/45)" office:value-type="float" office:value="0.918319864551213" calcext:value-type="float">
            <text:p>0.918319864551213</text:p>
          </table:table-cell>
          <table:table-cell/>
          <table:table-cell table:formula="of:=RADIANS([.A91])" office:value-type="float" office:value="1.55334303427495" calcext:value-type="float">
            <text:p>1.55334303427495</text:p>
          </table:table-cell>
          <table:table-cell table:formula="of:=SIN([.D91])" office:value-type="float" office:value="0.999847695156391" calcext:value-type="float">
            <text:p>0.999847695156391</text:p>
          </table:table-cell>
          <table:table-cell table:formula="of:=SIN([.A90]+PI()/2) +[.E91]" office:value-type="float" office:value="1.99922097885152" calcext:value-type="float">
            <text:p>1.99922097885152</text:p>
          </table:table-cell>
          <table:table-cell table:formula="of:=SIN([.D91]*0.5)+[.E91]" office:value-type="float" office:value="1.70075695945624" calcext:value-type="float">
            <text:p>1.70075695945624</text:p>
          </table:table-cell>
          <table:table-cell/>
          <table:table-cell table:formula="of:=SIN(2*PI()*552*[.A91])" office:value-type="float" office:value="0.000000000001211627" calcext:value-type="float">
            <text:p>1.21162700486603E-12</text:p>
          </table:table-cell>
          <table:table-cell table:formula="of:=SIN(2*PI()*564*[.A91])" office:value-type="float" office:value="-0.00000000000635433688" calcext:value-type="float">
            <text:p>-6.35433687504567E-12</text:p>
          </table:table-cell>
          <table:table-cell table:formula="of:=[.I91]+[.J91]" office:value-type="float" office:value="-0.00000000000514270987" calcext:value-type="float">
            <text:p>-5.14270987017964E-12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SIN([.A92]/45)" office:value-type="float" office:value="0.909297426825682" calcext:value-type="float">
            <text:p>0.909297426825682</text:p>
          </table:table-cell>
          <table:table-cell/>
          <table:table-cell table:formula="of:=RADIANS([.A92])" office:value-type="float" office:value="1.5707963267949" calcext:value-type="float">
            <text:p>1.5707963267949</text:p>
          </table:table-cell>
          <table:table-cell table:formula="of:=SIN([.D92])" office:value-type="float" office:value="1" calcext:value-type="float">
            <text:p>1</text:p>
          </table:table-cell>
          <table:table-cell table:formula="of:=SIN([.A91]+PI()/2) +[.E92]" office:value-type="float" office:value="1.51017704494167" calcext:value-type="float">
            <text:p>1.51017704494167</text:p>
          </table:table-cell>
          <table:table-cell table:formula="of:=SIN([.D92]*0.5)+[.E92]" office:value-type="float" office:value="1.70710678118655" calcext:value-type="float">
            <text:p>1.70710678118655</text:p>
          </table:table-cell>
          <table:table-cell/>
          <table:table-cell table:formula="of:=SIN(2*PI()*552*[.A92])" office:value-type="float" office:value="-0.00000000001250915111" calcext:value-type="float">
            <text:p>-1.2509151109493E-11</text:p>
          </table:table-cell>
          <table:table-cell table:formula="of:=SIN(2*PI()*564*[.A92])" office:value-type="float" office:value="-0.00000000002670031244" calcext:value-type="float">
            <text:p>-2.67003124390067E-11</text:p>
          </table:table-cell>
          <table:table-cell table:formula="of:=[.I92]+[.J92]" office:value-type="float" office:value="-0.00000000003920946355" calcext:value-type="float">
            <text:p>-3.92094635484997E-11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SIN([.A93]/45)" office:value-type="float" office:value="0.899825971812351" calcext:value-type="float">
            <text:p>0.899825971812351</text:p>
          </table:table-cell>
          <table:table-cell/>
          <table:table-cell table:formula="of:=RADIANS([.A93])" office:value-type="float" office:value="1.58824961931484" calcext:value-type="float">
            <text:p>1.58824961931484</text:p>
          </table:table-cell>
          <table:table-cell table:formula="of:=SIN([.D93])" office:value-type="float" office:value="0.999847695156391" calcext:value-type="float">
            <text:p>0.999847695156391</text:p>
          </table:table-cell>
          <table:table-cell table:formula="of:=SIN([.A92]+PI()/2) +[.E93]" office:value-type="float" office:value="0.551774079027226" calcext:value-type="float">
            <text:p>0.551774079027226</text:p>
          </table:table-cell>
          <table:table-cell table:formula="of:=SIN([.D93]*0.5)+[.E93]" office:value-type="float" office:value="1.71309814431057" calcext:value-type="float">
            <text:p>1.71309814431057</text:p>
          </table:table-cell>
          <table:table-cell/>
          <table:table-cell table:formula="of:=SIN(2*PI()*552*[.A93])" office:value-type="float" office:value="-0.00000000002622992922" calcext:value-type="float">
            <text:p>-2.62299292238519E-11</text:p>
          </table:table-cell>
          <table:table-cell table:formula="of:=SIN(2*PI()*564*[.A93])" office:value-type="float" office:value="-0.000000000047046288" calcext:value-type="float">
            <text:p>-4.70462880029678E-11</text:p>
          </table:table-cell>
          <table:table-cell table:formula="of:=[.I93]+[.J93]" office:value-type="float" office:value="-0.00000000007327621723" calcext:value-type="float">
            <text:p>-7.32762172268198E-11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SIN([.A94]/45)" office:value-type="float" office:value="0.889910176580479" calcext:value-type="float">
            <text:p>0.889910176580479</text:p>
          </table:table-cell>
          <table:table-cell/>
          <table:table-cell table:formula="of:=RADIANS([.A94])" office:value-type="float" office:value="1.60570291183478" calcext:value-type="float">
            <text:p>1.60570291183478</text:p>
          </table:table-cell>
          <table:table-cell table:formula="of:=SIN([.D94])" office:value-type="float" office:value="0.999390827019096" calcext:value-type="float">
            <text:p>0.999390827019096</text:p>
          </table:table-cell>
          <table:table-cell table:formula="of:=SIN([.A93]+PI()/2) +[.E94]" office:value-type="float" office:value="0.00502336609089482" calcext:value-type="float">
            <text:p>0.00502336609089482</text:p>
          </table:table-cell>
          <table:table-cell table:formula="of:=SIN([.D94]*0.5)+[.E94]" office:value-type="float" office:value="1.71873062735775" calcext:value-type="float">
            <text:p>1.71873062735775</text:p>
          </table:table-cell>
          <table:table-cell/>
          <table:table-cell table:formula="of:=SIN(2*PI()*552*[.A94])" office:value-type="float" office:value="0.00000000001825695358" calcext:value-type="float">
            <text:p>1.82569535752565E-11</text:p>
          </table:table-cell>
          <table:table-cell table:formula="of:=SIN(2*PI()*564*[.A94])" office:value-type="float" office:value="-0.00000000000918460265" calcext:value-type="float">
            <text:p>-9.18460265346148E-12</text:p>
          </table:table-cell>
          <table:table-cell table:formula="of:=[.I94]+[.J94]" office:value-type="float" office:value="0.00000000000907235092" calcext:value-type="float">
            <text:p>9.07235092179502E-12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SIN([.A95]/45)" office:value-type="float" office:value="0.879554937617562" calcext:value-type="float">
            <text:p>0.879554937617562</text:p>
          </table:table-cell>
          <table:table-cell/>
          <table:table-cell table:formula="of:=RADIANS([.A95])" office:value-type="float" office:value="1.62315620435473" calcext:value-type="float">
            <text:p>1.62315620435473</text:p>
          </table:table-cell>
          <table:table-cell table:formula="of:=SIN([.D95])" office:value-type="float" office:value="0.998629534754574" calcext:value-type="float">
            <text:p>0.998629534754574</text:p>
          </table:table-cell>
          <table:table-cell table:formula="of:=SIN([.A94]+PI()/2) +[.E95]" office:value-type="float" office:value="0.372185086844231" calcext:value-type="float">
            <text:p>0.372185086844231</text:p>
          </table:table-cell>
          <table:table-cell table:formula="of:=SIN([.D95]*0.5)+[.E95]" office:value-type="float" office:value="1.72400390576686" calcext:value-type="float">
            <text:p>1.72400390576686</text:p>
          </table:table-cell>
          <table:table-cell/>
          <table:table-cell table:formula="of:=SIN(2*PI()*552*[.A95])" office:value-type="float" office:value="0.00000000000453617546" calcext:value-type="float">
            <text:p>4.53617546089751E-12</text:p>
          </table:table-cell>
          <table:table-cell table:formula="of:=SIN(2*PI()*564*[.A95])" office:value-type="float" office:value="-0.00000000002953057822" calcext:value-type="float">
            <text:p>-2.95305782174226E-11</text:p>
          </table:table-cell>
          <table:table-cell table:formula="of:=[.I95]+[.J95]" office:value-type="float" office:value="-0.00000000002499440276" calcext:value-type="float">
            <text:p>-2.4994402756525E-11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SIN([.A96]/45)" office:value-type="float" office:value="0.868765368411417" calcext:value-type="float">
            <text:p>0.868765368411417</text:p>
          </table:table-cell>
          <table:table-cell/>
          <table:table-cell table:formula="of:=RADIANS([.A96])" office:value-type="float" office:value="1.64060949687467" calcext:value-type="float">
            <text:p>1.64060949687467</text:p>
          </table:table-cell>
          <table:table-cell table:formula="of:=SIN([.D96])" office:value-type="float" office:value="0.997564050259824" calcext:value-type="float">
            <text:p>0.997564050259824</text:p>
          </table:table-cell>
          <table:table-cell table:formula="of:=SIN([.A95]+PI()/2) +[.E96]" office:value-type="float" office:value="1.31499275177952" calcext:value-type="float">
            <text:p>1.31499275177952</text:p>
          </table:table-cell>
          <table:table-cell table:formula="of:=SIN([.D96]*0.5)+[.E96]" office:value-type="float" office:value="1.72891775187899" calcext:value-type="float">
            <text:p>1.72891775187899</text:p>
          </table:table-cell>
          <table:table-cell/>
          <table:table-cell table:formula="of:=SIN(2*PI()*552*[.A96])" office:value-type="float" office:value="-0.00000000000918460265" calcext:value-type="float">
            <text:p>-9.18460265346148E-12</text:p>
          </table:table-cell>
          <table:table-cell table:formula="of:=SIN(2*PI()*564*[.A96])" office:value-type="float" office:value="-0.00000000004987655378" calcext:value-type="float">
            <text:p>-4.98765537813836E-11</text:p>
          </table:table-cell>
          <table:table-cell table:formula="of:=[.I96]+[.J96]" office:value-type="float" office:value="-0.00000000005906115643" calcext:value-type="float">
            <text:p>-5.90611564348451E-11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SIN([.A97]/45)" office:value-type="float" office:value="0.857546796925105" calcext:value-type="float">
            <text:p>0.857546796925105</text:p>
          </table:table-cell>
          <table:table-cell/>
          <table:table-cell table:formula="of:=RADIANS([.A97])" office:value-type="float" office:value="1.65806278939461" calcext:value-type="float">
            <text:p>1.65806278939461</text:p>
          </table:table-cell>
          <table:table-cell table:formula="of:=SIN([.D97])" office:value-type="float" office:value="0.996194698091746" calcext:value-type="float">
            <text:p>0.996194698091746</text:p>
          </table:table-cell>
          <table:table-cell table:formula="of:=SIN([.A96]+PI()/2) +[.E97]" office:value-type="float" office:value="1.96565406476173" calcext:value-type="float">
            <text:p>1.96565406476173</text:p>
          </table:table-cell>
          <table:table-cell table:formula="of:=SIN([.D97]*0.5)+[.E97]" office:value-type="float" office:value="1.73347203490187" calcext:value-type="float">
            <text:p>1.73347203490187</text:p>
          </table:table-cell>
          <table:table-cell/>
          <table:table-cell table:formula="of:=SIN(2*PI()*552*[.A97])" office:value-type="float" office:value="-0.00000000002290538077" calcext:value-type="float">
            <text:p>-2.29053807678205E-11</text:p>
          </table:table-cell>
          <table:table-cell table:formula="of:=SIN(2*PI()*564*[.A97])" office:value-type="float" office:value="-0.00000000001201486843" calcext:value-type="float">
            <text:p>-1.20148684318773E-11</text:p>
          </table:table-cell>
          <table:table-cell table:formula="of:=[.I97]+[.J97]" office:value-type="float" office:value="-0.0000000000349202492" calcext:value-type="float">
            <text:p>-3.49202491996977E-11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SIN([.A98]/45)" office:value-type="float" office:value="0.845904762965946" calcext:value-type="float">
            <text:p>0.845904762965946</text:p>
          </table:table-cell>
          <table:table-cell/>
          <table:table-cell table:formula="of:=RADIANS([.A98])" office:value-type="float" office:value="1.67551608191456" calcext:value-type="float">
            <text:p>1.67551608191456</text:p>
          </table:table-cell>
          <table:table-cell table:formula="of:=SIN([.D98])" office:value-type="float" office:value="0.994521895368273" calcext:value-type="float">
            <text:p>0.994521895368273</text:p>
          </table:table-cell>
          <table:table-cell table:formula="of:=SIN([.A97]+PI()/2) +[.E98]" office:value-type="float" office:value="1.7246954563631" calcext:value-type="float">
            <text:p>1.7246954563631</text:p>
          </table:table-cell>
          <table:table-cell table:formula="of:=SIN([.D98]*0.5)+[.E98]" office:value-type="float" office:value="1.73766672084567" calcext:value-type="float">
            <text:p>1.73766672084567</text:p>
          </table:table-cell>
          <table:table-cell/>
          <table:table-cell table:formula="of:=SIN(2*PI()*552*[.A98])" office:value-type="float" office:value="-0.00000000003662615888" calcext:value-type="float">
            <text:p>-3.66261588821794E-11</text:p>
          </table:table-cell>
          <table:table-cell table:formula="of:=SIN(2*PI()*564*[.A98])" office:value-type="float" office:value="-0.000000000032360844" calcext:value-type="float">
            <text:p>-3.23608439958384E-11</text:p>
          </table:table-cell>
          <table:table-cell table:formula="of:=[.I98]+[.J98]" office:value-type="float" office:value="-0.00000000006898700288" calcext:value-type="float">
            <text:p>-6.89870028780178E-11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SIN([.A99]/45)" office:value-type="float" office:value="0.833845015449926" calcext:value-type="float">
            <text:p>0.833845015449926</text:p>
          </table:table-cell>
          <table:table-cell/>
          <table:table-cell table:formula="of:=RADIANS([.A99])" office:value-type="float" office:value="1.6929693744345" calcext:value-type="float">
            <text:p>1.6929693744345</text:p>
          </table:table-cell>
          <table:table-cell table:formula="of:=SIN([.D99])" office:value-type="float" office:value="0.992546151641322" calcext:value-type="float">
            <text:p>0.992546151641322</text:p>
          </table:table-cell>
          <table:table-cell table:formula="of:=SIN([.A98]+PI()/2) +[.E99]" office:value-type="float" office:value="0.812115702350243" calcext:value-type="float">
            <text:p>0.812115702350243</text:p>
          </table:table-cell>
          <table:table-cell table:formula="of:=SIN([.D99]*0.5)+[.E99]" office:value-type="float" office:value="1.74150187243032" calcext:value-type="float">
            <text:p>1.74150187243032</text:p>
          </table:table-cell>
          <table:table-cell/>
          <table:table-cell table:formula="of:=SIN(2*PI()*552*[.A99])" office:value-type="float" office:value="0.00000000000786072392" calcext:value-type="float">
            <text:p>7.86072391692898E-12</text:p>
          </table:table-cell>
          <table:table-cell table:formula="of:=SIN(2*PI()*564*[.A99])" office:value-type="float" office:value="-0.00000000005270681956" calcext:value-type="float">
            <text:p>-5.27068195597994E-11</text:p>
          </table:table-cell>
          <table:table-cell table:formula="of:=[.I99]+[.J99]" office:value-type="float" office:value="-0.00000000004484609564" calcext:value-type="float">
            <text:p>-4.48460956428704E-11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SIN([.A100]/45)" office:value-type="float" office:value="0.821373509562842" calcext:value-type="float">
            <text:p>0.821373509562842</text:p>
          </table:table-cell>
          <table:table-cell/>
          <table:table-cell table:formula="of:=RADIANS([.A100])" office:value-type="float" office:value="1.71042266695444" calcext:value-type="float">
            <text:p>1.71042266695444</text:p>
          </table:table-cell>
          <table:table-cell table:formula="of:=SIN([.D100])" office:value-type="float" office:value="0.99026806874157" calcext:value-type="float">
            <text:p>0.99026806874157</text:p>
          </table:table-cell>
          <table:table-cell table:formula="of:=SIN([.A99]+PI()/2) +[.E100]" office:value-type="float" office:value="0.0651205321451586" calcext:value-type="float">
            <text:p>0.0651205321451586</text:p>
          </table:table-cell>
          <table:table-cell table:formula="of:=SIN([.D100]*0.5)+[.E100]" office:value-type="float" office:value="1.74497764896434" calcext:value-type="float">
            <text:p>1.74497764896434</text:p>
          </table:table-cell>
          <table:table-cell/>
          <table:table-cell table:formula="of:=SIN(2*PI()*552*[.A100])" office:value-type="float" office:value="-0.0000000000058600542" calcext:value-type="float">
            <text:p>-5.86005419743E-12</text:p>
          </table:table-cell>
          <table:table-cell table:formula="of:=SIN(2*PI()*564*[.A100])" office:value-type="float" office:value="-0.00000000001484513421" calcext:value-type="float">
            <text:p>-1.48451342102931E-11</text:p>
          </table:table-cell>
          <table:table-cell table:formula="of:=[.I100]+[.J100]" office:value-type="float" office:value="-0.00000000002070518841" calcext:value-type="float">
            <text:p>-2.07051884077231E-11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SIN([.A101]/45)" office:value-type="float" office:value="0.80849640381959" calcext:value-type="float">
            <text:p>0.80849640381959</text:p>
          </table:table-cell>
          <table:table-cell/>
          <table:table-cell table:formula="of:=RADIANS([.A101])" office:value-type="float" office:value="1.72787595947439" calcext:value-type="float">
            <text:p>1.72787595947439</text:p>
          </table:table-cell>
          <table:table-cell table:formula="of:=SIN([.D101])" office:value-type="float" office:value="0.987688340595138" calcext:value-type="float">
            <text:p>0.987688340595138</text:p>
          </table:table-cell>
          <table:table-cell table:formula="of:=SIN([.A100]+PI()/2) +[.E101]" office:value-type="float" office:value="0.168400095303675" calcext:value-type="float">
            <text:p>0.168400095303675</text:p>
          </table:table-cell>
          <table:table-cell table:formula="of:=SIN([.D101]*0.5)+[.E101]" office:value-type="float" office:value="1.74809430619517" calcext:value-type="float">
            <text:p>1.74809430619517</text:p>
          </table:table-cell>
          <table:table-cell/>
          <table:table-cell table:formula="of:=SIN(2*PI()*552*[.A101])" office:value-type="float" office:value="-0.00000000001958083231" calcext:value-type="float">
            <text:p>-1.9580832311789E-11</text:p>
          </table:table-cell>
          <table:table-cell table:formula="of:=SIN(2*PI()*564*[.A101])" office:value-type="float" office:value="-0.00000000003519110977" calcext:value-type="float">
            <text:p>-3.51911097742542E-11</text:p>
          </table:table-cell>
          <table:table-cell table:formula="of:=[.I101]+[.J101]" office:value-type="float" office:value="-0.00000000005477194209" calcext:value-type="float">
            <text:p>-5.47719420860431E-11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SIN([.A102]/45)" office:value-type="float" office:value="0.795220057023049" calcext:value-type="float">
            <text:p>0.795220057023049</text:p>
          </table:table-cell>
          <table:table-cell/>
          <table:table-cell table:formula="of:=RADIANS([.A102])" office:value-type="float" office:value="1.74532925199433" calcext:value-type="float">
            <text:p>1.74532925199433</text:p>
          </table:table-cell>
          <table:table-cell table:formula="of:=SIN([.D102])" office:value-type="float" office:value="0.984807753012208" calcext:value-type="float">
            <text:p>0.984807753012208</text:p>
          </table:table-cell>
          <table:table-cell table:formula="of:=SIN([.A101]+PI()/2) +[.E102]" office:value-type="float" office:value="1.02462863340534" calcext:value-type="float">
            <text:p>1.02462863340534</text:p>
          </table:table-cell>
          <table:table-cell table:formula="of:=SIN([.D102]*0.5)+[.E102]" office:value-type="float" office:value="1.75085219613119" calcext:value-type="float">
            <text:p>1.75085219613119</text:p>
          </table:table-cell>
          <table:table-cell/>
          <table:table-cell table:formula="of:=SIN(2*PI()*552*[.A102])" office:value-type="float" office:value="-0.00000000003330161043" calcext:value-type="float">
            <text:p>-3.3301610426148E-11</text:p>
          </table:table-cell>
          <table:table-cell table:formula="of:=SIN(2*PI()*564*[.A102])" office:value-type="float" office:value="-0.00000000005553708534" calcext:value-type="float">
            <text:p>-5.55370853382152E-11</text:p>
          </table:table-cell>
          <table:table-cell table:formula="of:=[.I102]+[.J102]" office:value-type="float" office:value="-0.00000000008883869576" calcext:value-type="float">
            <text:p>-8.88386957643632E-11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SIN([.A103]/45)" office:value-type="float" office:value="0.781551025124061" calcext:value-type="float">
            <text:p>0.781551025124061</text:p>
          </table:table-cell>
          <table:table-cell/>
          <table:table-cell table:formula="of:=RADIANS([.A103])" office:value-type="float" office:value="1.76278254451427" calcext:value-type="float">
            <text:p>1.76278254451427</text:p>
          </table:table-cell>
          <table:table-cell table:formula="of:=SIN([.D103])" office:value-type="float" office:value="0.981627183447664" calcext:value-type="float">
            <text:p>0.981627183447664</text:p>
          </table:table-cell>
          <table:table-cell table:formula="of:=SIN([.A102]+PI()/2) +[.E103]" office:value-type="float" office:value="1.84394605573535" calcext:value-type="float">
            <text:p>1.84394605573535</text:p>
          </table:table-cell>
          <table:table-cell table:formula="of:=SIN([.D103]*0.5)+[.E103]" office:value-type="float" office:value="1.75325176683538" calcext:value-type="float">
            <text:p>1.75325176683538</text:p>
          </table:table-cell>
          <table:table-cell/>
          <table:table-cell table:formula="of:=SIN(2*PI()*552*[.A103])" office:value-type="float" office:value="0.00000000001118527237" calcext:value-type="float">
            <text:p>1.11852723729605E-11</text:p>
          </table:table-cell>
          <table:table-cell table:formula="of:=SIN(2*PI()*564*[.A103])" office:value-type="float" office:value="-0.00000000001767539999" calcext:value-type="float">
            <text:p>-1.76753999887089E-11</text:p>
          </table:table-cell>
          <table:table-cell table:formula="of:=[.I103]+[.J103]" office:value-type="float" office:value="-0.00000000000649012762" calcext:value-type="float">
            <text:p>-6.49012761574843E-12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SIN([.A104]/45)" office:value-type="float" office:value="0.767496057984055" calcext:value-type="float">
            <text:p>0.767496057984055</text:p>
          </table:table-cell>
          <table:table-cell/>
          <table:table-cell table:formula="of:=RADIANS([.A104])" office:value-type="float" office:value="1.78023583703422" calcext:value-type="float">
            <text:p>1.78023583703422</text:p>
          </table:table-cell>
          <table:table-cell table:formula="of:=SIN([.D104])" office:value-type="float" office:value="0.978147600733806" calcext:value-type="float">
            <text:p>0.978147600733806</text:p>
          </table:table-cell>
          <table:table-cell table:formula="of:=SIN([.A103]+PI()/2) +[.E104]" office:value-type="float" office:value="1.87015247052197" calcext:value-type="float">
            <text:p>1.87015247052197</text:p>
          </table:table-cell>
          <table:table-cell table:formula="of:=SIN([.D104]*0.5)+[.E104]" office:value-type="float" office:value="1.75529356219078" calcext:value-type="float">
            <text:p>1.75529356219078</text:p>
          </table:table-cell>
          <table:table-cell/>
          <table:table-cell table:formula="of:=SIN(2*PI()*552*[.A104])" office:value-type="float" office:value="-0.00000000000253550574" calcext:value-type="float">
            <text:p>-2.53550574139853E-12</text:p>
          </table:table-cell>
          <table:table-cell table:formula="of:=SIN(2*PI()*564*[.A104])" office:value-type="float" office:value="-0.00000000003802137555" calcext:value-type="float">
            <text:p>-3.802137555267E-11</text:p>
          </table:table-cell>
          <table:table-cell table:formula="of:=[.I104]+[.J104]" office:value-type="float" office:value="-0.00000000004055688129" calcext:value-type="float">
            <text:p>-4.05568812940685E-11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SIN([.A105]/45)" office:value-type="float" office:value="0.753062096041923" calcext:value-type="float">
            <text:p>0.753062096041923</text:p>
          </table:table-cell>
          <table:table-cell/>
          <table:table-cell table:formula="of:=RADIANS([.A105])" office:value-type="float" office:value="1.79768912955416" calcext:value-type="float">
            <text:p>1.79768912955416</text:p>
          </table:table-cell>
          <table:table-cell table:formula="of:=SIN([.D105])" office:value-type="float" office:value="0.974370064785235" calcext:value-type="float">
            <text:p>0.974370064785235</text:p>
          </table:table-cell>
          <table:table-cell table:formula="of:=SIN([.A104]+PI()/2) +[.E105]" office:value-type="float" office:value="1.07595576848186" calcext:value-type="float">
            <text:p>1.07595576848186</text:p>
          </table:table-cell>
          <table:table-cell table:formula="of:=SIN([.D105]*0.5)+[.E105]" office:value-type="float" office:value="1.75697822163765" calcext:value-type="float">
            <text:p>1.75697822163765</text:p>
          </table:table-cell>
          <table:table-cell/>
          <table:table-cell table:formula="of:=SIN(2*PI()*552*[.A105])" office:value-type="float" office:value="-0.00000000001625628386" calcext:value-type="float">
            <text:p>-1.62562838557575E-11</text:p>
          </table:table-cell>
          <table:table-cell table:formula="of:=SIN(2*PI()*564*[.A105])" office:value-type="float" office:value="-0.00000000005836735112" calcext:value-type="float">
            <text:p>-5.8367351116631E-11</text:p>
          </table:table-cell>
          <table:table-cell table:formula="of:=[.I105]+[.J105]" office:value-type="float" office:value="-0.00000000007462363497" calcext:value-type="float">
            <text:p>-7.46236349723886E-11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SIN([.A106]/45)" office:value-type="float" office:value="0.738256266886784" calcext:value-type="float">
            <text:p>0.738256266886784</text:p>
          </table:table-cell>
          <table:table-cell/>
          <table:table-cell table:formula="of:=RADIANS([.A106])" office:value-type="float" office:value="1.8151424220741" calcext:value-type="float">
            <text:p>1.8151424220741</text:p>
          </table:table-cell>
          <table:table-cell table:formula="of:=SIN([.D106])" office:value-type="float" office:value="0.970295726275997" calcext:value-type="float">
            <text:p>0.970295726275997</text:p>
          </table:table-cell>
          <table:table-cell table:formula="of:=SIN([.A105]+PI()/2) +[.E106]" office:value-type="float" office:value="0.188064836388884" calcext:value-type="float">
            <text:p>0.188064836388884</text:p>
          </table:table-cell>
          <table:table-cell table:formula="of:=SIN([.D106]*0.5)+[.E106]" office:value-type="float" office:value="1.75830647988272" calcext:value-type="float">
            <text:p>1.75830647988272</text:p>
          </table:table-cell>
          <table:table-cell/>
          <table:table-cell table:formula="of:=SIN(2*PI()*552*[.A106])" office:value-type="float" office:value="-0.00000000002997706197" calcext:value-type="float">
            <text:p>-2.99770619701165E-11</text:p>
          </table:table-cell>
          <table:table-cell table:formula="of:=SIN(2*PI()*564*[.A106])" office:value-type="float" office:value="-0.00000000002050566577" calcext:value-type="float">
            <text:p>-2.05056657671247E-11</text:p>
          </table:table-cell>
          <table:table-cell table:formula="of:=[.I106]+[.J106]" office:value-type="float" office:value="-0.00000000005048272774" calcext:value-type="float">
            <text:p>-5.04827277372412E-11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SIN([.A107]/45)" office:value-type="float" office:value="0.723085881738325" calcext:value-type="float">
            <text:p>0.723085881738325</text:p>
          </table:table-cell>
          <table:table-cell/>
          <table:table-cell table:formula="of:=RADIANS([.A107])" office:value-type="float" office:value="1.83259571459405" calcext:value-type="float">
            <text:p>1.83259571459405</text:p>
          </table:table-cell>
          <table:table-cell table:formula="of:=SIN([.D107])" office:value-type="float" office:value="0.965925826289068" calcext:value-type="float">
            <text:p>0.965925826289068</text:p>
          </table:table-cell>
          <table:table-cell table:formula="of:=SIN([.A106]+PI()/2) +[.E107]" office:value-type="float" office:value="0.019057815537854" calcext:value-type="float">
            <text:p>0.019057815537854</text:p>
          </table:table-cell>
          <table:table-cell table:formula="of:=SIN([.D107]*0.5)+[.E107]" office:value-type="float" office:value="1.7592791665803" calcext:value-type="float">
            <text:p>1.7592791665803</text:p>
          </table:table-cell>
          <table:table-cell/>
          <table:table-cell table:formula="of:=SIN(2*PI()*552*[.A107])" office:value-type="float" office:value="0.00000000001450982083" calcext:value-type="float">
            <text:p>1.45098208289919E-11</text:p>
          </table:table-cell>
          <table:table-cell table:formula="of:=SIN(2*PI()*564*[.A107])" office:value-type="float" office:value="-0.00000000004085164133" calcext:value-type="float">
            <text:p>-4.08516413310858E-11</text:p>
          </table:table-cell>
          <table:table-cell table:formula="of:=[.I107]+[.J107]" office:value-type="float" office:value="-0.0000000000263418205" calcext:value-type="float">
            <text:p>-2.63418205020938E-11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SIN([.A108]/45)" office:value-type="float" office:value="0.70755843183648" calcext:value-type="float">
            <text:p>0.70755843183648</text:p>
          </table:table-cell>
          <table:table-cell/>
          <table:table-cell table:formula="of:=RADIANS([.A108])" office:value-type="float" office:value="1.85004900711399" calcext:value-type="float">
            <text:p>1.85004900711399</text:p>
          </table:table-cell>
          <table:table-cell table:formula="of:=SIN([.D108])" office:value-type="float" office:value="0.961261695938319" calcext:value-type="float">
            <text:p>0.961261695938319</text:p>
          </table:table-cell>
          <table:table-cell table:formula="of:=SIN([.A107]+PI()/2) +[.E108]" office:value-type="float" office:value="0.720302646702112" calcext:value-type="float">
            <text:p>0.720302646702112</text:p>
          </table:table-cell>
          <table:table-cell table:formula="of:=SIN([.D108]*0.5)+[.E108]" office:value-type="float" office:value="1.75989720598561" calcext:value-type="float">
            <text:p>1.75989720598561</text:p>
          </table:table-cell>
          <table:table-cell/>
          <table:table-cell table:formula="of:=SIN(2*PI()*552*[.A108])" office:value-type="float" office:value="0.00000000000078904271" calcext:value-type="float">
            <text:p>7.89042714632946E-13</text:p>
          </table:table-cell>
          <table:table-cell table:formula="of:=SIN(2*PI()*564*[.A108])" office:value-type="float" office:value="-0.0000000000611976169" calcext:value-type="float">
            <text:p>-6.11976168950468E-11</text:p>
          </table:table-cell>
          <table:table-cell table:formula="of:=[.I108]+[.J108]" office:value-type="float" office:value="-0.00000000006040857418" calcext:value-type="float">
            <text:p>-6.04085741804139E-11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SIN([.A109]/45)" office:value-type="float" office:value="0.691681584742197" calcext:value-type="float">
            <text:p>0.691681584742197</text:p>
          </table:table-cell>
          <table:table-cell/>
          <table:table-cell table:formula="of:=RADIANS([.A109])" office:value-type="float" office:value="1.86750229963393" calcext:value-type="float">
            <text:p>1.86750229963393</text:p>
          </table:table-cell>
          <table:table-cell table:formula="of:=SIN([.D109])" office:value-type="float" office:value="0.956304755963036" calcext:value-type="float">
            <text:p>0.956304755963036</text:p>
          </table:table-cell>
          <table:table-cell table:formula="of:=SIN([.A108]+PI()/2) +[.E109]" office:value-type="float" office:value="1.64279130687002" calcext:value-type="float">
            <text:p>1.64279130687002</text:p>
          </table:table-cell>
          <table:table-cell table:formula="of:=SIN([.D109]*0.5)+[.E109]" office:value-type="float" office:value="1.76016161658025" calcext:value-type="float">
            <text:p>1.76016161658025</text:p>
          </table:table-cell>
          <table:table-cell/>
          <table:table-cell table:formula="of:=SIN(2*PI()*552*[.A109])" office:value-type="float" office:value="-0.0000000000129317354" calcext:value-type="float">
            <text:p>-1.2931735399726E-11</text:p>
          </table:table-cell>
          <table:table-cell table:formula="of:=SIN(2*PI()*564*[.A109])" office:value-type="float" office:value="-0.00000000002333593155" calcext:value-type="float">
            <text:p>-2.33359315455405E-11</text:p>
          </table:table-cell>
          <table:table-cell table:formula="of:=[.I109]+[.J109]" office:value-type="float" office:value="-0.00000000003626766695" calcext:value-type="float">
            <text:p>-3.62676669452665E-11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SIN([.A110]/45)" office:value-type="float" office:value="0.675463180551151" calcext:value-type="float">
            <text:p>0.675463180551151</text:p>
          </table:table-cell>
          <table:table-cell/>
          <table:table-cell table:formula="of:=RADIANS([.A110])" office:value-type="float" office:value="1.88495559215388" calcext:value-type="float">
            <text:p>1.88495559215388</text:p>
          </table:table-cell>
          <table:table-cell table:formula="of:=SIN([.D110])" office:value-type="float" office:value="0.951056516295154" calcext:value-type="float">
            <text:p>0.951056516295154</text:p>
          </table:table-cell>
          <table:table-cell table:formula="of:=SIN([.A109]+PI()/2) +[.E110]" office:value-type="float" office:value="1.93383609833638" calcext:value-type="float">
            <text:p>1.93383609833638</text:p>
          </table:table-cell>
          <table:table-cell table:formula="of:=SIN([.D110]*0.5)+[.E110]" office:value-type="float" office:value="1.7600735106701" calcext:value-type="float">
            <text:p>1.7600735106701</text:p>
          </table:table-cell>
          <table:table-cell/>
          <table:table-cell table:formula="of:=SIN(2*PI()*552*[.A110])" office:value-type="float" office:value="-0.00000000002665251351" calcext:value-type="float">
            <text:p>-2.6652513514085E-11</text:p>
          </table:table-cell>
          <table:table-cell table:formula="of:=SIN(2*PI()*564*[.A110])" office:value-type="float" office:value="-0.00000000004368190711" calcext:value-type="float">
            <text:p>-4.36819071095016E-11</text:p>
          </table:table-cell>
          <table:table-cell table:formula="of:=[.I110]+[.J110]" office:value-type="float" office:value="-0.00000000007033442062" calcext:value-type="float">
            <text:p>-7.03344206235866E-11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SIN([.A111]/45)" office:value-type="float" office:value="0.658911228022243" calcext:value-type="float">
            <text:p>0.658911228022243</text:p>
          </table:table-cell>
          <table:table-cell/>
          <table:table-cell table:formula="of:=RADIANS([.A111])" office:value-type="float" office:value="1.90240888467382" calcext:value-type="float">
            <text:p>1.90240888467382</text:p>
          </table:table-cell>
          <table:table-cell table:formula="of:=SIN([.D111])" office:value-type="float" office:value="0.945518575599317" calcext:value-type="float">
            <text:p>0.945518575599317</text:p>
          </table:table-cell>
          <table:table-cell table:formula="of:=SIN([.A110]+PI()/2) +[.E111]" office:value-type="float" office:value="1.32102817336633" calcext:value-type="float">
            <text:p>1.32102817336633</text:p>
          </table:table-cell>
          <table:table-cell table:formula="of:=SIN([.D111]*0.5)+[.E111]" office:value-type="float" office:value="1.75963409395564" calcext:value-type="float">
            <text:p>1.75963409395564</text:p>
          </table:table-cell>
          <table:table-cell/>
          <table:table-cell table:formula="of:=SIN(2*PI()*552*[.A111])" office:value-type="float" office:value="0.00000000001783436929" calcext:value-type="float">
            <text:p>1.78343692850234E-11</text:p>
          </table:table-cell>
          <table:table-cell table:formula="of:=SIN(2*PI()*564*[.A111])" office:value-type="float" office:value="-0.00000000006402788267" calcext:value-type="float">
            <text:p>-6.40278826734626E-11</text:p>
          </table:table-cell>
          <table:table-cell table:formula="of:=[.I111]+[.J111]" office:value-type="float" office:value="-0.00000000004619351339" calcext:value-type="float">
            <text:p>-4.61935133884392E-11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SIN([.A112]/45)" office:value-type="float" office:value="0.642033900622826" calcext:value-type="float">
            <text:p>0.642033900622826</text:p>
          </table:table-cell>
          <table:table-cell/>
          <table:table-cell table:formula="of:=RADIANS([.A112])" office:value-type="float" office:value="1.91986217719376" calcext:value-type="float">
            <text:p>1.91986217719376</text:p>
          </table:table-cell>
          <table:table-cell table:formula="of:=SIN([.D112])" office:value-type="float" office:value="0.939692620785908" calcext:value-type="float">
            <text:p>0.939692620785908</text:p>
          </table:table-cell>
          <table:table-cell table:formula="of:=SIN([.A111]+PI()/2) +[.E112]" office:value-type="float" office:value="0.362690441842961" calcext:value-type="float">
            <text:p>0.362690441842961</text:p>
          </table:table-cell>
          <table:table-cell table:formula="of:=SIN([.D112]*0.5)+[.E112]" office:value-type="float" office:value="1.7588446650749" calcext:value-type="float">
            <text:p>1.7588446650749</text:p>
          </table:table-cell>
          <table:table-cell/>
          <table:table-cell table:formula="of:=SIN(2*PI()*552*[.A112])" office:value-type="float" office:value="0.00000000000411359117" calcext:value-type="float">
            <text:p>4.11359117066442E-12</text:p>
          </table:table-cell>
          <table:table-cell table:formula="of:=SIN(2*PI()*564*[.A112])" office:value-type="float" office:value="-0.00000000002616619732" calcext:value-type="float">
            <text:p>-2.61661973239563E-11</text:p>
          </table:table-cell>
          <table:table-cell table:formula="of:=[.I112]+[.J112]" office:value-type="float" office:value="-0.00000000002205260615" calcext:value-type="float">
            <text:p>-2.20526061532919E-11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SIN([.A113]/45)" office:value-type="float" office:value="0.624839532492589" calcext:value-type="float">
            <text:p>0.624839532492589</text:p>
          </table:table-cell>
          <table:table-cell/>
          <table:table-cell table:formula="of:=RADIANS([.A113])" office:value-type="float" office:value="1.93731546971371" calcext:value-type="float">
            <text:p>1.93731546971371</text:p>
          </table:table-cell>
          <table:table-cell table:formula="of:=SIN([.D113])" office:value-type="float" office:value="0.933580426497202" calcext:value-type="float">
            <text:p>0.933580426497202</text:p>
          </table:table-cell>
          <table:table-cell table:formula="of:=SIN([.A112]+PI()/2) +[.E113]" office:value-type="float" office:value="-0.0654403868174465" calcext:value-type="float">
            <text:p>-0.0654403868174465</text:p>
          </table:table-cell>
          <table:table-cell table:formula="of:=SIN([.D113]*0.5)+[.E113]" office:value-type="float" office:value="1.75770661511922" calcext:value-type="float">
            <text:p>1.75770661511922</text:p>
          </table:table-cell>
          <table:table-cell/>
          <table:table-cell table:formula="of:=SIN(2*PI()*552*[.A113])" office:value-type="float" office:value="-0.00000000000960718694" calcext:value-type="float">
            <text:p>-9.60718694369456E-12</text:p>
          </table:table-cell>
          <table:table-cell table:formula="of:=SIN(2*PI()*564*[.A113])" office:value-type="float" office:value="-0.00000000004651217289" calcext:value-type="float">
            <text:p>-4.65121728879174E-11</text:p>
          </table:table-cell>
          <table:table-cell table:formula="of:=[.I113]+[.J113]" office:value-type="float" office:value="-0.00000000005611935983" calcext:value-type="float">
            <text:p>-5.61193598316119E-11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SIN([.A114]/45)" office:value-type="float" office:value="0.607336614328103" calcext:value-type="float">
            <text:p>0.607336614328103</text:p>
          </table:table-cell>
          <table:table-cell/>
          <table:table-cell table:formula="of:=RADIANS([.A114])" office:value-type="float" office:value="1.95476876223365" calcext:value-type="float">
            <text:p>1.95476876223365</text:p>
          </table:table-cell>
          <table:table-cell table:formula="of:=SIN([.D114])" office:value-type="float" office:value="0.927183854566787" calcext:value-type="float">
            <text:p>0.927183854566787</text:p>
          </table:table-cell>
          <table:table-cell table:formula="of:=SIN([.A113]+PI()/2) +[.E114]" office:value-type="float" office:value="0.424639535421398" calcext:value-type="float">
            <text:p>0.424639535421398</text:p>
          </table:table-cell>
          <table:table-cell table:formula="of:=SIN([.D114]*0.5)+[.E114]" office:value-type="float" office:value="1.75622142712183" calcext:value-type="float">
            <text:p>1.75622142712183</text:p>
          </table:table-cell>
          <table:table-cell/>
          <table:table-cell table:formula="of:=SIN(2*PI()*552*[.A114])" office:value-type="float" office:value="-0.00000000002332796506" calcext:value-type="float">
            <text:p>-2.33279650580535E-11</text:p>
          </table:table-cell>
          <table:table-cell table:formula="of:=SIN(2*PI()*564*[.A114])" office:value-type="float" office:value="-0.00000000006685814845" calcext:value-type="float">
            <text:p>-6.68581484518785E-11</text:p>
          </table:table-cell>
          <table:table-cell table:formula="of:=[.I114]+[.J114]" office:value-type="float" office:value="-0.00000000009018611351" calcext:value-type="float">
            <text:p>-9.0186113509932E-11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SIN([.A115]/45)" office:value-type="float" office:value="0.589533789190056" calcext:value-type="float">
            <text:p>0.589533789190056</text:p>
          </table:table-cell>
          <table:table-cell/>
          <table:table-cell table:formula="of:=RADIANS([.A115])" office:value-type="float" office:value="1.97222205475359" calcext:value-type="float">
            <text:p>1.97222205475359</text:p>
          </table:table-cell>
          <table:table-cell table:formula="of:=SIN([.D115])" office:value-type="float" office:value="0.92050485345244" calcext:value-type="float">
            <text:p>0.92050485345244</text:p>
          </table:table-cell>
          <table:table-cell table:formula="of:=SIN([.A114]+PI()/2) +[.E115]" office:value-type="float" office:value="1.37647395789671" calcext:value-type="float">
            <text:p>1.37647395789671</text:p>
          </table:table-cell>
          <table:table-cell table:formula="of:=SIN([.D115]*0.5)+[.E115]" office:value-type="float" office:value="1.75439067551961" calcext:value-type="float">
            <text:p>1.75439067551961</text:p>
          </table:table-cell>
          <table:table-cell/>
          <table:table-cell table:formula="of:=SIN(2*PI()*552*[.A115])" office:value-type="float" office:value="-0.00000000003704874317" calcext:value-type="float">
            <text:p>-3.70487431724125E-11</text:p>
          </table:table-cell>
          <table:table-cell table:formula="of:=SIN(2*PI()*564*[.A115])" office:value-type="float" office:value="-0.0000000000289964631" calcext:value-type="float">
            <text:p>-2.89964631023721E-11</text:p>
          </table:table-cell>
          <table:table-cell table:formula="of:=[.I115]+[.J115]" office:value-type="float" office:value="-0.00000000006604520627" calcext:value-type="float">
            <text:p>-6.60452062747846E-11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SIN([.A116]/45)" office:value-type="float" office:value="0.571439848235247" calcext:value-type="float">
            <text:p>0.571439848235247</text:p>
          </table:table-cell>
          <table:table-cell/>
          <table:table-cell table:formula="of:=RADIANS([.A116])" office:value-type="float" office:value="1.98967534727354" calcext:value-type="float">
            <text:p>1.98967534727354</text:p>
          </table:table-cell>
          <table:table-cell table:formula="of:=SIN([.D116])" office:value-type="float" office:value="0.913545457642601" calcext:value-type="float">
            <text:p>0.913545457642601</text:p>
          </table:table-cell>
          <table:table-cell table:formula="of:=SIN([.A115]+PI()/2) +[.E116]" office:value-type="float" office:value="1.90881209385973" calcext:value-type="float">
            <text:p>1.90881209385973</text:p>
          </table:table-cell>
          <table:table-cell table:formula="of:=SIN([.D116]*0.5)+[.E116]" office:value-type="float" office:value="1.75221602558802" calcext:value-type="float">
            <text:p>1.75221602558802</text:p>
          </table:table-cell>
          <table:table-cell/>
          <table:table-cell table:formula="of:=SIN(2*PI()*552*[.A116])" office:value-type="float" office:value="0.00000000000743813963" calcext:value-type="float">
            <text:p>7.43813962669589E-12</text:p>
          </table:table-cell>
          <table:table-cell table:formula="of:=SIN(2*PI()*564*[.A116])" office:value-type="float" office:value="-0.00000000004934243867" calcext:value-type="float">
            <text:p>-4.93424386663332E-11</text:p>
          </table:table-cell>
          <table:table-cell table:formula="of:=[.I116]+[.J116]" office:value-type="float" office:value="-0.00000000004190429904" calcext:value-type="float">
            <text:p>-4.19042990396373E-11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SIN([.A117]/45)" office:value-type="float" office:value="0.553063726375462" calcext:value-type="float">
            <text:p>0.553063726375462</text:p>
          </table:table-cell>
          <table:table-cell/>
          <table:table-cell table:formula="of:=RADIANS([.A117])" office:value-type="float" office:value="2.00712863979348" calcext:value-type="float">
            <text:p>2.00712863979348</text:p>
          </table:table-cell>
          <table:table-cell table:formula="of:=SIN([.D117])" office:value-type="float" office:value="0.90630778703665" calcext:value-type="float">
            <text:p>0.90630778703665</text:p>
          </table:table-cell>
          <table:table-cell table:formula="of:=SIN([.A116]+PI()/2) +[.E117]" office:value-type="float" office:value="1.52582839959586" calcext:value-type="float">
            <text:p>1.52582839959586</text:p>
          </table:table-cell>
          <table:table-cell table:formula="of:=SIN([.D117]*0.5)+[.E117]" office:value-type="float" office:value="1.74969923284954" calcext:value-type="float">
            <text:p>1.74969923284954</text:p>
          </table:table-cell>
          <table:table-cell/>
          <table:table-cell table:formula="of:=SIN(2*PI()*552*[.A117])" office:value-type="float" office:value="-0.00000000000628263849" calcext:value-type="float">
            <text:p>-6.28263848766309E-12</text:p>
          </table:table-cell>
          <table:table-cell table:formula="of:=SIN(2*PI()*564*[.A117])" office:value-type="float" office:value="-0.00000000001148075332" calcext:value-type="float">
            <text:p>-1.14807533168268E-11</text:p>
          </table:table-cell>
          <table:table-cell table:formula="of:=[.I117]+[.J117]" office:value-type="float" office:value="-0.0000000000177633918" calcext:value-type="float">
            <text:p>-1.77633918044899E-11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SIN([.A118]/45)" office:value-type="float" office:value="0.534414497865342" calcext:value-type="float">
            <text:p>0.534414497865342</text:p>
          </table:table-cell>
          <table:table-cell/>
          <table:table-cell table:formula="of:=RADIANS([.A118])" office:value-type="float" office:value="2.02458193231342" calcext:value-type="float">
            <text:p>2.02458193231342</text:p>
          </table:table-cell>
          <table:table-cell table:formula="of:=SIN([.D118])" office:value-type="float" office:value="0.898794046299167" calcext:value-type="float">
            <text:p>0.898794046299167</text:p>
          </table:table-cell>
          <table:table-cell table:formula="of:=SIN([.A117]+PI()/2) +[.E118]" office:value-type="float" office:value="0.572984241079208" calcext:value-type="float">
            <text:p>0.572984241079208</text:p>
          </table:table-cell>
          <table:table-cell table:formula="of:=SIN([.D118]*0.5)+[.E118]" office:value-type="float" office:value="1.74684214245559" calcext:value-type="float">
            <text:p>1.74684214245559</text:p>
          </table:table-cell>
          <table:table-cell/>
          <table:table-cell table:formula="of:=SIN(2*PI()*552*[.A118])" office:value-type="float" office:value="-0.0000000000200034166" calcext:value-type="float">
            <text:p>-2.00034166020221E-11</text:p>
          </table:table-cell>
          <table:table-cell table:formula="of:=SIN(2*PI()*564*[.A118])" office:value-type="float" office:value="-0.00000000003182672888" calcext:value-type="float">
            <text:p>-3.18267288807879E-11</text:p>
          </table:table-cell>
          <table:table-cell table:formula="of:=[.I118]+[.J118]" office:value-type="float" office:value="-0.00000000005183014548" calcext:value-type="float">
            <text:p>-5.183014548281E-11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SIN([.A119]/45)" office:value-type="float" office:value="0.515501371821464" calcext:value-type="float">
            <text:p>0.515501371821464</text:p>
          </table:table-cell>
          <table:table-cell/>
          <table:table-cell table:formula="of:=RADIANS([.A119])" office:value-type="float" office:value="2.04203522483337" calcext:value-type="float">
            <text:p>2.04203522483337</text:p>
          </table:table-cell>
          <table:table-cell table:formula="of:=SIN([.D119])" office:value-type="float" office:value="0.891006524188368" calcext:value-type="float">
            <text:p>0.891006524188368</text:p>
          </table:table-cell>
          <table:table-cell table:formula="of:=SIN([.A118]+PI()/2) +[.E119]" office:value-type="float" office:value="-0.080585666440433" calcext:value-type="float">
            <text:p>-0.080585666440433</text:p>
          </table:table-cell>
          <table:table-cell table:formula="of:=SIN([.D119]*0.5)+[.E119]" office:value-type="float" office:value="1.74364668854246" calcext:value-type="float">
            <text:p>1.74364668854246</text:p>
          </table:table-cell>
          <table:table-cell/>
          <table:table-cell table:formula="of:=SIN(2*PI()*552*[.A119])" office:value-type="float" office:value="-0.00000000003372419472" calcext:value-type="float">
            <text:p>-3.37241947163811E-11</text:p>
          </table:table-cell>
          <table:table-cell table:formula="of:=SIN(2*PI()*564*[.A119])" office:value-type="float" office:value="-0.00000000005217270444" calcext:value-type="float">
            <text:p>-5.2172704444749E-11</text:p>
          </table:table-cell>
          <table:table-cell table:formula="of:=[.I119]+[.J119]" office:value-type="float" office:value="-0.00000000008589689916" calcext:value-type="float">
            <text:p>-8.589689916113E-11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SIN([.A120]/45)" office:value-type="float" office:value="0.49633368767481" calcext:value-type="float">
            <text:p>0.49633368767481</text:p>
          </table:table-cell>
          <table:table-cell/>
          <table:table-cell table:formula="of:=RADIANS([.A120])" office:value-type="float" office:value="2.05948851735331" calcext:value-type="float">
            <text:p>2.05948851735331</text:p>
          </table:table-cell>
          <table:table-cell table:formula="of:=SIN([.D120])" office:value-type="float" office:value="0.882947592858927" calcext:value-type="float">
            <text:p>0.882947592858927</text:p>
          </table:table-cell>
          <table:table-cell table:formula="of:=SIN([.A119]+PI()/2) +[.E120]" office:value-type="float" office:value="0.15885039615845" calcext:value-type="float">
            <text:p>0.15885039615845</text:p>
          </table:table-cell>
          <table:table-cell table:formula="of:=SIN([.D120]*0.5)+[.E120]" office:value-type="float" office:value="1.74011489356104" calcext:value-type="float">
            <text:p>1.74011489356104</text:p>
          </table:table-cell>
          <table:table-cell/>
          <table:table-cell table:formula="of:=SIN(2*PI()*552*[.A120])" office:value-type="float" office:value="0.00000000001076268808" calcext:value-type="float">
            <text:p>1.07626880827274E-11</text:p>
          </table:table-cell>
          <table:table-cell table:formula="of:=SIN(2*PI()*564*[.A120])" office:value-type="float" office:value="-0.0000000000143110191" calcext:value-type="float">
            <text:p>-1.43110190952426E-11</text:p>
          </table:table-cell>
          <table:table-cell table:formula="of:=[.I120]+[.J120]" office:value-type="float" office:value="-0.00000000000354833101" calcext:value-type="float">
            <text:p>-3.54833101251528E-12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SIN([.A121]/45)" office:value-type="float" office:value="0.476920910558893" calcext:value-type="float">
            <text:p>0.476920910558893</text:p>
          </table:table-cell>
          <table:table-cell/>
          <table:table-cell table:formula="of:=RADIANS([.A121])" office:value-type="float" office:value="2.07694180987325" calcext:value-type="float">
            <text:p>2.07694180987325</text:p>
          </table:table-cell>
          <table:table-cell table:formula="of:=SIN([.D121])" office:value-type="float" office:value="0.874619707139396" calcext:value-type="float">
            <text:p>0.874619707139396</text:p>
          </table:table-cell>
          <table:table-cell table:formula="of:=SIN([.A120]+PI()/2) +[.E121]" office:value-type="float" office:value="1.06374912766835" calcext:value-type="float">
            <text:p>1.06374912766835</text:p>
          </table:table-cell>
          <table:table-cell table:formula="of:=SIN([.D121]*0.5)+[.E121]" office:value-type="float" office:value="1.73624886758092" calcext:value-type="float">
            <text:p>1.73624886758092</text:p>
          </table:table-cell>
          <table:table-cell/>
          <table:table-cell table:formula="of:=SIN(2*PI()*552*[.A121])" office:value-type="float" office:value="-0.00000000000295809003" calcext:value-type="float">
            <text:p>-2.95809003163162E-12</text:p>
          </table:table-cell>
          <table:table-cell table:formula="of:=SIN(2*PI()*564*[.A121])" office:value-type="float" office:value="-0.00000000003465699466" calcext:value-type="float">
            <text:p>-3.46569946592037E-11</text:p>
          </table:table-cell>
          <table:table-cell table:formula="of:=[.I121]+[.J121]" office:value-type="float" office:value="-0.00000000003761508469" calcext:value-type="float">
            <text:p>-3.76150846908353E-11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SIN([.A122]/45)" office:value-type="float" office:value="0.457272626635812" calcext:value-type="float">
            <text:p>0.457272626635812</text:p>
          </table:table-cell>
          <table:table-cell/>
          <table:table-cell table:formula="of:=RADIANS([.A122])" office:value-type="float" office:value="2.0943951023932" calcext:value-type="float">
            <text:p>2.0943951023932</text:p>
          </table:table-cell>
          <table:table-cell table:formula="of:=SIN([.D122])" office:value-type="float" office:value="0.866025403784439" calcext:value-type="float">
            <text:p>0.866025403784439</text:p>
          </table:table-cell>
          <table:table-cell table:formula="of:=SIN([.A121]+PI()/2) +[.E122]" office:value-type="float" office:value="1.79449672452351" calcext:value-type="float">
            <text:p>1.79449672452351</text:p>
          </table:table-cell>
          <table:table-cell table:formula="of:=SIN([.D122]*0.5)+[.E122]" office:value-type="float" office:value="1.73205080756888" calcext:value-type="float">
            <text:p>1.73205080756888</text:p>
          </table:table-cell>
          <table:table-cell/>
          <table:table-cell table:formula="of:=SIN(2*PI()*552*[.A122])" office:value-type="float" office:value="-0.00000000001667886815" calcext:value-type="float">
            <text:p>-1.66788681459906E-11</text:p>
          </table:table-cell>
          <table:table-cell table:formula="of:=SIN(2*PI()*564*[.A122])" office:value-type="float" office:value="-0.00000000005500297022" calcext:value-type="float">
            <text:p>-5.50029702231648E-11</text:p>
          </table:table-cell>
          <table:table-cell table:formula="of:=[.I122]+[.J122]" office:value-type="float" office:value="-0.00000000007168183837" calcext:value-type="float">
            <text:p>-7.16818383691554E-11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SIN([.A123]/45)" office:value-type="float" office:value="0.437398538362537" calcext:value-type="float">
            <text:p>0.437398538362537</text:p>
          </table:table-cell>
          <table:table-cell/>
          <table:table-cell table:formula="of:=RADIANS([.A123])" office:value-type="float" office:value="2.11184839491314" calcext:value-type="float">
            <text:p>2.11184839491314</text:p>
          </table:table-cell>
          <table:table-cell table:formula="of:=SIN([.D123])" office:value-type="float" office:value="0.857167300702112" calcext:value-type="float">
            <text:p>0.857167300702112</text:p>
          </table:table-cell>
          <table:table-cell table:formula="of:=SIN([.A122]+PI()/2) +[.E123]" office:value-type="float" office:value="1.67134827122868" calcext:value-type="float">
            <text:p>1.67134827122868</text:p>
          </table:table-cell>
          <table:table-cell table:formula="of:=SIN([.D123]*0.5)+[.E123]" office:value-type="float" office:value="1.72752299664201" calcext:value-type="float">
            <text:p>1.72752299664201</text:p>
          </table:table-cell>
          <table:table-cell/>
          <table:table-cell table:formula="of:=SIN(2*PI()*552*[.A123])" office:value-type="float" office:value="-0.00000000003039964626" calcext:value-type="float">
            <text:p>-3.03996462603496E-11</text:p>
          </table:table-cell>
          <table:table-cell table:formula="of:=SIN(2*PI()*564*[.A123])" office:value-type="float" office:value="-0.00000000001714128487" calcext:value-type="float">
            <text:p>-1.71412848736585E-11</text:p>
          </table:table-cell>
          <table:table-cell table:formula="of:=[.I123]+[.J123]" office:value-type="float" office:value="-0.00000000004754093113" calcext:value-type="float">
            <text:p>-4.7540931134008E-11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SIN([.A124]/45)" office:value-type="float" office:value="0.417308459699772" calcext:value-type="float">
            <text:p>0.417308459699772</text:p>
          </table:table-cell>
          <table:table-cell/>
          <table:table-cell table:formula="of:=RADIANS([.A124])" office:value-type="float" office:value="2.12930168743308" calcext:value-type="float">
            <text:p>2.12930168743308</text:p>
          </table:table-cell>
          <table:table-cell table:formula="of:=SIN([.D124])" office:value-type="float" office:value="0.848048096156426" calcext:value-type="float">
            <text:p>0.848048096156426</text:p>
          </table:table-cell>
          <table:table-cell table:formula="of:=SIN([.A123]+PI()/2) +[.E124]" office:value-type="float" office:value="0.799384486956278" calcext:value-type="float">
            <text:p>0.799384486956278</text:p>
          </table:table-cell>
          <table:table-cell table:formula="of:=SIN([.D124]*0.5)+[.E124]" office:value-type="float" office:value="1.72266780329582" calcext:value-type="float">
            <text:p>1.72266780329582</text:p>
          </table:table-cell>
          <table:table-cell/>
          <table:table-cell table:formula="of:=SIN(2*PI()*552*[.A124])" office:value-type="float" office:value="0.00000000001408723654" calcext:value-type="float">
            <text:p>1.40872365387588E-11</text:p>
          </table:table-cell>
          <table:table-cell table:formula="of:=SIN(2*PI()*564*[.A124])" office:value-type="float" office:value="-0.00000000003748726044" calcext:value-type="float">
            <text:p>-3.74872604376195E-11</text:p>
          </table:table-cell>
          <table:table-cell table:formula="of:=[.I124]+[.J124]" office:value-type="float" office:value="-0.0000000000234000239" calcext:value-type="float">
            <text:p>-2.34000238988607E-11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SIN([.A125]/45)" office:value-type="float" office:value="0.39701231126575" calcext:value-type="float">
            <text:p>0.39701231126575</text:p>
          </table:table-cell>
          <table:table-cell/>
          <table:table-cell table:formula="of:=RADIANS([.A125])" office:value-type="float" office:value="2.14675497995303" calcext:value-type="float">
            <text:p>2.14675497995303</text:p>
          </table:table-cell>
          <table:table-cell table:formula="of:=SIN([.D125])" office:value-type="float" office:value="0.838670567945424" calcext:value-type="float">
            <text:p>0.838670567945424</text:p>
          </table:table-cell>
          <table:table-cell table:formula="of:=SIN([.A124]+PI()/2) +[.E125]" office:value-type="float" office:value="-0.0280965231065535" calcext:value-type="float">
            <text:p>-0.0280965231065535</text:p>
          </table:table-cell>
          <table:table-cell table:formula="of:=SIN([.D125]*0.5)+[.E125]" office:value-type="float" office:value="1.71748768060739" calcext:value-type="float">
            <text:p>1.71748768060739</text:p>
          </table:table-cell>
          <table:table-cell/>
          <table:table-cell table:formula="of:=SIN(2*PI()*552*[.A125])" office:value-type="float" office:value="0.00000000000036645842" calcext:value-type="float">
            <text:p>3.66458424399858E-13</text:p>
          </table:table-cell>
          <table:table-cell table:formula="of:=SIN(2*PI()*564*[.A125])" office:value-type="float" office:value="-0.000000000057833236" calcext:value-type="float">
            <text:p>-5.78332360015806E-11</text:p>
          </table:table-cell>
          <table:table-cell table:formula="of:=[.I125]+[.J125]" office:value-type="float" office:value="-0.00000000005746677758" calcext:value-type="float">
            <text:p>-5.74667775771807E-11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SIN([.A126]/45)" office:value-type="float" office:value="0.376520115437368" calcext:value-type="float">
            <text:p>0.376520115437368</text:p>
          </table:table-cell>
          <table:table-cell/>
          <table:table-cell table:formula="of:=RADIANS([.A126])" office:value-type="float" office:value="2.16420827247297" calcext:value-type="float">
            <text:p>2.16420827247297</text:p>
          </table:table-cell>
          <table:table-cell table:formula="of:=SIN([.D126])" office:value-type="float" office:value="0.829037572555042" calcext:value-type="float">
            <text:p>0.829037572555042</text:p>
          </table:table-cell>
          <table:table-cell table:formula="of:=SIN([.A125]+PI()/2) +[.E126]" office:value-type="float" office:value="-0.0589313341368162" calcext:value-type="float">
            <text:p>-0.0589313341368162</text:p>
          </table:table-cell>
          <table:table-cell table:formula="of:=SIN([.D126]*0.5)+[.E126]" office:value-type="float" office:value="1.71198516541397" calcext:value-type="float">
            <text:p>1.71198516541397</text:p>
          </table:table-cell>
          <table:table-cell/>
          <table:table-cell table:formula="of:=SIN(2*PI()*552*[.A126])" office:value-type="float" office:value="-0.00000000001335431969" calcext:value-type="float">
            <text:p>-1.33543196899591E-11</text:p>
          </table:table-cell>
          <table:table-cell table:formula="of:=SIN(2*PI()*564*[.A126])" office:value-type="float" office:value="-0.00000000001997155065" calcext:value-type="float">
            <text:p>-1.99715506520743E-11</text:p>
          </table:table-cell>
          <table:table-cell table:formula="of:=[.I126]+[.J126]" office:value-type="float" office:value="-0.00000000003332587034" calcext:value-type="float">
            <text:p>-3.33258703420334E-11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SIN([.A127]/45)" office:value-type="float" office:value="0.355841991401066" calcext:value-type="float">
            <text:p>0.355841991401066</text:p>
          </table:table-cell>
          <table:table-cell/>
          <table:table-cell table:formula="of:=RADIANS([.A127])" office:value-type="float" office:value="2.18166156499291" calcext:value-type="float">
            <text:p>2.18166156499291</text:p>
          </table:table-cell>
          <table:table-cell table:formula="of:=SIN([.D127])" office:value-type="float" office:value="0.819152044288992" calcext:value-type="float">
            <text:p>0.819152044288992</text:p>
          </table:table-cell>
          <table:table-cell table:formula="of:=SIN([.A126]+PI()/2) +[.E127]" office:value-type="float" office:value="0.726375839691326" calcext:value-type="float">
            <text:p>0.726375839691326</text:p>
          </table:table-cell>
          <table:table-cell table:formula="of:=SIN([.D127]*0.5)+[.E127]" office:value-type="float" office:value="1.70616287746721" calcext:value-type="float">
            <text:p>1.70616287746721</text:p>
          </table:table-cell>
          <table:table-cell/>
          <table:table-cell table:formula="of:=SIN(2*PI()*552*[.A127])" office:value-type="float" office:value="-0.0000000000270750978" calcext:value-type="float">
            <text:p>-2.70750978043181E-11</text:p>
          </table:table-cell>
          <table:table-cell table:formula="of:=SIN(2*PI()*564*[.A127])" office:value-type="float" office:value="-0.00000000004031752622" calcext:value-type="float">
            <text:p>-4.03175262160353E-11</text:p>
          </table:table-cell>
          <table:table-cell table:formula="of:=[.I127]+[.J127]" office:value-type="float" office:value="-0.00000000006739262402" calcext:value-type="float">
            <text:p>-6.73926240203534E-11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SIN([.A128]/45)" office:value-type="float" office:value="0.334988150155905" calcext:value-type="float">
            <text:p>0.334988150155905</text:p>
          </table:table-cell>
          <table:table-cell/>
          <table:table-cell table:formula="of:=RADIANS([.A128])" office:value-type="float" office:value="2.19911485751286" calcext:value-type="float">
            <text:p>2.19911485751286</text:p>
          </table:table-cell>
          <table:table-cell table:formula="of:=SIN([.D128])" office:value-type="float" office:value="0.809016994374948" calcext:value-type="float">
            <text:p>0.809016994374948</text:p>
          </table:table-cell>
          <table:table-cell table:formula="of:=SIN([.A127]+PI()/2) +[.E128]" office:value-type="float" office:value="1.59673150651918" calcext:value-type="float">
            <text:p>1.59673150651918</text:p>
          </table:table-cell>
          <table:table-cell table:formula="of:=SIN([.D128]*0.5)+[.E128]" office:value-type="float" office:value="1.70002351856332" calcext:value-type="float">
            <text:p>1.70002351856332</text:p>
          </table:table-cell>
          <table:table-cell/>
          <table:table-cell table:formula="of:=SIN(2*PI()*552*[.A128])" office:value-type="float" office:value="0.00000000001741178499" calcext:value-type="float">
            <text:p>1.74117849947903E-11</text:p>
          </table:table-cell>
          <table:table-cell table:formula="of:=SIN(2*PI()*564*[.A128])" office:value-type="float" office:value="-0.00000000006066350178" calcext:value-type="float">
            <text:p>-6.06635017799964E-11</text:p>
          </table:table-cell>
          <table:table-cell table:formula="of:=[.I128]+[.J128]" office:value-type="float" office:value="-0.00000000004325171679" calcext:value-type="float">
            <text:p>-4.32517167852061E-11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SIN([.A129]/45)" office:value-type="float" office:value="0.313968889471306" calcext:value-type="float">
            <text:p>0.313968889471306</text:p>
          </table:table-cell>
          <table:table-cell/>
          <table:table-cell table:formula="of:=RADIANS([.A129])" office:value-type="float" office:value="2.2165681500328" calcext:value-type="float">
            <text:p>2.2165681500328</text:p>
          </table:table-cell>
          <table:table-cell table:formula="of:=SIN([.D129])" office:value-type="float" office:value="0.798635510047293" calcext:value-type="float">
            <text:p>0.798635510047293</text:p>
          </table:table-cell>
          <table:table-cell table:formula="of:=SIN([.A128]+PI()/2) +[.E129]" office:value-type="float" office:value="1.74261964919961" calcext:value-type="float">
            <text:p>1.74261964919961</text:p>
          </table:table-cell>
          <table:table-cell table:formula="of:=SIN([.D129]*0.5)+[.E129]" office:value-type="float" office:value="1.69356987164932" calcext:value-type="float">
            <text:p>1.69356987164932</text:p>
          </table:table-cell>
          <table:table-cell/>
          <table:table-cell table:formula="of:=SIN(2*PI()*552*[.A129])" office:value-type="float" office:value="0.00000000000369100688" calcext:value-type="float">
            <text:p>3.69100688043133E-12</text:p>
          </table:table-cell>
          <table:table-cell table:formula="of:=SIN(2*PI()*564*[.A129])" office:value-type="float" office:value="-0.00000000002280181643" calcext:value-type="float">
            <text:p>-2.28018164304901E-11</text:p>
          </table:table-cell>
          <table:table-cell table:formula="of:=[.I129]+[.J129]" office:value-type="float" office:value="-0.00000000001911080955" calcext:value-type="float">
            <text:p>-1.91108095500587E-11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SIN([.A130]/45)" office:value-type="float" office:value="0.29279458880194" calcext:value-type="float">
            <text:p>0.29279458880194</text:p>
          </table:table-cell>
          <table:table-cell/>
          <table:table-cell table:formula="of:=RADIANS([.A130])" office:value-type="float" office:value="2.23402144255274" calcext:value-type="float">
            <text:p>2.23402144255274</text:p>
          </table:table-cell>
          <table:table-cell table:formula="of:=SIN([.D130])" office:value-type="float" office:value="0.788010753606722" calcext:value-type="float">
            <text:p>0.788010753606722</text:p>
          </table:table-cell>
          <table:table-cell table:formula="of:=SIN([.A129]+PI()/2) +[.E130]" office:value-type="float" office:value="1.02036985563639" calcext:value-type="float">
            <text:p>1.02036985563639</text:p>
          </table:table-cell>
          <table:table-cell table:formula="of:=SIN([.D130]*0.5)+[.E130]" office:value-type="float" office:value="1.68680479990589" calcext:value-type="float">
            <text:p>1.68680479990589</text:p>
          </table:table-cell>
          <table:table-cell/>
          <table:table-cell table:formula="of:=SIN(2*PI()*552*[.A130])" office:value-type="float" office:value="-0.00000000001002977123" calcext:value-type="float">
            <text:p>-1.00297712339277E-11</text:p>
          </table:table-cell>
          <table:table-cell table:formula="of:=SIN(2*PI()*564*[.A130])" office:value-type="float" office:value="-0.00000000004314779199" calcext:value-type="float">
            <text:p>-4.31477919944511E-11</text:p>
          </table:table-cell>
          <table:table-cell table:formula="of:=[.I130]+[.J130]" office:value-type="float" office:value="-0.00000000005317756323" calcext:value-type="float">
            <text:p>-5.31775632283788E-11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SIN([.A131]/45)" office:value-type="float" office:value="0.271475704162283" calcext:value-type="float">
            <text:p>0.271475704162283</text:p>
          </table:table-cell>
          <table:table-cell/>
          <table:table-cell table:formula="of:=RADIANS([.A131])" office:value-type="float" office:value="2.25147473507269" calcext:value-type="float">
            <text:p>2.25147473507269</text:p>
          </table:table-cell>
          <table:table-cell table:formula="of:=SIN([.D131])" office:value-type="float" office:value="0.777145961456971" calcext:value-type="float">
            <text:p>0.777145961456971</text:p>
          </table:table-cell>
          <table:table-cell table:formula="of:=SIN([.A130]+PI()/2) +[.E131]" office:value-type="float" office:value="0.0842501395368098" calcext:value-type="float">
            <text:p>0.0842501395368098</text:p>
          </table:table-cell>
          <table:table-cell table:formula="of:=SIN([.D131]*0.5)+[.E131]" office:value-type="float" office:value="1.67973124580683" calcext:value-type="float">
            <text:p>1.67973124580683</text:p>
          </table:table-cell>
          <table:table-cell/>
          <table:table-cell table:formula="of:=SIN(2*PI()*552*[.A131])" office:value-type="float" office:value="-0.00000000002375054935" calcext:value-type="float">
            <text:p>-2.37505493482866E-11</text:p>
          </table:table-cell>
          <table:table-cell table:formula="of:=SIN(2*PI()*564*[.A131])" office:value-type="float" office:value="-0.00000000006349376756" calcext:value-type="float">
            <text:p>-6.34937675584122E-11</text:p>
          </table:table-cell>
          <table:table-cell table:formula="of:=[.I131]+[.J131]" office:value-type="float" office:value="-0.00000000008724431691" calcext:value-type="float">
            <text:p>-8.72443169066988E-11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SIN([.A132]/45)" office:value-type="float" office:value="0.250022762963363" calcext:value-type="float">
            <text:p>0.250022762963363</text:p>
          </table:table-cell>
          <table:table-cell/>
          <table:table-cell table:formula="of:=RADIANS([.A132])" office:value-type="float" office:value="2.26892802759263" calcext:value-type="float">
            <text:p>2.26892802759263</text:p>
          </table:table-cell>
          <table:table-cell table:formula="of:=SIN([.D132])" office:value-type="float" office:value="0.766044443118978" calcext:value-type="float">
            <text:p>0.766044443118978</text:p>
          </table:table-cell>
          <table:table-cell table:formula="of:=SIN([.A131]+PI()/2) +[.E132]" office:value-type="float" office:value="-0.215061079530411" calcext:value-type="float">
            <text:p>-0.215061079530411</text:p>
          </table:table-cell>
          <table:table-cell table:formula="of:=SIN([.D132]*0.5)+[.E132]" office:value-type="float" office:value="1.67235223015563" calcext:value-type="float">
            <text:p>1.67235223015563</text:p>
          </table:table-cell>
          <table:table-cell/>
          <table:table-cell table:formula="of:=SIN(2*PI()*552*[.A132])" office:value-type="float" office:value="-0.00000000003747132746" calcext:value-type="float">
            <text:p>-3.74713274626456E-11</text:p>
          </table:table-cell>
          <table:table-cell table:formula="of:=SIN(2*PI()*564*[.A132])" office:value-type="float" office:value="-0.00000000002563208221" calcext:value-type="float">
            <text:p>-2.56320822089059E-11</text:p>
          </table:table-cell>
          <table:table-cell table:formula="of:=[.I132]+[.J132]" office:value-type="float" office:value="-0.00000000006310340967" calcext:value-type="float">
            <text:p>-6.31034096715515E-11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SIN([.A133]/45)" office:value-type="float" office:value="0.228446358814255" calcext:value-type="float">
            <text:p>0.228446358814255</text:p>
          </table:table-cell>
          <table:table-cell/>
          <table:table-cell table:formula="of:=RADIANS([.A133])" office:value-type="float" office:value="2.28638132011257" calcext:value-type="float">
            <text:p>2.28638132011257</text:p>
          </table:table-cell>
          <table:table-cell table:formula="of:=SIN([.D133])" office:value-type="float" office:value="0.754709580222772" calcext:value-type="float">
            <text:p>0.754709580222772</text:p>
          </table:table-cell>
          <table:table-cell table:formula="of:=SIN([.A132]+PI()/2) +[.E133]" office:value-type="float" office:value="0.387418249768071" calcext:value-type="float">
            <text:p>0.387418249768071</text:p>
          </table:table-cell>
          <table:table-cell table:formula="of:=SIN([.D133]*0.5)+[.E133]" office:value-type="float" office:value="1.66467085109932" calcext:value-type="float">
            <text:p>1.66467085109932</text:p>
          </table:table-cell>
          <table:table-cell/>
          <table:table-cell table:formula="of:=SIN(2*PI()*552*[.A133])" office:value-type="float" office:value="0.00000000000701555534" calcext:value-type="float">
            <text:p>7.01555533646281E-12</text:p>
          </table:table-cell>
          <table:table-cell table:formula="of:=SIN(2*PI()*564*[.A133])" office:value-type="float" office:value="-0.00000000004597805777" calcext:value-type="float">
            <text:p>-4.59780577728669E-11</text:p>
          </table:table-cell>
          <table:table-cell table:formula="of:=[.I133]+[.J133]" office:value-type="float" office:value="-0.00000000003896250244" calcext:value-type="float">
            <text:p>-3.89625024364041E-11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SIN([.A134]/45)" office:value-type="float" office:value="0.206757146290884" calcext:value-type="float">
            <text:p>0.206757146290884</text:p>
          </table:table-cell>
          <table:table-cell/>
          <table:table-cell table:formula="of:=RADIANS([.A134])" office:value-type="float" office:value="2.30383461263251" calcext:value-type="float">
            <text:p>2.30383461263251</text:p>
          </table:table-cell>
          <table:table-cell table:formula="of:=SIN([.D134])" office:value-type="float" office:value="0.743144825477395" calcext:value-type="float">
            <text:p>0.743144825477395</text:p>
          </table:table-cell>
          <table:table-cell table:formula="of:=SIN([.A133]+PI()/2) +[.E134]" office:value-type="float" office:value="1.32735364258668" calcext:value-type="float">
            <text:p>1.32735364258668</text:p>
          </table:table-cell>
          <table:table-cell table:formula="of:=SIN([.D134]*0.5)+[.E134]" office:value-type="float" office:value="1.65669028312" calcext:value-type="float">
            <text:p>1.65669028312</text:p>
          </table:table-cell>
          <table:table-cell/>
          <table:table-cell table:formula="of:=SIN(2*PI()*552*[.A134])" office:value-type="float" office:value="-0.00000000000670522278" calcext:value-type="float">
            <text:p>-6.70522277789618E-12</text:p>
          </table:table-cell>
          <table:table-cell table:formula="of:=SIN(2*PI()*564*[.A134])" office:value-type="float" office:value="-0.00000000006632403334" calcext:value-type="float">
            <text:p>-6.6324033336828E-11</text:p>
          </table:table-cell>
          <table:table-cell table:formula="of:=[.I134]+[.J134]" office:value-type="float" office:value="-0.00000000007302925611" calcext:value-type="float">
            <text:p>-7.30292561147242E-11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SIN([.A135]/45)" office:value-type="float" office:value="0.184965835674718" calcext:value-type="float">
            <text:p>0.184965835674718</text:p>
          </table:table-cell>
          <table:table-cell/>
          <table:table-cell table:formula="of:=RADIANS([.A135])" office:value-type="float" office:value="2.32128790515246" calcext:value-type="float">
            <text:p>2.32128790515246</text:p>
          </table:table-cell>
          <table:table-cell table:formula="of:=SIN([.D135])" office:value-type="float" office:value="0.731353701619171" calcext:value-type="float">
            <text:p>0.731353701619171</text:p>
          </table:table-cell>
          <table:table-cell table:formula="of:=SIN([.A134]+PI()/2) +[.E135]" office:value-type="float" office:value="1.72994377405916" calcext:value-type="float">
            <text:p>1.72994377405916</text:p>
          </table:table-cell>
          <table:table-cell table:formula="of:=SIN([.D135]*0.5)+[.E135]" office:value-type="float" office:value="1.64841377600429" calcext:value-type="float">
            <text:p>1.64841377600429</text:p>
          </table:table-cell>
          <table:table-cell/>
          <table:table-cell table:formula="of:=SIN(2*PI()*552*[.A135])" office:value-type="float" office:value="-0.00000000002042600089" calcext:value-type="float">
            <text:p>-2.04260008922552E-11</text:p>
          </table:table-cell>
          <table:table-cell table:formula="of:=SIN(2*PI()*564*[.A135])" office:value-type="float" office:value="-0.00000000002846234799" calcext:value-type="float">
            <text:p>-2.84623479873217E-11</text:p>
          </table:table-cell>
          <table:table-cell table:formula="of:=[.I135]+[.J135]" office:value-type="float" office:value="-0.00000000004888834888" calcext:value-type="float">
            <text:p>-4.88883488795768E-11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SIN([.A136]/45)" office:value-type="float" office:value="0.163083187663967" calcext:value-type="float">
            <text:p>0.163083187663967</text:p>
          </table:table-cell>
          <table:table-cell/>
          <table:table-cell table:formula="of:=RADIANS([.A136])" office:value-type="float" office:value="2.3387411976724" calcext:value-type="float">
            <text:p>2.3387411976724</text:p>
          </table:table-cell>
          <table:table-cell table:formula="of:=SIN([.D136])" office:value-type="float" office:value="0.719339800338651" calcext:value-type="float">
            <text:p>0.719339800338651</text:p>
          </table:table-cell>
          <table:table-cell table:formula="of:=SIN([.A135]+PI()/2) +[.E136]" office:value-type="float" office:value="1.21421202074209" calcext:value-type="float">
            <text:p>1.21421202074209</text:p>
          </table:table-cell>
          <table:table-cell table:formula="of:=SIN([.D136]*0.5)+[.E136]" office:value-type="float" office:value="1.63984465379109" calcext:value-type="float">
            <text:p>1.63984465379109</text:p>
          </table:table-cell>
          <table:table-cell/>
          <table:table-cell table:formula="of:=SIN(2*PI()*552*[.A136])" office:value-type="float" office:value="-0.00000000003414677901" calcext:value-type="float">
            <text:p>-3.41467790066141E-11</text:p>
          </table:table-cell>
          <table:table-cell table:formula="of:=SIN(2*PI()*564*[.A136])" office:value-type="float" office:value="-0.00000000004880832355" calcext:value-type="float">
            <text:p>-4.88083235512827E-11</text:p>
          </table:table-cell>
          <table:table-cell table:formula="of:=[.I136]+[.J136]" office:value-type="float" office:value="-0.00000000008295510256" calcext:value-type="float">
            <text:p>-8.29551025578969E-11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SIN([.A137]/45)" office:value-type="float" office:value="0.141120008059867" calcext:value-type="float">
            <text:p>0.141120008059867</text:p>
          </table:table-cell>
          <table:table-cell/>
          <table:table-cell table:formula="of:=RADIANS([.A137])" office:value-type="float" office:value="2.35619449019235" calcext:value-type="float">
            <text:p>2.35619449019235</text:p>
          </table:table-cell>
          <table:table-cell table:formula="of:=SIN([.D137])" office:value-type="float" office:value="0.707106781186548" calcext:value-type="float">
            <text:p>0.707106781186548</text:p>
          </table:table-cell>
          <table:table-cell table:formula="of:=SIN([.A136]+PI()/2) +[.E137]" office:value-type="float" office:value="0.243277912334681" calcext:value-type="float">
            <text:p>0.243277912334681</text:p>
          </table:table-cell>
          <table:table-cell table:formula="of:=SIN([.D137]*0.5)+[.E137]" office:value-type="float" office:value="1.63098631369783" calcext:value-type="float">
            <text:p>1.63098631369783</text:p>
          </table:table-cell>
          <table:table-cell/>
          <table:table-cell table:formula="of:=SIN(2*PI()*552*[.A137])" office:value-type="float" office:value="0.00000000001034010379" calcext:value-type="float">
            <text:p>1.03401037924943E-11</text:p>
          </table:table-cell>
          <table:table-cell table:formula="of:=SIN(2*PI()*564*[.A137])" office:value-type="float" office:value="-0.00000000006915429912" calcext:value-type="float">
            <text:p>-6.91542991152438E-11</text:p>
          </table:table-cell>
          <table:table-cell table:formula="of:=[.I137]+[.J137]" office:value-type="float" office:value="-0.00000000005881419532" calcext:value-type="float">
            <text:p>-5.88141953227495E-11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SIN([.A138]/45)" office:value-type="float" office:value="0.119087142430706" calcext:value-type="float">
            <text:p>0.119087142430706</text:p>
          </table:table-cell>
          <table:table-cell/>
          <table:table-cell table:formula="of:=RADIANS([.A138])" office:value-type="float" office:value="2.37364778271229" calcext:value-type="float">
            <text:p>2.37364778271229</text:p>
          </table:table-cell>
          <table:table-cell table:formula="of:=SIN([.D138])" office:value-type="float" office:value="0.694658370458998" calcext:value-type="float">
            <text:p>0.694658370458998</text:p>
          </table:table-cell>
          <table:table-cell table:formula="of:=SIN([.A137]+PI()/2) +[.E138]" office:value-type="float" office:value="-0.301429464682187" calcext:value-type="float">
            <text:p>-0.301429464682187</text:p>
          </table:table-cell>
          <table:table-cell table:formula="of:=SIN([.D138]*0.5)+[.E138]" office:value-type="float" office:value="1.62184222502578" calcext:value-type="float">
            <text:p>1.62184222502578</text:p>
          </table:table-cell>
          <table:table-cell/>
          <table:table-cell table:formula="of:=SIN(2*PI()*552*[.A138])" office:value-type="float" office:value="-0.00000000000338067432" calcext:value-type="float">
            <text:p>-3.3806743218647E-12</text:p>
          </table:table-cell>
          <table:table-cell table:formula="of:=SIN(2*PI()*564*[.A138])" office:value-type="float" office:value="-0.00000000003129261377" calcext:value-type="float">
            <text:p>-3.12926137657375E-11</text:p>
          </table:table-cell>
          <table:table-cell table:formula="of:=[.I138]+[.J138]" office:value-type="float" office:value="-0.00000000003467328809" calcext:value-type="float">
            <text:p>-3.46732880876022E-11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SIN([.A139]/45)" office:value-type="float" office:value="0.0969954707562093" calcext:value-type="float">
            <text:p>0.0969954707562093</text:p>
          </table:table-cell>
          <table:table-cell/>
          <table:table-cell table:formula="of:=RADIANS([.A139])" office:value-type="float" office:value="2.39110107523223" calcext:value-type="float">
            <text:p>2.39110107523223</text:p>
          </table:table-cell>
          <table:table-cell table:formula="of:=SIN([.D139])" office:value-type="float" office:value="0.681998360062499" calcext:value-type="float">
            <text:p>0.681998360062499</text:p>
          </table:table-cell>
          <table:table-cell table:formula="of:=SIN([.A138]+PI()/2) +[.E139]" office:value-type="float" office:value="0.0694501205663948" calcext:value-type="float">
            <text:p>0.0694501205663948</text:p>
          </table:table-cell>
          <table:table-cell table:formula="of:=SIN([.D139]*0.5)+[.E139]" office:value-type="float" office:value="1.61241592804452" calcext:value-type="float">
            <text:p>1.61241592804452</text:p>
          </table:table-cell>
          <table:table-cell/>
          <table:table-cell table:formula="of:=SIN(2*PI()*552*[.A139])" office:value-type="float" office:value="-0.00000000001710145244" calcext:value-type="float">
            <text:p>-1.71014524362237E-11</text:p>
          </table:table-cell>
          <table:table-cell table:formula="of:=SIN(2*PI()*564*[.A139])" office:value-type="float" office:value="-0.00000000005163858933" calcext:value-type="float">
            <text:p>-5.16385893296986E-11</text:p>
          </table:table-cell>
          <table:table-cell table:formula="of:=[.I139]+[.J139]" office:value-type="float" office:value="-0.00000000006874004177" calcext:value-type="float">
            <text:p>-6.87400417659222E-11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SIN([.A140]/45)" office:value-type="float" office:value="0.0748559020549272" calcext:value-type="float">
            <text:p>0.0748559020549272</text:p>
          </table:table-cell>
          <table:table-cell/>
          <table:table-cell table:formula="of:=RADIANS([.A140])" office:value-type="float" office:value="2.40855436775218" calcext:value-type="float">
            <text:p>2.40855436775218</text:p>
          </table:table-cell>
          <table:table-cell table:formula="of:=SIN([.D140])" office:value-type="float" office:value="0.669130606358858" calcext:value-type="float">
            <text:p>0.669130606358858</text:p>
          </table:table-cell>
          <table:table-cell table:formula="of:=SIN([.A139]+PI()/2) +[.E140]" office:value-type="float" office:value="1.00329598898961" calcext:value-type="float">
            <text:p>1.00329598898961</text:p>
          </table:table-cell>
          <table:table-cell table:formula="of:=SIN([.D140]*0.5)+[.E140]" office:value-type="float" office:value="1.60271103285606" calcext:value-type="float">
            <text:p>1.60271103285606</text:p>
          </table:table-cell>
          <table:table-cell/>
          <table:table-cell table:formula="of:=SIN(2*PI()*552*[.A140])" office:value-type="float" office:value="-0.00000000003082223055" calcext:value-type="float">
            <text:p>-3.08222305505827E-11</text:p>
          </table:table-cell>
          <table:table-cell table:formula="of:=SIN(2*PI()*564*[.A140])" office:value-type="float" office:value="-0.00000000007198456489" calcext:value-type="float">
            <text:p>-7.19845648936596E-11</text:p>
          </table:table-cell>
          <table:table-cell table:formula="of:=[.I140]+[.J140]" office:value-type="float" office:value="-0.00000000010280679544" calcext:value-type="float">
            <text:p>-1.02806795444242E-10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SIN([.A141]/45)" office:value-type="float" office:value="0.052679368997292" calcext:value-type="float">
            <text:p>0.052679368997292</text:p>
          </table:table-cell>
          <table:table-cell/>
          <table:table-cell table:formula="of:=RADIANS([.A141])" office:value-type="float" office:value="2.42600766027212" calcext:value-type="float">
            <text:p>2.42600766027212</text:p>
          </table:table-cell>
          <table:table-cell table:formula="of:=SIN([.D141])" office:value-type="float" office:value="0.656059028990507" calcext:value-type="float">
            <text:p>0.656059028990507</text:p>
          </table:table-cell>
          <table:table-cell table:formula="of:=SIN([.A140]+PI()/2) +[.E141]" office:value-type="float" office:value="1.62970792204002" calcext:value-type="float">
            <text:p>1.62970792204002</text:p>
          </table:table-cell>
          <table:table-cell table:formula="of:=SIN([.D141]*0.5)+[.E141]" office:value-type="float" office:value="1.5927312182389" calcext:value-type="float">
            <text:p>1.5927312182389</text:p>
          </table:table-cell>
          <table:table-cell/>
          <table:table-cell table:formula="of:=SIN(2*PI()*552*[.A141])" office:value-type="float" office:value="0.00000000001366465225" calcext:value-type="float">
            <text:p>1.36646522485258E-11</text:p>
          </table:table-cell>
          <table:table-cell table:formula="of:=SIN(2*PI()*564*[.A141])" office:value-type="float" office:value="-0.00000000003412287954" calcext:value-type="float">
            <text:p>-3.41228795441533E-11</text:p>
          </table:table-cell>
          <table:table-cell table:formula="of:=[.I141]+[.J141]" office:value-type="float" office:value="-0.0000000000204582273" calcext:value-type="float">
            <text:p>-2.04582272956275E-11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SIN([.A142]/45)" office:value-type="float" office:value="0.0304768225069864" calcext:value-type="float">
            <text:p>0.0304768225069864</text:p>
          </table:table-cell>
          <table:table-cell/>
          <table:table-cell table:formula="of:=RADIANS([.A142])" office:value-type="float" office:value="2.44346095279206" calcext:value-type="float">
            <text:p>2.44346095279206</text:p>
          </table:table-cell>
          <table:table-cell table:formula="of:=SIN([.D142])" office:value-type="float" office:value="0.64278760968654" calcext:value-type="float">
            <text:p>0.64278760968654</text:p>
          </table:table-cell>
          <table:table-cell table:formula="of:=SIN([.A141]+PI()/2) +[.E142]" office:value-type="float" office:value="1.36075171109702" calcext:value-type="float">
            <text:p>1.36075171109702</text:p>
          </table:table-cell>
          <table:table-cell table:formula="of:=SIN([.D142]*0.5)+[.E142]" office:value-type="float" office:value="1.58248023047245" calcext:value-type="float">
            <text:p>1.58248023047245</text:p>
          </table:table-cell>
          <table:table-cell/>
          <table:table-cell table:formula="of:=SIN(2*PI()*552*[.A142])" office:value-type="float" office:value="-0.00000000000005612587" calcext:value-type="float">
            <text:p>-5.61258658332298E-14</text:p>
          </table:table-cell>
          <table:table-cell table:formula="of:=SIN(2*PI()*564*[.A142])" office:value-type="float" office:value="-0.00000000005446885511" calcext:value-type="float">
            <text:p>-5.44688551081144E-11</text:p>
          </table:table-cell>
          <table:table-cell table:formula="of:=[.I142]+[.J142]" office:value-type="float" office:value="-0.00000000005452498097" calcext:value-type="float">
            <text:p>-5.45249809739476E-11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SIN([.A143]/45)" office:value-type="float" office:value="0.00825922635330428" calcext:value-type="float">
            <text:p>0.00825922635330428</text:p>
          </table:table-cell>
          <table:table-cell/>
          <table:table-cell table:formula="of:=RADIANS([.A143])" office:value-type="float" office:value="2.460914245312" calcext:value-type="float">
            <text:p>2.460914245312</text:p>
          </table:table-cell>
          <table:table-cell table:formula="of:=SIN([.D143])" office:value-type="float" office:value="0.629320391049837" calcext:value-type="float">
            <text:p>0.629320391049837</text:p>
          </table:table-cell>
          <table:table-cell table:formula="of:=SIN([.A142]+PI()/2) +[.E143]" office:value-type="float" office:value="0.431506817045575" calcext:value-type="float">
            <text:p>0.431506817045575</text:p>
          </table:table-cell>
          <table:table-cell table:formula="of:=SIN([.D143]*0.5)+[.E143]" office:value-type="float" office:value="1.57196188214202" calcext:value-type="float">
            <text:p>1.57196188214202</text:p>
          </table:table-cell>
          <table:table-cell/>
          <table:table-cell table:formula="of:=SIN(2*PI()*552*[.A143])" office:value-type="float" office:value="-0.00000000001377690398" calcext:value-type="float">
            <text:p>-1.37769039801922E-11</text:p>
          </table:table-cell>
          <table:table-cell table:formula="of:=SIN(2*PI()*564*[.A143])" office:value-type="float" office:value="-0.00000000007481483067" calcext:value-type="float">
            <text:p>-7.48148306720754E-11</text:p>
          </table:table-cell>
          <table:table-cell table:formula="of:=[.I143]+[.J143]" office:value-type="float" office:value="-0.00000000008859173465" calcext:value-type="float">
            <text:p>-8.85917346522676E-11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SIN([.A144]/45)" office:value-type="float" office:value="-0.0139624482628337" calcext:value-type="float">
            <text:p>-0.0139624482628337</text:p>
          </table:table-cell>
          <table:table-cell/>
          <table:table-cell table:formula="of:=RADIANS([.A144])" office:value-type="float" office:value="2.47836753783195" calcext:value-type="float">
            <text:p>2.47836753783195</text:p>
          </table:table-cell>
          <table:table-cell table:formula="of:=SIN([.D144])" office:value-type="float" office:value="0.615661475325658" calcext:value-type="float">
            <text:p>0.615661475325658</text:p>
          </table:table-cell>
          <table:table-cell table:formula="of:=SIN([.A143]+PI()/2) +[.E144]" office:value-type="float" office:value="-0.31606088641786" calcext:value-type="float">
            <text:p>-0.31606088641786</text:p>
          </table:table-cell>
          <table:table-cell table:formula="of:=SIN([.D144]*0.5)+[.E144]" office:value-type="float" office:value="1.56118005092498" calcext:value-type="float">
            <text:p>1.56118005092498</text:p>
          </table:table-cell>
          <table:table-cell/>
          <table:table-cell table:formula="of:=SIN(2*PI()*552*[.A144])" office:value-type="float" office:value="-0.00000000002749768209" calcext:value-type="float">
            <text:p>-2.74976820945512E-11</text:p>
          </table:table-cell>
          <table:table-cell table:formula="of:=SIN(2*PI()*564*[.A144])" office:value-type="float" office:value="-0.00000000003695314532" calcext:value-type="float">
            <text:p>-3.69531453225691E-11</text:p>
          </table:table-cell>
          <table:table-cell table:formula="of:=[.I144]+[.J144]" office:value-type="float" office:value="-0.00000000006445082742" calcext:value-type="float">
            <text:p>-6.44508274171203E-11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SIN([.A145]/45)" office:value-type="float" office:value="-0.0361772281265341" calcext:value-type="float">
            <text:p>-0.0361772281265341</text:p>
          </table:table-cell>
          <table:table-cell/>
          <table:table-cell table:formula="of:=RADIANS([.A145])" office:value-type="float" office:value="2.49582083035189" calcext:value-type="float">
            <text:p>2.49582083035189</text:p>
          </table:table-cell>
          <table:table-cell table:formula="of:=SIN([.D145])" office:value-type="float" office:value="0.601815023152049" calcext:value-type="float">
            <text:p>0.601815023152049</text:p>
          </table:table-cell>
          <table:table-cell table:formula="of:=SIN([.A144]+PI()/2) +[.E145]" office:value-type="float" office:value="-0.207194883801552" calcext:value-type="float">
            <text:p>-0.207194883801552</text:p>
          </table:table-cell>
          <table:table-cell table:formula="of:=SIN([.D145]*0.5)+[.E145]" office:value-type="float" office:value="1.55013867835825" calcext:value-type="float">
            <text:p>1.55013867835825</text:p>
          </table:table-cell>
          <table:table-cell/>
          <table:table-cell table:formula="of:=SIN(2*PI()*552*[.A145])" office:value-type="float" office:value="0.0000000000169892007" calcext:value-type="float">
            <text:p>1.69892007045572E-11</text:p>
          </table:table-cell>
          <table:table-cell table:formula="of:=SIN(2*PI()*564*[.A145])" office:value-type="float" office:value="-0.00000000005729912089" calcext:value-type="float">
            <text:p>-5.72991208865302E-11</text:p>
          </table:table-cell>
          <table:table-cell table:formula="of:=[.I145]+[.J145]" office:value-type="float" office:value="-0.00000000004030992018" calcext:value-type="float">
            <text:p>-4.03099201819729E-11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SIN([.A146]/45)" office:value-type="float" office:value="-0.0583741434275801" calcext:value-type="float">
            <text:p>-0.0583741434275801</text:p>
          </table:table-cell>
          <table:table-cell/>
          <table:table-cell table:formula="of:=RADIANS([.A146])" office:value-type="float" office:value="2.51327412287183" calcext:value-type="float">
            <text:p>2.51327412287183</text:p>
          </table:table-cell>
          <table:table-cell table:formula="of:=SIN([.D146])" office:value-type="float" office:value="0.587785252292473" calcext:value-type="float">
            <text:p>0.587785252292473</text:p>
          </table:table-cell>
          <table:table-cell table:formula="of:=SIN([.A145]+PI()/2) +[.E146]" office:value-type="float" office:value="0.645287777641592" calcext:value-type="float">
            <text:p>0.645287777641592</text:p>
          </table:table-cell>
          <table:table-cell table:formula="of:=SIN([.D146]*0.5)+[.E146]" office:value-type="float" office:value="1.53884176858763" calcext:value-type="float">
            <text:p>1.53884176858763</text:p>
          </table:table-cell>
          <table:table-cell/>
          <table:table-cell table:formula="of:=SIN(2*PI()*552*[.A146])" office:value-type="float" office:value="0.00000000000326842259" calcext:value-type="float">
            <text:p>3.26842259019824E-12</text:p>
          </table:table-cell>
          <table:table-cell table:formula="of:=SIN(2*PI()*564*[.A146])" office:value-type="float" office:value="-0.00000000001943743554" calcext:value-type="float">
            <text:p>-1.94374355370238E-11</text:p>
          </table:table-cell>
          <table:table-cell table:formula="of:=[.I146]+[.J146]" office:value-type="float" office:value="-0.00000000001616901295" calcext:value-type="float">
            <text:p>-1.61690129468256E-11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SIN([.A147]/45)" office:value-type="float" office:value="-0.0805422331773965" calcext:value-type="float">
            <text:p>-0.0805422331773965</text:p>
          </table:table-cell>
          <table:table-cell/>
          <table:table-cell table:formula="of:=RADIANS([.A147])" office:value-type="float" office:value="2.53072741539178" calcext:value-type="float">
            <text:p>2.53072741539178</text:p>
          </table:table-cell>
          <table:table-cell table:formula="of:=SIN([.D147])" office:value-type="float" office:value="0.573576436351046" calcext:value-type="float">
            <text:p>0.573576436351046</text:p>
          </table:table-cell>
          <table:table-cell table:formula="of:=SIN([.A146]+PI()/2) +[.E147]" office:value-type="float" office:value="1.44472383738339" calcext:value-type="float">
            <text:p>1.44472383738339</text:p>
          </table:table-cell>
          <table:table-cell table:formula="of:=SIN([.D147]*0.5)+[.E147]" office:value-type="float" office:value="1.52729338709927" calcext:value-type="float">
            <text:p>1.52729338709927</text:p>
          </table:table-cell>
          <table:table-cell/>
          <table:table-cell table:formula="of:=SIN(2*PI()*552*[.A147])" office:value-type="float" office:value="-0.00000000001045235552" calcext:value-type="float">
            <text:p>-1.04523555241607E-11</text:p>
          </table:table-cell>
          <table:table-cell table:formula="of:=SIN(2*PI()*564*[.A147])" office:value-type="float" office:value="-0.0000000000397834111" calcext:value-type="float">
            <text:p>-3.97834111009849E-11</text:p>
          </table:table-cell>
          <table:table-cell table:formula="of:=[.I147]+[.J147]" office:value-type="float" office:value="-0.00000000005023576663" calcext:value-type="float">
            <text:p>-5.02357666251456E-11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SIN([.A148]/45)" office:value-type="float" office:value="-0.102670550621664" calcext:value-type="float">
            <text:p>-0.102670550621664</text:p>
          </table:table-cell>
          <table:table-cell/>
          <table:table-cell table:formula="of:=RADIANS([.A148])" office:value-type="float" office:value="2.54818070791172" calcext:value-type="float">
            <text:p>2.54818070791172</text:p>
          </table:table-cell>
          <table:table-cell table:formula="of:=SIN([.D148])" office:value-type="float" office:value="0.559192903470747" calcext:value-type="float">
            <text:p>0.559192903470747</text:p>
          </table:table-cell>
          <table:table-cell table:formula="of:=SIN([.A147]+PI()/2) +[.E148]" office:value-type="float" office:value="1.44305627717925" calcext:value-type="float">
            <text:p>1.44305627717925</text:p>
          </table:table-cell>
          <table:table-cell table:formula="of:=SIN([.D148]*0.5)+[.E148]" office:value-type="float" office:value="1.51549765943378" calcext:value-type="float">
            <text:p>1.51549765943378</text:p>
          </table:table-cell>
          <table:table-cell/>
          <table:table-cell table:formula="of:=SIN(2*PI()*552*[.A148])" office:value-type="float" office:value="-0.00000000002417313364" calcext:value-type="float">
            <text:p>-2.41731336385197E-11</text:p>
          </table:table-cell>
          <table:table-cell table:formula="of:=SIN(2*PI()*564*[.A148])" office:value-type="float" office:value="-0.00000000006012938666" calcext:value-type="float">
            <text:p>-6.0129386664946E-11</text:p>
          </table:table-cell>
          <table:table-cell table:formula="of:=[.I148]+[.J148]" office:value-type="float" office:value="-0.0000000000843025203" calcext:value-type="float">
            <text:p>-8.43025203034657E-11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SIN([.A149]/45)" office:value-type="float" office:value="-0.124748168645899" calcext:value-type="float">
            <text:p>-0.124748168645899</text:p>
          </table:table-cell>
          <table:table-cell/>
          <table:table-cell table:formula="of:=RADIANS([.A149])" office:value-type="float" office:value="2.56563400043166" calcext:value-type="float">
            <text:p>2.56563400043166</text:p>
          </table:table-cell>
          <table:table-cell table:formula="of:=SIN([.D149])" office:value-type="float" office:value="0.544639035015027" calcext:value-type="float">
            <text:p>0.544639035015027</text:p>
          </table:table-cell>
          <table:table-cell table:formula="of:=SIN([.A148]+PI()/2) +[.E149]" office:value-type="float" office:value="0.628598471756881" calcext:value-type="float">
            <text:p>0.628598471756881</text:p>
          </table:table-cell>
          <table:table-cell table:formula="of:=SIN([.D149]*0.5)+[.E149]" office:value-type="float" office:value="1.50345876988322" calcext:value-type="float">
            <text:p>1.50345876988322</text:p>
          </table:table-cell>
          <table:table-cell/>
          <table:table-cell table:formula="of:=SIN(2*PI()*552*[.A149])" office:value-type="float" office:value="-0.00000000003789391175" calcext:value-type="float">
            <text:p>-3.78939117528787E-11</text:p>
          </table:table-cell>
          <table:table-cell table:formula="of:=SIN(2*PI()*564*[.A149])" office:value-type="float" office:value="-0.00000000002226770132" calcext:value-type="float">
            <text:p>-2.22677013154396E-11</text:p>
          </table:table-cell>
          <table:table-cell table:formula="of:=[.I149]+[.J149]" office:value-type="float" office:value="-0.00000000006016161307" calcext:value-type="float">
            <text:p>-6.01616130683183E-11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SIN([.A150]/45)" office:value-type="float" office:value="-0.146764185171338" calcext:value-type="float">
            <text:p>-0.146764185171338</text:p>
          </table:table-cell>
          <table:table-cell/>
          <table:table-cell table:formula="of:=RADIANS([.A150])" office:value-type="float" office:value="2.58308729295161" calcext:value-type="float">
            <text:p>2.58308729295161</text:p>
          </table:table-cell>
          <table:table-cell table:formula="of:=SIN([.D150])" office:value-type="float" office:value="0.529919264233205" calcext:value-type="float">
            <text:p>0.529919264233205</text:p>
          </table:table-cell>
          <table:table-cell table:formula="of:=SIN([.A149]+PI()/2) +[.E150]" office:value-type="float" office:value="-0.26321715493327" calcext:value-type="float">
            <text:p>-0.26321715493327</text:p>
          </table:table-cell>
          <table:table-cell table:formula="of:=SIN([.D150]*0.5)+[.E150]" office:value-type="float" office:value="1.49118096017152" calcext:value-type="float">
            <text:p>1.49118096017152</text:p>
          </table:table-cell>
          <table:table-cell/>
          <table:table-cell table:formula="of:=SIN(2*PI()*552*[.A150])" office:value-type="float" office:value="0.00000000000659297105" calcext:value-type="float">
            <text:p>6.59297104622972E-12</text:p>
          </table:table-cell>
          <table:table-cell table:formula="of:=SIN(2*PI()*564*[.A150])" office:value-type="float" office:value="-0.00000000010082133779" calcext:value-type="float">
            <text:p>-1.00821337792868E-10</text:p>
          </table:table-cell>
          <table:table-cell table:formula="of:=[.I150]+[.J150]" office:value-type="float" office:value="-0.00000000009422836675" calcext:value-type="float">
            <text:p>-9.42283667466384E-11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SIN([.A151]/45)" office:value-type="float" office:value="-0.16870772853846" calcext:value-type="float">
            <text:p>-0.16870772853846</text:p>
          </table:table-cell>
          <table:table-cell/>
          <table:table-cell table:formula="of:=RADIANS([.A151])" office:value-type="float" office:value="2.60054058547155" calcext:value-type="float">
            <text:p>2.60054058547155</text:p>
          </table:table-cell>
          <table:table-cell table:formula="of:=SIN([.D151])" office:value-type="float" office:value="0.515038074910054" calcext:value-type="float">
            <text:p>0.515038074910054</text:p>
          </table:table-cell>
          <table:table-cell table:formula="of:=SIN([.A150]+PI()/2) +[.E151]" office:value-type="float" office:value="-0.425988234119091" calcext:value-type="float">
            <text:p>-0.425988234119091</text:p>
          </table:table-cell>
          <table:table-cell table:formula="of:=SIN([.D151]*0.5)+[.E151]" office:value-type="float" office:value="1.47866852811868" calcext:value-type="float">
            <text:p>1.47866852811868</text:p>
          </table:table-cell>
          <table:table-cell/>
          <table:table-cell table:formula="of:=SIN(2*PI()*552*[.A151])" office:value-type="float" office:value="-0.00000000000712780707" calcext:value-type="float">
            <text:p>-7.12780706812927E-12</text:p>
          </table:table-cell>
          <table:table-cell table:formula="of:=SIN(2*PI()*564*[.A151])" office:value-type="float" office:value="-0.00000000006295965244" calcext:value-type="float">
            <text:p>-6.29596524433618E-11</text:p>
          </table:table-cell>
          <table:table-cell table:formula="of:=[.I151]+[.J151]" office:value-type="float" office:value="-0.00000000007008745951" calcext:value-type="float">
            <text:p>-7.0087459511491E-11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SIN([.A152]/45)" office:value-type="float" office:value="-0.190567962875485" calcext:value-type="float">
            <text:p>-0.190567962875485</text:p>
          </table:table-cell>
          <table:table-cell/>
          <table:table-cell table:formula="of:=RADIANS([.A152])" office:value-type="float" office:value="2.61799387799149" calcext:value-type="float">
            <text:p>2.61799387799149</text:p>
          </table:table-cell>
          <table:table-cell table:formula="of:=SIN([.D152])" office:value-type="float" office:value="0.5" calcext:value-type="float">
            <text:p>0.5</text:p>
          </table:table-cell>
          <table:table-cell table:formula="of:=SIN([.A151]+PI()/2) +[.E152]" office:value-type="float" office:value="0.276259049864411" calcext:value-type="float">
            <text:p>0.276259049864411</text:p>
          </table:table-cell>
          <table:table-cell table:formula="of:=SIN([.D152]*0.5)+[.E152]" office:value-type="float" office:value="1.46592582628907" calcext:value-type="float">
            <text:p>1.46592582628907</text:p>
          </table:table-cell>
          <table:table-cell/>
          <table:table-cell table:formula="of:=SIN(2*PI()*552*[.A152])" office:value-type="float" office:value="-0.00000000002084858518" calcext:value-type="float">
            <text:p>-2.08485851824883E-11</text:p>
          </table:table-cell>
          <table:table-cell table:formula="of:=SIN(2*PI()*564*[.A152])" office:value-type="float" office:value="-0.00000000002509796709" calcext:value-type="float">
            <text:p>-2.50979670938554E-11</text:p>
          </table:table-cell>
          <table:table-cell table:formula="of:=[.I152]+[.J152]" office:value-type="float" office:value="-0.00000000004594655228" calcext:value-type="float">
            <text:p>-4.59465522763437E-11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SIN([.A153]/45)" office:value-type="float" office:value="-0.2123340934492" calcext:value-type="float">
            <text:p>-0.2123340934492</text:p>
          </table:table-cell>
          <table:table-cell/>
          <table:table-cell table:formula="of:=RADIANS([.A153])" office:value-type="float" office:value="2.63544717051144" calcext:value-type="float">
            <text:p>2.63544717051144</text:p>
          </table:table-cell>
          <table:table-cell table:formula="of:=SIN([.D153])" office:value-type="float" office:value="0.484809620246337" calcext:value-type="float">
            <text:p>0.484809620246337</text:p>
          </table:table-cell>
          <table:table-cell table:formula="of:=SIN([.A152]+PI()/2) +[.E153]" office:value-type="float" office:value="1.18406042672471" calcext:value-type="float">
            <text:p>1.18406042672471</text:p>
          </table:table-cell>
          <table:table-cell table:formula="of:=SIN([.D153]*0.5)+[.E153]" office:value-type="float" office:value="1.45295726062445" calcext:value-type="float">
            <text:p>1.45295726062445</text:p>
          </table:table-cell>
          <table:table-cell/>
          <table:table-cell table:formula="of:=SIN(2*PI()*552*[.A153])" office:value-type="float" office:value="-0.0000000000345693633" calcext:value-type="float">
            <text:p>-3.45693632968472E-11</text:p>
          </table:table-cell>
          <table:table-cell table:formula="of:=SIN(2*PI()*564*[.A153])" office:value-type="float" office:value="-0.00000000010365160357" calcext:value-type="float">
            <text:p>-1.03651603571284E-10</text:p>
          </table:table-cell>
          <table:table-cell table:formula="of:=[.I153]+[.J153]" office:value-type="float" office:value="-0.00000000013822096687" calcext:value-type="float">
            <text:p>-1.38220966868131E-10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SIN([.A154]/45)" office:value-type="float" office:value="-0.233995371995476" calcext:value-type="float">
            <text:p>-0.233995371995476</text:p>
          </table:table-cell>
          <table:table-cell/>
          <table:table-cell table:formula="of:=RADIANS([.A154])" office:value-type="float" office:value="2.65290046303138" calcext:value-type="float">
            <text:p>2.65290046303138</text:p>
          </table:table-cell>
          <table:table-cell table:formula="of:=SIN([.D154])" office:value-type="float" office:value="0.469471562785891" calcext:value-type="float">
            <text:p>0.469471562785891</text:p>
          </table:table-cell>
          <table:table-cell table:formula="of:=SIN([.A153]+PI()/2) +[.E154]" office:value-type="float" office:value="1.44882615916232" calcext:value-type="float">
            <text:p>1.44882615916232</text:p>
          </table:table-cell>
          <table:table-cell table:formula="of:=SIN([.D154]*0.5)+[.E154]" office:value-type="float" office:value="1.43976728906189" calcext:value-type="float">
            <text:p>1.43976728906189</text:p>
          </table:table-cell>
          <table:table-cell/>
          <table:table-cell table:formula="of:=SIN(2*PI()*552*[.A154])" office:value-type="float" office:value="0.0000000000099175195" calcext:value-type="float">
            <text:p>9.91751950226119E-12</text:p>
          </table:table-cell>
          <table:table-cell table:formula="of:=SIN(2*PI()*564*[.A154])" office:value-type="float" office:value="-0.00000000006578991822" calcext:value-type="float">
            <text:p>-6.57899182217776E-11</text:p>
          </table:table-cell>
          <table:table-cell table:formula="of:=[.I154]+[.J154]" office:value-type="float" office:value="-0.00000000005587239872" calcext:value-type="float">
            <text:p>-5.58723987195164E-11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SIN([.A155]/45)" office:value-type="float" office:value="-0.255541102026831" calcext:value-type="float">
            <text:p>-0.255541102026831</text:p>
          </table:table-cell>
          <table:table-cell/>
          <table:table-cell table:formula="of:=RADIANS([.A155])" office:value-type="float" office:value="2.67035375555132" calcext:value-type="float">
            <text:p>2.67035375555132</text:p>
          </table:table-cell>
          <table:table-cell table:formula="of:=SIN([.D155])" office:value-type="float" office:value="0.453990499739547" calcext:value-type="float">
            <text:p>0.453990499739547</text:p>
          </table:table-cell>
          <table:table-cell table:formula="of:=SIN([.A154]+PI()/2) +[.E155]" office:value-type="float" office:value="0.813034786630668" calcext:value-type="float">
            <text:p>0.813034786630668</text:p>
          </table:table-cell>
          <table:table-cell table:formula="of:=SIN([.D155]*0.5)+[.E155]" office:value-type="float" office:value="1.42636042013722" calcext:value-type="float">
            <text:p>1.42636042013722</text:p>
          </table:table-cell>
          <table:table-cell/>
          <table:table-cell table:formula="of:=SIN(2*PI()*552*[.A155])" office:value-type="float" office:value="-0.00000000006201091953" calcext:value-type="float">
            <text:p>-6.20109195255652E-11</text:p>
          </table:table-cell>
          <table:table-cell table:formula="of:=SIN(2*PI()*564*[.A155])" office:value-type="float" office:value="-0.00000000002792823287" calcext:value-type="float">
            <text:p>-2.79282328722712E-11</text:p>
          </table:table-cell>
          <table:table-cell table:formula="of:=[.I155]+[.J155]" office:value-type="float" office:value="-0.0000000000899391524" calcext:value-type="float">
            <text:p>-8.99391523978364E-11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SIN([.A156]/45)" office:value-type="float" office:value="-0.276960644114431" calcext:value-type="float">
            <text:p>-0.276960644114431</text:p>
          </table:table-cell>
          <table:table-cell/>
          <table:table-cell table:formula="of:=RADIANS([.A156])" office:value-type="float" office:value="2.68780704807127" calcext:value-type="float">
            <text:p>2.68780704807127</text:p>
          </table:table-cell>
          <table:table-cell table:formula="of:=SIN([.D156])" office:value-type="float" office:value="0.438371146789078" calcext:value-type="float">
            <text:p>0.438371146789078</text:p>
          </table:table-cell>
          <table:table-cell table:formula="of:=SIN([.A155]+PI()/2) +[.E156]" office:value-type="float" office:value="-0.152998537355243" calcext:value-type="float">
            <text:p>-0.152998537355243</text:p>
          </table:table-cell>
          <table:table-cell table:formula="of:=SIN([.D156]*0.5)+[.E156]" office:value-type="float" office:value="1.41274121157431" calcext:value-type="float">
            <text:p>1.41274121157431</text:p>
          </table:table-cell>
          <table:table-cell/>
          <table:table-cell table:formula="of:=SIN(2*PI()*552*[.A156])" office:value-type="float" office:value="-0.00000000001752403673" calcext:value-type="float">
            <text:p>-1.75240367264568E-11</text:p>
          </table:table-cell>
          <table:table-cell table:formula="of:=SIN(2*PI()*564*[.A156])" office:value-type="float" office:value="-0.00000000010648186935" calcext:value-type="float">
            <text:p>-1.064818693497E-10</text:p>
          </table:table-cell>
          <table:table-cell table:formula="of:=[.I156]+[.J156]" office:value-type="float" office:value="-0.00000000012400590608" calcext:value-type="float">
            <text:p>-1.24005906076157E-10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SIN([.A157]/45)" office:value-type="float" office:value="-0.298243421141909" calcext:value-type="float">
            <text:p>-0.298243421141909</text:p>
          </table:table-cell>
          <table:table-cell/>
          <table:table-cell table:formula="of:=RADIANS([.A157])" office:value-type="float" office:value="2.70526034059121" calcext:value-type="float">
            <text:p>2.70526034059121</text:p>
          </table:table-cell>
          <table:table-cell table:formula="of:=SIN([.D157])" office:value-type="float" office:value="0.4226182617407" calcext:value-type="float">
            <text:p>0.4226182617407</text:p>
          </table:table-cell>
          <table:table-cell table:formula="of:=SIN([.A156]+PI()/2) +[.E157]" office:value-type="float" office:value="-0.575462833077801" calcext:value-type="float">
            <text:p>-0.575462833077801</text:p>
          </table:table-cell>
          <table:table-cell table:formula="of:=SIN([.D157]*0.5)+[.E157]" office:value-type="float" office:value="1.39891426886063" calcext:value-type="float">
            <text:p>1.39891426886063</text:p>
          </table:table-cell>
          <table:table-cell/>
          <table:table-cell table:formula="of:=SIN(2*PI()*552*[.A157])" office:value-type="float" office:value="0.00000000002696284607" calcext:value-type="float">
            <text:p>2.69628460726517E-11</text:p>
          </table:table-cell>
          <table:table-cell table:formula="of:=SIN(2*PI()*564*[.A157])" office:value-type="float" office:value="-0.000000000068620184" calcext:value-type="float">
            <text:p>-6.86201840001934E-11</text:p>
          </table:table-cell>
          <table:table-cell table:formula="of:=[.I157]+[.J157]" office:value-type="float" office:value="-0.00000000004165733793" calcext:value-type="float">
            <text:p>-4.16573379275417E-11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SIN([.A158]/45)" office:value-type="float" office:value="-0.319378923528424" calcext:value-type="float">
            <text:p>-0.319378923528424</text:p>
          </table:table-cell>
          <table:table-cell/>
          <table:table-cell table:formula="of:=RADIANS([.A158])" office:value-type="float" office:value="2.72271363311115" calcext:value-type="float">
            <text:p>2.72271363311115</text:p>
          </table:table-cell>
          <table:table-cell table:formula="of:=SIN([.D158])" office:value-type="float" office:value="0.4067366430758" calcext:value-type="float">
            <text:p>0.4067366430758</text:p>
          </table:table-cell>
          <table:table-cell table:formula="of:=SIN([.A157]+PI()/2) +[.E158]" office:value-type="float" office:value="-0.0804247067275462" calcext:value-type="float">
            <text:p>-0.0804247067275462</text:p>
          </table:table-cell>
          <table:table-cell table:formula="of:=SIN([.D158]*0.5)+[.E158]" office:value-type="float" office:value="1.38488424380961" calcext:value-type="float">
            <text:p>1.38488424380961</text:p>
          </table:table-cell>
          <table:table-cell/>
          <table:table-cell table:formula="of:=SIN(2*PI()*552*[.A158])" office:value-type="float" office:value="-0.00000000004496559296" calcext:value-type="float">
            <text:p>-4.49655929551747E-11</text:p>
          </table:table-cell>
          <table:table-cell table:formula="of:=SIN(2*PI()*564*[.A158])" office:value-type="float" office:value="-0.00000000003075849865" calcext:value-type="float">
            <text:p>-3.0758498650687E-11</text:p>
          </table:table-cell>
          <table:table-cell table:formula="of:=[.I158]+[.J158]" office:value-type="float" office:value="-0.00000000007572409161" calcext:value-type="float">
            <text:p>-7.57240916058618E-11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SIN([.A159]/45)" office:value-type="float" office:value="-0.340356714418356" calcext:value-type="float">
            <text:p>-0.340356714418356</text:p>
          </table:table-cell>
          <table:table-cell/>
          <table:table-cell table:formula="of:=RADIANS([.A159])" office:value-type="float" office:value="2.7401669256311" calcext:value-type="float">
            <text:p>2.7401669256311</text:p>
          </table:table-cell>
          <table:table-cell table:formula="of:=SIN([.D159])" office:value-type="float" office:value="0.390731128489274" calcext:value-type="float">
            <text:p>0.390731128489274</text:p>
          </table:table-cell>
          <table:table-cell table:formula="of:=SIN([.A158]+PI()/2) +[.E159]" office:value-type="float" office:value="0.862383422050608" calcext:value-type="float">
            <text:p>0.862383422050608</text:p>
          </table:table-cell>
          <table:table-cell table:formula="of:=SIN([.D159]*0.5)+[.E159]" office:value-type="float" office:value="1.3706558331101" calcext:value-type="float">
            <text:p>1.3706558331101</text:p>
          </table:table-cell>
          <table:table-cell/>
          <table:table-cell table:formula="of:=SIN(2*PI()*552*[.A159])" office:value-type="float" office:value="-0.00000000000047871016" calcext:value-type="float">
            <text:p>-4.78710156066318E-13</text:p>
          </table:table-cell>
          <table:table-cell table:formula="of:=SIN(2*PI()*564*[.A159])" office:value-type="float" office:value="-0.00000000010931213513" calcext:value-type="float">
            <text:p>-1.09312135128116E-10</text:p>
          </table:table-cell>
          <table:table-cell table:formula="of:=[.I159]+[.J159]" office:value-type="float" office:value="-0.00000000010979084528" calcext:value-type="float">
            <text:p>-1.09790845284182E-10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SIN([.A160]/45)" office:value-type="float" office:value="-0.361166434835103" calcext:value-type="float">
            <text:p>-0.361166434835103</text:p>
          </table:table-cell>
          <table:table-cell/>
          <table:table-cell table:formula="of:=RADIANS([.A160])" office:value-type="float" office:value="2.75762021815104" calcext:value-type="float">
            <text:p>2.75762021815104</text:p>
          </table:table-cell>
          <table:table-cell table:formula="of:=SIN([.D160])" office:value-type="float" office:value="0.374606593415912" calcext:value-type="float">
            <text:p>0.374606593415912</text:p>
          </table:table-cell>
          <table:table-cell table:formula="of:=SIN([.A159]+PI()/2) +[.E160]" office:value-type="float" office:value="1.37143758677763" calcext:value-type="float">
            <text:p>1.37143758677763</text:p>
          </table:table-cell>
          <table:table-cell table:formula="of:=SIN([.D160]*0.5)+[.E160]" office:value-type="float" office:value="1.35623377686358" calcext:value-type="float">
            <text:p>1.35623377686358</text:p>
          </table:table-cell>
          <table:table-cell/>
          <table:table-cell table:formula="of:=SIN(2*PI()*552*[.A160])" office:value-type="float" office:value="0.00000000004400817264" calcext:value-type="float">
            <text:p>4.40081726430421E-11</text:p>
          </table:table-cell>
          <table:table-cell table:formula="of:=SIN(2*PI()*564*[.A160])" office:value-type="float" office:value="-0.00000000007145044978" calcext:value-type="float">
            <text:p>-7.14504497786092E-11</text:p>
          </table:table-cell>
          <table:table-cell table:formula="of:=[.I160]+[.J160]" office:value-type="float" office:value="-0.00000000002744227714" calcext:value-type="float">
            <text:p>-2.74422771355671E-11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SIN([.A161]/45)" office:value-type="float" office:value="-0.381797808796411" calcext:value-type="float">
            <text:p>-0.381797808796411</text:p>
          </table:table-cell>
          <table:table-cell/>
          <table:table-cell table:formula="of:=RADIANS([.A161])" office:value-type="float" office:value="2.77507351067098" calcext:value-type="float">
            <text:p>2.77507351067098</text:p>
          </table:table-cell>
          <table:table-cell table:formula="of:=SIN([.D161])" office:value-type="float" office:value="0.358367949545301" calcext:value-type="float">
            <text:p>0.358367949545301</text:p>
          </table:table-cell>
          <table:table-cell table:formula="of:=SIN([.A160]+PI()/2) +[.E161]" office:value-type="float" office:value="0.963895824532295" calcext:value-type="float">
            <text:p>0.963895824532295</text:p>
          </table:table-cell>
          <table:table-cell table:formula="of:=SIN([.D161]*0.5)+[.E161]" office:value-type="float" office:value="1.34162285710926" calcext:value-type="float">
            <text:p>1.34162285710926</text:p>
          </table:table-cell>
          <table:table-cell/>
          <table:table-cell table:formula="of:=SIN(2*PI()*552*[.A161])" office:value-type="float" office:value="-0.00000000002792026638" calcext:value-type="float">
            <text:p>-2.79202663847843E-11</text:p>
          </table:table-cell>
          <table:table-cell table:formula="of:=SIN(2*PI()*564*[.A161])" office:value-type="float" office:value="-0.00000000003358876443" calcext:value-type="float">
            <text:p>-3.35887644291028E-11</text:p>
          </table:table-cell>
          <table:table-cell table:formula="of:=[.I161]+[.J161]" office:value-type="float" office:value="-0.00000000006150903081" calcext:value-type="float">
            <text:p>-6.15090308138871E-11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SIN([.A162]/45)" office:value-type="float" office:value="-0.402240648388727" calcext:value-type="float">
            <text:p>-0.402240648388727</text:p>
          </table:table-cell>
          <table:table-cell/>
          <table:table-cell table:formula="of:=RADIANS([.A162])" office:value-type="float" office:value="2.79252680319093" calcext:value-type="float">
            <text:p>2.79252680319093</text:p>
          </table:table-cell>
          <table:table-cell table:formula="of:=SIN([.D162])" office:value-type="float" office:value="0.342020143325669" calcext:value-type="float">
            <text:p>0.342020143325669</text:p>
          </table:table-cell>
          <table:table-cell table:formula="of:=SIN([.A161]+PI()/2) +[.E162]" office:value-type="float" office:value="-0.000474635790233047" calcext:value-type="float">
            <text:p>-0.000474635790233047</text:p>
          </table:table-cell>
          <table:table-cell table:formula="of:=SIN([.D162]*0.5)+[.E162]" office:value-type="float" office:value="1.32682789633788" calcext:value-type="float">
            <text:p>1.32682789633788</text:p>
          </table:table-cell>
          <table:table-cell/>
          <table:table-cell table:formula="of:=SIN(2*PI()*552*[.A162])" office:value-type="float" office:value="0.00000000001656661641" calcext:value-type="float">
            <text:p>1.65666164143241E-11</text:p>
          </table:table-cell>
          <table:table-cell table:formula="of:=SIN(2*PI()*564*[.A162])" office:value-type="float" office:value="0.00000000000427292092" calcext:value-type="float">
            <text:p>4.27292092040349E-12</text:p>
          </table:table-cell>
          <table:table-cell table:formula="of:=[.I162]+[.J162]" office:value-type="float" office:value="0.00000000002083953733" calcext:value-type="float">
            <text:p>2.08395373347276E-11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SIN([.A163]/45)" office:value-type="float" office:value="-0.422484858798055" calcext:value-type="float">
            <text:p>-0.422484858798055</text:p>
          </table:table-cell>
          <table:table-cell/>
          <table:table-cell table:formula="of:=RADIANS([.A163])" office:value-type="float" office:value="2.80998009571087" calcext:value-type="float">
            <text:p>2.80998009571087</text:p>
          </table:table-cell>
          <table:table-cell table:formula="of:=SIN([.D163])" office:value-type="float" office:value="0.325568154457157" calcext:value-type="float">
            <text:p>0.325568154457157</text:p>
          </table:table-cell>
          <table:table-cell table:formula="of:=SIN([.A162]+PI()/2) +[.E163]" office:value-type="float" office:value="-0.65006115833808" calcext:value-type="float">
            <text:p>-0.65006115833808</text:p>
          </table:table-cell>
          <table:table-cell table:formula="of:=SIN([.D163]*0.5)+[.E163]" office:value-type="float" office:value="1.31185375599439" calcext:value-type="float">
            <text:p>1.31185375599439</text:p>
          </table:table-cell>
          <table:table-cell/>
          <table:table-cell table:formula="of:=SIN(2*PI()*552*[.A163])" office:value-type="float" office:value="-0.00000000005536182261" calcext:value-type="float">
            <text:p>-5.53618226135023E-11</text:p>
          </table:table-cell>
          <table:table-cell table:formula="of:=SIN(2*PI()*564*[.A163])" office:value-type="float" office:value="-0.00000000007428071556" calcext:value-type="float">
            <text:p>-7.4280715557025E-11</text:p>
          </table:table-cell>
          <table:table-cell table:formula="of:=[.I163]+[.J163]" office:value-type="float" office:value="-0.00000000012964253817" calcext:value-type="float">
            <text:p>-1.29642538170527E-10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SIN([.A164]/45)" office:value-type="float" office:value="-0.442520443294852" calcext:value-type="float">
            <text:p>-0.442520443294852</text:p>
          </table:table-cell>
          <table:table-cell/>
          <table:table-cell table:formula="of:=RADIANS([.A164])" office:value-type="float" office:value="2.82743338823081" calcext:value-type="float">
            <text:p>2.82743338823081</text:p>
          </table:table-cell>
          <table:table-cell table:formula="of:=SIN([.D164])" office:value-type="float" office:value="0.309016994374948" calcext:value-type="float">
            <text:p>0.309016994374948</text:p>
          </table:table-cell>
          <table:table-cell table:formula="of:=SIN([.A163]+PI()/2) +[.E164]" office:value-type="float" office:value="-0.40275776126078" calcext:value-type="float">
            <text:p>-0.40275776126078</text:p>
          </table:table-cell>
          <table:table-cell table:formula="of:=SIN([.D164]*0.5)+[.E164]" office:value-type="float" office:value="1.29670533497009" calcext:value-type="float">
            <text:p>1.29670533497009</text:p>
          </table:table-cell>
          <table:table-cell/>
          <table:table-cell table:formula="of:=SIN(2*PI()*552*[.A164])" office:value-type="float" office:value="-0.00000000001087493981" calcext:value-type="float">
            <text:p>-1.08749398143938E-11</text:p>
          </table:table-cell>
          <table:table-cell table:formula="of:=SIN(2*PI()*564*[.A164])" office:value-type="float" office:value="-0.00000000003641903021" calcext:value-type="float">
            <text:p>-3.64190302075187E-11</text:p>
          </table:table-cell>
          <table:table-cell table:formula="of:=[.I164]+[.J164]" office:value-type="float" office:value="-0.00000000004729397002" calcext:value-type="float">
            <text:p>-4.72939700219125E-11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SIN([.A165]/45)" office:value-type="float" office:value="-0.462337508170476" calcext:value-type="float">
            <text:p>-0.462337508170476</text:p>
          </table:table-cell>
          <table:table-cell/>
          <table:table-cell table:formula="of:=RADIANS([.A165])" office:value-type="float" office:value="2.84488668075076" calcext:value-type="float">
            <text:p>2.84488668075076</text:p>
          </table:table-cell>
          <table:table-cell table:formula="of:=SIN([.D165])" office:value-type="float" office:value="0.292371704722737" calcext:value-type="float">
            <text:p>0.292371704722737</text:p>
          </table:table-cell>
          <table:table-cell table:formula="of:=SIN([.A164]+PI()/2) +[.E165]" office:value-type="float" office:value="0.498853934060543" calcext:value-type="float">
            <text:p>0.498853934060543</text:p>
          </table:table-cell>
          <table:table-cell table:formula="of:=SIN([.D165]*0.5)+[.E165]" office:value-type="float" office:value="1.28138756808465" calcext:value-type="float">
            <text:p>1.28138756808465</text:p>
          </table:table-cell>
          <table:table-cell/>
          <table:table-cell table:formula="of:=SIN(2*PI()*552*[.A165])" office:value-type="float" office:value="0.00000000003361194298" calcext:value-type="float">
            <text:p>3.36119429847146E-11</text:p>
          </table:table-cell>
          <table:table-cell table:formula="of:=SIN(2*PI()*564*[.A165])" office:value-type="float" office:value="0.00000000000144265514" calcext:value-type="float">
            <text:p>1.44265514198768E-12</text:p>
          </table:table-cell>
          <table:table-cell table:formula="of:=[.I165]+[.J165]" office:value-type="float" office:value="0.00000000003505459813" calcext:value-type="float">
            <text:p>3.50545981267023E-11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SIN([.A166]/45)" office:value-type="float" office:value="-0.481926267622766" calcext:value-type="float">
            <text:p>-0.481926267622766</text:p>
          </table:table-cell>
          <table:table-cell/>
          <table:table-cell table:formula="of:=RADIANS([.A166])" office:value-type="float" office:value="2.8623399732707" calcext:value-type="float">
            <text:p>2.8623399732707</text:p>
          </table:table-cell>
          <table:table-cell table:formula="of:=SIN([.D166])" office:value-type="float" office:value="0.275637355816999" calcext:value-type="float">
            <text:p>0.275637355816999</text:p>
          </table:table-cell>
          <table:table-cell table:formula="of:=SIN([.A165]+PI()/2) +[.E166]" office:value-type="float" office:value="1.21053776071675" calcext:value-type="float">
            <text:p>1.21053776071675</text:p>
          </table:table-cell>
          <table:table-cell table:formula="of:=SIN([.D166]*0.5)+[.E166]" office:value-type="float" office:value="1.26590542455857" calcext:value-type="float">
            <text:p>1.26590542455857</text:p>
          </table:table-cell>
          <table:table-cell/>
          <table:table-cell table:formula="of:=SIN(2*PI()*552*[.A166])" office:value-type="float" office:value="-0.00000000003831649604" calcext:value-type="float">
            <text:p>-3.83164960431118E-11</text:p>
          </table:table-cell>
          <table:table-cell table:formula="of:=SIN(2*PI()*564*[.A166])" office:value-type="float" office:value="-0.00000000007711098134" calcext:value-type="float">
            <text:p>-7.71109813354408E-11</text:p>
          </table:table-cell>
          <table:table-cell table:formula="of:=[.I166]+[.J166]" office:value-type="float" office:value="-0.00000000011542747738" calcext:value-type="float">
            <text:p>-1.15427477378553E-10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SIN([.A167]/45)" office:value-type="float" office:value="-0.501277048588345" calcext:value-type="float">
            <text:p>-0.501277048588345</text:p>
          </table:table-cell>
          <table:table-cell/>
          <table:table-cell table:formula="of:=RADIANS([.A167])" office:value-type="float" office:value="2.87979326579064" calcext:value-type="float">
            <text:p>2.87979326579064</text:p>
          </table:table-cell>
          <table:table-cell table:formula="of:=SIN([.D167])" office:value-type="float" office:value="0.258819045102521" calcext:value-type="float">
            <text:p>0.258819045102521</text:p>
          </table:table-cell>
          <table:table-cell table:formula="of:=SIN([.A166]+PI()/2) +[.E167]" office:value-type="float" office:value="1.0625945048135" calcext:value-type="float">
            <text:p>1.0625945048135</text:p>
          </table:table-cell>
          <table:table-cell table:formula="of:=SIN([.D167]*0.5)+[.E167]" office:value-type="float" office:value="1.25026390647633" calcext:value-type="float">
            <text:p>1.25026390647633</text:p>
          </table:table-cell>
          <table:table-cell/>
          <table:table-cell table:formula="of:=SIN(2*PI()*552*[.A167])" office:value-type="float" office:value="0.00000000000617038676" calcext:value-type="float">
            <text:p>6.17038675599663E-12</text:p>
          </table:table-cell>
          <table:table-cell table:formula="of:=SIN(2*PI()*564*[.A167])" office:value-type="float" office:value="-0.00000000003924929599" calcext:value-type="float">
            <text:p>-3.92492959859345E-11</text:p>
          </table:table-cell>
          <table:table-cell table:formula="of:=[.I167]+[.J167]" office:value-type="float" office:value="-0.00000000003307890923" calcext:value-type="float">
            <text:p>-3.30789092299378E-11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SIN([.A168]/45)" office:value-type="float" office:value="-0.520380295519236" calcext:value-type="float">
            <text:p>-0.520380295519236</text:p>
          </table:table-cell>
          <table:table-cell/>
          <table:table-cell table:formula="of:=RADIANS([.A168])" office:value-type="float" office:value="2.89724655831059" calcext:value-type="float">
            <text:p>2.89724655831059</text:p>
          </table:table-cell>
          <table:table-cell table:formula="of:=SIN([.D168])" office:value-type="float" office:value="0.241921895599668" calcext:value-type="float">
            <text:p>0.241921895599668</text:p>
          </table:table-cell>
          <table:table-cell table:formula="of:=SIN([.A167]+PI()/2) +[.E168]" office:value-type="float" office:value="0.175584959264049" calcext:value-type="float">
            <text:p>0.175584959264049</text:p>
          </table:table-cell>
          <table:table-cell table:formula="of:=SIN([.D168]*0.5)+[.E168]" office:value-type="float" office:value="1.23446804724099" calcext:value-type="float">
            <text:p>1.23446804724099</text:p>
          </table:table-cell>
          <table:table-cell/>
          <table:table-cell table:formula="of:=SIN(2*PI()*552*[.A168])" office:value-type="float" office:value="-0.00000000006575805227" calcext:value-type="float">
            <text:p>-6.57580522718298E-11</text:p>
          </table:table-cell>
          <table:table-cell table:formula="of:=SIN(2*PI()*564*[.A168])" office:value-type="float" office:value="-0.00000000000138761064" calcext:value-type="float">
            <text:p>-1.38761063642812E-12</text:p>
          </table:table-cell>
          <table:table-cell table:formula="of:=[.I168]+[.J168]" office:value-type="float" office:value="-0.00000000006714566291" calcext:value-type="float">
            <text:p>-6.71456629082579E-11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SIN([.A169]/45)" office:value-type="float" office:value="-0.539226575101462" calcext:value-type="float">
            <text:p>-0.539226575101462</text:p>
          </table:table-cell>
          <table:table-cell/>
          <table:table-cell table:formula="of:=RADIANS([.A169])" office:value-type="float" office:value="2.91469985083053" calcext:value-type="float">
            <text:p>2.91469985083053</text:p>
          </table:table-cell>
          <table:table-cell table:formula="of:=SIN([.D169])" office:value-type="float" office:value="0.224951054343865" calcext:value-type="float">
            <text:p>0.224951054343865</text:p>
          </table:table-cell>
          <table:table-cell table:formula="of:=SIN([.A168]+PI()/2) +[.E169]" office:value-type="float" office:value="-0.650508404699837" calcext:value-type="float">
            <text:p>-0.650508404699837</text:p>
          </table:table-cell>
          <table:table-cell table:formula="of:=SIN([.D169]*0.5)+[.E169]" office:value-type="float" office:value="1.21852291002045" calcext:value-type="float">
            <text:p>1.21852291002045</text:p>
          </table:table-cell>
          <table:table-cell/>
          <table:table-cell table:formula="of:=SIN(2*PI()*552*[.A169])" office:value-type="float" office:value="-0.00000000002127116947" calcext:value-type="float">
            <text:p>-2.12711694727213E-11</text:p>
          </table:table-cell>
          <table:table-cell table:formula="of:=SIN(2*PI()*564*[.A169])" office:value-type="float" office:value="-0.00000000007994124711" calcext:value-type="float">
            <text:p>-7.99412471138566E-11</text:p>
          </table:table-cell>
          <table:table-cell table:formula="of:=[.I169]+[.J169]" office:value-type="float" office:value="-0.00000000010121241659" calcext:value-type="float">
            <text:p>-1.01212416586578E-10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SIN([.A170]/45)" office:value-type="float" office:value="-0.557806580913282" calcext:value-type="float">
            <text:p>-0.557806580913282</text:p>
          </table:table-cell>
          <table:table-cell/>
          <table:table-cell table:formula="of:=RADIANS([.A170])" office:value-type="float" office:value="2.93215314335047" calcext:value-type="float">
            <text:p>2.93215314335047</text:p>
          </table:table-cell>
          <table:table-cell table:formula="of:=SIN([.D170])" office:value-type="float" office:value="0.207911690817759" calcext:value-type="float">
            <text:p>0.207911690817759</text:p>
          </table:table-cell>
          <table:table-cell table:formula="of:=SIN([.A169]+PI()/2) +[.E170]" office:value-type="float" office:value="-0.671776901677396" calcext:value-type="float">
            <text:p>-0.671776901677396</text:p>
          </table:table-cell>
          <table:table-cell table:formula="of:=SIN([.D170]*0.5)+[.E170]" office:value-type="float" office:value="1.20243358618603" calcext:value-type="float">
            <text:p>1.20243358618603</text:p>
          </table:table-cell>
          <table:table-cell/>
          <table:table-cell table:formula="of:=SIN(2*PI()*552*[.A170])" office:value-type="float" office:value="0.00000000002321571333" calcext:value-type="float">
            <text:p>2.32157133263871E-11</text:p>
          </table:table-cell>
          <table:table-cell table:formula="of:=SIN(2*PI()*564*[.A170])" office:value-type="float" office:value="-0.00000000004207956176" calcext:value-type="float">
            <text:p>-4.20795617643503E-11</text:p>
          </table:table-cell>
          <table:table-cell table:formula="of:=[.I170]+[.J170]" office:value-type="float" office:value="-0.00000000001886384844" calcext:value-type="float">
            <text:p>-1.88638484379632E-11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SIN([.A171]/45)" office:value-type="float" office:value="-0.576111138020763" calcext:value-type="float">
            <text:p>-0.576111138020763</text:p>
          </table:table-cell>
          <table:table-cell/>
          <table:table-cell table:formula="of:=RADIANS([.A171])" office:value-type="float" office:value="2.94960643587042" calcext:value-type="float">
            <text:p>2.94960643587042</text:p>
          </table:table-cell>
          <table:table-cell table:formula="of:=SIN([.D171])" office:value-type="float" office:value="0.190808995376545" calcext:value-type="float">
            <text:p>0.190808995376545</text:p>
          </table:table-cell>
          <table:table-cell table:formula="of:=SIN([.A170]+PI()/2) +[.E171]" office:value-type="float" office:value="0.115672904478186" calcext:value-type="float">
            <text:p>0.115672904478186</text:p>
          </table:table-cell>
          <table:table-cell table:formula="of:=SIN([.D171]*0.5)+[.E171]" office:value-type="float" office:value="1.18620519374372" calcext:value-type="float">
            <text:p>1.18620519374372</text:p>
          </table:table-cell>
          <table:table-cell/>
          <table:table-cell table:formula="of:=SIN(2*PI()*552*[.A171])" office:value-type="float" office:value="-0.0000000000487127257" calcext:value-type="float">
            <text:p>-4.87127257014393E-11</text:p>
          </table:table-cell>
          <table:table-cell table:formula="of:=SIN(2*PI()*564*[.A171])" office:value-type="float" office:value="-0.00000000000421787641" calcext:value-type="float">
            <text:p>-4.21787641484393E-12</text:p>
          </table:table-cell>
          <table:table-cell table:formula="of:=[.I171]+[.J171]" office:value-type="float" office:value="-0.00000000005293060212" calcext:value-type="float">
            <text:p>-5.29306021162832E-11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SIN([.A172]/45)" office:value-type="float" office:value="-0.594131207508424" calcext:value-type="float">
            <text:p>-0.594131207508424</text:p>
          </table:table-cell>
          <table:table-cell/>
          <table:table-cell table:formula="of:=RADIANS([.A172])" office:value-type="float" office:value="2.96705972839036" calcext:value-type="float">
            <text:p>2.96705972839036</text:p>
          </table:table-cell>
          <table:table-cell table:formula="of:=SIN([.D172])" office:value-type="float" office:value="0.173648177666931" calcext:value-type="float">
            <text:p>0.173648177666931</text:p>
          </table:table-cell>
          <table:table-cell table:formula="of:=SIN([.A171]+PI()/2) +[.E172]" office:value-type="float" office:value="0.972144363829483" calcext:value-type="float">
            <text:p>0.972144363829483</text:p>
          </table:table-cell>
          <table:table-cell table:formula="of:=SIN([.D172]*0.5)+[.E172]" office:value-type="float" office:value="1.16984287575868" calcext:value-type="float">
            <text:p>1.16984287575868</text:p>
          </table:table-cell>
          <table:table-cell/>
          <table:table-cell table:formula="of:=SIN(2*PI()*552*[.A172])" office:value-type="float" office:value="-0.0000000000042258429" calcext:value-type="float">
            <text:p>-4.22584290233088E-12</text:p>
          </table:table-cell>
          <table:table-cell table:formula="of:=SIN(2*PI()*564*[.A172])" office:value-type="float" office:value="-0.00000000008277151289" calcext:value-type="float">
            <text:p>-8.27715128922724E-11</text:p>
          </table:table-cell>
          <table:table-cell table:formula="of:=[.I172]+[.J172]" office:value-type="float" office:value="-0.00000000008699735579" calcext:value-type="float">
            <text:p>-8.69973557946033E-11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SIN([.A173]/45)" office:value-type="float" office:value="-0.611857890942719" calcext:value-type="float">
            <text:p>-0.611857890942719</text:p>
          </table:table-cell>
          <table:table-cell/>
          <table:table-cell table:formula="of:=RADIANS([.A173])" office:value-type="float" office:value="2.9845130209103" calcext:value-type="float">
            <text:p>2.9845130209103</text:p>
          </table:table-cell>
          <table:table-cell table:formula="of:=SIN([.D173])" office:value-type="float" office:value="0.156434465040231" calcext:value-type="float">
            <text:p>0.156434465040231</text:p>
          </table:table-cell>
          <table:table-cell table:formula="of:=SIN([.A172]+PI()/2) +[.E173]" office:value-type="float" office:value="1.09442921715967" calcext:value-type="float">
            <text:p>1.09442921715967</text:p>
          </table:table-cell>
          <table:table-cell table:formula="of:=SIN([.D173]*0.5)+[.E173]" office:value-type="float" office:value="1.15335179877336" calcext:value-type="float">
            <text:p>1.15335179877336</text:p>
          </table:table-cell>
          <table:table-cell/>
          <table:table-cell table:formula="of:=SIN(2*PI()*552*[.A173])" office:value-type="float" office:value="0.0000000000402610399" calcext:value-type="float">
            <text:p>4.02610398967775E-11</text:p>
          </table:table-cell>
          <table:table-cell table:formula="of:=SIN(2*PI()*564*[.A173])" office:value-type="float" office:value="-0.00000000004490982754" calcext:value-type="float">
            <text:p>-4.49098275427661E-11</text:p>
          </table:table-cell>
          <table:table-cell table:formula="of:=[.I173]+[.J173]" office:value-type="float" office:value="-0.00000000000464878765" calcext:value-type="float">
            <text:p>-4.64878764598852E-12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SIN([.A174]/45)" office:value-type="float" office:value="-0.62928243476614" calcext:value-type="float">
            <text:p>-0.62928243476614</text:p>
          </table:table-cell>
          <table:table-cell/>
          <table:table-cell table:formula="of:=RADIANS([.A174])" office:value-type="float" office:value="3.00196631343025" calcext:value-type="float">
            <text:p>3.00196631343025</text:p>
          </table:table-cell>
          <table:table-cell table:formula="of:=SIN([.D174])" office:value-type="float" office:value="0.139173100960065" calcext:value-type="float">
            <text:p>0.139173100960065</text:p>
          </table:table-cell>
          <table:table-cell table:formula="of:=SIN([.A173]+PI()/2) +[.E174]" office:value-type="float" office:value="0.354278369722212" calcext:value-type="float">
            <text:p>0.354278369722212</text:p>
          </table:table-cell>
          <table:table-cell table:formula="of:=SIN([.D174]*0.5)+[.E174]" office:value-type="float" office:value="1.13673715121989" calcext:value-type="float">
            <text:p>1.13673715121989</text:p>
          </table:table-cell>
          <table:table-cell/>
          <table:table-cell table:formula="of:=SIN(2*PI()*552*[.A174])" office:value-type="float" office:value="-0.00000000003166739913" calcext:value-type="float">
            <text:p>-3.16673991310488E-11</text:p>
          </table:table-cell>
          <table:table-cell table:formula="of:=SIN(2*PI()*564*[.A174])" office:value-type="float" office:value="-0.00000000000704814219" calcext:value-type="float">
            <text:p>-7.04814219325973E-12</text:p>
          </table:table-cell>
          <table:table-cell table:formula="of:=[.I174]+[.J174]" office:value-type="float" office:value="-0.00000000003871554132" calcext:value-type="float">
            <text:p>-3.87155413243086E-11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SIN([.A175]/45)" office:value-type="float" office:value="-0.646396234619785" calcext:value-type="float">
            <text:p>-0.646396234619785</text:p>
          </table:table-cell>
          <table:table-cell/>
          <table:table-cell table:formula="of:=RADIANS([.A175])" office:value-type="float" office:value="3.01941960595019" calcext:value-type="float">
            <text:p>3.01941960595019</text:p>
          </table:table-cell>
          <table:table-cell table:formula="of:=SIN([.D175])" office:value-type="float" office:value="0.121869343405148" calcext:value-type="float">
            <text:p>0.121869343405148</text:p>
          </table:table-cell>
          <table:table-cell table:formula="of:=SIN([.A174]+PI()/2) +[.E175]" office:value-type="float" office:value="-0.583681663281149" calcext:value-type="float">
            <text:p>-0.583681663281149</text:p>
          </table:table-cell>
          <table:table-cell table:formula="of:=SIN([.D175]*0.5)+[.E175]" office:value-type="float" office:value="1.12000414182701" calcext:value-type="float">
            <text:p>1.12000414182701</text:p>
          </table:table-cell>
          <table:table-cell/>
          <table:table-cell table:formula="of:=SIN(2*PI()*552*[.A175])" office:value-type="float" office:value="0.00000000001281948367" calcext:value-type="float">
            <text:p>1.28194836680596E-11</text:p>
          </table:table-cell>
          <table:table-cell table:formula="of:=SIN(2*PI()*564*[.A175])" office:value-type="float" office:value="-0.00000000008560177867" calcext:value-type="float">
            <text:p>-8.56017786706882E-11</text:p>
          </table:table-cell>
          <table:table-cell table:formula="of:=[.I175]+[.J175]" office:value-type="float" office:value="-0.000000000072782295" calcext:value-type="float">
            <text:p>-7.27822950026286E-11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SIN([.A176]/45)" office:value-type="float" office:value="-0.66319083959225" calcext:value-type="float">
            <text:p>-0.66319083959225</text:p>
          </table:table-cell>
          <table:table-cell/>
          <table:table-cell table:formula="of:=RADIANS([.A176])" office:value-type="float" office:value="3.03687289847013" calcext:value-type="float">
            <text:p>3.03687289847013</text:p>
          </table:table-cell>
          <table:table-cell table:formula="of:=SIN([.D176])" office:value-type="float" office:value="0.104528463267654" calcext:value-type="float">
            <text:p>0.104528463267654</text:p>
          </table:table-cell>
          <table:table-cell table:formula="of:=SIN([.A175]+PI()/2) +[.E176]" office:value-type="float" office:value="-0.872998477134879" calcext:value-type="float">
            <text:p>-0.872998477134879</text:p>
          </table:table-cell>
          <table:table-cell table:formula="of:=SIN([.D176]*0.5)+[.E176]" office:value-type="float" office:value="1.10315799802223" calcext:value-type="float">
            <text:p>1.10315799802223</text:p>
          </table:table-cell>
          <table:table-cell/>
          <table:table-cell table:formula="of:=SIN(2*PI()*552*[.A176])" office:value-type="float" office:value="-0.00000000005910895536" calcext:value-type="float">
            <text:p>-5.91089553597668E-11</text:p>
          </table:table-cell>
          <table:table-cell table:formula="of:=SIN(2*PI()*564*[.A176])" office:value-type="float" office:value="-0.00000000004774009332" calcext:value-type="float">
            <text:p>-4.77400933211819E-11</text:p>
          </table:table-cell>
          <table:table-cell table:formula="of:=[.I176]+[.J176]" office:value-type="float" office:value="-0.00000000010684904868" calcext:value-type="float">
            <text:p>-1.06849048680949E-10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SIN([.A177]/45)" office:value-type="float" office:value="-0.679657956392746" calcext:value-type="float">
            <text:p>-0.679657956392746</text:p>
          </table:table-cell>
          <table:table-cell/>
          <table:table-cell table:formula="of:=RADIANS([.A177])" office:value-type="float" office:value="3.05432619099008" calcext:value-type="float">
            <text:p>3.05432619099008</text:p>
          </table:table-cell>
          <table:table-cell table:formula="of:=SIN([.D177])" office:value-type="float" office:value="0.0871557427476582" calcext:value-type="float">
            <text:p>0.0871557427476582</text:p>
          </table:table-cell>
          <table:table-cell table:formula="of:=SIN([.A176]+PI()/2) +[.E177]" office:value-type="float" office:value="-0.263613370461478" calcext:value-type="float">
            <text:p>-0.263613370461478</text:p>
          </table:table-cell>
          <table:table-cell table:formula="of:=SIN([.D177]*0.5)+[.E177]" office:value-type="float" office:value="1.08620396432952" calcext:value-type="float">
            <text:p>1.08620396432952</text:p>
          </table:table-cell>
          <table:table-cell/>
          <table:table-cell table:formula="of:=SIN(2*PI()*552*[.A177])" office:value-type="float" office:value="-0.00000000001462207256" calcext:value-type="float">
            <text:p>-1.46220725606584E-11</text:p>
          </table:table-cell>
          <table:table-cell table:formula="of:=SIN(2*PI()*564*[.A177])" office:value-type="float" office:value="-0.00000000000987840797" calcext:value-type="float">
            <text:p>-9.87840797167554E-12</text:p>
          </table:table-cell>
          <table:table-cell table:formula="of:=[.I177]+[.J177]" office:value-type="float" office:value="-0.00000000002450048053" calcext:value-type="float">
            <text:p>-2.45004805323339E-11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SIN([.A178]/45)" office:value-type="float" office:value="-0.695789453446383" calcext:value-type="float">
            <text:p>-0.695789453446383</text:p>
          </table:table-cell>
          <table:table-cell/>
          <table:table-cell table:formula="of:=RADIANS([.A178])" office:value-type="float" office:value="3.07177948351002" calcext:value-type="float">
            <text:p>3.07177948351002</text:p>
          </table:table-cell>
          <table:table-cell table:formula="of:=SIN([.D178])" office:value-type="float" office:value="0.0697564737441255" calcext:value-type="float">
            <text:p>0.0697564737441255</text:p>
          </table:table-cell>
          <table:table-cell table:formula="of:=SIN([.A177]+PI()/2) +[.E178]" office:value-type="float" office:value="0.668240692758221" calcext:value-type="float">
            <text:p>0.668240692758221</text:p>
          </table:table-cell>
          <table:table-cell table:formula="of:=SIN([.D178]*0.5)+[.E178]" office:value-type="float" office:value="1.06914730076322" calcext:value-type="float">
            <text:p>1.06914730076322</text:p>
          </table:table-cell>
          <table:table-cell/>
          <table:table-cell table:formula="of:=SIN(2*PI()*552*[.A178])" office:value-type="float" office:value="0.00000000002986481024" calcext:value-type="float">
            <text:p>2.986481023845E-11</text:p>
          </table:table-cell>
          <table:table-cell table:formula="of:=SIN(2*PI()*564*[.A178])" office:value-type="float" office:value="-0.00000000008843204445" calcext:value-type="float">
            <text:p>-8.8432044449104E-11</text:p>
          </table:table-cell>
          <table:table-cell table:formula="of:=[.I178]+[.J178]" office:value-type="float" office:value="-0.00000000005856723421" calcext:value-type="float">
            <text:p>-5.8567234210654E-11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SIN([.A179]/45)" office:value-type="float" office:value="-0.711577364909596" calcext:value-type="float">
            <text:p>-0.711577364909596</text:p>
          </table:table-cell>
          <table:table-cell/>
          <table:table-cell table:formula="of:=RADIANS([.A179])" office:value-type="float" office:value="3.08923277602996" calcext:value-type="float">
            <text:p>3.08923277602996</text:p>
          </table:table-cell>
          <table:table-cell table:formula="of:=SIN([.D179])" office:value-type="float" office:value="0.0523359562429443" calcext:value-type="float">
            <text:p>0.0523359562429443</text:p>
          </table:table-cell>
          <table:table-cell table:formula="of:=SIN([.A178]+PI()/2) +[.E179]" office:value-type="float" office:value="1.0498298765701" calcext:value-type="float">
            <text:p>1.0498298765701</text:p>
          </table:table-cell>
          <table:table-cell table:formula="of:=SIN([.D179]*0.5)+[.E179]" office:value-type="float" office:value="1.0519932812185" calcext:value-type="float">
            <text:p>1.0519932812185</text:p>
          </table:table-cell>
          <table:table-cell/>
          <table:table-cell table:formula="of:=SIN(2*PI()*552*[.A179])" office:value-type="float" office:value="-0.00000000004206362879" calcext:value-type="float">
            <text:p>-4.20636287893764E-11</text:p>
          </table:table-cell>
          <table:table-cell table:formula="of:=SIN(2*PI()*564*[.A179])" office:value-type="float" office:value="-0.0000000000505703591" calcext:value-type="float">
            <text:p>-5.05703590995977E-11</text:p>
          </table:table-cell>
          <table:table-cell table:formula="of:=[.I179]+[.J179]" office:value-type="float" office:value="-0.00000000009263398789" calcext:value-type="float">
            <text:p>-9.2633987888974E-11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SIN([.A180]/45)" office:value-type="float" office:value="-0.727013894603738" calcext:value-type="float">
            <text:p>-0.727013894603738</text:p>
          </table:table-cell>
          <table:table-cell/>
          <table:table-cell table:formula="of:=RADIANS([.A180])" office:value-type="float" office:value="3.10668606854991" calcext:value-type="float">
            <text:p>3.10668606854991</text:p>
          </table:table-cell>
          <table:table-cell table:formula="of:=SIN([.D180])" office:value-type="float" office:value="0.0348994967025011" calcext:value-type="float">
            <text:p>0.0348994967025011</text:p>
          </table:table-cell>
          <table:table-cell table:formula="of:=SIN([.A179]+PI()/2) +[.E180]" office:value-type="float" office:value="0.514311808172828" calcext:value-type="float">
            <text:p>0.514311808172828</text:p>
          </table:table-cell>
          <table:table-cell table:formula="of:=SIN([.D180]*0.5)+[.E180]" office:value-type="float" office:value="1.03474719185889" calcext:value-type="float">
            <text:p>1.03474719185889</text:p>
          </table:table-cell>
          <table:table-cell/>
          <table:table-cell table:formula="of:=SIN(2*PI()*552*[.A180])" office:value-type="float" office:value="0.00000000000242325401" calcext:value-type="float">
            <text:p>2.42325400973207E-12</text:p>
          </table:table-cell>
          <table:table-cell table:formula="of:=SIN(2*PI()*564*[.A180])" office:value-type="float" office:value="-0.00000000001270867375" calcext:value-type="float">
            <text:p>-1.27086737500913E-11</text:p>
          </table:table-cell>
          <table:table-cell table:formula="of:=[.I180]+[.J180]" office:value-type="float" office:value="-0.00000000001028541974" calcext:value-type="float">
            <text:p>-1.02854197403593E-11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SIN([.A181]/45)" office:value-type="float" office:value="-0.742091419864876" calcext:value-type="float">
            <text:p>-0.742091419864876</text:p>
          </table:table-cell>
          <table:table-cell/>
          <table:table-cell table:formula="of:=RADIANS([.A181])" office:value-type="float" office:value="3.12413936106985" calcext:value-type="float">
            <text:p>3.12413936106985</text:p>
          </table:table-cell>
          <table:table-cell table:formula="of:=SIN([.D181])" office:value-type="float" office:value="0.0174524064372834" calcext:value-type="float">
            <text:p>0.0174524064372834</text:p>
          </table:table-cell>
          <table:table-cell table:formula="of:=SIN([.A180]+PI()/2) +[.E181]" office:value-type="float" office:value="-0.461986359191885" calcext:value-type="float">
            <text:p>-0.461986359191885</text:p>
          </table:table-cell>
          <table:table-cell table:formula="of:=SIN([.D181]*0.5)+[.E181]" office:value-type="float" office:value="1.01741432950145" calcext:value-type="float">
            <text:p>1.01741432950145</text:p>
          </table:table-cell>
          <table:table-cell/>
          <table:table-cell table:formula="of:=SIN(2*PI()*552*[.A181])" office:value-type="float" office:value="-0.00000000006950518502" calcext:value-type="float">
            <text:p>-6.95051850180943E-11</text:p>
          </table:table-cell>
          <table:table-cell table:formula="of:=SIN(2*PI()*564*[.A181])" office:value-type="float" office:value="-0.00000000009126231023" calcext:value-type="float">
            <text:p>-9.12623102275198E-11</text:p>
          </table:table-cell>
          <table:table-cell table:formula="of:=[.I181]+[.J181]" office:value-type="float" office:value="-0.00000000016076749525" calcext:value-type="float">
            <text:p>-1.60767495245614E-10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SIN([.A182]/45)" office:value-type="float" office:value="-0.756802495307928" calcext:value-type="float">
            <text:p>-0.756802495307928</text:p>
          </table:table-cell>
          <table:table-cell/>
          <table:table-cell table:formula="of:=RADIANS([.A182])" office:value-type="float" office:value="3.14159265358979" calcext:value-type="float">
            <text:p>3.14159265358979</text:p>
          </table:table-cell>
          <table:table-cell table:formula="of:=SIN([.D182])" office:value-type="float" office:value="1.22464679914735E-016" calcext:value-type="float">
            <text:p>1.22464679914735E-16</text:p>
          </table:table-cell>
          <table:table-cell table:formula="of:=SIN([.A181]+PI()/2) +[.E182]" office:value-type="float" office:value="-0.997496052654355" calcext:value-type="float">
            <text:p>-0.997496052654355</text:p>
          </table:table-cell>
          <table:table-cell table:formula="of:=SIN([.D182]*0.5)+[.E182]" office:value-type="float" office:value="1" calcext:value-type="float">
            <text:p>1</text:p>
          </table:table-cell>
          <table:table-cell/>
          <table:table-cell table:formula="of:=SIN(2*PI()*552*[.A182])" office:value-type="float" office:value="-0.00000000002501830222" calcext:value-type="float">
            <text:p>-2.50183022189859E-11</text:p>
          </table:table-cell>
          <table:table-cell table:formula="of:=SIN(2*PI()*564*[.A182])" office:value-type="float" office:value="-0.00000000005340062488" calcext:value-type="float">
            <text:p>-5.34006248780135E-11</text:p>
          </table:table-cell>
          <table:table-cell table:formula="of:=[.I182]+[.J182]" office:value-type="float" office:value="-0.0000000000784189271" calcext:value-type="float">
            <text:p>-7.84189270969994E-11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SIN([.A183]/45)" office:value-type="float" office:value="-0.771139856503235" calcext:value-type="float">
            <text:p>-0.771139856503235</text:p>
          </table:table-cell>
          <table:table-cell/>
          <table:table-cell table:formula="of:=RADIANS([.A183])" office:value-type="float" office:value="3.15904594610974" calcext:value-type="float">
            <text:p>3.15904594610974</text:p>
          </table:table-cell>
          <table:table-cell table:formula="of:=SIN([.D183])" office:value-type="float" office:value="-0.0174524064372832" calcext:value-type="float">
            <text:p>-0.0174524064372832</text:p>
          </table:table-cell>
          <table:table-cell table:formula="of:=SIN([.A182]+PI()/2) +[.E183]" office:value-type="float" office:value="-0.615912475495146" calcext:value-type="float">
            <text:p>-0.615912475495146</text:p>
          </table:table-cell>
          <table:table-cell table:formula="of:=SIN([.D183]*0.5)+[.E183]" office:value-type="float" office:value="0.982509516626888" calcext:value-type="float">
            <text:p>0.982509516626888</text:p>
          </table:table-cell>
          <table:table-cell/>
          <table:table-cell table:formula="of:=SIN(2*PI()*552*[.A183])" office:value-type="float" office:value="0.00000000001946858058" calcext:value-type="float">
            <text:p>1.94685805801225E-11</text:p>
          </table:table-cell>
          <table:table-cell table:formula="of:=SIN(2*PI()*564*[.A183])" office:value-type="float" office:value="-0.00000000001553893953" calcext:value-type="float">
            <text:p>-1.55389395285071E-11</text:p>
          </table:table-cell>
          <table:table-cell table:formula="of:=[.I183]+[.J183]" office:value-type="float" office:value="0.00000000000392964105" calcext:value-type="float">
            <text:p>3.92964105161538E-12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SIN([.A184]/45)" office:value-type="float" office:value="-0.785096423563788" calcext:value-type="float">
            <text:p>-0.785096423563788</text:p>
          </table:table-cell>
          <table:table-cell/>
          <table:table-cell table:formula="of:=RADIANS([.A184])" office:value-type="float" office:value="3.17649923862968" calcext:value-type="float">
            <text:p>3.17649923862968</text:p>
          </table:table-cell>
          <table:table-cell table:formula="of:=SIN([.D184])" office:value-type="float" office:value="-0.0348994967025009" calcext:value-type="float">
            <text:p>-0.0348994967025009</text:p>
          </table:table-cell>
          <table:table-cell table:formula="of:=SIN([.A183]+PI()/2) +[.E184]" office:value-type="float" office:value="0.315897845387915" calcext:value-type="float">
            <text:p>0.315897845387915</text:p>
          </table:table-cell>
          <table:table-cell table:formula="of:=SIN([.D184]*0.5)+[.E184]" office:value-type="float" office:value="0.96494819845389" calcext:value-type="float">
            <text:p>0.96494819845389</text:p>
          </table:table-cell>
          <table:table-cell/>
          <table:table-cell table:formula="of:=SIN(2*PI()*552*[.A184])" office:value-type="float" office:value="-0.00000000005245985845" calcext:value-type="float">
            <text:p>-5.24598584477039E-11</text:p>
          </table:table-cell>
          <table:table-cell table:formula="of:=SIN(2*PI()*564*[.A184])" office:value-type="float" office:value="-0.00000000009409257601" calcext:value-type="float">
            <text:p>-9.40925760059356E-11</text:p>
          </table:table-cell>
          <table:table-cell table:formula="of:=[.I184]+[.J184]" office:value-type="float" office:value="-0.00000000014655243445" calcext:value-type="float">
            <text:p>-1.4655243445364E-10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SIN([.A185]/45)" office:value-type="float" office:value="-0.798665304641328" calcext:value-type="float">
            <text:p>-0.798665304641328</text:p>
          </table:table-cell>
          <table:table-cell/>
          <table:table-cell table:formula="of:=RADIANS([.A185])" office:value-type="float" office:value="3.19395253114962" calcext:value-type="float">
            <text:p>3.19395253114962</text:p>
          </table:table-cell>
          <table:table-cell table:formula="of:=SIN([.D185])" office:value-type="float" office:value="-0.0523359562429436" calcext:value-type="float">
            <text:p>-0.0523359562429436</text:p>
          </table:table-cell>
          <table:table-cell table:formula="of:=SIN([.A184]+PI()/2) +[.E185]" office:value-type="float" office:value="0.925197338462652" calcext:value-type="float">
            <text:p>0.925197338462652</text:p>
          </table:table-cell>
          <table:table-cell table:formula="of:=SIN([.D185]*0.5)+[.E185]" office:value-type="float" office:value="0.947321368732614" calcext:value-type="float">
            <text:p>0.947321368732614</text:p>
          </table:table-cell>
          <table:table-cell/>
          <table:table-cell table:formula="of:=SIN(2*PI()*552*[.A185])" office:value-type="float" office:value="-0.00000000000797297565" calcext:value-type="float">
            <text:p>-7.97297564859544E-12</text:p>
          </table:table-cell>
          <table:table-cell table:formula="of:=SIN(2*PI()*564*[.A185])" office:value-type="float" office:value="-0.00000000005623089066" calcext:value-type="float">
            <text:p>-5.62308906564293E-11</text:p>
          </table:table-cell>
          <table:table-cell table:formula="of:=[.I185]+[.J185]" office:value-type="float" office:value="-0.00000000006420386631" calcext:value-type="float">
            <text:p>-6.42038663050247E-11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SIN([.A186]/45)" office:value-type="float" office:value="-0.811839799329586" calcext:value-type="float">
            <text:p>-0.811839799329586</text:p>
          </table:table-cell>
          <table:table-cell/>
          <table:table-cell table:formula="of:=RADIANS([.A186])" office:value-type="float" office:value="3.21140582366957" calcext:value-type="float">
            <text:p>3.21140582366957</text:p>
          </table:table-cell>
          <table:table-cell table:formula="of:=SIN([.D186])" office:value-type="float" office:value="-0.0697564737441248" calcext:value-type="float">
            <text:p>-0.0697564737441248</text:p>
          </table:table-cell>
          <table:table-cell table:formula="of:=SIN([.A185]+PI()/2) +[.E186]" office:value-type="float" office:value="0.635773170550085" calcext:value-type="float">
            <text:p>0.635773170550085</text:p>
          </table:table-cell>
          <table:table-cell table:formula="of:=SIN([.D186]*0.5)+[.E186]" office:value-type="float" office:value="0.929634353274971" calcext:value-type="float">
            <text:p>0.929634353274971</text:p>
          </table:table-cell>
          <table:table-cell/>
          <table:table-cell table:formula="of:=SIN(2*PI()*552*[.A186])" office:value-type="float" office:value="0.00000000003651390715" calcext:value-type="float">
            <text:p>3.6513907150513E-11</text:p>
          </table:table-cell>
          <table:table-cell table:formula="of:=SIN(2*PI()*564*[.A186])" office:value-type="float" office:value="-0.00000000001836920531" calcext:value-type="float">
            <text:p>-1.8369205306923E-11</text:p>
          </table:table-cell>
          <table:table-cell table:formula="of:=[.I186]+[.J186]" office:value-type="float" office:value="0.00000000001814470184" calcext:value-type="float">
            <text:p>1.814470184359E-11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SIN([.A187]/45)" office:value-type="float" office:value="-0.824613401972987" calcext:value-type="float">
            <text:p>-0.824613401972987</text:p>
          </table:table-cell>
          <table:table-cell/>
          <table:table-cell table:formula="of:=RADIANS([.A187])" office:value-type="float" office:value="3.22885911618951" calcext:value-type="float">
            <text:p>3.22885911618951</text:p>
          </table:table-cell>
          <table:table-cell table:formula="of:=SIN([.D187])" office:value-type="float" office:value="-0.0871557427476579" calcext:value-type="float">
            <text:p>-0.0871557427476579</text:p>
          </table:table-cell>
          <table:table-cell table:formula="of:=SIN([.A186]+PI()/2) +[.E187]" office:value-type="float" office:value="-0.302290450112274" calcext:value-type="float">
            <text:p>-0.302290450112274</text:p>
          </table:table-cell>
          <table:table-cell table:formula="of:=SIN([.D187]*0.5)+[.E187]" office:value-type="float" office:value="0.9118924788342" calcext:value-type="float">
            <text:p>0.9118924788342</text:p>
          </table:table-cell>
          <table:table-cell/>
          <table:table-cell table:formula="of:=SIN(2*PI()*552*[.A187])" office:value-type="float" office:value="-0.00000000003541453188" calcext:value-type="float">
            <text:p>-3.54145318773134E-11</text:p>
          </table:table-cell>
          <table:table-cell table:formula="of:=SIN(2*PI()*564*[.A187])" office:value-type="float" office:value="-0.00000000009692284178" calcext:value-type="float">
            <text:p>-9.69228417843514E-11</text:p>
          </table:table-cell>
          <table:table-cell table:formula="of:=[.I187]+[.J187]" office:value-type="float" office:value="-0.00000000013233737366" calcext:value-type="float">
            <text:p>-1.32337373661665E-10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SIN([.A188]/45)" office:value-type="float" office:value="-0.836979804879192" calcext:value-type="float">
            <text:p>-0.836979804879192</text:p>
          </table:table-cell>
          <table:table-cell/>
          <table:table-cell table:formula="of:=RADIANS([.A188])" office:value-type="float" office:value="3.24631240870945" calcext:value-type="float">
            <text:p>3.24631240870945</text:p>
          </table:table-cell>
          <table:table-cell table:formula="of:=SIN([.D188])" office:value-type="float" office:value="-0.104528463267654" calcext:value-type="float">
            <text:p>-0.104528463267654</text:p>
          </table:table-cell>
          <table:table-cell table:formula="of:=SIN([.A187]+PI()/2) +[.E188]" office:value-type="float" office:value="-1.0425336644846" calcext:value-type="float">
            <text:p>-1.0425336644846</text:p>
          </table:table-cell>
          <table:table-cell table:formula="of:=SIN([.D188]*0.5)+[.E188]" office:value-type="float" office:value="0.89410107148692" calcext:value-type="float">
            <text:p>0.89410107148692</text:p>
          </table:table-cell>
          <table:table-cell/>
          <table:table-cell table:formula="of:=SIN(2*PI()*552*[.A188])" office:value-type="float" office:value="0.00000000000907235092" calcext:value-type="float">
            <text:p>9.07235092179502E-12</text:p>
          </table:table-cell>
          <table:table-cell table:formula="of:=SIN(2*PI()*564*[.A188])" office:value-type="float" office:value="-0.00000000005906115643" calcext:value-type="float">
            <text:p>-5.90611564348451E-11</text:p>
          </table:table-cell>
          <table:table-cell table:formula="of:=[.I188]+[.J188]" office:value-type="float" office:value="-0.00000000004998880551" calcext:value-type="float">
            <text:p>-4.99888055130501E-11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SIN([.A189]/45)" office:value-type="float" office:value="-0.848932901433874" calcext:value-type="float">
            <text:p>-0.848932901433874</text:p>
          </table:table-cell>
          <table:table-cell/>
          <table:table-cell table:formula="of:=RADIANS([.A189])" office:value-type="float" office:value="3.2637657012294" calcext:value-type="float">
            <text:p>3.2637657012294</text:p>
          </table:table-cell>
          <table:table-cell table:formula="of:=SIN([.D189])" office:value-type="float" office:value="-0.121869343405148" calcext:value-type="float">
            <text:p>-0.121869343405148</text:p>
          </table:table-cell>
          <table:table-cell table:formula="of:=SIN([.A188]+PI()/2) +[.E189]" office:value-type="float" office:value="-0.920347382308183" calcext:value-type="float">
            <text:p>-0.920347382308183</text:p>
          </table:table-cell>
          <table:table-cell table:formula="of:=SIN([.D189]*0.5)+[.E189]" office:value-type="float" office:value="0.876265455016719" calcext:value-type="float">
            <text:p>0.876265455016719</text:p>
          </table:table-cell>
          <table:table-cell/>
          <table:table-cell table:formula="of:=SIN(2*PI()*552*[.A189])" office:value-type="float" office:value="-0.00000000006285608811" calcext:value-type="float">
            <text:p>-6.28560881060314E-11</text:p>
          </table:table-cell>
          <table:table-cell table:formula="of:=SIN(2*PI()*564*[.A189])" office:value-type="float" office:value="-0.00000000002119947109" calcext:value-type="float">
            <text:p>-2.11994710853388E-11</text:p>
          </table:table-cell>
          <table:table-cell table:formula="of:=[.I189]+[.J189]" office:value-type="float" office:value="-0.00000000008405555919" calcext:value-type="float">
            <text:p>-8.40555591913701E-11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SIN([.A190]/45)" office:value-type="float" office:value="-0.860466789116211" calcext:value-type="float">
            <text:p>-0.860466789116211</text:p>
          </table:table-cell>
          <table:table-cell/>
          <table:table-cell table:formula="of:=RADIANS([.A190])" office:value-type="float" office:value="3.28121899374934" calcext:value-type="float">
            <text:p>3.28121899374934</text:p>
          </table:table-cell>
          <table:table-cell table:formula="of:=SIN([.D190])" office:value-type="float" office:value="-0.139173100960066" calcext:value-type="float">
            <text:p>-0.139173100960066</text:p>
          </table:table-cell>
          <table:table-cell table:formula="of:=SIN([.A189]+PI()/2) +[.E190]" office:value-type="float" office:value="-0.0640069509518776" calcext:value-type="float">
            <text:p>-0.0640069509518776</text:p>
          </table:table-cell>
          <table:table-cell table:formula="of:=SIN([.D190]*0.5)+[.E190]" office:value-type="float" office:value="0.858390949299759" calcext:value-type="float">
            <text:p>0.858390949299759</text:p>
          </table:table-cell>
          <table:table-cell/>
          <table:table-cell table:formula="of:=SIN(2*PI()*552*[.A190])" office:value-type="float" office:value="-0.00000000001836920531" calcext:value-type="float">
            <text:p>-1.8369205306923E-11</text:p>
          </table:table-cell>
          <table:table-cell table:formula="of:=SIN(2*PI()*564*[.A190])" office:value-type="float" office:value="-0.00000000009975310756" calcext:value-type="float">
            <text:p>-9.97531075627672E-11</text:p>
          </table:table-cell>
          <table:table-cell table:formula="of:=[.I190]+[.J190]" office:value-type="float" office:value="-0.00000000011812231287" calcext:value-type="float">
            <text:p>-1.1812231286969E-10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SIN([.A191]/45)" office:value-type="float" office:value="-0.871575772413588" calcext:value-type="float">
            <text:p>-0.871575772413588</text:p>
          </table:table-cell>
          <table:table-cell/>
          <table:table-cell table:formula="of:=RADIANS([.A191])" office:value-type="float" office:value="3.29867228626928" calcext:value-type="float">
            <text:p>3.29867228626928</text:p>
          </table:table-cell>
          <table:table-cell table:formula="of:=SIN([.D191])" office:value-type="float" office:value="-0.156434465040231" calcext:value-type="float">
            <text:p>-0.156434465040231</text:p>
          </table:table-cell>
          <table:table-cell table:formula="of:=SIN([.A190]+PI()/2) +[.E191]" office:value-type="float" office:value="0.723268462208114" calcext:value-type="float">
            <text:p>0.723268462208114</text:p>
          </table:table-cell>
          <table:table-cell table:formula="of:=SIN([.D191]*0.5)+[.E191]" office:value-type="float" office:value="0.840482868692897" calcext:value-type="float">
            <text:p>0.840482868692897</text:p>
          </table:table-cell>
          <table:table-cell/>
          <table:table-cell table:formula="of:=SIN(2*PI()*552*[.A191])" office:value-type="float" office:value="0.00000000002611767749" calcext:value-type="float">
            <text:p>2.61176774921855E-11</text:p>
          </table:table-cell>
          <table:table-cell table:formula="of:=SIN(2*PI()*564*[.A191])" office:value-type="float" office:value="-0.00000000006189142221" calcext:value-type="float">
            <text:p>-6.18914222132609E-11</text:p>
          </table:table-cell>
          <table:table-cell table:formula="of:=[.I191]+[.J191]" office:value-type="float" office:value="-0.00000000003577374472" calcext:value-type="float">
            <text:p>-3.57737447210754E-11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SIN([.A192]/45)" office:value-type="float" office:value="-0.882254365634083" calcext:value-type="float">
            <text:p>-0.882254365634083</text:p>
          </table:table-cell>
          <table:table-cell/>
          <table:table-cell table:formula="of:=RADIANS([.A192])" office:value-type="float" office:value="3.31612557878923" calcext:value-type="float">
            <text:p>3.31612557878923</text:p>
          </table:table-cell>
          <table:table-cell table:formula="of:=SIN([.D192])" office:value-type="float" office:value="-0.17364817766693" calcext:value-type="float">
            <text:p>-0.17364817766693</text:p>
          </table:table-cell>
          <table:table-cell table:formula="of:=SIN([.A191]+PI()/2) +[.E192]" office:value-type="float" office:value="0.701796712467347" calcext:value-type="float">
            <text:p>0.701796712467347</text:p>
          </table:table-cell>
          <table:table-cell table:formula="of:=SIN([.D192]*0.5)+[.E192]" office:value-type="float" office:value="0.822546520424815" calcext:value-type="float">
            <text:p>0.822546520424815</text:p>
          </table:table-cell>
          <table:table-cell/>
          <table:table-cell table:formula="of:=SIN(2*PI()*552*[.A192])" office:value-type="float" office:value="-0.00000000004581076154" calcext:value-type="float">
            <text:p>-4.58107615356409E-11</text:p>
          </table:table-cell>
          <table:table-cell table:formula="of:=SIN(2*PI()*564*[.A192])" office:value-type="float" office:value="-0.00000000002402973686" calcext:value-type="float">
            <text:p>-2.40297368637546E-11</text:p>
          </table:table-cell>
          <table:table-cell table:formula="of:=[.I192]+[.J192]" office:value-type="float" office:value="-0.0000000000698404984" calcext:value-type="float">
            <text:p>-6.98404983993955E-11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SIN([.A193]/45)" office:value-type="float" office:value="-0.892497295615334" calcext:value-type="float">
            <text:p>-0.892497295615334</text:p>
          </table:table-cell>
          <table:table-cell/>
          <table:table-cell table:formula="of:=RADIANS([.A193])" office:value-type="float" office:value="3.33357887130917" calcext:value-type="float">
            <text:p>3.33357887130917</text:p>
          </table:table-cell>
          <table:table-cell table:formula="of:=SIN([.D193])" office:value-type="float" office:value="-0.190808995376545" calcext:value-type="float">
            <text:p>-0.190808995376545</text:p>
          </table:table-cell>
          <table:table-cell table:formula="of:=SIN([.A192]+PI()/2) +[.E193]" office:value-type="float" office:value="-0.124502137024828" calcext:value-type="float">
            <text:p>-0.124502137024828</text:p>
          </table:table-cell>
          <table:table-cell table:formula="of:=SIN([.D193]*0.5)+[.E193]" office:value-type="float" office:value="0.804587202990634" calcext:value-type="float">
            <text:p>0.804587202990634</text:p>
          </table:table-cell>
          <table:table-cell/>
          <table:table-cell table:formula="of:=SIN(2*PI()*552*[.A193])" office:value-type="float" office:value="-0.00000000000132387874" calcext:value-type="float">
            <text:p>-1.32387873653249E-12</text:p>
          </table:table-cell>
          <table:table-cell table:formula="of:=SIN(2*PI()*564*[.A193])" office:value-type="float" office:value="-0.00000000010258337334" calcext:value-type="float">
            <text:p>-1.02583373341183E-10</text:p>
          </table:table-cell>
          <table:table-cell table:formula="of:=[.I193]+[.J193]" office:value-type="float" office:value="-0.00000000010390725208" calcext:value-type="float">
            <text:p>-1.03907252077716E-10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SIN([.A194]/45)" office:value-type="float" office:value="-0.902299504328468" calcext:value-type="float">
            <text:p>-0.902299504328468</text:p>
          </table:table-cell>
          <table:table-cell/>
          <table:table-cell table:formula="of:=RADIANS([.A194])" office:value-type="float" office:value="3.35103216382911" calcext:value-type="float">
            <text:p>3.35103216382911</text:p>
          </table:table-cell>
          <table:table-cell table:formula="of:=SIN([.D194])" office:value-type="float" office:value="-0.207911690817759" calcext:value-type="float">
            <text:p>-0.207911690817759</text:p>
          </table:table-cell>
          <table:table-cell table:formula="of:=SIN([.A193]+PI()/2) +[.E194]" office:value-type="float" office:value="-1.01170508402743" calcext:value-type="float">
            <text:p>-1.01170508402743</text:p>
          </table:table-cell>
          <table:table-cell table:formula="of:=SIN([.D194]*0.5)+[.E194]" office:value-type="float" office:value="0.786610204550514" calcext:value-type="float">
            <text:p>0.786610204550514</text:p>
          </table:table-cell>
          <table:table-cell/>
          <table:table-cell table:formula="of:=SIN(2*PI()*552*[.A194])" office:value-type="float" office:value="-0.00000000007325231776" calcext:value-type="float">
            <text:p>-7.32523177643589E-11</text:p>
          </table:table-cell>
          <table:table-cell table:formula="of:=SIN(2*PI()*564*[.A194])" office:value-type="float" office:value="-0.00000000006472168799" calcext:value-type="float">
            <text:p>-6.47216879916767E-11</text:p>
          </table:table-cell>
          <table:table-cell table:formula="of:=[.I194]+[.J194]" office:value-type="float" office:value="-0.00000000013797400576" calcext:value-type="float">
            <text:p>-1.37974005756036E-10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SIN([.A195]/45)" office:value-type="float" office:value="-0.911656151375789" calcext:value-type="float">
            <text:p>-0.911656151375789</text:p>
          </table:table-cell>
          <table:table-cell/>
          <table:table-cell table:formula="of:=RADIANS([.A195])" office:value-type="float" office:value="3.36848545634906" calcext:value-type="float">
            <text:p>3.36848545634906</text:p>
          </table:table-cell>
          <table:table-cell table:formula="of:=SIN([.D195])" office:value-type="float" office:value="-0.224951054343865" calcext:value-type="float">
            <text:p>-0.224951054343865</text:p>
          </table:table-cell>
          <table:table-cell table:formula="of:=SIN([.A194]+PI()/2) +[.E195]" office:value-type="float" office:value="-1.1598407602811" calcext:value-type="float">
            <text:p>-1.1598407602811</text:p>
          </table:table-cell>
          <table:table-cell table:formula="of:=SIN([.D195]*0.5)+[.E195]" office:value-type="float" office:value="0.768620801332723" calcext:value-type="float">
            <text:p>0.768620801332723</text:p>
          </table:table-cell>
          <table:table-cell/>
          <table:table-cell table:formula="of:=SIN(2*PI()*552*[.A195])" office:value-type="float" office:value="-0.00000000002876543497" calcext:value-type="float">
            <text:p>-2.87654349652505E-11</text:p>
          </table:table-cell>
          <table:table-cell table:formula="of:=SIN(2*PI()*564*[.A195])" office:value-type="float" office:value="-0.00000000002686000264" calcext:value-type="float">
            <text:p>-2.68600026421704E-11</text:p>
          </table:table-cell>
          <table:table-cell table:formula="of:=[.I195]+[.J195]" office:value-type="float" office:value="-0.00000000005562543761" calcext:value-type="float">
            <text:p>-5.56254376074208E-11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SIN([.A196]/45)" office:value-type="float" office:value="-0.920562616380996" calcext:value-type="float">
            <text:p>-0.920562616380996</text:p>
          </table:table-cell>
          <table:table-cell/>
          <table:table-cell table:formula="of:=RADIANS([.A196])" office:value-type="float" office:value="3.385938748869" calcext:value-type="float">
            <text:p>3.385938748869</text:p>
          </table:table-cell>
          <table:table-cell table:formula="of:=SIN([.D196])" office:value-type="float" office:value="-0.241921895599668" calcext:value-type="float">
            <text:p>-0.241921895599668</text:p>
          </table:table-cell>
          <table:table-cell table:formula="of:=SIN([.A195]+PI()/2) +[.E196]" office:value-type="float" office:value="-0.448374630090552" calcext:value-type="float">
            <text:p>-0.448374630090552</text:p>
          </table:table-cell>
          <table:table-cell table:formula="of:=SIN([.D196]*0.5)+[.E196]" office:value-type="float" office:value="0.750624256041655" calcext:value-type="float">
            <text:p>0.750624256041655</text:p>
          </table:table-cell>
          <table:table-cell/>
          <table:table-cell table:formula="of:=SIN(2*PI()*552*[.A196])" office:value-type="float" office:value="0.00000000001572144783" calcext:value-type="float">
            <text:p>1.5721447833858E-11</text:p>
          </table:table-cell>
          <table:table-cell table:formula="of:=SIN(2*PI()*564*[.A196])" office:value-type="float" office:value="-0.00000000010541363912" calcext:value-type="float">
            <text:p>-1.05413639119599E-10</text:p>
          </table:table-cell>
          <table:table-cell table:formula="of:=[.I196]+[.J196]" office:value-type="float" office:value="-0.00000000008969219129" calcext:value-type="float">
            <text:p>-8.96921912857409E-11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SIN([.A197]/45)" office:value-type="float" office:value="-0.929014501270762" calcext:value-type="float">
            <text:p>-0.929014501270762</text:p>
          </table:table-cell>
          <table:table-cell/>
          <table:table-cell table:formula="of:=RADIANS([.A197])" office:value-type="float" office:value="3.40339204138894" calcext:value-type="float">
            <text:p>3.40339204138894</text:p>
          </table:table-cell>
          <table:table-cell table:formula="of:=SIN([.D197])" office:value-type="float" office:value="-0.25881904510252" calcext:value-type="float">
            <text:p>-0.25881904510252</text:p>
          </table:table-cell>
          <table:table-cell table:formula="of:=SIN([.A196]+PI()/2) +[.E197]" office:value-type="float" office:value="0.452976883838302" calcext:value-type="float">
            <text:p>0.452976883838302</text:p>
          </table:table-cell>
          <table:table-cell table:formula="of:=SIN([.D197]*0.5)+[.E197]" office:value-type="float" office:value="0.73262581627129" calcext:value-type="float">
            <text:p>0.73262581627129</text:p>
          </table:table-cell>
          <table:table-cell/>
          <table:table-cell table:formula="of:=SIN(2*PI()*552*[.A197])" office:value-type="float" office:value="-0.00000000005620699119" calcext:value-type="float">
            <text:p>-5.62069911939684E-11</text:p>
          </table:table-cell>
          <table:table-cell table:formula="of:=SIN(2*PI()*564*[.A197])" office:value-type="float" office:value="-0.00000000006755195377" calcext:value-type="float">
            <text:p>-6.75519537700925E-11</text:p>
          </table:table-cell>
          <table:table-cell table:formula="of:=[.I197]+[.J197]" office:value-type="float" office:value="-0.00000000012375894496" calcext:value-type="float">
            <text:p>-1.23758944964061E-10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SIN([.A198]/45)" office:value-type="float" office:value="-0.937007632446527" calcext:value-type="float">
            <text:p>-0.937007632446527</text:p>
          </table:table-cell>
          <table:table-cell/>
          <table:table-cell table:formula="of:=RADIANS([.A198])" office:value-type="float" office:value="3.42084533390889" calcext:value-type="float">
            <text:p>3.42084533390889</text:p>
          </table:table-cell>
          <table:table-cell table:formula="of:=SIN([.D198])" office:value-type="float" office:value="-0.275637355816999" calcext:value-type="float">
            <text:p>-0.275637355816999</text:p>
          </table:table-cell>
          <table:table-cell table:formula="of:=SIN([.A197]+PI()/2) +[.E198]" office:value-type="float" office:value="0.699985342102447" calcext:value-type="float">
            <text:p>0.699985342102447</text:p>
          </table:table-cell>
          <table:table-cell table:formula="of:=SIN([.D198]*0.5)+[.E198]" office:value-type="float" office:value="0.714630712924572" calcext:value-type="float">
            <text:p>0.714630712924572</text:p>
          </table:table-cell>
          <table:table-cell/>
          <table:table-cell table:formula="of:=SIN(2*PI()*552*[.A198])" office:value-type="float" office:value="-0.00000000001172010839" calcext:value-type="float">
            <text:p>-1.172010839486E-11</text:p>
          </table:table-cell>
          <table:table-cell table:formula="of:=SIN(2*PI()*564*[.A198])" office:value-type="float" office:value="-0.00000000002969026842" calcext:value-type="float">
            <text:p>-2.96902684205862E-11</text:p>
          </table:table-cell>
          <table:table-cell table:formula="of:=[.I198]+[.J198]" office:value-type="float" office:value="-0.00000000004141037682" calcext:value-type="float">
            <text:p>-4.14103768154462E-11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SIN([.A199]/45)" office:value-type="float" office:value="-0.944538062845456" calcext:value-type="float">
            <text:p>-0.944538062845456</text:p>
          </table:table-cell>
          <table:table-cell/>
          <table:table-cell table:formula="of:=RADIANS([.A199])" office:value-type="float" office:value="3.43829862642883" calcext:value-type="float">
            <text:p>3.43829862642883</text:p>
          </table:table-cell>
          <table:table-cell table:formula="of:=SIN([.D199])" office:value-type="float" office:value="-0.292371704722737" calcext:value-type="float">
            <text:p>-0.292371704722737</text:p>
          </table:table-cell>
          <table:table-cell table:formula="of:=SIN([.A198]+PI()/2) +[.E199]" office:value-type="float" office:value="0.0500947530227849" calcext:value-type="float">
            <text:p>0.0500947530227849</text:p>
          </table:table-cell>
          <table:table-cell table:formula="of:=SIN([.D199]*0.5)+[.E199]" office:value-type="float" office:value="0.69664415863918" calcext:value-type="float">
            <text:p>0.69664415863918</text:p>
          </table:table-cell>
          <table:table-cell/>
          <table:table-cell table:formula="of:=SIN(2*PI()*552*[.A199])" office:value-type="float" office:value="0.0000000000327667744" calcext:value-type="float">
            <text:p>3.27667744042484E-11</text:p>
          </table:table-cell>
          <table:table-cell table:formula="of:=SIN(2*PI()*564*[.A199])" office:value-type="float" office:value="-0.0000000001082439049" calcext:value-type="float">
            <text:p>-1.08243904898015E-10</text:p>
          </table:table-cell>
          <table:table-cell table:formula="of:=[.I199]+[.J199]" office:value-type="float" office:value="-0.00000000007547713049" calcext:value-type="float">
            <text:p>-7.54771304937662E-11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SIN([.A200]/45)" office:value-type="float" office:value="-0.951602073889516" calcext:value-type="float">
            <text:p>-0.951602073889516</text:p>
          </table:table-cell>
          <table:table-cell/>
          <table:table-cell table:formula="of:=RADIANS([.A200])" office:value-type="float" office:value="3.45575191894877" calcext:value-type="float">
            <text:p>3.45575191894877</text:p>
          </table:table-cell>
          <table:table-cell table:formula="of:=SIN([.D200])" office:value-type="float" office:value="-0.309016994374948" calcext:value-type="float">
            <text:p>-0.309016994374948</text:p>
          </table:table-cell>
          <table:table-cell table:formula="of:=SIN([.A199]+PI()/2) +[.E200]" office:value-type="float" office:value="-0.914568858689595" calcext:value-type="float">
            <text:p>-0.914568858689595</text:p>
          </table:table-cell>
          <table:table-cell table:formula="of:=SIN([.D200]*0.5)+[.E200]" office:value-type="float" office:value="0.67867134622019" calcext:value-type="float">
            <text:p>0.67867134622019</text:p>
          </table:table-cell>
          <table:table-cell/>
          <table:table-cell table:formula="of:=SIN(2*PI()*552*[.A200])" office:value-type="float" office:value="-0.00000000003916166462" calcext:value-type="float">
            <text:p>-3.9161664623578E-11</text:p>
          </table:table-cell>
          <table:table-cell table:formula="of:=SIN(2*PI()*564*[.A200])" office:value-type="float" office:value="-0.00000000007038221955" calcext:value-type="float">
            <text:p>-7.03822195485083E-11</text:p>
          </table:table-cell>
          <table:table-cell table:formula="of:=[.I200]+[.J200]" office:value-type="float" office:value="-0.00000000010954388417" calcext:value-type="float">
            <text:p>-1.09543884172086E-10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SIN([.A201]/45)" office:value-type="float" office:value="-0.958196177321747" calcext:value-type="float">
            <text:p>-0.958196177321747</text:p>
          </table:table-cell>
          <table:table-cell/>
          <table:table-cell table:formula="of:=RADIANS([.A201])" office:value-type="float" office:value="3.47320521146872" calcext:value-type="float">
            <text:p>3.47320521146872</text:p>
          </table:table-cell>
          <table:table-cell table:formula="of:=SIN([.D201])" office:value-type="float" office:value="-0.325568154457157" calcext:value-type="float">
            <text:p>-0.325568154457157</text:p>
          </table:table-cell>
          <table:table-cell table:formula="of:=SIN([.A200]+PI()/2) +[.E201]" office:value-type="float" office:value="-1.32239674942659" calcext:value-type="float">
            <text:p>-1.32239674942659</text:p>
          </table:table-cell>
          <table:table-cell table:formula="of:=SIN([.D201]*0.5)+[.E201]" office:value-type="float" office:value="0.660717447080075" calcext:value-type="float">
            <text:p>0.660717447080075</text:p>
          </table:table-cell>
          <table:table-cell/>
          <table:table-cell table:formula="of:=SIN(2*PI()*552*[.A201])" office:value-type="float" office:value="0.00000000000532521818" calcext:value-type="float">
            <text:p>5.32521817553045E-12</text:p>
          </table:table-cell>
          <table:table-cell table:formula="of:=SIN(2*PI()*564*[.A201])" office:value-type="float" office:value="-0.0000000000325205342" calcext:value-type="float">
            <text:p>-3.2520534199002E-11</text:p>
          </table:table-cell>
          <table:table-cell table:formula="of:=[.I201]+[.J201]" office:value-type="float" office:value="-0.00000000002719531602" calcext:value-type="float">
            <text:p>-2.71953160234715E-11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SIN([.A202]/45)" office:value-type="float" office:value="-0.964317116928778" calcext:value-type="float">
            <text:p>-0.964317116928778</text:p>
          </table:table-cell>
          <table:table-cell/>
          <table:table-cell table:formula="of:=RADIANS([.A202])" office:value-type="float" office:value="3.49065850398866" calcext:value-type="float">
            <text:p>3.49065850398866</text:p>
          </table:table-cell>
          <table:table-cell table:formula="of:=SIN([.D202])" office:value-type="float" office:value="-0.342020143325669" calcext:value-type="float">
            <text:p>-0.342020143325669</text:p>
          </table:table-cell>
          <table:table-cell table:formula="of:=SIN([.A201]+PI()/2) +[.E202]" office:value-type="float" office:value="-0.813645855845585" calcext:value-type="float">
            <text:p>-0.813645855845585</text:p>
          </table:table-cell>
          <table:table-cell table:formula="of:=SIN([.D202]*0.5)+[.E202]" office:value-type="float" office:value="0.642787609686539" calcext:value-type="float">
            <text:p>0.642787609686539</text:p>
          </table:table-cell>
          <table:table-cell/>
          <table:table-cell table:formula="of:=SIN(2*PI()*552*[.A202])" office:value-type="float" office:value="-0.00000000006660322085" calcext:value-type="float">
            <text:p>-6.66032208522959E-11</text:p>
          </table:table-cell>
          <table:table-cell table:formula="of:=SIN(2*PI()*564*[.A202])" office:value-type="float" office:value="-0.00000000011107417068" calcext:value-type="float">
            <text:p>-1.1107417067643E-10</text:p>
          </table:table-cell>
          <table:table-cell table:formula="of:=[.I202]+[.J202]" office:value-type="float" office:value="-0.00000000017767739153" calcext:value-type="float">
            <text:p>-1.77677391528726E-10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SIN([.A203]/45)" office:value-type="float" office:value="-0.969961870148772" calcext:value-type="float">
            <text:p>-0.969961870148772</text:p>
          </table:table-cell>
          <table:table-cell/>
          <table:table-cell table:formula="of:=RADIANS([.A203])" office:value-type="float" office:value="3.5081117965086" calcext:value-type="float">
            <text:p>3.5081117965086</text:p>
          </table:table-cell>
          <table:table-cell table:formula="of:=SIN([.D203])" office:value-type="float" office:value="-0.3583679495453" calcext:value-type="float">
            <text:p>-0.3583679495453</text:p>
          </table:table-cell>
          <table:table-cell table:formula="of:=SIN([.A202]+PI()/2) +[.E203]" office:value-type="float" office:value="0.128819725461701" calcext:value-type="float">
            <text:p>0.128819725461701</text:p>
          </table:table-cell>
          <table:table-cell table:formula="of:=SIN([.D203]*0.5)+[.E203]" office:value-type="float" office:value="0.624886958018654" calcext:value-type="float">
            <text:p>0.624886958018654</text:p>
          </table:table-cell>
          <table:table-cell/>
          <table:table-cell table:formula="of:=SIN(2*PI()*552*[.A203])" office:value-type="float" office:value="-0.00000000002211633805" calcext:value-type="float">
            <text:p>-2.21163380531875E-11</text:p>
          </table:table-cell>
          <table:table-cell table:formula="of:=SIN(2*PI()*564*[.A203])" office:value-type="float" office:value="-0.00000000007321248533" calcext:value-type="float">
            <text:p>-7.32124853269241E-11</text:p>
          </table:table-cell>
          <table:table-cell table:formula="of:=[.I203]+[.J203]" office:value-type="float" office:value="-0.00000000009532882338" calcext:value-type="float">
            <text:p>-9.53288233801116E-11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SIN([.A204]/45)" office:value-type="float" office:value="-0.975127649563987" calcext:value-type="float">
            <text:p>-0.975127649563987</text:p>
          </table:table-cell>
          <table:table-cell/>
          <table:table-cell table:formula="of:=RADIANS([.A204])" office:value-type="float" office:value="3.52556508902855" calcext:value-type="float">
            <text:p>3.52556508902855</text:p>
          </table:table-cell>
          <table:table-cell table:formula="of:=SIN([.D204])" office:value-type="float" office:value="-0.374606593415912" calcext:value-type="float">
            <text:p>-0.374606593415912</text:p>
          </table:table-cell>
          <table:table-cell table:formula="of:=SIN([.A203]+PI()/2) +[.E204]" office:value-type="float" office:value="0.623476367497645" calcext:value-type="float">
            <text:p>0.623476367497645</text:p>
          </table:table-cell>
          <table:table-cell table:formula="of:=SIN([.D204]*0.5)+[.E204]" office:value-type="float" office:value="0.607020590031752" calcext:value-type="float">
            <text:p>0.607020590031752</text:p>
          </table:table-cell>
          <table:table-cell/>
          <table:table-cell table:formula="of:=SIN(2*PI()*552*[.A204])" office:value-type="float" office:value="0.00000000002237054475" calcext:value-type="float">
            <text:p>2.23705447459209E-11</text:p>
          </table:table-cell>
          <table:table-cell table:formula="of:=SIN(2*PI()*564*[.A204])" office:value-type="float" office:value="-0.00000000003535079998" calcext:value-type="float">
            <text:p>-3.53507999774178E-11</text:p>
          </table:table-cell>
          <table:table-cell table:formula="of:=[.I204]+[.J204]" office:value-type="float" office:value="-0.00000000001298025523" calcext:value-type="float">
            <text:p>-1.29802552314969E-11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SIN([.A205]/45)" office:value-type="float" office:value="-0.979811904277218" calcext:value-type="float">
            <text:p>-0.979811904277218</text:p>
          </table:table-cell>
          <table:table-cell/>
          <table:table-cell table:formula="of:=RADIANS([.A205])" office:value-type="float" office:value="3.54301838154849" calcext:value-type="float">
            <text:p>3.54301838154849</text:p>
          </table:table-cell>
          <table:table-cell table:formula="of:=SIN([.D205])" office:value-type="float" office:value="-0.390731128489274" calcext:value-type="float">
            <text:p>-0.390731128489274</text:p>
          </table:table-cell>
          <table:table-cell table:formula="of:=SIN([.A204]+PI()/2) +[.E205]" office:value-type="float" office:value="0.200614246962316" calcext:value-type="float">
            <text:p>0.200614246962316</text:p>
          </table:table-cell>
          <table:table-cell table:formula="of:=SIN([.D205]*0.5)+[.E205]" office:value-type="float" office:value="0.589193576131556" calcext:value-type="float">
            <text:p>0.589193576131556</text:p>
          </table:table-cell>
          <table:table-cell/>
          <table:table-cell table:formula="of:=SIN(2*PI()*552*[.A205])" office:value-type="float" office:value="-0.00000000004955789428" calcext:value-type="float">
            <text:p>-4.95578942819055E-11</text:p>
          </table:table-cell>
          <table:table-cell table:formula="of:=SIN(2*PI()*564*[.A205])" office:value-type="float" office:value="-0.00000000011390443645" calcext:value-type="float">
            <text:p>-1.13904436454846E-10</text:p>
          </table:table-cell>
          <table:table-cell table:formula="of:=[.I205]+[.J205]" office:value-type="float" office:value="-0.00000000016346233074" calcext:value-type="float">
            <text:p>-1.63462330736752E-10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SIN([.A206]/45)" office:value-type="float" office:value="-0.984012321171456" calcext:value-type="float">
            <text:p>-0.984012321171456</text:p>
          </table:table-cell>
          <table:table-cell/>
          <table:table-cell table:formula="of:=RADIANS([.A206])" office:value-type="float" office:value="3.56047167406843" calcext:value-type="float">
            <text:p>3.56047167406843</text:p>
          </table:table-cell>
          <table:table-cell table:formula="of:=SIN([.D206])" office:value-type="float" office:value="-0.4067366430758" calcext:value-type="float">
            <text:p>-0.4067366430758</text:p>
          </table:table-cell>
          <table:table-cell table:formula="of:=SIN([.A205]+PI()/2) +[.E206]" office:value-type="float" office:value="-0.765809064147448" calcext:value-type="float">
            <text:p>-0.765809064147448</text:p>
          </table:table-cell>
          <table:table-cell table:formula="of:=SIN([.D206]*0.5)+[.E206]" office:value-type="float" office:value="0.571410957658006" calcext:value-type="float">
            <text:p>0.571410957658006</text:p>
          </table:table-cell>
          <table:table-cell/>
          <table:table-cell table:formula="of:=SIN(2*PI()*552*[.A206])" office:value-type="float" office:value="-0.00000000000507101148" calcext:value-type="float">
            <text:p>-5.07101148279706E-12</text:p>
          </table:table-cell>
          <table:table-cell table:formula="of:=SIN(2*PI()*564*[.A206])" office:value-type="float" office:value="-0.00000000007604275111" calcext:value-type="float">
            <text:p>-7.60427511053399E-11</text:p>
          </table:table-cell>
          <table:table-cell table:formula="of:=[.I206]+[.J206]" office:value-type="float" office:value="-0.00000000008111376259" calcext:value-type="float">
            <text:p>-8.1113762588137E-11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SIN([.A207]/45)" office:value-type="float" office:value="-0.987726826052111" calcext:value-type="float">
            <text:p>-0.987726826052111</text:p>
          </table:table-cell>
          <table:table-cell/>
          <table:table-cell table:formula="of:=RADIANS([.A207])" office:value-type="float" office:value="3.57792496658838" calcext:value-type="float">
            <text:p>3.57792496658838</text:p>
          </table:table-cell>
          <table:table-cell table:formula="of:=SIN([.D207])" office:value-type="float" office:value="-0.422618261740699" calcext:value-type="float">
            <text:p>-0.422618261740699</text:p>
          </table:table-cell>
          <table:table-cell table:formula="of:=SIN([.A206]+PI()/2) +[.E207]" office:value-type="float" office:value="-1.40197895134962" calcext:value-type="float">
            <text:p>-1.40197895134962</text:p>
          </table:table-cell>
          <table:table-cell table:formula="of:=SIN([.D207]*0.5)+[.E207]" office:value-type="float" office:value="0.553677745379234" calcext:value-type="float">
            <text:p>0.553677745379234</text:p>
          </table:table-cell>
          <table:table-cell/>
          <table:table-cell table:formula="of:=SIN(2*PI()*552*[.A207])" office:value-type="float" office:value="0.00000000003941587132" calcext:value-type="float">
            <text:p>3.94158713163114E-11</text:p>
          </table:table-cell>
          <table:table-cell table:formula="of:=SIN(2*PI()*564*[.A207])" office:value-type="float" office:value="-0.00000000003818106576" calcext:value-type="float">
            <text:p>-3.81810657558336E-11</text:p>
          </table:table-cell>
          <table:table-cell table:formula="of:=[.I207]+[.J207]" office:value-type="float" office:value="0.00000000000123480556" calcext:value-type="float">
            <text:p>1.23480556047778E-12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SIN([.A208]/45)" office:value-type="float" office:value="-0.990953584671272" calcext:value-type="float">
            <text:p>-0.990953584671272</text:p>
          </table:table-cell>
          <table:table-cell/>
          <table:table-cell table:formula="of:=RADIANS([.A208])" office:value-type="float" office:value="3.59537825910832" calcext:value-type="float">
            <text:p>3.59537825910832</text:p>
          </table:table-cell>
          <table:table-cell table:formula="of:=SIN([.D208])" office:value-type="float" office:value="-0.438371146789077" calcext:value-type="float">
            <text:p>-0.438371146789077</text:p>
          </table:table-cell>
          <table:table-cell table:formula="of:=SIN([.A207]+PI()/2) +[.E208]" office:value-type="float" office:value="-1.13760040346205" calcext:value-type="float">
            <text:p>-1.13760040346205</text:p>
          </table:table-cell>
          <table:table-cell table:formula="of:=SIN([.D208]*0.5)+[.E208]" office:value-type="float" office:value="0.535998917996158" calcext:value-type="float">
            <text:p>0.535998917996158</text:p>
          </table:table-cell>
          <table:table-cell/>
          <table:table-cell table:formula="of:=SIN(2*PI()*552*[.A208])" office:value-type="float" office:value="-0.00000000003251256771" calcext:value-type="float">
            <text:p>-3.2512567711515E-11</text:p>
          </table:table-cell>
          <table:table-cell table:formula="of:=SIN(2*PI()*564*[.A208])" office:value-type="float" office:value="-0.00000000011673470223" calcext:value-type="float">
            <text:p>-1.16734702233262E-10</text:p>
          </table:table-cell>
          <table:table-cell table:formula="of:=[.I208]+[.J208]" office:value-type="float" office:value="-0.00000000014924726994" calcext:value-type="float">
            <text:p>-1.49247269944777E-10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SIN([.A209]/45)" office:value-type="float" office:value="-0.993691003633464" calcext:value-type="float">
            <text:p>-0.993691003633464</text:p>
          </table:table-cell>
          <table:table-cell/>
          <table:table-cell table:formula="of:=RADIANS([.A209])" office:value-type="float" office:value="3.61283155162826" calcext:value-type="float">
            <text:p>3.61283155162826</text:p>
          </table:table-cell>
          <table:table-cell table:formula="of:=SIN([.D209])" office:value-type="float" office:value="-0.453990499739546" calcext:value-type="float">
            <text:p>-0.453990499739546</text:p>
          </table:table-cell>
          <table:table-cell table:formula="of:=SIN([.A208]+PI()/2) +[.E209]" office:value-type="float" office:value="-0.230220169552373" calcext:value-type="float">
            <text:p>-0.230220169552373</text:p>
          </table:table-cell>
          <table:table-cell table:formula="of:=SIN([.D209]*0.5)+[.E209]" office:value-type="float" office:value="0.518379420658131" calcext:value-type="float">
            <text:p>0.518379420658131</text:p>
          </table:table-cell>
          <table:table-cell/>
          <table:table-cell table:formula="of:=SIN(2*PI()*552*[.A209])" office:value-type="float" office:value="0.00000000001197431509" calcext:value-type="float">
            <text:p>1.19743150875934E-11</text:p>
          </table:table-cell>
          <table:table-cell table:formula="of:=SIN(2*PI()*564*[.A209])" office:value-type="float" office:value="-0.00000000007887301688" calcext:value-type="float">
            <text:p>-7.88730168837557E-11</text:p>
          </table:table-cell>
          <table:table-cell table:formula="of:=[.I209]+[.J209]" office:value-type="float" office:value="-0.0000000000668987018" calcext:value-type="float">
            <text:p>-6.68987017961623E-11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SIN([.A210]/45)" office:value-type="float" office:value="-0.995937731182486" calcext:value-type="float">
            <text:p>-0.995937731182486</text:p>
          </table:table-cell>
          <table:table-cell/>
          <table:table-cell table:formula="of:=RADIANS([.A210])" office:value-type="float" office:value="3.63028484414821" calcext:value-type="float">
            <text:p>3.63028484414821</text:p>
          </table:table-cell>
          <table:table-cell table:formula="of:=SIN([.D210])" office:value-type="float" office:value="-0.469471562785891" calcext:value-type="float">
            <text:p>-0.469471562785891</text:p>
          </table:table-cell>
          <table:table-cell table:formula="of:=SIN([.A209]+PI()/2) +[.E210]" office:value-type="float" office:value="0.471564944657097" calcext:value-type="float">
            <text:p>0.471564944657097</text:p>
          </table:table-cell>
          <table:table-cell table:formula="of:=SIN([.D210]*0.5)+[.E210]" office:value-type="float" office:value="0.500824163490106" calcext:value-type="float">
            <text:p>0.500824163490106</text:p>
          </table:table-cell>
          <table:table-cell/>
          <table:table-cell table:formula="of:=SIN(2*PI()*552*[.A210])" office:value-type="float" office:value="-0.00000000005995412394" calcext:value-type="float">
            <text:p>-5.9954123940233E-11</text:p>
          </table:table-cell>
          <table:table-cell table:formula="of:=SIN(2*PI()*564*[.A210])" office:value-type="float" office:value="-0.00000000004101133153" calcext:value-type="float">
            <text:p>-4.10113315342494E-11</text:p>
          </table:table-cell>
          <table:table-cell table:formula="of:=[.I210]+[.J210]" office:value-type="float" office:value="-0.00000000010096545547" calcext:value-type="float">
            <text:p>-1.00965455474482E-10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SIN([.A211]/45)" office:value-type="float" office:value="-0.997692657868907" calcext:value-type="float">
            <text:p>-0.997692657868907</text:p>
          </table:table-cell>
          <table:table-cell/>
          <table:table-cell table:formula="of:=RADIANS([.A211])" office:value-type="float" office:value="3.64773813666815" calcext:value-type="float">
            <text:p>3.64773813666815</text:p>
          </table:table-cell>
          <table:table-cell table:formula="of:=SIN([.D211])" office:value-type="float" office:value="-0.484809620246337" calcext:value-type="float">
            <text:p>-0.484809620246337</text:p>
          </table:table-cell>
          <table:table-cell table:formula="of:=SIN([.A210]+PI()/2) +[.E211]" office:value-type="float" office:value="0.308308439321583" calcext:value-type="float">
            <text:p>0.308308439321583</text:p>
          </table:table-cell>
          <table:table-cell table:formula="of:=SIN([.D211]*0.5)+[.E211]" office:value-type="float" office:value="0.48333802013177" calcext:value-type="float">
            <text:p>0.48333802013177</text:p>
          </table:table-cell>
          <table:table-cell/>
          <table:table-cell table:formula="of:=SIN(2*PI()*552*[.A211])" office:value-type="float" office:value="-0.00000000001546724114" calcext:value-type="float">
            <text:p>-1.54672411411246E-11</text:p>
          </table:table-cell>
          <table:table-cell table:formula="of:=SIN(2*PI()*564*[.A211])" office:value-type="float" office:value="-0.00000000011956496801" calcext:value-type="float">
            <text:p>-1.19564968011678E-10</text:p>
          </table:table-cell>
          <table:table-cell table:formula="of:=[.I211]+[.J211]" office:value-type="float" office:value="-0.00000000013503220915" calcext:value-type="float">
            <text:p>-1.35032209152802E-10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SIN([.A212]/45)" office:value-type="float" office:value="-0.998954917097928" calcext:value-type="float">
            <text:p>-0.998954917097928</text:p>
          </table:table-cell>
          <table:table-cell/>
          <table:table-cell table:formula="of:=RADIANS([.A212])" office:value-type="float" office:value="3.66519142918809" calcext:value-type="float">
            <text:p>3.66519142918809</text:p>
          </table:table-cell>
          <table:table-cell table:formula="of:=SIN([.D212])" office:value-type="float" office:value="-0.5" calcext:value-type="float">
            <text:p>-0.5</text:p>
          </table:table-cell>
          <table:table-cell table:formula="of:=SIN([.A211]+PI()/2) +[.E212]" office:value-type="float" office:value="-0.583989474622564" calcext:value-type="float">
            <text:p>-0.583989474622564</text:p>
          </table:table-cell>
          <table:table-cell table:formula="of:=SIN([.D212]*0.5)+[.E212]" office:value-type="float" office:value="0.465925826289068" calcext:value-type="float">
            <text:p>0.465925826289068</text:p>
          </table:table-cell>
          <table:table-cell/>
          <table:table-cell table:formula="of:=SIN(2*PI()*552*[.A212])" office:value-type="float" office:value="0.00000000002901964166" calcext:value-type="float">
            <text:p>2.90196416579839E-11</text:p>
          </table:table-cell>
          <table:table-cell table:formula="of:=SIN(2*PI()*564*[.A212])" office:value-type="float" office:value="-0.00000000008170328266" calcext:value-type="float">
            <text:p>-8.17032826621715E-11</text:p>
          </table:table-cell>
          <table:table-cell table:formula="of:=[.I212]+[.J212]" office:value-type="float" office:value="-0.000000000052683641" calcext:value-type="float">
            <text:p>-5.26836410041877E-11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SIN([.A213]/45)" office:value-type="float" office:value="-0.999723885557311" calcext:value-type="float">
            <text:p>-0.999723885557311</text:p>
          </table:table-cell>
          <table:table-cell/>
          <table:table-cell table:formula="of:=RADIANS([.A213])" office:value-type="float" office:value="3.68264472170804" calcext:value-type="float">
            <text:p>3.68264472170804</text:p>
          </table:table-cell>
          <table:table-cell table:formula="of:=SIN([.D213])" office:value-type="float" office:value="-0.515038074910054" calcext:value-type="float">
            <text:p>-0.515038074910054</text:p>
          </table:table-cell>
          <table:table-cell table:formula="of:=SIN([.A212]+PI()/2) +[.E213]" office:value-type="float" office:value="-1.39891554809242" calcext:value-type="float">
            <text:p>-1.39891554809242</text:p>
          </table:table-cell>
          <table:table-cell table:formula="of:=SIN([.D213]*0.5)+[.E213]" office:value-type="float" office:value="0.448592378298569" calcext:value-type="float">
            <text:p>0.448592378298569</text:p>
          </table:table-cell>
          <table:table-cell/>
          <table:table-cell table:formula="of:=SIN(2*PI()*552*[.A213])" office:value-type="float" office:value="-0.00000000004290879737" calcext:value-type="float">
            <text:p>-4.29087973698425E-11</text:p>
          </table:table-cell>
          <table:table-cell table:formula="of:=SIN(2*PI()*564*[.A213])" office:value-type="float" office:value="-0.00000000004384159731" calcext:value-type="float">
            <text:p>-4.38415973126652E-11</text:p>
          </table:table-cell>
          <table:table-cell table:formula="of:=[.I213]+[.J213]" office:value-type="float" office:value="-0.00000000008675039468" calcext:value-type="float">
            <text:p>-8.67503946825077E-11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SIN([.A214]/45)" office:value-type="float" office:value="-0.999999183525171" calcext:value-type="float">
            <text:p>-0.999999183525171</text:p>
          </table:table-cell>
          <table:table-cell/>
          <table:table-cell table:formula="of:=RADIANS([.A214])" office:value-type="float" office:value="3.70009801422798" calcext:value-type="float">
            <text:p>3.70009801422798</text:p>
          </table:table-cell>
          <table:table-cell table:formula="of:=SIN([.D214])" office:value-type="float" office:value="-0.529919264233205" calcext:value-type="float">
            <text:p>-0.529919264233205</text:p>
          </table:table-cell>
          <table:table-cell table:formula="of:=SIN([.A213]+PI()/2) +[.E214]" office:value-type="float" office:value="-1.40105186334132" calcext:value-type="float">
            <text:p>-1.40105186334132</text:p>
          </table:table-cell>
          <table:table-cell table:formula="of:=SIN([.D214]*0.5)+[.E214]" office:value-type="float" office:value="0.431342431705114" calcext:value-type="float">
            <text:p>0.431342431705114</text:p>
          </table:table-cell>
          <table:table-cell/>
          <table:table-cell table:formula="of:=SIN(2*PI()*552*[.A214])" office:value-type="float" office:value="0.00000000000157808543" calcext:value-type="float">
            <text:p>1.57808542926589E-12</text:p>
          </table:table-cell>
          <table:table-cell table:formula="of:=SIN(2*PI()*564*[.A214])" office:value-type="float" office:value="-0.00000000012239523379" calcext:value-type="float">
            <text:p>-1.22395233790094E-10</text:p>
          </table:table-cell>
          <table:table-cell table:formula="of:=[.I214]+[.J214]" office:value-type="float" office:value="-0.00000000012081714836" calcext:value-type="float">
            <text:p>-1.20817148360828E-10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SIN([.A215]/45)" office:value-type="float" office:value="-0.999780675057489" calcext:value-type="float">
            <text:p>-0.999780675057489</text:p>
          </table:table-cell>
          <table:table-cell/>
          <table:table-cell table:formula="of:=RADIANS([.A215])" office:value-type="float" office:value="3.71755130674792" calcext:value-type="float">
            <text:p>3.71755130674792</text:p>
          </table:table-cell>
          <table:table-cell table:formula="of:=SIN([.D215])" office:value-type="float" office:value="-0.544639035015027" calcext:value-type="float">
            <text:p>-0.544639035015027</text:p>
          </table:table-cell>
          <table:table-cell table:formula="of:=SIN([.A214]+PI()/2) +[.E215]" office:value-type="float" office:value="-0.602111465862698" calcext:value-type="float">
            <text:p>-0.602111465862698</text:p>
          </table:table-cell>
          <table:table-cell table:formula="of:=SIN([.D215]*0.5)+[.E215]" office:value-type="float" office:value="0.414180699853166" calcext:value-type="float">
            <text:p>0.414180699853166</text:p>
          </table:table-cell>
          <table:table-cell/>
          <table:table-cell table:formula="of:=SIN(2*PI()*552*[.A215])" office:value-type="float" office:value="-0.0000000000703503536" calcext:value-type="float">
            <text:p>-7.03503535985605E-11</text:p>
          </table:table-cell>
          <table:table-cell table:formula="of:=SIN(2*PI()*564*[.A215])" office:value-type="float" office:value="-0.00000000008453354844" calcext:value-type="float">
            <text:p>-8.45335484405873E-11</text:p>
          </table:table-cell>
          <table:table-cell table:formula="of:=[.I215]+[.J215]" office:value-type="float" office:value="-0.00000000015488390204" calcext:value-type="float">
            <text:p>-1.54883902039148E-10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SIN([.A216]/45)" office:value-type="float" office:value="-0.99906846805524" calcext:value-type="float">
            <text:p>-0.99906846805524</text:p>
          </table:table-cell>
          <table:table-cell/>
          <table:table-cell table:formula="of:=RADIANS([.A216])" office:value-type="float" office:value="3.73500459926787" calcext:value-type="float">
            <text:p>3.73500459926787</text:p>
          </table:table-cell>
          <table:table-cell table:formula="of:=SIN([.D216])" office:value-type="float" office:value="-0.559192903470747" calcext:value-type="float">
            <text:p>-0.559192903470747</text:p>
          </table:table-cell>
          <table:table-cell table:formula="of:=SIN([.A215]+PI()/2) +[.E216]" office:value-type="float" office:value="0.24983472181568" calcext:value-type="float">
            <text:p>0.24983472181568</text:p>
          </table:table-cell>
          <table:table-cell table:formula="of:=SIN([.D216]*0.5)+[.E216]" office:value-type="float" office:value="0.397111852492289" calcext:value-type="float">
            <text:p>0.397111852492289</text:p>
          </table:table-cell>
          <table:table-cell/>
          <table:table-cell table:formula="of:=SIN(2*PI()*552*[.A216])" office:value-type="float" office:value="-0.0000000000258634708" calcext:value-type="float">
            <text:p>-2.58634707994521E-11</text:p>
          </table:table-cell>
          <table:table-cell table:formula="of:=SIN(2*PI()*564*[.A216])" office:value-type="float" office:value="-0.00000000004667186309" calcext:value-type="float">
            <text:p>-4.6671863091081E-11</text:p>
          </table:table-cell>
          <table:table-cell table:formula="of:=[.I216]+[.J216]" office:value-type="float" office:value="-0.00000000007253533389" calcext:value-type="float">
            <text:p>-7.25353338905331E-11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SIN([.A217]/45)" office:value-type="float" office:value="-0.997862914211113" calcext:value-type="float">
            <text:p>-0.997862914211113</text:p>
          </table:table-cell>
          <table:table-cell/>
          <table:table-cell table:formula="of:=RADIANS([.A217])" office:value-type="float" office:value="3.75245789178781" calcext:value-type="float">
            <text:p>3.75245789178781</text:p>
          </table:table-cell>
          <table:table-cell table:formula="of:=SIN([.D217])" office:value-type="float" office:value="-0.573576436351046" calcext:value-type="float">
            <text:p>-0.573576436351046</text:p>
          </table:table-cell>
          <table:table-cell table:formula="of:=SIN([.A216]+PI()/2) +[.E217]" office:value-type="float" office:value="0.358134977403189" calcext:value-type="float">
            <text:p>0.358134977403189</text:p>
          </table:table-cell>
          <table:table-cell table:formula="of:=SIN([.D217]*0.5)+[.E217]" office:value-type="float" office:value="0.380140514397181" calcext:value-type="float">
            <text:p>0.380140514397181</text:p>
          </table:table-cell>
          <table:table-cell/>
          <table:table-cell table:formula="of:=SIN(2*PI()*552*[.A217])" office:value-type="float" office:value="0.000000000018623412" calcext:value-type="float">
            <text:p>1.86234119996564E-11</text:p>
          </table:table-cell>
          <table:table-cell table:formula="of:=SIN(2*PI()*564*[.A217])" office:value-type="float" office:value="-0.00000000012522549957" calcext:value-type="float">
            <text:p>-1.25225499568509E-10</text:p>
          </table:table-cell>
          <table:table-cell table:formula="of:=[.I217]+[.J217]" office:value-type="float" office:value="-0.00000000010660208757" calcext:value-type="float">
            <text:p>-1.06602087568853E-10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SIN([.A218]/45)" office:value-type="float" office:value="-0.996164608835841" calcext:value-type="float">
            <text:p>-0.996164608835841</text:p>
          </table:table-cell>
          <table:table-cell/>
          <table:table-cell table:formula="of:=RADIANS([.A218])" office:value-type="float" office:value="3.76991118430775" calcext:value-type="float">
            <text:p>3.76991118430775</text:p>
          </table:table-cell>
          <table:table-cell table:formula="of:=SIN([.D218])" office:value-type="float" office:value="-0.587785252292473" calcext:value-type="float">
            <text:p>-0.587785252292473</text:p>
          </table:table-cell>
          <table:table-cell table:formula="of:=SIN([.A217]+PI()/2) +[.E218]" office:value-type="float" office:value="-0.390001227068746" calcext:value-type="float">
            <text:p>-0.390001227068746</text:p>
          </table:table-cell>
          <table:table-cell table:formula="of:=SIN([.D218]*0.5)+[.E218]" office:value-type="float" office:value="0.363271264002681" calcext:value-type="float">
            <text:p>0.363271264002681</text:p>
          </table:table-cell>
          <table:table-cell/>
          <table:table-cell table:formula="of:=SIN(2*PI()*552*[.A218])" office:value-type="float" office:value="-0.00000000005330502703" calcext:value-type="float">
            <text:p>-5.330502702817E-11</text:p>
          </table:table-cell>
          <table:table-cell table:formula="of:=SIN(2*PI()*564*[.A218])" office:value-type="float" office:value="-0.00000000008736381422" calcext:value-type="float">
            <text:p>-8.73638142190031E-11</text:p>
          </table:table-cell>
          <table:table-cell table:formula="of:=[.I218]+[.J218]" office:value-type="float" office:value="-0.00000000014066884125" calcext:value-type="float">
            <text:p>-1.40668841247173E-10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SIN([.A219]/45)" office:value-type="float" office:value="-0.993974390564231" calcext:value-type="float">
            <text:p>-0.993974390564231</text:p>
          </table:table-cell>
          <table:table-cell/>
          <table:table-cell table:formula="of:=RADIANS([.A219])" office:value-type="float" office:value="3.7873644768277" calcext:value-type="float">
            <text:p>3.7873644768277</text:p>
          </table:table-cell>
          <table:table-cell table:formula="of:=SIN([.D219])" office:value-type="float" office:value="-0.601815023152048" calcext:value-type="float">
            <text:p>-0.601815023152048</text:p>
          </table:table-cell>
          <table:table-cell table:formula="of:=SIN([.A218]+PI()/2) +[.E219]" office:value-type="float" office:value="-1.31980010712176" calcext:value-type="float">
            <text:p>-1.31980010712176</text:p>
          </table:table-cell>
          <table:table-cell table:formula="of:=SIN([.D219]*0.5)+[.E219]" office:value-type="float" office:value="0.346508632054151" calcext:value-type="float">
            <text:p>0.346508632054151</text:p>
          </table:table-cell>
          <table:table-cell/>
          <table:table-cell table:formula="of:=SIN(2*PI()*552*[.A219])" office:value-type="float" office:value="-0.00000000000881814423" calcext:value-type="float">
            <text:p>-8.81814422906162E-12</text:p>
          </table:table-cell>
          <table:table-cell table:formula="of:=SIN(2*PI()*564*[.A219])" office:value-type="float" office:value="-0.00000000004950212887" calcext:value-type="float">
            <text:p>-4.95021288694968E-11</text:p>
          </table:table-cell>
          <table:table-cell table:formula="of:=[.I219]+[.J219]" office:value-type="float" office:value="-0.0000000000583202731" calcext:value-type="float">
            <text:p>-5.83202730985584E-11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SIN([.A220]/45)" office:value-type="float" office:value="-0.991293340941046" calcext:value-type="float">
            <text:p>-0.991293340941046</text:p>
          </table:table-cell>
          <table:table-cell/>
          <table:table-cell table:formula="of:=RADIANS([.A220])" office:value-type="float" office:value="3.80481776934764" calcext:value-type="float">
            <text:p>3.80481776934764</text:p>
          </table:table-cell>
          <table:table-cell table:formula="of:=SIN([.D220])" office:value-type="float" office:value="-0.615661475325658" calcext:value-type="float">
            <text:p>-0.615661475325658</text:p>
          </table:table-cell>
          <table:table-cell table:formula="of:=SIN([.A219]+PI()/2) +[.E220]" office:value-type="float" office:value="-1.58930349344491" calcext:value-type="float">
            <text:p>-1.58930349344491</text:p>
          </table:table-cell>
          <table:table-cell table:formula="of:=SIN([.D220]*0.5)+[.E220]" office:value-type="float" office:value="0.329857100273659" calcext:value-type="float">
            <text:p>0.329857100273659</text:p>
          </table:table-cell>
          <table:table-cell/>
          <table:table-cell table:formula="of:=SIN(2*PI()*552*[.A220])" office:value-type="float" office:value="0.00000000003566873857" calcext:value-type="float">
            <text:p>3.56687385700468E-11</text:p>
          </table:table-cell>
          <table:table-cell table:formula="of:=SIN(2*PI()*564*[.A220])" office:value-type="float" office:value="-0.00000000012805576535" calcext:value-type="float">
            <text:p>-1.28055765346925E-10</text:p>
          </table:table-cell>
          <table:table-cell table:formula="of:=[.I220]+[.J220]" office:value-type="float" office:value="-0.00000000009238702678" calcext:value-type="float">
            <text:p>-9.23870267768785E-11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SIN([.A221]/45)" office:value-type="float" office:value="-0.988122783886923" calcext:value-type="float">
            <text:p>-0.988122783886923</text:p>
          </table:table-cell>
          <table:table-cell/>
          <table:table-cell table:formula="of:=RADIANS([.A221])" office:value-type="float" office:value="3.82227106186758" calcext:value-type="float">
            <text:p>3.82227106186758</text:p>
          </table:table-cell>
          <table:table-cell table:formula="of:=SIN([.D221])" office:value-type="float" office:value="-0.629320391049837" calcext:value-type="float">
            <text:p>-0.629320391049837</text:p>
          </table:table-cell>
          <table:table-cell table:formula="of:=SIN([.A220]+PI()/2) +[.E221]" office:value-type="float" office:value="-0.963457362040013" calcext:value-type="float">
            <text:p>-0.963457362040013</text:p>
          </table:table-cell>
          <table:table-cell table:formula="of:=SIN([.D221]*0.5)+[.E221]" office:value-type="float" office:value="0.313321100042341" calcext:value-type="float">
            <text:p>0.313321100042341</text:p>
          </table:table-cell>
          <table:table-cell/>
          <table:table-cell table:formula="of:=SIN(2*PI()*552*[.A221])" office:value-type="float" office:value="-0.00000000003625970046" calcext:value-type="float">
            <text:p>-3.62597004577796E-11</text:p>
          </table:table-cell>
          <table:table-cell table:formula="of:=SIN(2*PI()*564*[.A221])" office:value-type="float" office:value="-0.00000000009019408" calcext:value-type="float">
            <text:p>-9.01940799974189E-11</text:p>
          </table:table-cell>
          <table:table-cell table:formula="of:=[.I221]+[.J221]" office:value-type="float" office:value="-0.00000000012645378046" calcext:value-type="float">
            <text:p>-1.26453780455199E-10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SIN([.A222]/45)" office:value-type="float" office:value="-0.984464285044619" calcext:value-type="float">
            <text:p>-0.984464285044619</text:p>
          </table:table-cell>
          <table:table-cell/>
          <table:table-cell table:formula="of:=RADIANS([.A222])" office:value-type="float" office:value="3.83972435438753" calcext:value-type="float">
            <text:p>3.83972435438753</text:p>
          </table:table-cell>
          <table:table-cell table:formula="of:=SIN([.D222])" office:value-type="float" office:value="-0.642787609686539" calcext:value-type="float">
            <text:p>-0.642787609686539</text:p>
          </table:table-cell>
          <table:table-cell table:formula="of:=SIN([.A221]+PI()/2) +[.E222]" office:value-type="float" office:value="-0.0302155433708592" calcext:value-type="float">
            <text:p>-0.0302155433708592</text:p>
          </table:table-cell>
          <table:table-cell table:formula="of:=SIN([.D222]*0.5)+[.E222]" office:value-type="float" office:value="0.296905011099369" calcext:value-type="float">
            <text:p>0.296905011099369</text:p>
          </table:table-cell>
          <table:table-cell/>
          <table:table-cell table:formula="of:=SIN(2*PI()*552*[.A222])" office:value-type="float" office:value="0.00000000000822718234" calcext:value-type="float">
            <text:p>8.22718234132884E-12</text:p>
          </table:table-cell>
          <table:table-cell table:formula="of:=SIN(2*PI()*564*[.A222])" office:value-type="float" office:value="-0.00000000005233239465" calcext:value-type="float">
            <text:p>-5.23323946479126E-11</text:p>
          </table:table-cell>
          <table:table-cell table:formula="of:=[.I222]+[.J222]" office:value-type="float" office:value="-0.00000000004410521231" calcext:value-type="float">
            <text:p>-4.41052123065838E-11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SIN([.A223]/45)" office:value-type="float" office:value="-0.980319651005882" calcext:value-type="float">
            <text:p>-0.980319651005882</text:p>
          </table:table-cell>
          <table:table-cell/>
          <table:table-cell table:formula="of:=RADIANS([.A223])" office:value-type="float" office:value="3.85717764690747" calcext:value-type="float">
            <text:p>3.85717764690747</text:p>
          </table:table-cell>
          <table:table-cell table:formula="of:=SIN([.D223])" office:value-type="float" office:value="-0.656059028990507" calcext:value-type="float">
            <text:p>-0.656059028990507</text:p>
          </table:table-cell>
          <table:table-cell table:formula="of:=SIN([.A222]+PI()/2) +[.E223]" office:value-type="float" office:value="0.340026141881215" calcext:value-type="float">
            <text:p>0.340026141881215</text:p>
          </table:table-cell>
          <table:table-cell table:formula="of:=SIN([.D223]*0.5)+[.E223]" office:value-type="float" office:value="0.28061316025789" calcext:value-type="float">
            <text:p>0.28061316025789</text:p>
          </table:table-cell>
          <table:table-cell/>
          <table:table-cell table:formula="of:=SIN(2*PI()*552*[.A223])" office:value-type="float" office:value="-0.00000000006370125669" calcext:value-type="float">
            <text:p>-6.37012566864976E-11</text:p>
          </table:table-cell>
          <table:table-cell table:formula="of:=SIN(2*PI()*564*[.A223])" office:value-type="float" office:value="-0.00000000013088603113" calcext:value-type="float">
            <text:p>-1.30886031125341E-10</text:p>
          </table:table-cell>
          <table:table-cell table:formula="of:=[.I223]+[.J223]" office:value-type="float" office:value="-0.00000000019458728781" calcext:value-type="float">
            <text:p>-1.94587287811839E-10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SIN([.A224]/45)" office:value-type="float" office:value="-0.975690928419343" calcext:value-type="float">
            <text:p>-0.975690928419343</text:p>
          </table:table-cell>
          <table:table-cell/>
          <table:table-cell table:formula="of:=RADIANS([.A224])" office:value-type="float" office:value="3.87463093942741" calcext:value-type="float">
            <text:p>3.87463093942741</text:p>
          </table:table-cell>
          <table:table-cell table:formula="of:=SIN([.D224])" office:value-type="float" office:value="-0.669130606358858" calcext:value-type="float">
            <text:p>-0.669130606358858</text:p>
          </table:table-cell>
          <table:table-cell table:formula="of:=SIN([.A223]+PI()/2) +[.E224]" office:value-type="float" office:value="-0.205328443348436" calcext:value-type="float">
            <text:p>-0.205328443348436</text:p>
          </table:table-cell>
          <table:table-cell table:formula="of:=SIN([.D224]*0.5)+[.E224]" office:value-type="float" office:value="0.264449820138344" calcext:value-type="float">
            <text:p>0.264449820138344</text:p>
          </table:table-cell>
          <table:table-cell/>
          <table:table-cell table:formula="of:=SIN(2*PI()*552*[.A224])" office:value-type="float" office:value="-0.00000000001921437389" calcext:value-type="float">
            <text:p>-1.92143738873891E-11</text:p>
          </table:table-cell>
          <table:table-cell table:formula="of:=SIN(2*PI()*564*[.A224])" office:value-type="float" office:value="-0.00000000009302434578" calcext:value-type="float">
            <text:p>-9.30243457758348E-11</text:p>
          </table:table-cell>
          <table:table-cell table:formula="of:=[.I224]+[.J224]" office:value-type="float" office:value="-0.00000000011223871966" calcext:value-type="float">
            <text:p>-1.12238719663224E-10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SIN([.A225]/45)" office:value-type="float" office:value="-0.970580402979871" calcext:value-type="float">
            <text:p>-0.970580402979871</text:p>
          </table:table-cell>
          <table:table-cell/>
          <table:table-cell table:formula="of:=RADIANS([.A225])" office:value-type="float" office:value="3.89208423194735" calcext:value-type="float">
            <text:p>3.89208423194735</text:p>
          </table:table-cell>
          <table:table-cell table:formula="of:=SIN([.D225])" office:value-type="float" office:value="-0.681998360062498" calcext:value-type="float">
            <text:p>-0.681998360062498</text:p>
          </table:table-cell>
          <table:table-cell table:formula="of:=SIN([.A224]+PI()/2) +[.E225]" office:value-type="float" office:value="-1.1768967746519" calcext:value-type="float">
            <text:p>-1.1768967746519</text:p>
          </table:table-cell>
          <table:table-cell table:formula="of:=SIN([.D225]*0.5)+[.E225]" office:value-type="float" office:value="0.248419207919526" calcext:value-type="float">
            <text:p>0.248419207919526</text:p>
          </table:table-cell>
          <table:table-cell/>
          <table:table-cell table:formula="of:=SIN(2*PI()*552*[.A225])" office:value-type="float" office:value="0.00000000002527250891" calcext:value-type="float">
            <text:p>2.52725089117193E-11</text:p>
          </table:table-cell>
          <table:table-cell table:formula="of:=SIN(2*PI()*564*[.A225])" office:value-type="float" office:value="-0.00000000005516266043" calcext:value-type="float">
            <text:p>-5.51626604263284E-11</text:p>
          </table:table-cell>
          <table:table-cell table:formula="of:=[.I225]+[.J225]" office:value-type="float" office:value="-0.00000000002989015151" calcext:value-type="float">
            <text:p>-2.98901515146091E-11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SIN([.A226]/45)" office:value-type="float" office:value="-0.964990598299876" calcext:value-type="float">
            <text:p>-0.964990598299876</text:p>
          </table:table-cell>
          <table:table-cell/>
          <table:table-cell table:formula="of:=RADIANS([.A226])" office:value-type="float" office:value="3.9095375244673" calcext:value-type="float">
            <text:p>3.9095375244673</text:p>
          </table:table-cell>
          <table:table-cell table:formula="of:=SIN([.D226])" office:value-type="float" office:value="-0.694658370458997" calcext:value-type="float">
            <text:p>-0.694658370458997</text:p>
          </table:table-cell>
          <table:table-cell table:formula="of:=SIN([.A225]+PI()/2) +[.E226]" office:value-type="float" office:value="-1.6932500426157" calcext:value-type="float">
            <text:p>-1.6932500426157</text:p>
          </table:table-cell>
          <table:table-cell table:formula="of:=SIN([.D226]*0.5)+[.E226]" office:value-type="float" office:value="0.23252548410779" calcext:value-type="float">
            <text:p>0.23252548410779</text:p>
          </table:table-cell>
          <table:table-cell/>
          <table:table-cell table:formula="of:=SIN(2*PI()*552*[.A226])" office:value-type="float" office:value="-0.00000000004665593012" calcext:value-type="float">
            <text:p>-4.66559301161071E-11</text:p>
          </table:table-cell>
          <table:table-cell table:formula="of:=SIN(2*PI()*564*[.A226])" office:value-type="float" office:value="-0.0000000001337162969" calcext:value-type="float">
            <text:p>-1.33716296903757E-10</text:p>
          </table:table-cell>
          <table:table-cell table:formula="of:=[.I226]+[.J226]" office:value-type="float" office:value="-0.00000000018037222702" calcext:value-type="float">
            <text:p>-1.80372227019864E-10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SIN([.A227]/45)" office:value-type="float" office:value="-0.958924274663139" calcext:value-type="float">
            <text:p>-0.958924274663139</text:p>
          </table:table-cell>
          <table:table-cell/>
          <table:table-cell table:formula="of:=RADIANS([.A227])" office:value-type="float" office:value="3.92699081698724" calcext:value-type="float">
            <text:p>3.92699081698724</text:p>
          </table:table-cell>
          <table:table-cell table:formula="of:=SIN([.D227])" office:value-type="float" office:value="-0.707106781186548" calcext:value-type="float">
            <text:p>-0.707106781186548</text:p>
          </table:table-cell>
          <table:table-cell table:formula="of:=SIN([.A226]+PI()/2) +[.E227]" office:value-type="float" office:value="-1.29129113277112" calcext:value-type="float">
            <text:p>-1.29129113277112</text:p>
          </table:table-cell>
          <table:table-cell table:formula="of:=SIN([.D227]*0.5)+[.E227]" office:value-type="float" office:value="0.216772751324739" calcext:value-type="float">
            <text:p>0.216772751324739</text:p>
          </table:table-cell>
          <table:table-cell/>
          <table:table-cell table:formula="of:=SIN(2*PI()*552*[.A227])" office:value-type="float" office:value="-0.00000000000216904732" calcext:value-type="float">
            <text:p>-2.16904731699867E-12</text:p>
          </table:table-cell>
          <table:table-cell table:formula="of:=SIN(2*PI()*564*[.A227])" office:value-type="float" office:value="-0.00000000009585461155" calcext:value-type="float">
            <text:p>-9.58546115542506E-11</text:p>
          </table:table-cell>
          <table:table-cell table:formula="of:=[.I227]+[.J227]" office:value-type="float" office:value="-0.00000000009802365887" calcext:value-type="float">
            <text:p>-9.80236588712492E-11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SIN([.A228]/45)" office:value-type="float" office:value="-0.952384427661754" calcext:value-type="float">
            <text:p>-0.952384427661754</text:p>
          </table:table-cell>
          <table:table-cell/>
          <table:table-cell table:formula="of:=RADIANS([.A228])" office:value-type="float" office:value="3.94444410950718" calcext:value-type="float">
            <text:p>3.94444410950718</text:p>
          </table:table-cell>
          <table:table-cell table:formula="of:=SIN([.D228])" office:value-type="float" office:value="-0.719339800338651" calcext:value-type="float">
            <text:p>-0.719339800338651</text:p>
          </table:table-cell>
          <table:table-cell table:formula="of:=SIN([.A227]+PI()/2) +[.E228]" office:value-type="float" office:value="-0.352020432608411" calcext:value-type="float">
            <text:p>-0.352020432608411</text:p>
          </table:table-cell>
          <table:table-cell table:formula="of:=SIN([.D228]*0.5)+[.E228]" office:value-type="float" office:value="0.20116505311379" calcext:value-type="float">
            <text:p>0.20116505311379</text:p>
          </table:table-cell>
          <table:table-cell/>
          <table:table-cell table:formula="of:=SIN(2*PI()*552*[.A228])" office:value-type="float" office:value="-0.00000000007409748634" calcext:value-type="float">
            <text:p>-7.40974863448251E-11</text:p>
          </table:table-cell>
          <table:table-cell table:formula="of:=SIN(2*PI()*564*[.A228])" office:value-type="float" office:value="-0.0000000000579929262" calcext:value-type="float">
            <text:p>-5.79929262047442E-11</text:p>
          </table:table-cell>
          <table:table-cell table:formula="of:=[.I228]+[.J228]" office:value-type="float" office:value="-0.00000000013209041255" calcext:value-type="float">
            <text:p>-1.32090412549569E-10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SIN([.A229]/45)" office:value-type="float" office:value="-0.945374286716898" calcext:value-type="float">
            <text:p>-0.945374286716898</text:p>
          </table:table-cell>
          <table:table-cell/>
          <table:table-cell table:formula="of:=RADIANS([.A229])" office:value-type="float" office:value="3.96189740202713" calcext:value-type="float">
            <text:p>3.96189740202713</text:p>
          </table:table-cell>
          <table:table-cell table:formula="of:=SIN([.D229])" office:value-type="float" office:value="-0.731353701619171" calcext:value-type="float">
            <text:p>-0.731353701619171</text:p>
          </table:table-cell>
          <table:table-cell table:formula="of:=SIN([.A228]+PI()/2) +[.E229]" office:value-type="float" office:value="0.249757652714755" calcext:value-type="float">
            <text:p>0.249757652714755</text:p>
          </table:table-cell>
          <table:table-cell table:formula="of:=SIN([.D229]*0.5)+[.E229]" office:value-type="float" office:value="0.185706372765954" calcext:value-type="float">
            <text:p>0.185706372765954</text:p>
          </table:table-cell>
          <table:table-cell/>
          <table:table-cell table:formula="of:=SIN(2*PI()*552*[.A229])" office:value-type="float" office:value="-0.00000000002961060355" calcext:value-type="float">
            <text:p>-2.96106035457166E-11</text:p>
          </table:table-cell>
          <table:table-cell table:formula="of:=SIN(2*PI()*564*[.A229])" office:value-type="float" office:value="-0.00000000002013124086" calcext:value-type="float">
            <text:p>-2.01312408552379E-11</text:p>
          </table:table-cell>
          <table:table-cell table:formula="of:=[.I229]+[.J229]" office:value-type="float" office:value="-0.0000000000497418444" calcext:value-type="float">
            <text:p>-4.97418444009545E-11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SIN([.A230]/45)" office:value-type="float" office:value="-0.937897313484107" calcext:value-type="float">
            <text:p>-0.937897313484107</text:p>
          </table:table-cell>
          <table:table-cell/>
          <table:table-cell table:formula="of:=RADIANS([.A230])" office:value-type="float" office:value="3.97935069454707" calcext:value-type="float">
            <text:p>3.97935069454707</text:p>
          </table:table-cell>
          <table:table-cell table:formula="of:=SIN([.D230])" office:value-type="float" office:value="-0.743144825477394" calcext:value-type="float">
            <text:p>-0.743144825477394</text:p>
          </table:table-cell>
          <table:table-cell table:formula="of:=SIN([.A229]+PI()/2) +[.E230]" office:value-type="float" office:value="-0.050270739087567" calcext:value-type="float">
            <text:p>-0.050270739087567</text:p>
          </table:table-cell>
          <table:table-cell table:formula="of:=SIN([.D230]*0.5)+[.E230]" office:value-type="float" office:value="0.170400632165207" calcext:value-type="float">
            <text:p>0.170400632165207</text:p>
          </table:table-cell>
          <table:table-cell/>
          <table:table-cell table:formula="of:=SIN(2*PI()*552*[.A230])" office:value-type="float" office:value="0.00000000001487627925" calcext:value-type="float">
            <text:p>1.48762792533918E-11</text:p>
          </table:table-cell>
          <table:table-cell table:formula="of:=SIN(2*PI()*564*[.A230])" office:value-type="float" office:value="-0.00000000009868487733" calcext:value-type="float">
            <text:p>-9.86848773326664E-11</text:p>
          </table:table-cell>
          <table:table-cell table:formula="of:=[.I230]+[.J230]" office:value-type="float" office:value="-0.00000000008380859808" calcext:value-type="float">
            <text:p>-8.38085980792746E-11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SIN([.A231]/45)" office:value-type="float" office:value="-0.929957200143898" calcext:value-type="float">
            <text:p>-0.929957200143898</text:p>
          </table:table-cell>
          <table:table-cell/>
          <table:table-cell table:formula="of:=RADIANS([.A231])" office:value-type="float" office:value="3.99680398706701" calcext:value-type="float">
            <text:p>3.99680398706701</text:p>
          </table:table-cell>
          <table:table-cell table:formula="of:=SIN([.D231])" office:value-type="float" office:value="-0.754709580222772" calcext:value-type="float">
            <text:p>-0.754709580222772</text:p>
          </table:table-cell>
          <table:table-cell table:formula="of:=SIN([.A230]+PI()/2) +[.E231]" office:value-type="float" office:value="-0.987098001451289" calcext:value-type="float">
            <text:p>-0.987098001451289</text:p>
          </table:table-cell>
          <table:table-cell table:formula="of:=SIN([.D231]*0.5)+[.E231]" office:value-type="float" office:value="0.155251690653772" calcext:value-type="float">
            <text:p>0.155251690653772</text:p>
          </table:table-cell>
          <table:table-cell/>
          <table:table-cell table:formula="of:=SIN(2*PI()*552*[.A231])" office:value-type="float" office:value="-0.00000000005705215977" calcext:value-type="float">
            <text:p>-5.70521597744346E-11</text:p>
          </table:table-cell>
          <table:table-cell table:formula="of:=SIN(2*PI()*564*[.A231])" office:value-type="float" office:value="-0.00000000006082319198" calcext:value-type="float">
            <text:p>-6.082319198316E-11</text:p>
          </table:table-cell>
          <table:table-cell table:formula="of:=[.I231]+[.J231]" office:value-type="float" office:value="-0.00000000011787535176" calcext:value-type="float">
            <text:p>-1.17875351757595E-10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SIN([.A232]/45)" office:value-type="float" office:value="-0.921557867578539" calcext:value-type="float">
            <text:p>-0.921557867578539</text:p>
          </table:table-cell>
          <table:table-cell/>
          <table:table-cell table:formula="of:=RADIANS([.A232])" office:value-type="float" office:value="4.01425727958696" calcext:value-type="float">
            <text:p>4.01425727958696</text:p>
          </table:table-cell>
          <table:table-cell table:formula="of:=SIN([.D232])" office:value-type="float" office:value="-0.766044443118978" calcext:value-type="float">
            <text:p>-0.766044443118978</text:p>
          </table:table-cell>
          <table:table-cell table:formula="of:=SIN([.A231]+PI()/2) +[.E232]" office:value-type="float" office:value="-1.71003852920245" calcext:value-type="float">
            <text:p>-1.71003852920245</text:p>
          </table:table-cell>
          <table:table-cell table:formula="of:=SIN([.D232]*0.5)+[.E232]" office:value-type="float" office:value="0.140263343917672" calcext:value-type="float">
            <text:p>0.140263343917672</text:p>
          </table:table-cell>
          <table:table-cell/>
          <table:table-cell table:formula="of:=SIN(2*PI()*552*[.A232])" office:value-type="float" office:value="-0.00000000001256527698" calcext:value-type="float">
            <text:p>-1.25652769753262E-11</text:p>
          </table:table-cell>
          <table:table-cell table:formula="of:=SIN(2*PI()*564*[.A232])" office:value-type="float" office:value="-0.00000000002296150663" calcext:value-type="float">
            <text:p>-2.29615066336537E-11</text:p>
          </table:table-cell>
          <table:table-cell table:formula="of:=[.I232]+[.J232]" office:value-type="float" office:value="-0.00000000003552678361" calcext:value-type="float">
            <text:p>-3.55267836089799E-11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SIN([.A233]/45)" office:value-type="float" office:value="-0.91270346343589" calcext:value-type="float">
            <text:p>-0.91270346343589</text:p>
          </table:table-cell>
          <table:table-cell/>
          <table:table-cell table:formula="of:=RADIANS([.A233])" office:value-type="float" office:value="4.0317105721069" calcext:value-type="float">
            <text:p>4.0317105721069</text:p>
          </table:table-cell>
          <table:table-cell table:formula="of:=SIN([.D233])" office:value-type="float" office:value="-0.777145961456971" calcext:value-type="float">
            <text:p>-0.777145961456971</text:p>
          </table:table-cell>
          <table:table-cell table:formula="of:=SIN([.A232]+PI()/2) +[.E233]" office:value-type="float" office:value="-1.56484190310203" calcext:value-type="float">
            <text:p>-1.56484190310203</text:p>
          </table:table-cell>
          <table:table-cell table:formula="of:=SIN([.D233]*0.5)+[.E233]" office:value-type="float" office:value="0.125439322892889" calcext:value-type="float">
            <text:p>0.125439322892889</text:p>
          </table:table-cell>
          <table:table-cell/>
          <table:table-cell table:formula="of:=SIN(2*PI()*552*[.A233])" office:value-type="float" office:value="0.00000000003192160582" calcext:value-type="float">
            <text:p>3.19216058237822E-11</text:p>
          </table:table-cell>
          <table:table-cell table:formula="of:=SIN(2*PI()*564*[.A233])" office:value-type="float" office:value="-0.00000000010151514311" calcext:value-type="float">
            <text:p>-1.01515143111082E-10</text:p>
          </table:table-cell>
          <table:table-cell table:formula="of:=[.I233]+[.J233]" office:value-type="float" office:value="-0.00000000006959353729" calcext:value-type="float">
            <text:p>-6.95935372872999E-11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SIN([.A234]/45)" office:value-type="float" office:value="-0.90339836008127" calcext:value-type="float">
            <text:p>-0.90339836008127</text:p>
          </table:table-cell>
          <table:table-cell/>
          <table:table-cell table:formula="of:=RADIANS([.A234])" office:value-type="float" office:value="4.04916386462685" calcext:value-type="float">
            <text:p>4.04916386462685</text:p>
          </table:table-cell>
          <table:table-cell table:formula="of:=SIN([.D234])" office:value-type="float" office:value="-0.788010753606722" calcext:value-type="float">
            <text:p>-0.788010753606722</text:p>
          </table:table-cell>
          <table:table-cell table:formula="of:=SIN([.A233]+PI()/2) +[.E234]" office:value-type="float" office:value="-0.69520453471085" calcext:value-type="float">
            <text:p>-0.69520453471085</text:p>
          </table:table-cell>
          <table:table-cell table:formula="of:=SIN([.D234]*0.5)+[.E234]" office:value-type="float" office:value="0.110783292692445" calcext:value-type="float">
            <text:p>0.110783292692445</text:p>
          </table:table-cell>
          <table:table-cell/>
          <table:table-cell table:formula="of:=SIN(2*PI()*552*[.A234])" office:value-type="float" office:value="-0.0000000000400068332" calcext:value-type="float">
            <text:p>-4.00068332040441E-11</text:p>
          </table:table-cell>
          <table:table-cell table:formula="of:=SIN(2*PI()*564*[.A234])" office:value-type="float" office:value="-0.00000000006365345776" calcext:value-type="float">
            <text:p>-6.36534577615758E-11</text:p>
          </table:table-cell>
          <table:table-cell table:formula="of:=[.I234]+[.J234]" office:value-type="float" office:value="-0.00000000010366029097" calcext:value-type="float">
            <text:p>-1.0366029096562E-10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SIN([.A235]/45)" office:value-type="float" office:value="-0.893647152438351" calcext:value-type="float">
            <text:p>-0.893647152438351</text:p>
          </table:table-cell>
          <table:table-cell/>
          <table:table-cell table:formula="of:=RADIANS([.A235])" office:value-type="float" office:value="4.06661715714679" calcext:value-type="float">
            <text:p>4.06661715714679</text:p>
          </table:table-cell>
          <table:table-cell table:formula="of:=SIN([.D235])" office:value-type="float" office:value="-0.798635510047293" calcext:value-type="float">
            <text:p>-0.798635510047293</text:p>
          </table:table-cell>
          <table:table-cell table:formula="of:=SIN([.A234]+PI()/2) +[.E235]" office:value-type="float" office:value="0.089347259734454" calcext:value-type="float">
            <text:p>0.089347259734454</text:p>
          </table:table-cell>
          <table:table-cell table:formula="of:=SIN([.D235]*0.5)+[.E235]" office:value-type="float" office:value="0.0962988515547322" calcext:value-type="float">
            <text:p>0.0962988515547322</text:p>
          </table:table-cell>
          <table:table-cell/>
          <table:table-cell table:formula="of:=SIN(2*PI()*552*[.A235])" office:value-type="float" office:value="0.0000000000044800496" calcext:value-type="float">
            <text:p>4.48004959506428E-12</text:p>
          </table:table-cell>
          <table:table-cell table:formula="of:=SIN(2*PI()*564*[.A235])" office:value-type="float" office:value="-0.00000000002579177241" calcext:value-type="float">
            <text:p>-2.57917724120695E-11</text:p>
          </table:table-cell>
          <table:table-cell table:formula="of:=[.I235]+[.J235]" office:value-type="float" office:value="-0.00000000002131172282" calcext:value-type="float">
            <text:p>-2.13117228170052E-11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SIN([.A236]/45)" office:value-type="float" office:value="-0.883454655720153" calcext:value-type="float">
            <text:p>-0.883454655720153</text:p>
          </table:table-cell>
          <table:table-cell/>
          <table:table-cell table:formula="of:=RADIANS([.A236])" office:value-type="float" office:value="4.08407044966673" calcext:value-type="float">
            <text:p>4.08407044966673</text:p>
          </table:table-cell>
          <table:table-cell table:formula="of:=SIN([.D236])" office:value-type="float" office:value="-0.809016994374947" calcext:value-type="float">
            <text:p>-0.809016994374947</text:p>
          </table:table-cell>
          <table:table-cell table:formula="of:=SIN([.A235]+PI()/2) +[.E236]" office:value-type="float" office:value="0.0577350628976915" calcext:value-type="float">
            <text:p>0.0577350628976915</text:p>
          </table:table-cell>
          <table:table-cell table:formula="of:=SIN([.D236]*0.5)+[.E236]" office:value-type="float" office:value="0.0819895298134206" calcext:value-type="float">
            <text:p>0.0819895298134206</text:p>
          </table:table-cell>
          <table:table-cell/>
          <table:table-cell table:formula="of:=SIN(2*PI()*552*[.A236])" office:value-type="float" office:value="-0.00000000006744838943" calcext:value-type="float">
            <text:p>-6.74483894327621E-11</text:p>
          </table:table-cell>
          <table:table-cell table:formula="of:=SIN(2*PI()*564*[.A236])" office:value-type="float" office:value="-0.00000000010434540889" calcext:value-type="float">
            <text:p>-1.04345408889498E-10</text:p>
          </table:table-cell>
          <table:table-cell table:formula="of:=[.I236]+[.J236]" office:value-type="float" office:value="-0.00000000017179379832" calcext:value-type="float">
            <text:p>-1.7179379832226E-10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SIN([.A237]/45)" office:value-type="float" office:value="-0.872825903051259" calcext:value-type="float">
            <text:p>-0.872825903051259</text:p>
          </table:table-cell>
          <table:table-cell/>
          <table:table-cell table:formula="of:=RADIANS([.A237])" office:value-type="float" office:value="4.10152374218667" calcext:value-type="float">
            <text:p>4.10152374218667</text:p>
          </table:table-cell>
          <table:table-cell table:formula="of:=SIN([.D237])" office:value-type="float" office:value="-0.819152044288992" calcext:value-type="float">
            <text:p>-0.819152044288992</text:p>
          </table:table-cell>
          <table:table-cell table:formula="of:=SIN([.A236]+PI()/2) +[.E237]" office:value-type="float" office:value="-0.770518543750017" calcext:value-type="float">
            <text:p>-0.770518543750017</text:p>
          </table:table-cell>
          <table:table-cell table:formula="of:=SIN([.D237]*0.5)+[.E237]" office:value-type="float" office:value="0.0678587888892303" calcext:value-type="float">
            <text:p>0.0678587888892303</text:p>
          </table:table-cell>
          <table:table-cell/>
          <table:table-cell table:formula="of:=SIN(2*PI()*552*[.A237])" office:value-type="float" office:value="-0.00000000002296150663" calcext:value-type="float">
            <text:p>-2.29615066336537E-11</text:p>
          </table:table-cell>
          <table:table-cell table:formula="of:=SIN(2*PI()*564*[.A237])" office:value-type="float" office:value="-0.00000000006648372354" calcext:value-type="float">
            <text:p>-6.64837235399916E-11</text:p>
          </table:table-cell>
          <table:table-cell table:formula="of:=[.I237]+[.J237]" office:value-type="float" office:value="-0.00000000008944523017" calcext:value-type="float">
            <text:p>-8.94452301736453E-11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SIN([.A238]/45)" office:value-type="float" office:value="-0.861766142982423" calcext:value-type="float">
            <text:p>-0.861766142982423</text:p>
          </table:table-cell>
          <table:table-cell/>
          <table:table-cell table:formula="of:=RADIANS([.A238])" office:value-type="float" office:value="4.11897703470662" calcext:value-type="float">
            <text:p>4.11897703470662</text:p>
          </table:table-cell>
          <table:table-cell table:formula="of:=SIN([.D238])" office:value-type="float" office:value="-0.829037572555041" calcext:value-type="float">
            <text:p>-0.829037572555041</text:p>
          </table:table-cell>
          <table:table-cell table:formula="of:=SIN([.A237]+PI()/2) +[.E238]" office:value-type="float" office:value="-1.64323604486039" calcext:value-type="float">
            <text:p>-1.64323604486039</text:p>
          </table:table-cell>
          <table:table-cell table:formula="of:=SIN([.D238]*0.5)+[.E238]" office:value-type="float" office:value="0.0539100203038857" calcext:value-type="float">
            <text:p>0.0539100203038857</text:p>
          </table:table-cell>
          <table:table-cell/>
          <table:table-cell table:formula="of:=SIN(2*PI()*552*[.A238])" office:value-type="float" office:value="0.00000000002152537617" calcext:value-type="float">
            <text:p>2.15253761654547E-11</text:p>
          </table:table-cell>
          <table:table-cell table:formula="of:=SIN(2*PI()*564*[.A238])" office:value-type="float" office:value="-0.00000000002862203819" calcext:value-type="float">
            <text:p>-2.86220381904853E-11</text:p>
          </table:table-cell>
          <table:table-cell table:formula="of:=[.I238]+[.J238]" office:value-type="float" office:value="-0.00000000000709666203" calcext:value-type="float">
            <text:p>-7.09666202503056E-12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SIN([.A239]/45)" office:value-type="float" office:value="-0.850280836898803" calcext:value-type="float">
            <text:p>-0.850280836898803</text:p>
          </table:table-cell>
          <table:table-cell/>
          <table:table-cell table:formula="of:=RADIANS([.A239])" office:value-type="float" office:value="4.13643032722656" calcext:value-type="float">
            <text:p>4.13643032722656</text:p>
          </table:table-cell>
          <table:table-cell table:formula="of:=SIN([.D239])" office:value-type="float" office:value="-0.838670567945424" calcext:value-type="float">
            <text:p>-0.838670567945424</text:p>
          </table:table-cell>
          <table:table-cell table:formula="of:=SIN([.A238]+PI()/2) +[.E239]" office:value-type="float" office:value="-1.76713069252619" calcext:value-type="float">
            <text:p>-1.76713069252619</text:p>
          </table:table-cell>
          <table:table-cell table:formula="of:=SIN([.D239]*0.5)+[.E239]" office:value-type="float" office:value="0.0401465447165413" calcext:value-type="float">
            <text:p>0.0401465447165413</text:p>
          </table:table-cell>
          <table:table-cell/>
          <table:table-cell table:formula="of:=SIN(2*PI()*552*[.A239])" office:value-type="float" office:value="-0.00000000005040306286" calcext:value-type="float">
            <text:p>-5.04030628623717E-11</text:p>
          </table:table-cell>
          <table:table-cell table:formula="of:=SIN(2*PI()*564*[.A239])" office:value-type="float" office:value="-0.00000000010717567467" calcext:value-type="float">
            <text:p>-1.07175674667914E-10</text:p>
          </table:table-cell>
          <table:table-cell table:formula="of:=[.I239]+[.J239]" office:value-type="float" office:value="-0.00000000015757873753" calcext:value-type="float">
            <text:p>-1.57578737530285E-10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SIN([.A240]/45)" office:value-type="float" office:value="-0.838375656323087" calcext:value-type="float">
            <text:p>-0.838375656323087</text:p>
          </table:table-cell>
          <table:table-cell/>
          <table:table-cell table:formula="of:=RADIANS([.A240])" office:value-type="float" office:value="4.1538836197465" calcext:value-type="float">
            <text:p>4.1538836197465</text:p>
          </table:table-cell>
          <table:table-cell table:formula="of:=SIN([.D240])" office:value-type="float" office:value="-0.848048096156426" calcext:value-type="float">
            <text:p>-0.848048096156426</text:p>
          </table:table-cell>
          <table:table-cell table:formula="of:=SIN([.A239]+PI()/2) +[.E240]" office:value-type="float" office:value="-1.03714791628629" calcext:value-type="float">
            <text:p>-1.03714791628629</text:p>
          </table:table-cell>
          <table:table-cell table:formula="of:=SIN([.D240]*0.5)+[.E240]" office:value-type="float" office:value="0.0265716109829699" calcext:value-type="float">
            <text:p>0.0265716109829699</text:p>
          </table:table-cell>
          <table:table-cell/>
          <table:table-cell table:formula="of:=SIN(2*PI()*552*[.A240])" office:value-type="float" office:value="-0.00000000000591618006" calcext:value-type="float">
            <text:p>-5.91618006326323E-12</text:p>
          </table:table-cell>
          <table:table-cell table:formula="of:=SIN(2*PI()*564*[.A240])" office:value-type="float" office:value="-0.00000000006931398932" calcext:value-type="float">
            <text:p>-6.93139893184074E-11</text:p>
          </table:table-cell>
          <table:table-cell table:formula="of:=[.I240]+[.J240]" office:value-type="float" office:value="-0.00000000007523016938" calcext:value-type="float">
            <text:p>-7.52301693816707E-11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SIN([.A241]/45)" office:value-type="float" office:value="-0.826056480114859" calcext:value-type="float">
            <text:p>-0.826056480114859</text:p>
          </table:table-cell>
          <table:table-cell/>
          <table:table-cell table:formula="of:=RADIANS([.A241])" office:value-type="float" office:value="4.17133691226645" calcext:value-type="float">
            <text:p>4.17133691226645</text:p>
          </table:table-cell>
          <table:table-cell table:formula="of:=SIN([.D241])" office:value-type="float" office:value="-0.857167300702112" calcext:value-type="float">
            <text:p>-0.857167300702112</text:p>
          </table:table-cell>
          <table:table-cell table:formula="of:=SIN([.A240]+PI()/2) +[.E241]" office:value-type="float" office:value="-0.133049313832186" calcext:value-type="float">
            <text:p>-0.133049313832186</text:p>
          </table:table-cell>
          <table:table-cell table:formula="of:=SIN([.D241]*0.5)+[.E241]" office:value-type="float" office:value="0.0131883952377876" calcext:value-type="float">
            <text:p>0.0131883952377876</text:p>
          </table:table-cell>
          <table:table-cell/>
          <table:table-cell table:formula="of:=SIN(2*PI()*552*[.A241])" office:value-type="float" office:value="0.00000000003857070274" calcext:value-type="float">
            <text:p>3.85707027358452E-11</text:p>
          </table:table-cell>
          <table:table-cell table:formula="of:=SIN(2*PI()*564*[.A241])" office:value-type="float" office:value="-0.00000000003145230397" calcext:value-type="float">
            <text:p>-3.14523039689011E-11</text:p>
          </table:table-cell>
          <table:table-cell table:formula="of:=[.I241]+[.J241]" office:value-type="float" office:value="0.00000000000711839877" calcext:value-type="float">
            <text:p>7.11839876694409E-12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SIN([.A242]/45)" office:value-type="float" office:value="-0.81332939156758" calcext:value-type="float">
            <text:p>-0.81332939156758</text:p>
          </table:table-cell>
          <table:table-cell/>
          <table:table-cell table:formula="of:=RADIANS([.A242])" office:value-type="float" office:value="4.18879020478639" calcext:value-type="float">
            <text:p>4.18879020478639</text:p>
          </table:table-cell>
          <table:table-cell table:formula="of:=SIN([.D242])" office:value-type="float" office:value="-0.866025403784438" calcext:value-type="float">
            <text:p>-0.866025403784438</text:p>
          </table:table-cell>
          <table:table-cell table:formula="of:=SIN([.A241]+PI()/2) +[.E242]" office:value-type="float" office:value="0.105559652398263" calcext:value-type="float">
            <text:p>0.105559652398263</text:p>
          </table:table-cell>
          <table:table-cell table:formula="of:=SIN([.D242]*0.5)+[.E242]" office:value-type="float" office:value="0" calcext:value-type="float">
            <text:p>0</text:p>
          </table:table-cell>
          <table:table-cell/>
          <table:table-cell table:formula="of:=SIN(2*PI()*552*[.A242])" office:value-type="float" office:value="-0.00000000003335773629" calcext:value-type="float">
            <text:p>-3.33577362919812E-11</text:p>
          </table:table-cell>
          <table:table-cell table:formula="of:=SIN(2*PI()*564*[.A242])" office:value-type="float" office:value="-0.00000000011000594045" calcext:value-type="float">
            <text:p>-1.1000594044633E-10</text:p>
          </table:table-cell>
          <table:table-cell table:formula="of:=[.I242]+[.J242]" office:value-type="float" office:value="-0.00000000014336367674" calcext:value-type="float">
            <text:p>-1.43363676738311E-10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SIN([.A243]/45)" office:value-type="float" office:value="-0.80020067540461" calcext:value-type="float">
            <text:p>-0.80020067540461</text:p>
          </table:table-cell>
          <table:table-cell/>
          <table:table-cell table:formula="of:=RADIANS([.A243])" office:value-type="float" office:value="4.20624349730633" calcext:value-type="float">
            <text:p>4.20624349730633</text:p>
          </table:table-cell>
          <table:table-cell table:formula="of:=SIN([.D243])" office:value-type="float" office:value="-0.874619707139396" calcext:value-type="float">
            <text:p>-0.874619707139396</text:p>
          </table:table-cell>
          <table:table-cell table:formula="of:=SIN([.A242]+PI()/2) +[.E243]" office:value-type="float" office:value="-0.548838401604242" calcext:value-type="float">
            <text:p>-0.548838401604242</text:p>
          </table:table-cell>
          <table:table-cell table:formula="of:=SIN([.D243]*0.5)+[.E243]" office:value-type="float" office:value="-0.0129905466978696" calcext:value-type="float">
            <text:p>-0.0129905466978696</text:p>
          </table:table-cell>
          <table:table-cell/>
          <table:table-cell table:formula="of:=SIN(2*PI()*552*[.A243])" office:value-type="float" office:value="0.00000000001112914651" calcext:value-type="float">
            <text:p>1.11291465071272E-11</text:p>
          </table:table-cell>
          <table:table-cell table:formula="of:=SIN(2*PI()*564*[.A243])" office:value-type="float" office:value="-0.0000000000721442551" calcext:value-type="float">
            <text:p>-7.21442550968232E-11</text:p>
          </table:table-cell>
          <table:table-cell table:formula="of:=[.I243]+[.J243]" office:value-type="float" office:value="-0.00000000006101510859" calcext:value-type="float">
            <text:p>-6.1015108589696E-11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SIN([.A244]/45)" office:value-type="float" office:value="-0.786676814675774" calcext:value-type="float">
            <text:p>-0.786676814675774</text:p>
          </table:table-cell>
          <table:table-cell/>
          <table:table-cell table:formula="of:=RADIANS([.A244])" office:value-type="float" office:value="4.22369678982628" calcext:value-type="float">
            <text:p>4.22369678982628</text:p>
          </table:table-cell>
          <table:table-cell table:formula="of:=SIN([.D244])" office:value-type="float" office:value="-0.882947592858927" calcext:value-type="float">
            <text:p>-0.882947592858927</text:p>
          </table:table-cell>
          <table:table-cell table:formula="of:=SIN([.A243]+PI()/2) +[.E244]" office:value-type="float" office:value="-1.50249186786288" calcext:value-type="float">
            <text:p>-1.50249186786288</text:p>
          </table:table-cell>
          <table:table-cell table:formula="of:=SIN([.D244]*0.5)+[.E244]" office:value-type="float" office:value="-0.0257802921568147" calcext:value-type="float">
            <text:p>-0.0257802921568147</text:p>
          </table:table-cell>
          <table:table-cell/>
          <table:table-cell table:formula="of:=SIN(2*PI()*552*[.A244])" office:value-type="float" office:value="-0.00000000006079929252" calcext:value-type="float">
            <text:p>-6.07992925206992E-11</text:p>
          </table:table-cell>
          <table:table-cell table:formula="of:=SIN(2*PI()*564*[.A244])" office:value-type="float" office:value="-0.00000000003428256975" calcext:value-type="float">
            <text:p>-3.42825697473169E-11</text:p>
          </table:table-cell>
          <table:table-cell table:formula="of:=[.I244]+[.J244]" office:value-type="float" office:value="-0.00000000009508186227" calcext:value-type="float">
            <text:p>-9.50818622680161E-11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SIN([.A245]/45)" office:value-type="float" office:value="-0.772764487555987" calcext:value-type="float">
            <text:p>-0.772764487555987</text:p>
          </table:table-cell>
          <table:table-cell/>
          <table:table-cell table:formula="of:=RADIANS([.A245])" office:value-type="float" office:value="4.24115008234622" calcext:value-type="float">
            <text:p>4.24115008234622</text:p>
          </table:table-cell>
          <table:table-cell table:formula="of:=SIN([.D245])" office:value-type="float" office:value="-0.891006524188368" calcext:value-type="float">
            <text:p>-0.891006524188368</text:p>
          </table:table-cell>
          <table:table-cell table:formula="of:=SIN([.A244]+PI()/2) +[.E245]" office:value-type="float" office:value="-1.8862702304676" calcext:value-type="float">
            <text:p>-1.8862702304676</text:p>
          </table:table-cell>
          <table:table-cell table:formula="of:=SIN([.D245]*0.5)+[.E245]" office:value-type="float" office:value="-0.0383663598342755" calcext:value-type="float">
            <text:p>-0.0383663598342755</text:p>
          </table:table-cell>
          <table:table-cell/>
          <table:table-cell table:formula="of:=SIN(2*PI()*552*[.A245])" office:value-type="float" office:value="-0.00000000001631240972" calcext:value-type="float">
            <text:p>-1.63124097215907E-11</text:p>
          </table:table-cell>
          <table:table-cell table:formula="of:=SIN(2*PI()*564*[.A245])" office:value-type="float" office:value="-0.00000000011283620622" calcext:value-type="float">
            <text:p>-1.12836206224745E-10</text:p>
          </table:table-cell>
          <table:table-cell table:formula="of:=[.I245]+[.J245]" office:value-type="float" office:value="-0.00000000012914861595" calcext:value-type="float">
            <text:p>-1.29148615946336E-10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SIN([.A246]/45)" office:value-type="float" office:value="-0.758470564047523" calcext:value-type="float">
            <text:p>-0.758470564047523</text:p>
          </table:table-cell>
          <table:table-cell/>
          <table:table-cell table:formula="of:=RADIANS([.A246])" office:value-type="float" office:value="4.25860337486616" calcext:value-type="float">
            <text:p>4.25860337486616</text:p>
          </table:table-cell>
          <table:table-cell table:formula="of:=SIN([.D246])" office:value-type="float" office:value="-0.898794046299167" calcext:value-type="float">
            <text:p>-0.898794046299167</text:p>
          </table:table-cell>
          <table:table-cell table:formula="of:=SIN([.A245]+PI()/2) +[.E246]" office:value-type="float" office:value="-1.3547363221943" calcext:value-type="float">
            <text:p>-1.3547363221943</text:p>
          </table:table-cell>
          <table:table-cell table:formula="of:=SIN([.D246]*0.5)+[.E246]" office:value-type="float" office:value="-0.0507459501427408" calcext:value-type="float">
            <text:p>-0.0507459501427408</text:p>
          </table:table-cell>
          <table:table-cell/>
          <table:table-cell table:formula="of:=SIN(2*PI()*552*[.A246])" office:value-type="float" office:value="0.00000000002817447308" calcext:value-type="float">
            <text:p>2.81744730775177E-11</text:p>
          </table:table-cell>
          <table:table-cell table:formula="of:=SIN(2*PI()*564*[.A246])" office:value-type="float" office:value="-0.00000000007497452088" calcext:value-type="float">
            <text:p>-7.49745208752391E-11</text:p>
          </table:table-cell>
          <table:table-cell table:formula="of:=[.I246]+[.J246]" office:value-type="float" office:value="-0.0000000000468000478" calcext:value-type="float">
            <text:p>-4.68000477977214E-11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SIN([.A247]/45)" office:value-type="float" office:value="-0.743802102587561" calcext:value-type="float">
            <text:p>-0.743802102587561</text:p>
          </table:table-cell>
          <table:table-cell/>
          <table:table-cell table:formula="of:=RADIANS([.A247])" office:value-type="float" office:value="4.27605666738611" calcext:value-type="float">
            <text:p>4.27605666738611</text:p>
          </table:table-cell>
          <table:table-cell table:formula="of:=SIN([.D247])" office:value-type="float" office:value="-0.90630778703665" calcext:value-type="float">
            <text:p>-0.90630778703665</text:p>
          </table:table-cell>
          <table:table-cell table:formula="of:=SIN([.A246]+PI()/2) +[.E247]" office:value-type="float" office:value="-0.403737406775232" calcext:value-type="float">
            <text:p>-0.403737406775232</text:p>
          </table:table-cell>
          <table:table-cell table:formula="of:=SIN([.D247]*0.5)+[.E247]" office:value-type="float" office:value="-0.0629163412237644" calcext:value-type="float">
            <text:p>-0.0629163412237644</text:p>
          </table:table-cell>
          <table:table-cell/>
          <table:table-cell table:formula="of:=SIN(2*PI()*552*[.A247])" office:value-type="float" office:value="-0.00000000004375396595" calcext:value-type="float">
            <text:p>-4.37539659503087E-11</text:p>
          </table:table-cell>
          <table:table-cell table:formula="of:=SIN(2*PI()*564*[.A247])" office:value-type="float" office:value="-0.00000000003711283553" calcext:value-type="float">
            <text:p>-3.71128355257327E-11</text:p>
          </table:table-cell>
          <table:table-cell table:formula="of:=[.I247]+[.J247]" office:value-type="float" office:value="-0.00000000008086680148" calcext:value-type="float">
            <text:p>-8.08668014760414E-11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SIN([.A248]/45)" office:value-type="float" office:value="-0.728766346562686" calcext:value-type="float">
            <text:p>-0.728766346562686</text:p>
          </table:table-cell>
          <table:table-cell/>
          <table:table-cell table:formula="of:=RADIANS([.A248])" office:value-type="float" office:value="4.29350995990605" calcext:value-type="float">
            <text:p>4.29350995990605</text:p>
          </table:table-cell>
          <table:table-cell table:formula="of:=SIN([.D248])" office:value-type="float" office:value="-0.913545457642601" calcext:value-type="float">
            <text:p>-0.913545457642601</text:p>
          </table:table-cell>
          <table:table-cell table:formula="of:=SIN([.A247]+PI()/2) +[.E248]" office:value-type="float" office:value="0.0854766888850724" calcext:value-type="float">
            <text:p>0.0854766888850724</text:p>
          </table:table-cell>
          <table:table-cell table:formula="of:=SIN([.D248]*0.5)+[.E248]" office:value-type="float" office:value="-0.074874889697177" calcext:value-type="float">
            <text:p>-0.074874889697177</text:p>
          </table:table-cell>
          <table:table-cell/>
          <table:table-cell table:formula="of:=SIN(2*PI()*552*[.A248])" office:value-type="float" office:value="0.00000000000073291685" calcext:value-type="float">
            <text:p>7.32916848799716E-13</text:p>
          </table:table-cell>
          <table:table-cell table:formula="of:=SIN(2*PI()*564*[.A248])" office:value-type="float" office:value="-0.000000000115666472" calcext:value-type="float">
            <text:p>-1.15666472003161E-10</text:p>
          </table:table-cell>
          <table:table-cell table:formula="of:=[.I248]+[.J248]" office:value-type="float" office:value="-0.00000000011493355515" calcext:value-type="float">
            <text:p>-1.14933555154361E-10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SIN([.A249]/45)" office:value-type="float" office:value="-0.713370720732047" calcext:value-type="float">
            <text:p>-0.713370720732047</text:p>
          </table:table-cell>
          <table:table-cell/>
          <table:table-cell table:formula="of:=RADIANS([.A249])" office:value-type="float" office:value="4.31096325242599" calcext:value-type="float">
            <text:p>4.31096325242599</text:p>
          </table:table-cell>
          <table:table-cell table:formula="of:=SIN([.D249])" office:value-type="float" office:value="-0.92050485345244" calcext:value-type="float">
            <text:p>-0.92050485345244</text:p>
          </table:table-cell>
          <table:table-cell table:formula="of:=SIN([.A248]+PI()/2) +[.E249]" office:value-type="float" office:value="-0.343527294949378" calcext:value-type="float">
            <text:p>-0.343527294949378</text:p>
          </table:table-cell>
          <table:table-cell table:formula="of:=SIN([.D249]*0.5)+[.E249]" office:value-type="float" office:value="-0.0866190313852721" calcext:value-type="float">
            <text:p>-0.0866190313852721</text:p>
          </table:table-cell>
          <table:table-cell/>
          <table:table-cell table:formula="of:=SIN(2*PI()*552*[.A249])" office:value-type="float" office:value="-0.00000000007119552218" calcext:value-type="float">
            <text:p>-7.11955221790267E-11</text:p>
          </table:table-cell>
          <table:table-cell table:formula="of:=SIN(2*PI()*564*[.A249])" office:value-type="float" office:value="-0.00000000007780478665" calcext:value-type="float">
            <text:p>-7.78047866536549E-11</text:p>
          </table:table-cell>
          <table:table-cell table:formula="of:=[.I249]+[.J249]" office:value-type="float" office:value="-0.00000000014900030883" calcext:value-type="float">
            <text:p>-1.49000308832682E-10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SIN([.A250]/45)" office:value-type="float" office:value="-0.697622827560965" calcext:value-type="float">
            <text:p>-0.697622827560965</text:p>
          </table:table-cell>
          <table:table-cell/>
          <table:table-cell table:formula="of:=RADIANS([.A250])" office:value-type="float" office:value="4.32841654494594" calcext:value-type="float">
            <text:p>4.32841654494594</text:p>
          </table:table-cell>
          <table:table-cell table:formula="of:=SIN([.D250])" office:value-type="float" office:value="-0.927183854566787" calcext:value-type="float">
            <text:p>-0.927183854566787</text:p>
          </table:table-cell>
          <table:table-cell table:formula="of:=SIN([.A249]+PI()/2) +[.E250]" office:value-type="float" office:value="-1.30272139050771" calcext:value-type="float">
            <text:p>-1.30272139050771</text:p>
          </table:table-cell>
          <table:table-cell table:formula="of:=SIN([.D250]*0.5)+[.E250]" office:value-type="float" office:value="-0.0981462820117456" calcext:value-type="float">
            <text:p>-0.0981462820117456</text:p>
          </table:table-cell>
          <table:table-cell/>
          <table:table-cell table:formula="of:=SIN(2*PI()*552*[.A250])" office:value-type="float" office:value="-0.00000000002670863938" calcext:value-type="float">
            <text:p>-2.67086393799183E-11</text:p>
          </table:table-cell>
          <table:table-cell table:formula="of:=SIN(2*PI()*564*[.A250])" office:value-type="float" office:value="-0.0000000000399431013" calcext:value-type="float">
            <text:p>-3.99431013041485E-11</text:p>
          </table:table-cell>
          <table:table-cell table:formula="of:=[.I250]+[.J250]" office:value-type="float" office:value="-0.00000000006665174068" calcext:value-type="float">
            <text:p>-6.66517406840668E-11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SIN([.A251]/45)" office:value-type="float" office:value="-0.681530443466785" calcext:value-type="float">
            <text:p>-0.681530443466785</text:p>
          </table:table-cell>
          <table:table-cell/>
          <table:table-cell table:formula="of:=RADIANS([.A251])" office:value-type="float" office:value="4.34586983746588" calcext:value-type="float">
            <text:p>4.34586983746588</text:p>
          </table:table-cell>
          <table:table-cell table:formula="of:=SIN([.D251])" office:value-type="float" office:value="-0.933580426497202" calcext:value-type="float">
            <text:p>-0.933580426497202</text:p>
          </table:table-cell>
          <table:table-cell table:formula="of:=SIN([.A250]+PI()/2) +[.E251]" office:value-type="float" office:value="-1.91636557821811" calcext:value-type="float">
            <text:p>-1.91636557821811</text:p>
          </table:table-cell>
          <table:table-cell table:formula="of:=SIN([.D251]*0.5)+[.E251]" office:value-type="float" office:value="-0.109454237875186" calcext:value-type="float">
            <text:p>-0.109454237875186</text:p>
          </table:table-cell>
          <table:table-cell/>
          <table:table-cell table:formula="of:=SIN(2*PI()*552*[.A251])" office:value-type="float" office:value="0.00000000001777824342" calcext:value-type="float">
            <text:p>1.77782434191902E-11</text:p>
          </table:table-cell>
          <table:table-cell table:formula="of:=SIN(2*PI()*564*[.A251])" office:value-type="float" office:value="-0.00000000011849673778" calcext:value-type="float">
            <text:p>-1.18496737781577E-10</text:p>
          </table:table-cell>
          <table:table-cell table:formula="of:=[.I251]+[.J251]" office:value-type="float" office:value="-0.00000000010071849436" calcext:value-type="float">
            <text:p>-1.00718494362387E-10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SIN([.A252]/45)" office:value-type="float" office:value="-0.665101514978822" calcext:value-type="float">
            <text:p>-0.665101514978822</text:p>
          </table:table-cell>
          <table:table-cell/>
          <table:table-cell table:formula="of:=RADIANS([.A252])" office:value-type="float" office:value="4.36332312998582" calcext:value-type="float">
            <text:p>4.36332312998582</text:p>
          </table:table-cell>
          <table:table-cell table:formula="of:=SIN([.D252])" office:value-type="float" office:value="-0.939692620785908" calcext:value-type="float">
            <text:p>-0.939692620785908</text:p>
          </table:table-cell>
          <table:table-cell table:formula="of:=SIN([.A251]+PI()/2) +[.E252]" office:value-type="float" office:value="-1.62615725214053" calcext:value-type="float">
            <text:p>-1.62615725214053</text:p>
          </table:table-cell>
          <table:table-cell table:formula="of:=SIN([.D252]*0.5)+[.E252]" office:value-type="float" office:value="-0.120540576496916" calcext:value-type="float">
            <text:p>-0.120540576496916</text:p>
          </table:table-cell>
          <table:table-cell/>
          <table:table-cell table:formula="of:=SIN(2*PI()*552*[.A252])" office:value-type="float" office:value="-0.00000000005415019561" calcext:value-type="float">
            <text:p>-5.41501956086362E-11</text:p>
          </table:table-cell>
          <table:table-cell table:formula="of:=SIN(2*PI()*564*[.A252])" office:value-type="float" office:value="-0.00000000008063505243" calcext:value-type="float">
            <text:p>-8.06350524320707E-11</text:p>
          </table:table-cell>
          <table:table-cell table:formula="of:=[.I252]+[.J252]" office:value-type="float" office:value="-0.00000000013478524804" calcext:value-type="float">
            <text:p>-1.34785248040707E-10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SIN([.A253]/45)" office:value-type="float" office:value="-0.648344154814319" calcext:value-type="float">
            <text:p>-0.648344154814319</text:p>
          </table:table-cell>
          <table:table-cell/>
          <table:table-cell table:formula="of:=RADIANS([.A253])" office:value-type="float" office:value="4.38077642250577" calcext:value-type="float">
            <text:p>4.38077642250577</text:p>
          </table:table-cell>
          <table:table-cell table:formula="of:=SIN([.D253])" office:value-type="float" office:value="-0.945518575599317" calcext:value-type="float">
            <text:p>-0.945518575599317</text:p>
          </table:table-cell>
          <table:table-cell table:formula="of:=SIN([.A252]+PI()/2) +[.E253]" office:value-type="float" office:value="-0.704530270314064" calcext:value-type="float">
            <text:p>-0.704530270314064</text:p>
          </table:table-cell>
          <table:table-cell table:formula="of:=SIN([.D253]*0.5)+[.E253]" office:value-type="float" office:value="-0.131403057242998" calcext:value-type="float">
            <text:p>-0.131403057242998</text:p>
          </table:table-cell>
          <table:table-cell/>
          <table:table-cell table:formula="of:=SIN(2*PI()*552*[.A253])" office:value-type="float" office:value="-0.00000000000966331281" calcext:value-type="float">
            <text:p>-9.66331280952779E-12</text:p>
          </table:table-cell>
          <table:table-cell table:formula="of:=SIN(2*PI()*564*[.A253])" office:value-type="float" office:value="-0.00000000004277336708" calcext:value-type="float">
            <text:p>-4.27733670825643E-11</text:p>
          </table:table-cell>
          <table:table-cell table:formula="of:=[.I253]+[.J253]" office:value-type="float" office:value="-0.00000000005243667989" calcext:value-type="float">
            <text:p>-5.24366798920921E-11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SIN([.A254]/45)" office:value-type="float" office:value="-0.631266637872322" calcext:value-type="float">
            <text:p>-0.631266637872322</text:p>
          </table:table-cell>
          <table:table-cell/>
          <table:table-cell table:formula="of:=RADIANS([.A254])" office:value-type="float" office:value="4.39822971502571" calcext:value-type="float">
            <text:p>4.39822971502571</text:p>
          </table:table-cell>
          <table:table-cell table:formula="of:=SIN([.D254])" office:value-type="float" office:value="-0.951056516295154" calcext:value-type="float">
            <text:p>-0.951056516295154</text:p>
          </table:table-cell>
          <table:table-cell table:formula="of:=SIN([.A253]+PI()/2) +[.E254]" office:value-type="float" office:value="-0.00417881087477445" calcext:value-type="float">
            <text:p>-0.00417881087477445</text:p>
          </table:table-cell>
          <table:table-cell table:formula="of:=SIN([.D254]*0.5)+[.E254]" office:value-type="float" office:value="-0.142039521920206" calcext:value-type="float">
            <text:p>-0.142039521920206</text:p>
          </table:table-cell>
          <table:table-cell/>
          <table:table-cell table:formula="of:=SIN(2*PI()*552*[.A254])" office:value-type="float" office:value="0.00000000003482356999" calcext:value-type="float">
            <text:p>3.48235699895806E-11</text:p>
          </table:table-cell>
          <table:table-cell table:formula="of:=SIN(2*PI()*564*[.A254])" office:value-type="float" office:value="-0.00000000012132700356" calcext:value-type="float">
            <text:p>-1.21327003559993E-10</text:p>
          </table:table-cell>
          <table:table-cell table:formula="of:=[.I254]+[.J254]" office:value-type="float" office:value="-0.00000000008650343357" calcext:value-type="float">
            <text:p>-8.65034335704122E-11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SIN([.A255]/45)" office:value-type="float" office:value="-0.613877397147486" calcext:value-type="float">
            <text:p>-0.613877397147486</text:p>
          </table:table-cell>
          <table:table-cell/>
          <table:table-cell table:formula="of:=RADIANS([.A255])" office:value-type="float" office:value="4.41568300754565" calcext:value-type="float">
            <text:p>4.41568300754565</text:p>
          </table:table-cell>
          <table:table-cell table:formula="of:=SIN([.D255])" office:value-type="float" office:value="-0.956304755963035" calcext:value-type="float">
            <text:p>-0.956304755963035</text:p>
          </table:table-cell>
          <table:table-cell table:formula="of:=SIN([.A254]+PI()/2) +[.E255]" office:value-type="float" office:value="-0.174092646020761" calcext:value-type="float">
            <text:p>-0.174092646020761</text:p>
          </table:table-cell>
          <table:table-cell table:formula="of:=SIN([.D255]*0.5)+[.E255]" office:value-type="float" office:value="-0.152447895345818" calcext:value-type="float">
            <text:p>-0.152447895345818</text:p>
          </table:table-cell>
          <table:table-cell/>
          <table:table-cell table:formula="of:=SIN(2*PI()*552*[.A255])" office:value-type="float" office:value="-0.00000000003710486904" calcext:value-type="float">
            <text:p>-3.71048690382458E-11</text:p>
          </table:table-cell>
          <table:table-cell table:formula="of:=SIN(2*PI()*564*[.A255])" office:value-type="float" office:value="-0.00000000008346531821" calcext:value-type="float">
            <text:p>-8.34653182104865E-11</text:p>
          </table:table-cell>
          <table:table-cell table:formula="of:=[.I255]+[.J255]" office:value-type="float" office:value="-0.00000000012057018725" calcext:value-type="float">
            <text:p>-1.20570187248732E-10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SIN([.A256]/45)" office:value-type="float" office:value="-0.5961850195658" calcext:value-type="float">
            <text:p>-0.5961850195658</text:p>
          </table:table-cell>
          <table:table-cell/>
          <table:table-cell table:formula="of:=RADIANS([.A256])" office:value-type="float" office:value="4.4331363000656" calcext:value-type="float">
            <text:p>4.4331363000656</text:p>
          </table:table-cell>
          <table:table-cell table:formula="of:=SIN([.D256])" office:value-type="float" office:value="-0.961261695938319" calcext:value-type="float">
            <text:p>-0.961261695938319</text:p>
          </table:table-cell>
          <table:table-cell table:formula="of:=SIN([.A255]+PI()/2) +[.E256]" office:value-type="float" office:value="-1.06287738799911" calcext:value-type="float">
            <text:p>-1.06287738799911</text:p>
          </table:table-cell>
          <table:table-cell table:formula="of:=SIN([.D256]*0.5)+[.E256]" office:value-type="float" office:value="-0.162626185891026" calcext:value-type="float">
            <text:p>-0.162626185891026</text:p>
          </table:table-cell>
          <table:table-cell/>
          <table:table-cell table:formula="of:=SIN(2*PI()*552*[.A256])" office:value-type="float" office:value="0.00000000000738201376" calcext:value-type="float">
            <text:p>7.38201376086266E-12</text:p>
          </table:table-cell>
          <table:table-cell table:formula="of:=SIN(2*PI()*564*[.A256])" office:value-type="float" office:value="-0.00000000004560363286" calcext:value-type="float">
            <text:p>-4.56036328609801E-11</text:p>
          </table:table-cell>
          <table:table-cell table:formula="of:=[.I256]+[.J256]" office:value-type="float" office:value="-0.0000000000382216191" calcext:value-type="float">
            <text:p>-3.82216191001175E-11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SIN([.A257]/45)" office:value-type="float" office:value="-0.578198241744309" calcext:value-type="float">
            <text:p>-0.578198241744309</text:p>
          </table:table-cell>
          <table:table-cell/>
          <table:table-cell table:formula="of:=RADIANS([.A257])" office:value-type="float" office:value="4.45058959258554" calcext:value-type="float">
            <text:p>4.45058959258554</text:p>
          </table:table-cell>
          <table:table-cell table:formula="of:=SIN([.D257])" office:value-type="float" office:value="-0.965925826289068" calcext:value-type="float">
            <text:p>-0.965925826289068</text:p>
          </table:table-cell>
          <table:table-cell table:formula="of:=SIN([.A256]+PI()/2) +[.E257]" office:value-type="float" office:value="-1.85794432169701" calcext:value-type="float">
            <text:p>-1.85794432169701</text:p>
          </table:table-cell>
          <table:table-cell table:formula="of:=SIN([.D257]*0.5)+[.E257]" office:value-type="float" office:value="-0.172572485997833" calcext:value-type="float">
            <text:p>-0.172572485997833</text:p>
          </table:table-cell>
          <table:table-cell/>
          <table:table-cell table:formula="of:=SIN(2*PI()*552*[.A257])" office:value-type="float" office:value="-0.00000000006454642527" calcext:value-type="float">
            <text:p>-6.45464252669637E-11</text:p>
          </table:table-cell>
          <table:table-cell table:formula="of:=SIN(2*PI()*564*[.A257])" office:value-type="float" office:value="-0.00000000012415726934" calcext:value-type="float">
            <text:p>-1.24157269338409E-10</text:p>
          </table:table-cell>
          <table:table-cell table:formula="of:=[.I257]+[.J257]" office:value-type="float" office:value="-0.00000000018870369461" calcext:value-type="float">
            <text:p>-1.88703694605372E-10</text:p>
          </table:table-cell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SIN([.A258]/45)" office:value-type="float" office:value="-0.559925945676907" calcext:value-type="float">
            <text:p>-0.559925945676907</text:p>
          </table:table-cell>
          <table:table-cell/>
          <table:table-cell table:formula="of:=RADIANS([.A258])" office:value-type="float" office:value="4.46804288510548" calcext:value-type="float">
            <text:p>4.46804288510548</text:p>
          </table:table-cell>
          <table:table-cell table:formula="of:=SIN([.D258])" office:value-type="float" office:value="-0.970295726275997" calcext:value-type="float">
            <text:p>-0.970295726275997</text:p>
          </table:table-cell>
          <table:table-cell table:formula="of:=SIN([.A257]+PI()/2) +[.E258]" office:value-type="float" office:value="-1.83259933410708" calcext:value-type="float">
            <text:p>-1.83259933410708</text:p>
          </table:table-cell>
          <table:table-cell table:formula="of:=SIN([.D258]*0.5)+[.E258]" office:value-type="float" office:value="-0.182284972669274" calcext:value-type="float">
            <text:p>-0.182284972669274</text:p>
          </table:table-cell>
          <table:table-cell/>
          <table:table-cell table:formula="of:=SIN(2*PI()*552*[.A258])" office:value-type="float" office:value="-0.00000000002005954247" calcext:value-type="float">
            <text:p>-2.00595424678553E-11</text:p>
          </table:table-cell>
          <table:table-cell table:formula="of:=SIN(2*PI()*564*[.A258])" office:value-type="float" office:value="-0.00000000008629558399" calcext:value-type="float">
            <text:p>-8.62955839889023E-11</text:p>
          </table:table-cell>
          <table:table-cell table:formula="of:=[.I258]+[.J258]" office:value-type="float" office:value="-0.00000000010635512646" calcext:value-type="float">
            <text:p>-1.06355126456758E-10</text:p>
          </table:table-cell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SIN([.A259]/45)" office:value-type="float" office:value="-0.541377154348352" calcext:value-type="float">
            <text:p>-0.541377154348352</text:p>
          </table:table-cell>
          <table:table-cell/>
          <table:table-cell table:formula="of:=RADIANS([.A259])" office:value-type="float" office:value="4.48549617762543" calcext:value-type="float">
            <text:p>4.48549617762543</text:p>
          </table:table-cell>
          <table:table-cell table:formula="of:=SIN([.D259])" office:value-type="float" office:value="-0.974370064785235" calcext:value-type="float">
            <text:p>-0.974370064785235</text:p>
          </table:table-cell>
          <table:table-cell table:formula="of:=SIN([.A258]+PI()/2) +[.E259]" office:value-type="float" office:value="-1.0141608247164" calcext:value-type="float">
            <text:p>-1.0141608247164</text:p>
          </table:table-cell>
          <table:table-cell table:formula="of:=SIN([.D259]*0.5)+[.E259]" office:value-type="float" office:value="-0.191761907932821" calcext:value-type="float">
            <text:p>-0.191761907932821</text:p>
          </table:table-cell>
          <table:table-cell/>
          <table:table-cell table:formula="of:=SIN(2*PI()*552*[.A259])" office:value-type="float" office:value="0.00000000002442734033" calcext:value-type="float">
            <text:p>2.44273403312531E-11</text:p>
          </table:table-cell>
          <table:table-cell table:formula="of:=SIN(2*PI()*564*[.A259])" office:value-type="float" office:value="-0.00000000004843389864" calcext:value-type="float">
            <text:p>-4.84338986393959E-11</text:p>
          </table:table-cell>
          <table:table-cell table:formula="of:=[.I259]+[.J259]" office:value-type="float" office:value="-0.00000000002400655831" calcext:value-type="float">
            <text:p>-2.40065583081428E-11</text:p>
          </table:table-cell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SIN([.A260]/45)" office:value-type="float" office:value="-0.522561027278651" calcext:value-type="float">
            <text:p>-0.522561027278651</text:p>
          </table:table-cell>
          <table:table-cell/>
          <table:table-cell table:formula="of:=RADIANS([.A260])" office:value-type="float" office:value="4.50294947014537" calcext:value-type="float">
            <text:p>4.50294947014537</text:p>
          </table:table-cell>
          <table:table-cell table:formula="of:=SIN([.D260])" office:value-type="float" office:value="-0.978147600733806" calcext:value-type="float">
            <text:p>-0.978147600733806</text:p>
          </table:table-cell>
          <table:table-cell table:formula="of:=SIN([.A259]+PI()/2) +[.E260]" office:value-type="float" office:value="-0.158842071588826" calcext:value-type="float">
            <text:p>-0.158842071588826</text:p>
          </table:table-cell>
          <table:table-cell table:formula="of:=SIN([.D260]*0.5)+[.E260]" office:value-type="float" office:value="-0.201001639276835" calcext:value-type="float">
            <text:p>-0.201001639276835</text:p>
          </table:table-cell>
          <table:table-cell/>
          <table:table-cell table:formula="of:=SIN(2*PI()*552*[.A260])" office:value-type="float" office:value="-0.0000000000475010987" calcext:value-type="float">
            <text:p>-4.75010986965733E-11</text:p>
          </table:table-cell>
          <table:table-cell table:formula="of:=SIN(2*PI()*564*[.A260])" office:value-type="float" office:value="-0.00000000012698753512" calcext:value-type="float">
            <text:p>-1.26987535116824E-10</text:p>
          </table:table-cell>
          <table:table-cell table:formula="of:=[.I260]+[.J260]" office:value-type="float" office:value="-0.00000000017448863381" calcext:value-type="float">
            <text:p>-1.74488633813398E-10</text:p>
          </table:table-cell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SIN([.A261]/45)" office:value-type="float" office:value="-0.503486856000029" calcext:value-type="float">
            <text:p>-0.503486856000029</text:p>
          </table:table-cell>
          <table:table-cell/>
          <table:table-cell table:formula="of:=RADIANS([.A261])" office:value-type="float" office:value="4.52040276266531" calcext:value-type="float">
            <text:p>4.52040276266531</text:p>
          </table:table-cell>
          <table:table-cell table:formula="of:=SIN([.D261])" office:value-type="float" office:value="-0.981627183447664" calcext:value-type="float">
            <text:p>-0.981627183447664</text:p>
          </table:table-cell>
          <table:table-cell table:formula="of:=SIN([.A260]+PI()/2) +[.E261]" office:value-type="float" office:value="-0.0564910903014038" calcext:value-type="float">
            <text:p>-0.0564910903014038</text:p>
          </table:table-cell>
          <table:table-cell table:formula="of:=SIN([.D261]*0.5)+[.E261]" office:value-type="float" office:value="-0.210002600059944" calcext:value-type="float">
            <text:p>-0.210002600059944</text:p>
          </table:table-cell>
          <table:table-cell/>
          <table:table-cell table:formula="of:=SIN(2*PI()*552*[.A261])" office:value-type="float" office:value="-0.0000000000030142159" calcext:value-type="float">
            <text:p>-3.01421589746485E-12</text:p>
          </table:table-cell>
          <table:table-cell table:formula="of:=SIN(2*PI()*564*[.A261])" office:value-type="float" office:value="-0.00000000008912584977" calcext:value-type="float">
            <text:p>-8.91258497673181E-11</text:p>
          </table:table-cell>
          <table:table-cell table:formula="of:=[.I261]+[.J261]" office:value-type="float" office:value="-0.00000000009214006566" calcext:value-type="float">
            <text:p>-9.21400656647829E-11</text:p>
          </table:table-cell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SIN([.A262]/45)" office:value-type="float" office:value="-0.484164059468708" calcext:value-type="float">
            <text:p>-0.484164059468708</text:p>
          </table:table-cell>
          <table:table-cell/>
          <table:table-cell table:formula="of:=RADIANS([.A262])" office:value-type="float" office:value="4.53785605518526" calcext:value-type="float">
            <text:p>4.53785605518526</text:p>
          </table:table-cell>
          <table:table-cell table:formula="of:=SIN([.D262])" office:value-type="float" office:value="-0.984807753012208" calcext:value-type="float">
            <text:p>-0.984807753012208</text:p>
          </table:table-cell>
          <table:table-cell table:formula="of:=SIN([.A261]+PI()/2) +[.E262]" office:value-type="float" office:value="-0.804406953419654" calcext:value-type="float">
            <text:p>-0.804406953419654</text:p>
          </table:table-cell>
          <table:table-cell table:formula="of:=SIN([.D262]*0.5)+[.E262]" office:value-type="float" office:value="-0.21876330989323" calcext:value-type="float">
            <text:p>-0.21876330989323</text:p>
          </table:table-cell>
          <table:table-cell/>
          <table:table-cell table:formula="of:=SIN(2*PI()*552*[.A262])" office:value-type="float" office:value="-0.00000000007494265493" calcext:value-type="float">
            <text:p>-7.49426549252912E-11</text:p>
          </table:table-cell>
          <table:table-cell table:formula="of:=SIN(2*PI()*564*[.A262])" office:value-type="float" office:value="-0.00000000005126416442" calcext:value-type="float">
            <text:p>-5.12641644178117E-11</text:p>
          </table:table-cell>
          <table:table-cell table:formula="of:=[.I262]+[.J262]" office:value-type="float" office:value="-0.00000000012620681934" calcext:value-type="float">
            <text:p>-1.26206819343103E-10</text:p>
          </table:table-cell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SIN([.A263]/45)" office:value-type="float" office:value="-0.464602179413757" calcext:value-type="float">
            <text:p>-0.464602179413757</text:p>
          </table:table-cell>
          <table:table-cell/>
          <table:table-cell table:formula="of:=RADIANS([.A263])" office:value-type="float" office:value="4.5553093477052" calcext:value-type="float">
            <text:p>4.5553093477052</text:p>
          </table:table-cell>
          <table:table-cell table:formula="of:=SIN([.D263])" office:value-type="float" office:value="-0.987688340595138" calcext:value-type="float">
            <text:p>-0.987688340595138</text:p>
          </table:table-cell>
          <table:table-cell table:formula="of:=SIN([.A262]+PI()/2) +[.E263]" office:value-type="float" office:value="-1.71788249774077" calcext:value-type="float">
            <text:p>-1.71788249774077</text:p>
          </table:table-cell>
          <table:table-cell table:formula="of:=SIN([.D263]*0.5)+[.E263]" office:value-type="float" office:value="-0.227282374995107" calcext:value-type="float">
            <text:p>-0.227282374995107</text:p>
          </table:table-cell>
          <table:table-cell/>
          <table:table-cell table:formula="of:=SIN(2*PI()*552*[.A263])" office:value-type="float" office:value="-0.00000000003045577213" calcext:value-type="float">
            <text:p>-3.04557721261828E-11</text:p>
          </table:table-cell>
          <table:table-cell table:formula="of:=SIN(2*PI()*564*[.A263])" office:value-type="float" office:value="-0.0000000001298178009" calcext:value-type="float">
            <text:p>-1.2981780089524E-10</text:p>
          </table:table-cell>
          <table:table-cell table:formula="of:=[.I263]+[.J263]" office:value-type="float" office:value="-0.00000000016027357302" calcext:value-type="float">
            <text:p>-1.60273573021423E-10</text:p>
          </table:table-cell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SIN([.A264]/45)" office:value-type="float" office:value="-0.444810875625326" calcext:value-type="float">
            <text:p>-0.444810875625326</text:p>
          </table:table-cell>
          <table:table-cell/>
          <table:table-cell table:formula="of:=RADIANS([.A264])" office:value-type="float" office:value="4.57276264022514" calcext:value-type="float">
            <text:p>4.57276264022514</text:p>
          </table:table-cell>
          <table:table-cell table:formula="of:=SIN([.D264])" office:value-type="float" office:value="-0.99026806874157" calcext:value-type="float">
            <text:p>-0.99026806874157</text:p>
          </table:table-cell>
          <table:table-cell table:formula="of:=SIN([.A263]+PI()/2) +[.E264]" office:value-type="float" office:value="-1.95972004200858" calcext:value-type="float">
            <text:p>-1.95972004200858</text:p>
          </table:table-cell>
          <table:table-cell table:formula="of:=SIN([.D264]*0.5)+[.E264]" office:value-type="float" office:value="-0.235558488518798" calcext:value-type="float">
            <text:p>-0.235558488518798</text:p>
          </table:table-cell>
          <table:table-cell/>
          <table:table-cell table:formula="of:=SIN(2*PI()*552*[.A264])" office:value-type="float" office:value="0.00000000001403111067" calcext:value-type="float">
            <text:p>1.40311106729256E-11</text:p>
          </table:table-cell>
          <table:table-cell table:formula="of:=SIN(2*PI()*564*[.A264])" office:value-type="float" office:value="-0.00000000009195611555" calcext:value-type="float">
            <text:p>-9.19561155457339E-11</text:p>
          </table:table-cell>
          <table:table-cell table:formula="of:=[.I264]+[.J264]" office:value-type="float" office:value="-0.00000000007792500487" calcext:value-type="float">
            <text:p>-7.79250048728083E-11</text:p>
          </table:table-cell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SIN([.A265]/45)" office:value-type="float" office:value="-0.424799921184573" calcext:value-type="float">
            <text:p>-0.424799921184573</text:p>
          </table:table-cell>
          <table:table-cell/>
          <table:table-cell table:formula="of:=RADIANS([.A265])" office:value-type="float" office:value="4.59021593274509" calcext:value-type="float">
            <text:p>4.59021593274509</text:p>
          </table:table-cell>
          <table:table-cell table:formula="of:=SIN([.D265])" office:value-type="float" office:value="-0.992546151641322" calcext:value-type="float">
            <text:p>-0.992546151641322</text:p>
          </table:table-cell>
          <table:table-cell table:formula="of:=SIN([.A264]+PI()/2) +[.E265]" office:value-type="float" office:value="-1.30994626766486" calcext:value-type="float">
            <text:p>-1.30994626766486</text:p>
          </table:table-cell>
          <table:table-cell table:formula="of:=SIN([.D265]*0.5)+[.E265]" office:value-type="float" office:value="-0.24359043085232" calcext:value-type="float">
            <text:p>-0.24359043085232</text:p>
          </table:table-cell>
          <table:table-cell/>
          <table:table-cell table:formula="of:=SIN(2*PI()*552*[.A265])" office:value-type="float" office:value="-0.00000000005789732835" calcext:value-type="float">
            <text:p>-5.78973283549008E-11</text:p>
          </table:table-cell>
          <table:table-cell table:formula="of:=SIN(2*PI()*564*[.A265])" office:value-type="float" office:value="-0.0000000000540944302" calcext:value-type="float">
            <text:p>-5.40944301962275E-11</text:p>
          </table:table-cell>
          <table:table-cell table:formula="of:=[.I265]+[.J265]" office:value-type="float" office:value="-0.00000000011199175855" calcext:value-type="float">
            <text:p>-1.11991758551128E-10</text:p>
          </table:table-cell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SIN([.A266]/45)" office:value-type="float" office:value="-0.404579197637651" calcext:value-type="float">
            <text:p>-0.404579197637651</text:p>
          </table:table-cell>
          <table:table-cell/>
          <table:table-cell table:formula="of:=RADIANS([.A266])" office:value-type="float" office:value="4.60766922526503" calcext:value-type="float">
            <text:p>4.60766922526503</text:p>
          </table:table-cell>
          <table:table-cell table:formula="of:=SIN([.D266])" office:value-type="float" office:value="-0.994521895368273" calcext:value-type="float">
            <text:p>-0.994521895368273</text:p>
          </table:table-cell>
          <table:table-cell table:formula="of:=SIN([.A265]+PI()/2) +[.E266]" office:value-type="float" office:value="-0.368053951241924" calcext:value-type="float">
            <text:p>-0.368053951241924</text:p>
          </table:table-cell>
          <table:table-cell table:formula="of:=SIN([.D266]*0.5)+[.E266]" office:value-type="float" office:value="-0.251377069890879" calcext:value-type="float">
            <text:p>-0.251377069890879</text:p>
          </table:table-cell>
          <table:table-cell/>
          <table:table-cell table:formula="of:=SIN(2*PI()*552*[.A266])" office:value-type="float" office:value="-0.00000000001341044556" calcext:value-type="float">
            <text:p>-1.34104455557924E-11</text:p>
          </table:table-cell>
          <table:table-cell table:formula="of:=SIN(2*PI()*564*[.A266])" office:value-type="float" office:value="-0.00000000013264806667" calcext:value-type="float">
            <text:p>-1.32648066673656E-10</text:p>
          </table:table-cell>
          <table:table-cell table:formula="of:=[.I266]+[.J266]" office:value-type="float" office:value="-0.00000000014605851223" calcext:value-type="float">
            <text:p>-1.46058512229448E-10</text:p>
          </table:table-cell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SIN([.A267]/45)" office:value-type="float" office:value="-0.384158690116128" calcext:value-type="float">
            <text:p>-0.384158690116128</text:p>
          </table:table-cell>
          <table:table-cell/>
          <table:table-cell table:formula="of:=RADIANS([.A267])" office:value-type="float" office:value="4.62512251778497" calcext:value-type="float">
            <text:p>4.62512251778497</text:p>
          </table:table-cell>
          <table:table-cell table:formula="of:=SIN([.D267])" office:value-type="float" office:value="-0.996194698091746" calcext:value-type="float">
            <text:p>-0.996194698091746</text:p>
          </table:table-cell>
          <table:table-cell table:formula="of:=SIN([.A266]+PI()/2) +[.E267]" office:value-type="float" office:value="-0.00183043254033133" calcext:value-type="float">
            <text:p>-0.00183043254033133</text:p>
          </table:table-cell>
          <table:table-cell table:formula="of:=SIN([.D267]*0.5)+[.E267]" office:value-type="float" office:value="-0.258917361281621" calcext:value-type="float">
            <text:p>-0.258917361281621</text:p>
          </table:table-cell>
          <table:table-cell/>
          <table:table-cell table:formula="of:=SIN(2*PI()*552*[.A267])" office:value-type="float" office:value="0.00000000003107643724" calcext:value-type="float">
            <text:p>3.10764372433161E-11</text:p>
          </table:table-cell>
          <table:table-cell table:formula="of:=SIN(2*PI()*564*[.A267])" office:value-type="float" office:value="-0.00000000009478638132" calcext:value-type="float">
            <text:p>-9.47863813241497E-11</text:p>
          </table:table-cell>
          <table:table-cell table:formula="of:=[.I267]+[.J267]" office:value-type="float" office:value="-0.00000000006370994408" calcext:value-type="float">
            <text:p>-6.37099440808336E-11</text:p>
          </table:table-cell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SIN([.A268]/45)" office:value-type="float" office:value="-0.363548482406272" calcext:value-type="float">
            <text:p>-0.363548482406272</text:p>
          </table:table-cell>
          <table:table-cell/>
          <table:table-cell table:formula="of:=RADIANS([.A268])" office:value-type="float" office:value="4.64257581030492" calcext:value-type="float">
            <text:p>4.64257581030492</text:p>
          </table:table-cell>
          <table:table-cell table:formula="of:=SIN([.D268])" office:value-type="float" office:value="-0.997564050259824" calcext:value-type="float">
            <text:p>-0.997564050259824</text:p>
          </table:table-cell>
          <table:table-cell table:formula="of:=SIN([.A267]+PI()/2) +[.E268]" office:value-type="float" office:value="-0.549517383285557" calcext:value-type="float">
            <text:p>-0.549517383285557</text:p>
          </table:table-cell>
          <table:table-cell table:formula="of:=SIN([.D268]*0.5)+[.E268]" office:value-type="float" office:value="-0.266210348640654" calcext:value-type="float">
            <text:p>-0.266210348640654</text:p>
          </table:table-cell>
          <table:table-cell/>
          <table:table-cell table:formula="of:=SIN(2*PI()*552*[.A268])" office:value-type="float" office:value="-0.00000000004085200178" calcext:value-type="float">
            <text:p>-4.08520017845103E-11</text:p>
          </table:table-cell>
          <table:table-cell table:formula="of:=SIN(2*PI()*564*[.A268])" office:value-type="float" office:value="-0.00000000005692469597" calcext:value-type="float">
            <text:p>-5.69246959746433E-11</text:p>
          </table:table-cell>
          <table:table-cell table:formula="of:=[.I268]+[.J268]" office:value-type="float" office:value="-0.00000000009777669776" calcext:value-type="float">
            <text:p>-9.77766977591537E-11</text:p>
          </table:table-cell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SIN([.A269]/45)" office:value-type="float" office:value="-0.342758751969597" calcext:value-type="float">
            <text:p>-0.342758751969597</text:p>
          </table:table-cell>
          <table:table-cell/>
          <table:table-cell table:formula="of:=RADIANS([.A269])" office:value-type="float" office:value="4.66002910282486" calcext:value-type="float">
            <text:p>4.66002910282486</text:p>
          </table:table-cell>
          <table:table-cell table:formula="of:=SIN([.D269])" office:value-type="float" office:value="-0.998629534754574" calcext:value-type="float">
            <text:p>-0.998629534754574</text:p>
          </table:table-cell>
          <table:table-cell table:formula="of:=SIN([.A268]+PI()/2) +[.E269]" office:value-type="float" office:value="-1.50883250570053" calcext:value-type="float">
            <text:p>-1.50883250570053</text:p>
          </table:table-cell>
          <table:table-cell table:formula="of:=SIN([.D269]*0.5)+[.E269]" office:value-type="float" office:value="-0.273255163742286" calcext:value-type="float">
            <text:p>-0.273255163742286</text:p>
          </table:table-cell>
          <table:table-cell/>
          <table:table-cell table:formula="of:=SIN(2*PI()*552*[.A269])" office:value-type="float" office:value="0.00000000000363488101" calcext:value-type="float">
            <text:p>3.6348810145981E-12</text:p>
          </table:table-cell>
          <table:table-cell table:formula="of:=SIN(2*PI()*564*[.A269])" office:value-type="float" office:value="-0.00000000013547833245" calcext:value-type="float">
            <text:p>-1.35478332452072E-10</text:p>
          </table:table-cell>
          <table:table-cell table:formula="of:=[.I269]+[.J269]" office:value-type="float" office:value="-0.00000000013184345144" calcext:value-type="float">
            <text:p>-1.31843451437474E-10</text:p>
          </table:table-cell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SIN([.A270]/45)" office:value-type="float" office:value="-0.321799764917167" calcext:value-type="float">
            <text:p>-0.321799764917167</text:p>
          </table:table-cell>
          <table:table-cell/>
          <table:table-cell table:formula="of:=RADIANS([.A270])" office:value-type="float" office:value="4.6774823953448" calcext:value-type="float">
            <text:p>4.6774823953448</text:p>
          </table:table-cell>
          <table:table-cell table:formula="of:=SIN([.D270])" office:value-type="float" office:value="-0.999390827019096" calcext:value-type="float">
            <text:p>-0.999390827019096</text:p>
          </table:table-cell>
          <table:table-cell table:formula="of:=SIN([.A269]+PI()/2) +[.E270]" office:value-type="float" office:value="-1.99876517731911" calcext:value-type="float">
            <text:p>-1.99876517731911</text:p>
          </table:table-cell>
          <table:table-cell table:formula="of:=SIN([.D270]*0.5)+[.E270]" office:value-type="float" office:value="-0.280051026680445" calcext:value-type="float">
            <text:p>-0.280051026680445</text:p>
          </table:table-cell>
          <table:table-cell/>
          <table:table-cell table:formula="of:=SIN(2*PI()*552*[.A270])" office:value-type="float" office:value="-0.00000000006829355801" calcext:value-type="float">
            <text:p>-6.82935580132283E-11</text:p>
          </table:table-cell>
          <table:table-cell table:formula="of:=SIN(2*PI()*564*[.A270])" office:value-type="float" office:value="-0.0000000000976166471" calcext:value-type="float">
            <text:p>-9.76166471025655E-11</text:p>
          </table:table-cell>
          <table:table-cell table:formula="of:=[.I270]+[.J270]" office:value-type="float" office:value="-0.00000000016591020512" calcext:value-type="float">
            <text:p>-1.65910205115794E-10</text:p>
          </table:table-cell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SIN([.A271]/45)" office:value-type="float" office:value="-0.300681870940122" calcext:value-type="float">
            <text:p>-0.300681870940122</text:p>
          </table:table-cell>
          <table:table-cell/>
          <table:table-cell table:formula="of:=RADIANS([.A271])" office:value-type="float" office:value="4.69493568786475" calcext:value-type="float">
            <text:p>4.69493568786475</text:p>
          </table:table-cell>
          <table:table-cell table:formula="of:=SIN([.D271])" office:value-type="float" office:value="-0.999847695156391" calcext:value-type="float">
            <text:p>-0.999847695156391</text:p>
          </table:table-cell>
          <table:table-cell table:formula="of:=SIN([.A270]+PI()/2) +[.E271]" office:value-type="float" office:value="-1.56957325599558" calcext:value-type="float">
            <text:p>-1.56957325599558</text:p>
          </table:table-cell>
          <table:table-cell table:formula="of:=SIN([.D271]*0.5)+[.E271]" office:value-type="float" office:value="-0.28659724600221" calcext:value-type="float">
            <text:p>-0.28659724600221</text:p>
          </table:table-cell>
          <table:table-cell/>
          <table:table-cell table:formula="of:=SIN(2*PI()*552*[.A271])" office:value-type="float" office:value="-0.00000000002380667521" calcext:value-type="float">
            <text:p>-2.38066752141199E-11</text:p>
          </table:table-cell>
          <table:table-cell table:formula="of:=SIN(2*PI()*564*[.A271])" office:value-type="float" office:value="-0.00000000005975496175" calcext:value-type="float">
            <text:p>-5.97549617530592E-11</text:p>
          </table:table-cell>
          <table:table-cell table:formula="of:=[.I271]+[.J271]" office:value-type="float" office:value="-0.00000000008356163697" calcext:value-type="float">
            <text:p>-8.3561636967179E-11</text:p>
          </table:table-cell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formula="of:=SIN([.A272]/45)" office:value-type="float" office:value="-0.279415498198926" calcext:value-type="float">
            <text:p>-0.279415498198926</text:p>
          </table:table-cell>
          <table:table-cell/>
          <table:table-cell table:formula="of:=RADIANS([.A272])" office:value-type="float" office:value="4.71238898038469" calcext:value-type="float">
            <text:p>4.71238898038469</text:p>
          </table:table-cell>
          <table:table-cell table:formula="of:=SIN([.D272])" office:value-type="float" office:value="-1" calcext:value-type="float">
            <text:p>-1</text:p>
          </table:table-cell>
          <table:table-cell table:formula="of:=SIN([.A271]+PI()/2) +[.E272]" office:value-type="float" office:value="-0.616273718166854" calcext:value-type="float">
            <text:p>-0.616273718166854</text:p>
          </table:table-cell>
          <table:table-cell table:formula="of:=SIN([.D272]*0.5)+[.E272]" office:value-type="float" office:value="-0.292893218813452" calcext:value-type="float">
            <text:p>-0.292893218813452</text:p>
          </table:table-cell>
          <table:table-cell/>
          <table:table-cell table:formula="of:=SIN(2*PI()*552*[.A272])" office:value-type="float" office:value="0.00000000002068020758" calcext:value-type="float">
            <text:p>2.06802075849886E-11</text:p>
          </table:table-cell>
          <table:table-cell table:formula="of:=SIN(2*PI()*564*[.A272])" office:value-type="float" office:value="-0.00000000013830859823" calcext:value-type="float">
            <text:p>-1.38308598230488E-10</text:p>
          </table:table-cell>
          <table:table-cell table:formula="of:=[.I272]+[.J272]" office:value-type="float" office:value="-0.00000000011762839065" calcext:value-type="float">
            <text:p>-1.17628390645499E-10</text:p>
          </table:table-cell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formula="of:=SIN([.A273]/45)" office:value-type="float" office:value="-0.258011148173874" calcext:value-type="float">
            <text:p>-0.258011148173874</text:p>
          </table:table-cell>
          <table:table-cell/>
          <table:table-cell table:formula="of:=RADIANS([.A273])" office:value-type="float" office:value="4.72984227290463" calcext:value-type="float">
            <text:p>4.72984227290463</text:p>
          </table:table-cell>
          <table:table-cell table:formula="of:=SIN([.D273])" office:value-type="float" office:value="-0.999847695156391" calcext:value-type="float">
            <text:p>-0.999847695156391</text:p>
          </table:table-cell>
          <table:table-cell table:formula="of:=SIN([.A272]+PI()/2) +[.E273]" office:value-type="float" office:value="-0.0154657445238873" calcext:value-type="float">
            <text:p>-0.0154657445238873</text:p>
          </table:table-cell>
          <table:table-cell table:formula="of:=SIN([.D273]*0.5)+[.E273]" office:value-type="float" office:value="-0.29893843085654" calcext:value-type="float">
            <text:p>-0.29893843085654</text:p>
          </table:table-cell>
          <table:table-cell/>
          <table:table-cell table:formula="of:=SIN(2*PI()*552*[.A273])" office:value-type="float" office:value="-0.00000000005124823144" calcext:value-type="float">
            <text:p>-5.12482314428378E-11</text:p>
          </table:table-cell>
          <table:table-cell table:formula="of:=SIN(2*PI()*564*[.A273])" office:value-type="float" office:value="-0.00000000010044691288" calcext:value-type="float">
            <text:p>-1.00446912880981E-10</text:p>
          </table:table-cell>
          <table:table-cell table:formula="of:=[.I273]+[.J273]" office:value-type="float" office:value="-0.00000000015169514432" calcext:value-type="float">
            <text:p>-1.51695144323819E-10</text:p>
          </table:table-cell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formula="of:=SIN([.A274]/45)" office:value-type="float" office:value="-0.236479390479388" calcext:value-type="float">
            <text:p>-0.236479390479388</text:p>
          </table:table-cell>
          <table:table-cell/>
          <table:table-cell table:formula="of:=RADIANS([.A274])" office:value-type="float" office:value="4.74729556542458" calcext:value-type="float">
            <text:p>4.74729556542458</text:p>
          </table:table-cell>
          <table:table-cell table:formula="of:=SIN([.D274])" office:value-type="float" office:value="-0.999390827019096" calcext:value-type="float">
            <text:p>-0.999390827019096</text:p>
          </table:table-cell>
          <table:table-cell table:formula="of:=SIN([.A273]+PI()/2) +[.E274]" office:value-type="float" office:value="-0.319389433288804" calcext:value-type="float">
            <text:p>-0.319389433288804</text:p>
          </table:table-cell>
          <table:table-cell table:formula="of:=SIN([.D274]*0.5)+[.E274]" office:value-type="float" office:value="-0.304732456560098" calcext:value-type="float">
            <text:p>-0.304732456560098</text:p>
          </table:table-cell>
          <table:table-cell/>
          <table:table-cell table:formula="of:=SIN(2*PI()*552*[.A274])" office:value-type="float" office:value="-0.00000000000676134864" calcext:value-type="float">
            <text:p>-6.76134864372941E-12</text:p>
          </table:table-cell>
          <table:table-cell table:formula="of:=SIN(2*PI()*564*[.A274])" office:value-type="float" office:value="-0.00000000006258522753" calcext:value-type="float">
            <text:p>-6.2585227531475E-11</text:p>
          </table:table-cell>
          <table:table-cell table:formula="of:=[.I274]+[.J274]" office:value-type="float" office:value="-0.00000000006934657618" calcext:value-type="float">
            <text:p>-6.93465761752044E-11</text:p>
          </table:table-cell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formula="of:=SIN([.A275]/45)" office:value-type="float" office:value="-0.214830857644665" calcext:value-type="float">
            <text:p>-0.214830857644665</text:p>
          </table:table-cell>
          <table:table-cell/>
          <table:table-cell table:formula="of:=RADIANS([.A275])" office:value-type="float" office:value="4.76474885794452" calcext:value-type="float">
            <text:p>4.76474885794452</text:p>
          </table:table-cell>
          <table:table-cell table:formula="of:=SIN([.D275])" office:value-type="float" office:value="-0.998629534754574" calcext:value-type="float">
            <text:p>-0.998629534754574</text:p>
          </table:table-cell>
          <table:table-cell table:formula="of:=SIN([.A274]+PI()/2) +[.E275]" office:value-type="float" office:value="-1.24819884333503" calcext:value-type="float">
            <text:p>-1.24819884333503</text:p>
          </table:table-cell>
          <table:table-cell table:formula="of:=SIN([.D275]*0.5)+[.E275]" office:value-type="float" office:value="-0.31027495906082" calcext:value-type="float">
            <text:p>-0.31027495906082</text:p>
          </table:table-cell>
          <table:table-cell/>
          <table:table-cell table:formula="of:=SIN(2*PI()*552*[.A275])" office:value-type="float" office:value="-0.00000000007868978767" calcext:value-type="float">
            <text:p>-7.86897876715558E-11</text:p>
          </table:table-cell>
          <table:table-cell table:formula="of:=SIN(2*PI()*564*[.A275])" office:value-type="float" office:value="-0.00000000014113886401" calcext:value-type="float">
            <text:p>-1.41138864008903E-10</text:p>
          </table:table-cell>
          <table:table-cell table:formula="of:=[.I275]+[.J275]" office:value-type="float" office:value="-0.00000000021982865168" calcext:value-type="float">
            <text:p>-2.19828651680459E-10</text:p>
          </table:table-cell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formula="of:=SIN([.A276]/45)" office:value-type="float" office:value="-0.193076239863269" calcext:value-type="float">
            <text:p>-0.193076239863269</text:p>
          </table:table-cell>
          <table:table-cell/>
          <table:table-cell table:formula="of:=RADIANS([.A276])" office:value-type="float" office:value="4.78220215046446" calcext:value-type="float">
            <text:p>4.78220215046446</text:p>
          </table:table-cell>
          <table:table-cell table:formula="of:=SIN([.D276])" office:value-type="float" office:value="-0.997564050259824" calcext:value-type="float">
            <text:p>-0.997564050259824</text:p>
          </table:table-cell>
          <table:table-cell table:formula="of:=SIN([.A275]+PI()/2) +[.E276]" office:value-type="float" office:value="-1.94725118978999" calcext:value-type="float">
            <text:p>-1.94725118978999</text:p>
          </table:table-cell>
          <table:table-cell table:formula="of:=SIN([.D276]*0.5)+[.E276]" office:value-type="float" office:value="-0.315565690197326" calcext:value-type="float">
            <text:p>-0.315565690197326</text:p>
          </table:table-cell>
          <table:table-cell/>
          <table:table-cell table:formula="of:=SIN(2*PI()*552*[.A276])" office:value-type="float" office:value="-0.00000000003420290487" calcext:value-type="float">
            <text:p>-3.42029048724474E-11</text:p>
          </table:table-cell>
          <table:table-cell table:formula="of:=SIN(2*PI()*564*[.A276])" office:value-type="float" office:value="-0.00000000010327717866" calcext:value-type="float">
            <text:p>-1.03277178659397E-10</text:p>
          </table:table-cell>
          <table:table-cell table:formula="of:=[.I276]+[.J276]" office:value-type="float" office:value="-0.00000000013748008353" calcext:value-type="float">
            <text:p>-1.37480083531844E-10</text:p>
          </table:table-cell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formula="of:=SIN([.A277]/45)" office:value-type="float" office:value="-0.171226279714234" calcext:value-type="float">
            <text:p>-0.171226279714234</text:p>
          </table:table-cell>
          <table:table-cell/>
          <table:table-cell table:formula="of:=RADIANS([.A277])" office:value-type="float" office:value="4.79965544298441" calcext:value-type="float">
            <text:p>4.79965544298441</text:p>
          </table:table-cell>
          <table:table-cell table:formula="of:=SIN([.D277])" office:value-type="float" office:value="-0.996194698091746" calcext:value-type="float">
            <text:p>-0.996194698091746</text:p>
          </table:table-cell>
          <table:table-cell table:formula="of:=SIN([.A276]+PI()/2) +[.E277]" office:value-type="float" office:value="-1.77286169219422" calcext:value-type="float">
            <text:p>-1.77286169219422</text:p>
          </table:table-cell>
          <table:table-cell table:formula="of:=SIN([.D277]*0.5)+[.E277]" office:value-type="float" office:value="-0.320604490476085" calcext:value-type="float">
            <text:p>-0.320604490476085</text:p>
          </table:table-cell>
          <table:table-cell/>
          <table:table-cell table:formula="of:=SIN(2*PI()*552*[.A277])" office:value-type="float" office:value="0.00000000001028397793" calcext:value-type="float">
            <text:p>1.02839779266611E-11</text:p>
          </table:table-cell>
          <table:table-cell table:formula="of:=SIN(2*PI()*564*[.A277])" office:value-type="float" office:value="-0.00000000006541549331" calcext:value-type="float">
            <text:p>-6.54154933098908E-11</text:p>
          </table:table-cell>
          <table:table-cell table:formula="of:=[.I277]+[.J277]" office:value-type="float" office:value="-0.00000000005513151538" calcext:value-type="float">
            <text:p>-5.51315153832297E-11</text:p>
          </table:table-cell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formula="of:=SIN([.A278]/45)" office:value-type="float" office:value="-0.149291766857305" calcext:value-type="float">
            <text:p>-0.149291766857305</text:p>
          </table:table-cell>
          <table:table-cell/>
          <table:table-cell table:formula="of:=RADIANS([.A278])" office:value-type="float" office:value="4.81710873550435" calcext:value-type="float">
            <text:p>4.81710873550435</text:p>
          </table:table-cell>
          <table:table-cell table:formula="of:=SIN([.D278])" office:value-type="float" office:value="-0.994521895368273" calcext:value-type="float">
            <text:p>-0.994521895368273</text:p>
          </table:table-cell>
          <table:table-cell table:formula="of:=SIN([.A277]+PI()/2) +[.E278]" office:value-type="float" office:value="-0.884104691448601" calcext:value-type="float">
            <text:p>-0.884104691448601</text:p>
          </table:table-cell>
          <table:table-cell table:formula="of:=SIN([.D278]*0.5)+[.E278]" office:value-type="float" office:value="-0.325391289009415" calcext:value-type="float">
            <text:p>-0.325391289009415</text:p>
          </table:table-cell>
          <table:table-cell/>
          <table:table-cell table:formula="of:=SIN(2*PI()*552*[.A278])" office:value-type="float" office:value="-0.0000000000616444611" calcext:value-type="float">
            <text:p>-6.16444611011653E-11</text:p>
          </table:table-cell>
          <table:table-cell table:formula="of:=SIN(2*PI()*564*[.A278])" office:value-type="float" office:value="-0.00000000014396912979" calcext:value-type="float">
            <text:p>-1.43969129787319E-10</text:p>
          </table:table-cell>
          <table:table-cell table:formula="of:=[.I278]+[.J278]" office:value-type="float" office:value="-0.00000000020561359089" calcext:value-type="float">
            <text:p>-2.05613590888485E-10</text:p>
          </table:table-cell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formula="of:=SIN([.A279]/45)" office:value-type="float" office:value="-0.127283532704939" calcext:value-type="float">
            <text:p>-0.127283532704939</text:p>
          </table:table-cell>
          <table:table-cell/>
          <table:table-cell table:formula="of:=RADIANS([.A279])" office:value-type="float" office:value="4.83456202802429" calcext:value-type="float">
            <text:p>4.83456202802429</text:p>
          </table:table-cell>
          <table:table-cell table:formula="of:=SIN([.D279])" office:value-type="float" office:value="-0.992546151641322" calcext:value-type="float">
            <text:p>-0.992546151641322</text:p>
          </table:table-cell>
          <table:table-cell table:formula="of:=SIN([.A278]+PI()/2) +[.E279]" office:value-type="float" office:value="-0.0965618177682206" calcext:value-type="float">
            <text:p>-0.0965618177682206</text:p>
          </table:table-cell>
          <table:table-cell table:formula="of:=SIN([.D279]*0.5)+[.E279]" office:value-type="float" office:value="-0.329926103425585" calcext:value-type="float">
            <text:p>-0.329926103425585</text:p>
          </table:table-cell>
          <table:table-cell/>
          <table:table-cell table:formula="of:=SIN(2*PI()*552*[.A279])" office:value-type="float" office:value="-0.0000000000171575783" calcext:value-type="float">
            <text:p>-1.71575783020569E-11</text:p>
          </table:table-cell>
          <table:table-cell table:formula="of:=SIN(2*PI()*564*[.A279])" office:value-type="float" office:value="-0.00000000010610744444" calcext:value-type="float">
            <text:p>-1.06107444437813E-10</text:p>
          </table:table-cell>
          <table:table-cell table:formula="of:=[.I279]+[.J279]" office:value-type="float" office:value="-0.00000000012326502274" calcext:value-type="float">
            <text:p>-1.2326502273987E-10</text:p>
          </table:table-cell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formula="of:=SIN([.A280]/45)" office:value-type="float" office:value="-0.105212445073666" calcext:value-type="float">
            <text:p>-0.105212445073666</text:p>
          </table:table-cell>
          <table:table-cell/>
          <table:table-cell table:formula="of:=RADIANS([.A280])" office:value-type="float" office:value="4.85201532054424" calcext:value-type="float">
            <text:p>4.85201532054424</text:p>
          </table:table-cell>
          <table:table-cell table:formula="of:=SIN([.D280])" office:value-type="float" office:value="-0.99026806874157" calcext:value-type="float">
            <text:p>-0.99026806874157</text:p>
          </table:table-cell>
          <table:table-cell table:formula="of:=SIN([.A279]+PI()/2) +[.E280]" office:value-type="float" office:value="-0.132480469434511" calcext:value-type="float">
            <text:p>-0.132480469434511</text:p>
          </table:table-cell>
          <table:table-cell table:formula="of:=SIN([.D280]*0.5)+[.E280]" office:value-type="float" office:value="-0.334209039751063" calcext:value-type="float">
            <text:p>-0.334209039751063</text:p>
          </table:table-cell>
          <table:table-cell/>
          <table:table-cell table:formula="of:=SIN(2*PI()*552*[.A280])" office:value-type="float" office:value="0.0000000000273293045" calcext:value-type="float">
            <text:p>2.73293044970515E-11</text:p>
          </table:table-cell>
          <table:table-cell table:formula="of:=SIN(2*PI()*564*[.A280])" office:value-type="float" office:value="-0.00000000006824575909" calcext:value-type="float">
            <text:p>-6.82457590883066E-11</text:p>
          </table:table-cell>
          <table:table-cell table:formula="of:=[.I280]+[.J280]" office:value-type="float" office:value="-0.00000000004091645459" calcext:value-type="float">
            <text:p>-4.09164545912551E-11</text:p>
          </table:table-cell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formula="of:=SIN([.A281]/45)" office:value-type="float" office:value="-0.0830894028174964" calcext:value-type="float">
            <text:p>-0.0830894028174964</text:p>
          </table:table-cell>
          <table:table-cell/>
          <table:table-cell table:formula="of:=RADIANS([.A281])" office:value-type="float" office:value="4.86946861306418" calcext:value-type="float">
            <text:p>4.86946861306418</text:p>
          </table:table-cell>
          <table:table-cell table:formula="of:=SIN([.D281])" office:value-type="float" office:value="-0.987688340595138" calcext:value-type="float">
            <text:p>-0.987688340595138</text:p>
          </table:table-cell>
          <table:table-cell table:formula="of:=SIN([.A280]+PI()/2) +[.E281]" office:value-type="float" office:value="-0.956743438766839" calcext:value-type="float">
            <text:p>-0.956743438766839</text:p>
          </table:table-cell>
          <table:table-cell table:formula="of:=SIN([.D281]*0.5)+[.E281]" office:value-type="float" office:value="-0.338240292264954" calcext:value-type="float">
            <text:p>-0.338240292264954</text:p>
          </table:table-cell>
          <table:table-cell/>
          <table:table-cell table:formula="of:=SIN(2*PI()*552*[.A281])" office:value-type="float" office:value="-0.00000000004459913453" calcext:value-type="float">
            <text:p>-4.45991345307749E-11</text:p>
          </table:table-cell>
          <table:table-cell table:formula="of:=SIN(2*PI()*564*[.A281])" office:value-type="float" office:value="-0.00000000014679939557" calcext:value-type="float">
            <text:p>-1.46799395565735E-10</text:p>
          </table:table-cell>
          <table:table-cell table:formula="of:=[.I281]+[.J281]" office:value-type="float" office:value="-0.0000000001913985301" calcext:value-type="float">
            <text:p>-1.9139853009651E-10</text:p>
          </table:table-cell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formula="of:=SIN([.A282]/45)" office:value-type="float" office:value="-0.0609253304459904" calcext:value-type="float">
            <text:p>-0.0609253304459904</text:p>
          </table:table-cell>
          <table:table-cell/>
          <table:table-cell table:formula="of:=RADIANS([.A282])" office:value-type="float" office:value="4.88692190558412" calcext:value-type="float">
            <text:p>4.88692190558412</text:p>
          </table:table-cell>
          <table:table-cell table:formula="of:=SIN([.D282])" office:value-type="float" office:value="-0.984807753012208" calcext:value-type="float">
            <text:p>-0.984807753012208</text:p>
          </table:table-cell>
          <table:table-cell table:formula="of:=SIN([.A281]+PI()/2) +[.E282]" office:value-type="float" office:value="-1.80915614869388" calcext:value-type="float">
            <text:p>-1.80915614869388</text:p>
          </table:table-cell>
          <table:table-cell table:formula="of:=SIN([.D282]*0.5)+[.E282]" office:value-type="float" office:value="-0.342020143325669" calcext:value-type="float">
            <text:p>-0.342020143325669</text:p>
          </table:table-cell>
          <table:table-cell/>
          <table:table-cell table:formula="of:=SIN(2*PI()*552*[.A282])" office:value-type="float" office:value="-0.00000000000011225173" calcext:value-type="float">
            <text:p>-1.1225173166646E-13</text:p>
          </table:table-cell>
          <table:table-cell table:formula="of:=SIN(2*PI()*564*[.A282])" office:value-type="float" office:value="-0.00000000010893771022" calcext:value-type="float">
            <text:p>-1.08937710216229E-10</text:p>
          </table:table-cell>
          <table:table-cell table:formula="of:=[.I282]+[.J282]" office:value-type="float" office:value="-0.00000000010904996195" calcext:value-type="float">
            <text:p>-1.09049961947895E-10</text:p>
          </table:table-cell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formula="of:=SIN([.A283]/45)" office:value-type="float" office:value="-0.0387311727296588" calcext:value-type="float">
            <text:p>-0.0387311727296588</text:p>
          </table:table-cell>
          <table:table-cell/>
          <table:table-cell table:formula="of:=RADIANS([.A283])" office:value-type="float" office:value="4.90437519810407" calcext:value-type="float">
            <text:p>4.90437519810407</text:p>
          </table:table-cell>
          <table:table-cell table:formula="of:=SIN([.D283])" office:value-type="float" office:value="-0.981627183447664" calcext:value-type="float">
            <text:p>-0.981627183447664</text:p>
          </table:table-cell>
          <table:table-cell table:formula="of:=SIN([.A282]+PI()/2) +[.E283]" office:value-type="float" office:value="-1.90336676332698" calcext:value-type="float">
            <text:p>-1.90336676332698</text:p>
          </table:table-cell>
          <table:table-cell table:formula="of:=SIN([.D283]*0.5)+[.E283]" office:value-type="float" office:value="-0.3455489631699" calcext:value-type="float">
            <text:p>-0.3455489631699</text:p>
          </table:table-cell>
          <table:table-cell/>
          <table:table-cell table:formula="of:=SIN(2*PI()*552*[.A283])" office:value-type="float" office:value="-0.00000000007204069076" calcext:value-type="float">
            <text:p>-7.20406907594929E-11</text:p>
          </table:table-cell>
          <table:table-cell table:formula="of:=SIN(2*PI()*564*[.A283])" office:value-type="float" office:value="-0.00000000007107602487" calcext:value-type="float">
            <text:p>-7.10760248667224E-11</text:p>
          </table:table-cell>
          <table:table-cell table:formula="of:=[.I283]+[.J283]" office:value-type="float" office:value="-0.00000000014311671563" calcext:value-type="float">
            <text:p>-1.43116715626215E-10</text:p>
          </table:table-cell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formula="of:=SIN([.A284]/45)" office:value-type="float" office:value="-0.0165178892953615" calcext:value-type="float">
            <text:p>-0.0165178892953615</text:p>
          </table:table-cell>
          <table:table-cell/>
          <table:table-cell table:formula="of:=RADIANS([.A284])" office:value-type="float" office:value="4.92182849062401" calcext:value-type="float">
            <text:p>4.92182849062401</text:p>
          </table:table-cell>
          <table:table-cell table:formula="of:=SIN([.D284])" office:value-type="float" office:value="-0.978147600733806" calcext:value-type="float">
            <text:p>-0.978147600733806</text:p>
          </table:table-cell>
          <table:table-cell table:formula="of:=SIN([.A283]+PI()/2) +[.E284]" office:value-type="float" office:value="-1.14983524588958" calcext:value-type="float">
            <text:p>-1.14983524588958</text:p>
          </table:table-cell>
          <table:table-cell table:formula="of:=SIN([.D284]*0.5)+[.E284]" office:value-type="float" office:value="-0.348827209683968" calcext:value-type="float">
            <text:p>-0.348827209683968</text:p>
          </table:table-cell>
          <table:table-cell/>
          <table:table-cell table:formula="of:=SIN(2*PI()*552*[.A284])" office:value-type="float" office:value="-0.00000000002755380796" calcext:value-type="float">
            <text:p>-2.75538079603844E-11</text:p>
          </table:table-cell>
          <table:table-cell table:formula="of:=SIN(2*PI()*564*[.A284])" office:value-type="float" office:value="-0.00000000014962966134" calcext:value-type="float">
            <text:p>-1.49629661344151E-10</text:p>
          </table:table-cell>
          <table:table-cell table:formula="of:=[.I284]+[.J284]" office:value-type="float" office:value="-0.0000000001771834693" calcext:value-type="float">
            <text:p>-1.77183469304535E-10</text:p>
          </table:table-cell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formula="of:=SIN([.A285]/45)" office:value-type="float" office:value="0.00570355078563114" calcext:value-type="float">
            <text:p>0.00570355078563114</text:p>
          </table:table-cell>
          <table:table-cell/>
          <table:table-cell table:formula="of:=RADIANS([.A285])" office:value-type="float" office:value="4.93928178314395" calcext:value-type="float">
            <text:p>4.93928178314395</text:p>
          </table:table-cell>
          <table:table-cell table:formula="of:=SIN([.D285])" office:value-type="float" office:value="-0.974370064785235" calcext:value-type="float">
            <text:p>-0.974370064785235</text:p>
          </table:table-cell>
          <table:table-cell table:formula="of:=SIN([.A284]+PI()/2) +[.E285]" office:value-type="float" office:value="-0.238156946039393" calcext:value-type="float">
            <text:p>-0.238156946039393</text:p>
          </table:table-cell>
          <table:table-cell table:formula="of:=SIN([.D285]*0.5)+[.E285]" office:value-type="float" office:value="-0.351855428147616" calcext:value-type="float">
            <text:p>-0.351855428147616</text:p>
          </table:table-cell>
          <table:table-cell/>
          <table:table-cell table:formula="of:=SIN(2*PI()*552*[.A285])" office:value-type="float" office:value="0.00000000001693307484" calcext:value-type="float">
            <text:p>1.6933074838724E-11</text:p>
          </table:table-cell>
          <table:table-cell table:formula="of:=SIN(2*PI()*564*[.A285])" office:value-type="float" office:value="-0.00000000011176797599" calcext:value-type="float">
            <text:p>-1.11767975994645E-10</text:p>
          </table:table-cell>
          <table:table-cell table:formula="of:=[.I285]+[.J285]" office:value-type="float" office:value="-0.00000000009483490116" calcext:value-type="float">
            <text:p>-9.48349011559205E-11</text:p>
          </table:table-cell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formula="of:=SIN([.A286]/45)" office:value-type="float" office:value="0.0279221744142408" calcext:value-type="float">
            <text:p>0.0279221744142408</text:p>
          </table:table-cell>
          <table:table-cell/>
          <table:table-cell table:formula="of:=RADIANS([.A286])" office:value-type="float" office:value="4.9567350756639" calcext:value-type="float">
            <text:p>4.9567350756639</text:p>
          </table:table-cell>
          <table:table-cell table:formula="of:=SIN([.D286])" office:value-type="float" office:value="-0.970295726275997" calcext:value-type="float">
            <text:p>-0.970295726275997</text:p>
          </table:table-cell>
          <table:table-cell table:formula="of:=SIN([.A285]+PI()/2) +[.E286]" office:value-type="float" office:value="-0.00305278978271228" calcext:value-type="float">
            <text:p>-0.00305278978271228</text:p>
          </table:table-cell>
          <table:table-cell table:formula="of:=SIN([.D286]*0.5)+[.E286]" office:value-type="float" office:value="-0.354634250950338" calcext:value-type="float">
            <text:p>-0.354634250950338</text:p>
          </table:table-cell>
          <table:table-cell/>
          <table:table-cell table:formula="of:=SIN(2*PI()*552*[.A286])" office:value-type="float" office:value="-0.00000000005499536419" calcext:value-type="float">
            <text:p>-5.49953641891024E-11</text:p>
          </table:table-cell>
          <table:table-cell table:formula="of:=SIN(2*PI()*564*[.A286])" office:value-type="float" office:value="-0.00000000007390629065" calcext:value-type="float">
            <text:p>-7.39062906451382E-11</text:p>
          </table:table-cell>
          <table:table-cell table:formula="of:=[.I286]+[.J286]" office:value-type="float" office:value="-0.00000000012890165483" calcext:value-type="float">
            <text:p>-1.28901654834241E-10</text:p>
          </table:table-cell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formula="of:=SIN([.A287]/45)" office:value-type="float" office:value="0.0501270098821727" calcext:value-type="float">
            <text:p>0.0501270098821727</text:p>
          </table:table-cell>
          <table:table-cell/>
          <table:table-cell table:formula="of:=RADIANS([.A287])" office:value-type="float" office:value="4.97418836818384" calcext:value-type="float">
            <text:p>4.97418836818384</text:p>
          </table:table-cell>
          <table:table-cell table:formula="of:=SIN([.D287])" office:value-type="float" office:value="-0.965925826289068" calcext:value-type="float">
            <text:p>-0.965925826289068</text:p>
          </table:table-cell>
          <table:table-cell table:formula="of:=SIN([.A286]+PI()/2) +[.E287]" office:value-type="float" office:value="-0.656931767190926" calcext:value-type="float">
            <text:p>-0.656931767190926</text:p>
          </table:table-cell>
          <table:table-cell table:formula="of:=SIN([.D287]*0.5)+[.E287]" office:value-type="float" office:value="-0.357164397280348" calcext:value-type="float">
            <text:p>-0.357164397280348</text:p>
          </table:table-cell>
          <table:table-cell/>
          <table:table-cell table:formula="of:=SIN(2*PI()*552*[.A287])" office:value-type="float" office:value="-0.00000000001050848139" calcext:value-type="float">
            <text:p>-1.0508481389994E-11</text:p>
          </table:table-cell>
          <table:table-cell table:formula="of:=SIN(2*PI()*564*[.A287])" office:value-type="float" office:value="-0.00000000015245992712" calcext:value-type="float">
            <text:p>-1.52459927122567E-10</text:p>
          </table:table-cell>
          <table:table-cell table:formula="of:=[.I287]+[.J287]" office:value-type="float" office:value="-0.00000000016296840851" calcext:value-type="float">
            <text:p>-1.62968408512561E-10</text:p>
          </table:table-cell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formula="of:=SIN([.A288]/45)" office:value-type="float" office:value="0.0723070922898201" calcext:value-type="float">
            <text:p>0.0723070922898201</text:p>
          </table:table-cell>
          <table:table-cell/>
          <table:table-cell table:formula="of:=RADIANS([.A288])" office:value-type="float" office:value="4.99164166070378" calcext:value-type="float">
            <text:p>4.99164166070378</text:p>
          </table:table-cell>
          <table:table-cell table:formula="of:=SIN([.D288])" office:value-type="float" office:value="-0.961261695938319" calcext:value-type="float">
            <text:p>-0.961261695938319</text:p>
          </table:table-cell>
          <table:table-cell table:formula="of:=SIN([.A287]+PI()/2) +[.E288]" office:value-type="float" office:value="-1.59460422717104" calcext:value-type="float">
            <text:p>-1.59460422717104</text:p>
          </table:table-cell>
          <table:table-cell table:formula="of:=SIN([.D288]*0.5)+[.E288]" office:value-type="float" office:value="-0.35944667278627" calcext:value-type="float">
            <text:p>-0.35944667278627</text:p>
          </table:table-cell>
          <table:table-cell/>
          <table:table-cell table:formula="of:=SIN(2*PI()*552*[.A288])" office:value-type="float" office:value="0.00000000003397840141" calcext:value-type="float">
            <text:p>3.39784014091145E-11</text:p>
          </table:table-cell>
          <table:table-cell table:formula="of:=SIN(2*PI()*564*[.A288])" office:value-type="float" office:value="-0.00000000011459824177" calcext:value-type="float">
            <text:p>-1.1459824177306E-10</text:p>
          </table:table-cell>
          <table:table-cell table:formula="of:=[.I288]+[.J288]" office:value-type="float" office:value="-0.00000000008061984036" calcext:value-type="float">
            <text:p>-8.06198403639459E-11</text:p>
          </table:table-cell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formula="of:=SIN([.A289]/45)" office:value-type="float" office:value="0.0944514689608074" calcext:value-type="float">
            <text:p>0.0944514689608074</text:p>
          </table:table-cell>
          <table:table-cell/>
          <table:table-cell table:formula="of:=RADIANS([.A289])" office:value-type="float" office:value="5.00909495322373" calcext:value-type="float">
            <text:p>5.00909495322373</text:p>
          </table:table-cell>
          <table:table-cell table:formula="of:=SIN([.D289])" office:value-type="float" office:value="-0.956304755963035" calcext:value-type="float">
            <text:p>-0.956304755963035</text:p>
          </table:table-cell>
          <table:table-cell table:formula="of:=SIN([.A288]+PI()/2) +[.E289]" office:value-type="float" office:value="-1.94969167511998" calcext:value-type="float">
            <text:p>-1.94969167511998</text:p>
          </table:table-cell>
          <table:table-cell table:formula="of:=SIN([.D289]*0.5)+[.E289]" office:value-type="float" office:value="-0.361481969211694" calcext:value-type="float">
            <text:p>-0.361481969211694</text:p>
          </table:table-cell>
          <table:table-cell/>
          <table:table-cell table:formula="of:=SIN(2*PI()*552*[.A289])" office:value-type="float" office:value="-0.00000000003795003762" calcext:value-type="float">
            <text:p>-3.79500376187119E-11</text:p>
          </table:table-cell>
          <table:table-cell table:formula="of:=SIN(2*PI()*564*[.A289])" office:value-type="float" office:value="-0.00000000007673655642" calcext:value-type="float">
            <text:p>-7.6736556423554E-11</text:p>
          </table:table-cell>
          <table:table-cell table:formula="of:=[.I289]+[.J289]" office:value-type="float" office:value="-0.00000000011468659404" calcext:value-type="float">
            <text:p>-1.14686594042266E-10</text:p>
          </table:table-cell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formula="of:=SIN([.A290]/45)" office:value-type="float" office:value="0.116549204850494" calcext:value-type="float">
            <text:p>0.116549204850494</text:p>
          </table:table-cell>
          <table:table-cell/>
          <table:table-cell table:formula="of:=RADIANS([.A290])" office:value-type="float" office:value="5.02654824574367" calcext:value-type="float">
            <text:p>5.02654824574367</text:p>
          </table:table-cell>
          <table:table-cell table:formula="of:=SIN([.D290])" office:value-type="float" office:value="-0.951056516295154" calcext:value-type="float">
            <text:p>-0.951056516295154</text:p>
          </table:table-cell>
          <table:table-cell table:formula="of:=SIN([.A289]+PI()/2) +[.E290]" office:value-type="float" office:value="-1.39117247114193" calcext:value-type="float">
            <text:p>-1.39117247114193</text:p>
          </table:table-cell>
          <table:table-cell table:formula="of:=SIN([.D290]*0.5)+[.E290]" office:value-type="float" office:value="-0.36327126400268" calcext:value-type="float">
            <text:p>-0.36327126400268</text:p>
          </table:table-cell>
          <table:table-cell/>
          <table:table-cell table:formula="of:=SIN(2*PI()*552*[.A290])" office:value-type="float" office:value="0.00000000000653684518" calcext:value-type="float">
            <text:p>6.53684518039649E-12</text:p>
          </table:table-cell>
          <table:table-cell table:formula="of:=SIN(2*PI()*564*[.A290])" office:value-type="float" office:value="-0.00000000003887487107" calcext:value-type="float">
            <text:p>-3.88748710740477E-11</text:p>
          </table:table-cell>
          <table:table-cell table:formula="of:=[.I290]+[.J290]" office:value-type="float" office:value="-0.00000000003233802589" calcext:value-type="float">
            <text:p>-3.23380258936512E-11</text:p>
          </table:table-cell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formula="of:=SIN([.A291]/45)" office:value-type="float" office:value="0.138589387945777" calcext:value-type="float">
            <text:p>0.138589387945777</text:p>
          </table:table-cell>
          <table:table-cell/>
          <table:table-cell table:formula="of:=RADIANS([.A291])" office:value-type="float" office:value="5.04400153826361" calcext:value-type="float">
            <text:p>5.04400153826361</text:p>
          </table:table-cell>
          <table:table-cell table:formula="of:=SIN([.D291])" office:value-type="float" office:value="-0.945518575599317" calcext:value-type="float">
            <text:p>-0.945518575599317</text:p>
          </table:table-cell>
          <table:table-cell table:formula="of:=SIN([.A290]+PI()/2) +[.E291]" office:value-type="float" office:value="-0.427722986948508" calcext:value-type="float">
            <text:p>-0.427722986948508</text:p>
          </table:table-cell>
          <table:table-cell table:formula="of:=SIN([.D291]*0.5)+[.E291]" office:value-type="float" office:value="-0.364815619888377" calcext:value-type="float">
            <text:p>-0.364815619888377</text:p>
          </table:table-cell>
          <table:table-cell/>
          <table:table-cell table:formula="of:=SIN(2*PI()*552*[.A291])" office:value-type="float" office:value="-0.00000000006539159385" calcext:value-type="float">
            <text:p>-6.53915938474299E-11</text:p>
          </table:table-cell>
          <table:table-cell table:formula="of:=SIN(2*PI()*564*[.A291])" office:value-type="float" office:value="-0.00000000011742850755" calcext:value-type="float">
            <text:p>-1.17428507551476E-10</text:p>
          </table:table-cell>
          <table:table-cell table:formula="of:=[.I291]+[.J291]" office:value-type="float" office:value="-0.0000000001828201014" calcext:value-type="float">
            <text:p>-1.82820101398906E-10</text:p>
          </table:table-cell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formula="of:=SIN([.A292]/45)" office:value-type="float" office:value="0.160561134653518" calcext:value-type="float">
            <text:p>0.160561134653518</text:p>
          </table:table-cell>
          <table:table-cell/>
          <table:table-cell table:formula="of:=RADIANS([.A292])" office:value-type="float" office:value="5.06145483078356" calcext:value-type="float">
            <text:p>5.06145483078356</text:p>
          </table:table-cell>
          <table:table-cell table:formula="of:=SIN([.D292])" office:value-type="float" office:value="-0.939692620785908" calcext:value-type="float">
            <text:p>-0.939692620785908</text:p>
          </table:table-cell>
          <table:table-cell table:formula="of:=SIN([.A291]+PI()/2) +[.E292]" office:value-type="float" office:value="0.0599556350936297" calcext:value-type="float">
            <text:p>0.0599556350936297</text:p>
          </table:table-cell>
          <table:table-cell table:formula="of:=SIN([.D292]*0.5)+[.E292]" office:value-type="float" office:value="-0.366116184434862" calcext:value-type="float">
            <text:p>-0.366116184434862</text:p>
          </table:table-cell>
          <table:table-cell/>
          <table:table-cell table:formula="of:=SIN(2*PI()*552*[.A292])" office:value-type="float" office:value="-0.00000000002090471105" calcext:value-type="float">
            <text:p>-2.09047110483215E-11</text:p>
          </table:table-cell>
          <table:table-cell table:formula="of:=SIN(2*PI()*564*[.A292])" office:value-type="float" office:value="-0.0000000000795668222" calcext:value-type="float">
            <text:p>-7.95668222019698E-11</text:p>
          </table:table-cell>
          <table:table-cell table:formula="of:=[.I292]+[.J292]" office:value-type="float" office:value="-0.00000000010047153325" calcext:value-type="float">
            <text:p>-1.00471533250291E-10</text:p>
          </table:table-cell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formula="of:=SIN([.A293]/45)" office:value-type="float" office:value="0.182453595174934" calcext:value-type="float">
            <text:p>0.182453595174934</text:p>
          </table:table-cell>
          <table:table-cell/>
          <table:table-cell table:formula="of:=RADIANS([.A293])" office:value-type="float" office:value="5.0789081233035" calcext:value-type="float">
            <text:p>5.0789081233035</text:p>
          </table:table-cell>
          <table:table-cell table:formula="of:=SIN([.D293])" office:value-type="float" office:value="-0.933580426497202" calcext:value-type="float">
            <text:p>-0.933580426497202</text:p>
          </table:table-cell>
          <table:table-cell table:formula="of:=SIN([.A292]+PI()/2) +[.E293]" office:value-type="float" office:value="-0.371151499730453" calcext:value-type="float">
            <text:p>-0.371151499730453</text:p>
          </table:table-cell>
          <table:table-cell table:formula="of:=SIN([.D293]*0.5)+[.E293]" office:value-type="float" office:value="-0.367174189572369" calcext:value-type="float">
            <text:p>-0.367174189572369</text:p>
          </table:table-cell>
          <table:table-cell/>
          <table:table-cell table:formula="of:=SIN(2*PI()*552*[.A293])" office:value-type="float" office:value="0.00000000002358217175" calcext:value-type="float">
            <text:p>2.35821717507869E-11</text:p>
          </table:table-cell>
          <table:table-cell table:formula="of:=SIN(2*PI()*564*[.A293])" office:value-type="float" office:value="-0.00000000004170513685" calcext:value-type="float">
            <text:p>-4.17051368524635E-11</text:p>
          </table:table-cell>
          <table:table-cell table:formula="of:=[.I293]+[.J293]" office:value-type="float" office:value="-0.0000000000181229651" calcext:value-type="float">
            <text:p>-1.81229651016765E-11</text:p>
          </table:table-cell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formula="of:=SIN([.A294]/45)" office:value-type="float" office:value="0.204255958863304" calcext:value-type="float">
            <text:p>0.204255958863304</text:p>
          </table:table-cell>
          <table:table-cell/>
          <table:table-cell table:formula="of:=RADIANS([.A294])" office:value-type="float" office:value="5.09636141582344" calcext:value-type="float">
            <text:p>5.09636141582344</text:p>
          </table:table-cell>
          <table:table-cell table:formula="of:=SIN([.D294])" office:value-type="float" office:value="-0.927183854566787" calcext:value-type="float">
            <text:p>-0.927183854566787</text:p>
          </table:table-cell>
          <table:table-cell table:formula="of:=SIN([.A293]+PI()/2) +[.E294]" office:value-type="float" office:value="-1.31906881840829" calcext:value-type="float">
            <text:p>-1.31906881840829</text:p>
          </table:table-cell>
          <table:table-cell table:formula="of:=SIN([.D294]*0.5)+[.E294]" office:value-type="float" office:value="-0.367990951096041" calcext:value-type="float">
            <text:p>-0.367990951096041</text:p>
          </table:table-cell>
          <table:table-cell/>
          <table:table-cell table:formula="of:=SIN(2*PI()*552*[.A294])" office:value-type="float" office:value="-0.00000000004834626728" calcext:value-type="float">
            <text:p>-4.83462672770394E-11</text:p>
          </table:table-cell>
          <table:table-cell table:formula="of:=SIN(2*PI()*564*[.A294])" office:value-type="float" office:value="-0.00000000012025877333" calcext:value-type="float">
            <text:p>-1.20258773329892E-10</text:p>
          </table:table-cell>
          <table:table-cell table:formula="of:=[.I294]+[.J294]" office:value-type="float" office:value="-0.00000000016860504061" calcext:value-type="float">
            <text:p>-1.68605040606931E-10</text:p>
          </table:table-cell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formula="of:=SIN([.A295]/45)" office:value-type="float" office:value="0.225957459562336" calcext:value-type="float">
            <text:p>0.225957459562336</text:p>
          </table:table-cell>
          <table:table-cell/>
          <table:table-cell table:formula="of:=RADIANS([.A295])" office:value-type="float" office:value="5.11381470834339" calcext:value-type="float">
            <text:p>5.11381470834339</text:p>
          </table:table-cell>
          <table:table-cell table:formula="of:=SIN([.D295])" office:value-type="float" office:value="-0.920504853452441" calcext:value-type="float">
            <text:p>-0.920504853452441</text:p>
          </table:table-cell>
          <table:table-cell table:formula="of:=SIN([.A294]+PI()/2) +[.E295]" office:value-type="float" office:value="-1.90640647941642" calcext:value-type="float">
            <text:p>-1.90640647941642</text:p>
          </table:table-cell>
          <table:table-cell table:formula="of:=SIN([.D295]*0.5)+[.E295]" office:value-type="float" office:value="-0.368567868140382" calcext:value-type="float">
            <text:p>-0.368567868140382</text:p>
          </table:table-cell>
          <table:table-cell/>
          <table:table-cell table:formula="of:=SIN(2*PI()*552*[.A295])" office:value-type="float" office:value="-0.00000000000385938448" calcext:value-type="float">
            <text:p>-3.85938447793102E-12</text:p>
          </table:table-cell>
          <table:table-cell table:formula="of:=SIN(2*PI()*564*[.A295])" office:value-type="float" office:value="-0.00000000008239708798" calcext:value-type="float">
            <text:p>-8.23970879803856E-11</text:p>
          </table:table-cell>
          <table:table-cell table:formula="of:=[.I295]+[.J295]" office:value-type="float" office:value="-0.00000000008625647246" calcext:value-type="float">
            <text:p>-8.62564724583166E-11</text:p>
          </table:table-cell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formula="of:=SIN([.A296]/45)" office:value-type="float" office:value="0.247547380922577" calcext:value-type="float">
            <text:p>0.247547380922577</text:p>
          </table:table-cell>
          <table:table-cell/>
          <table:table-cell table:formula="of:=RADIANS([.A296])" office:value-type="float" office:value="5.13126800086333" calcext:value-type="float">
            <text:p>5.13126800086333</text:p>
          </table:table-cell>
          <table:table-cell table:formula="of:=SIN([.D296])" office:value-type="float" office:value="-0.913545457642601" calcext:value-type="float">
            <text:p>-0.913545457642601</text:p>
          </table:table-cell>
          <table:table-cell table:formula="of:=SIN([.A295]+PI()/2) +[.E296]" office:value-type="float" office:value="-1.58703033753607" calcext:value-type="float">
            <text:p>-1.58703033753607</text:p>
          </table:table-cell>
          <table:table-cell table:formula="of:=SIN([.D296]*0.5)+[.E296]" office:value-type="float" office:value="-0.368906422627574" calcext:value-type="float">
            <text:p>-0.368906422627574</text:p>
          </table:table-cell>
          <table:table-cell/>
          <table:table-cell table:formula="of:=SIN(2*PI()*552*[.A296])" office:value-type="float" office:value="-0.00000000007578782351" calcext:value-type="float">
            <text:p>-7.57878235057574E-11</text:p>
          </table:table-cell>
          <table:table-cell table:formula="of:=SIN(2*PI()*564*[.A296])" office:value-type="float" office:value="-0.00000000004453540263" calcext:value-type="float">
            <text:p>-4.45354026308793E-11</text:p>
          </table:table-cell>
          <table:table-cell table:formula="of:=[.I296]+[.J296]" office:value-type="float" office:value="-0.00000000012032322614" calcext:value-type="float">
            <text:p>-1.20323226136637E-10</text:p>
          </table:table-cell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formula="of:=SIN([.A297]/45)" office:value-type="float" office:value="0.269015061693209" calcext:value-type="float">
            <text:p>0.269015061693209</text:p>
          </table:table-cell>
          <table:table-cell/>
          <table:table-cell table:formula="of:=RADIANS([.A297])" office:value-type="float" office:value="5.14872129338327" calcext:value-type="float">
            <text:p>5.14872129338327</text:p>
          </table:table-cell>
          <table:table-cell table:formula="of:=SIN([.D297])" office:value-type="float" office:value="-0.90630778703665" calcext:value-type="float">
            <text:p>-0.90630778703665</text:p>
          </table:table-cell>
          <table:table-cell table:formula="of:=SIN([.A296]+PI()/2) +[.E297]" office:value-type="float" office:value="-0.648177028220208" calcext:value-type="float">
            <text:p>-0.648177028220208</text:p>
          </table:table-cell>
          <table:table-cell table:formula="of:=SIN([.D297]*0.5)+[.E297]" office:value-type="float" office:value="-0.369008178689826" calcext:value-type="float">
            <text:p>-0.369008178689826</text:p>
          </table:table-cell>
          <table:table-cell/>
          <table:table-cell table:formula="of:=SIN(2*PI()*552*[.A297])" office:value-type="float" office:value="-0.00000000003130094071" calcext:value-type="float">
            <text:p>-3.1300940706649E-11</text:p>
          </table:table-cell>
          <table:table-cell table:formula="of:=SIN(2*PI()*564*[.A297])" office:value-type="float" office:value="-0.00000000012308903911" calcext:value-type="float">
            <text:p>-1.23089039108308E-10</text:p>
          </table:table-cell>
          <table:table-cell table:formula="of:=[.I297]+[.J297]" office:value-type="float" office:value="-0.00000000015438997981" calcext:value-type="float">
            <text:p>-1.54389979814957E-10</text:p>
          </table:table-cell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formula="of:=SIN([.A298]/45)" office:value-type="float" office:value="0.290349900986658" calcext:value-type="float">
            <text:p>0.290349900986658</text:p>
          </table:table-cell>
          <table:table-cell/>
          <table:table-cell table:formula="of:=RADIANS([.A298])" office:value-type="float" office:value="5.16617458590322" calcext:value-type="float">
            <text:p>5.16617458590322</text:p>
          </table:table-cell>
          <table:table-cell table:formula="of:=SIN([.D298])" office:value-type="float" office:value="-0.898794046299167" calcext:value-type="float">
            <text:p>-0.898794046299167</text:p>
          </table:table-cell>
          <table:table-cell table:formula="of:=SIN([.A297]+PI()/2) +[.E298]" office:value-type="float" office:value="0.0536281220023376" calcext:value-type="float">
            <text:p>0.0536281220023376</text:p>
          </table:table-cell>
          <table:table-cell table:formula="of:=SIN([.D298]*0.5)+[.E298]" office:value-type="float" office:value="-0.368874782065962" calcext:value-type="float">
            <text:p>-0.368874782065962</text:p>
          </table:table-cell>
          <table:table-cell/>
          <table:table-cell table:formula="of:=SIN(2*PI()*552*[.A298])" office:value-type="float" office:value="0.00000000001318594209" calcext:value-type="float">
            <text:p>1.31859420924594E-11</text:p>
          </table:table-cell>
          <table:table-cell table:formula="of:=SIN(2*PI()*564*[.A298])" office:value-type="float" office:value="-0.00000000020164267559" calcext:value-type="float">
            <text:p>-2.01642675585736E-10</text:p>
          </table:table-cell>
          <table:table-cell table:formula="of:=[.I298]+[.J298]" office:value-type="float" office:value="-0.00000000018845673349" calcext:value-type="float">
            <text:p>-1.88456733493277E-10</text:p>
          </table:table-cell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formula="of:=SIN([.A299]/45)" office:value-type="float" office:value="0.311541363513378" calcext:value-type="float">
            <text:p>0.311541363513378</text:p>
          </table:table-cell>
          <table:table-cell/>
          <table:table-cell table:formula="of:=RADIANS([.A299])" office:value-type="float" office:value="5.18362787842316" calcext:value-type="float">
            <text:p>5.18362787842316</text:p>
          </table:table-cell>
          <table:table-cell table:formula="of:=SIN([.D299])" office:value-type="float" office:value="-0.891006524188368" calcext:value-type="float">
            <text:p>-0.891006524188368</text:p>
          </table:table-cell>
          <table:table-cell table:formula="of:=SIN([.A298]+PI()/2) +[.E299]" office:value-type="float" office:value="-0.119945495618337" calcext:value-type="float">
            <text:p>-0.119945495618337</text:p>
          </table:table-cell>
          <table:table-cell table:formula="of:=SIN([.D299]*0.5)+[.E299]" office:value-type="float" office:value="-0.368507959472419" calcext:value-type="float">
            <text:p>-0.368507959472419</text:p>
          </table:table-cell>
          <table:table-cell/>
          <table:table-cell table:formula="of:=SIN(2*PI()*552*[.A299])" office:value-type="float" office:value="-0.00000000005874249694" calcext:value-type="float">
            <text:p>-5.8742496935367E-11</text:p>
          </table:table-cell>
          <table:table-cell table:formula="of:=SIN(2*PI()*564*[.A299])" office:value-type="float" office:value="-0.00000000016378099024" calcext:value-type="float">
            <text:p>-1.6378099023623E-10</text:p>
          </table:table-cell>
          <table:table-cell table:formula="of:=[.I299]+[.J299]" office:value-type="float" office:value="-0.00000000022252348717" calcext:value-type="float">
            <text:p>-2.22523487171597E-10</text:p>
          </table:table-cell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formula="of:=SIN([.A300]/45)" office:value-type="float" office:value="0.332578984784249" calcext:value-type="float">
            <text:p>0.332578984784249</text:p>
          </table:table-cell>
          <table:table-cell/>
          <table:table-cell table:formula="of:=RADIANS([.A300])" office:value-type="float" office:value="5.2010811709431" calcext:value-type="float">
            <text:p>5.2010811709431</text:p>
          </table:table-cell>
          <table:table-cell table:formula="of:=SIN([.D300])" office:value-type="float" office:value="-0.882947592858927" calcext:value-type="float">
            <text:p>-0.882947592858927</text:p>
          </table:table-cell>
          <table:table-cell table:formula="of:=SIN([.A299]+PI()/2) +[.E300]" office:value-type="float" office:value="-1.00215765775754" calcext:value-type="float">
            <text:p>-1.00215765775754</text:p>
          </table:table-cell>
          <table:table-cell table:formula="of:=SIN([.D300]*0.5)+[.E300]" office:value-type="float" office:value="-0.367909517948873" calcext:value-type="float">
            <text:p>-0.367909517948873</text:p>
          </table:table-cell>
          <table:table-cell/>
          <table:table-cell table:formula="of:=SIN(2*PI()*552*[.A300])" office:value-type="float" office:value="-0.00000000001425561414" calcext:value-type="float">
            <text:p>-1.42556141362585E-11</text:p>
          </table:table-cell>
          <table:table-cell table:formula="of:=SIN(2*PI()*564*[.A300])" office:value-type="float" office:value="-0.00000000012591930489" calcext:value-type="float">
            <text:p>-1.25919304886724E-10</text:p>
          </table:table-cell>
          <table:table-cell table:formula="of:=[.I300]+[.J300]" office:value-type="float" office:value="-0.00000000014017491902" calcext:value-type="float">
            <text:p>-1.40174919022982E-10</text:p>
          </table:table-cell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formula="of:=SIN([.A301]/45)" office:value-type="float" office:value="0.35345237627802" calcext:value-type="float">
            <text:p>0.35345237627802</text:p>
          </table:table-cell>
          <table:table-cell/>
          <table:table-cell table:formula="of:=RADIANS([.A301])" office:value-type="float" office:value="5.21853446346305" calcext:value-type="float">
            <text:p>5.21853446346305</text:p>
          </table:table-cell>
          <table:table-cell table:formula="of:=SIN([.D301])" office:value-type="float" office:value="-0.874619707139396" calcext:value-type="float">
            <text:p>-0.874619707139396</text:p>
          </table:table-cell>
          <table:table-cell table:formula="of:=SIN([.A300]+PI()/2) +[.E301]" office:value-type="float" office:value="-1.77449968160425" calcext:value-type="float">
            <text:p>-1.77449968160425</text:p>
          </table:table-cell>
          <table:table-cell table:formula="of:=SIN([.D301]*0.5)+[.E301]" office:value-type="float" office:value="-0.367081344178692" calcext:value-type="float">
            <text:p>-0.367081344178692</text:p>
          </table:table-cell>
          <table:table-cell/>
          <table:table-cell table:formula="of:=SIN(2*PI()*552*[.A301])" office:value-type="float" office:value="0.00000000003023126866" calcext:value-type="float">
            <text:p>3.02312686628499E-11</text:p>
          </table:table-cell>
          <table:table-cell table:formula="of:=SIN(2*PI()*564*[.A301])" office:value-type="float" office:value="-0.00000000008805761954" calcext:value-type="float">
            <text:p>-8.80576195372172E-11</text:p>
          </table:table-cell>
          <table:table-cell table:formula="of:=[.I301]+[.J301]" office:value-type="float" office:value="-0.00000000005782635087" calcext:value-type="float">
            <text:p>-5.78263508743673E-11</text:p>
          </table:table-cell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formula="of:=SIN([.A302]/45)" office:value-type="float" office:value="0.37415123057122" calcext:value-type="float">
            <text:p>0.37415123057122</text:p>
          </table:table-cell>
          <table:table-cell/>
          <table:table-cell table:formula="of:=RADIANS([.A302])" office:value-type="float" office:value="5.23598775598299" calcext:value-type="float">
            <text:p>5.23598775598299</text:p>
          </table:table-cell>
          <table:table-cell table:formula="of:=SIN([.D302])" office:value-type="float" office:value="-0.866025403784439" calcext:value-type="float">
            <text:p>-0.866025403784439</text:p>
          </table:table-cell>
          <table:table-cell table:formula="of:=SIN([.A301]+PI()/2) +[.E302]" office:value-type="float" office:value="-1.71922978930167" calcext:value-type="float">
            <text:p>-1.71922978930167</text:p>
          </table:table-cell>
          <table:table-cell table:formula="of:=SIN([.D302]*0.5)+[.E302]" office:value-type="float" office:value="-0.366025403784439" calcext:value-type="float">
            <text:p>-0.366025403784439</text:p>
          </table:table-cell>
          <table:table-cell/>
          <table:table-cell table:formula="of:=SIN(2*PI()*552*[.A302])" office:value-type="float" office:value="-0.00000000004169717036" calcext:value-type="float">
            <text:p>-4.16971703649765E-11</text:p>
          </table:table-cell>
          <table:table-cell table:formula="of:=SIN(2*PI()*564*[.A302])" office:value-type="float" office:value="-0.00000000005019593419" calcext:value-type="float">
            <text:p>-5.01959341877109E-11</text:p>
          </table:table-cell>
          <table:table-cell table:formula="of:=[.I302]+[.J302]" office:value-type="float" office:value="-0.00000000009189310455" calcext:value-type="float">
            <text:p>-9.18931045526874E-11</text:p>
          </table:table-cell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formula="of:=SIN([.A303]/45)" office:value-type="float" office:value="0.394665326428048" calcext:value-type="float">
            <text:p>0.394665326428048</text:p>
          </table:table-cell>
          <table:table-cell/>
          <table:table-cell table:formula="of:=RADIANS([.A303])" office:value-type="float" office:value="5.25344104850293" calcext:value-type="float">
            <text:p>5.25344104850293</text:p>
          </table:table-cell>
          <table:table-cell table:formula="of:=SIN([.D303])" office:value-type="float" office:value="-0.857167300702112" calcext:value-type="float">
            <text:p>-0.857167300702112</text:p>
          </table:table-cell>
          <table:table-cell table:formula="of:=SIN([.A302]+PI()/2) +[.E303]" office:value-type="float" office:value="-0.879263919980802" calcext:value-type="float">
            <text:p>-0.879263919980802</text:p>
          </table:table-cell>
          <table:table-cell table:formula="of:=SIN([.D303]*0.5)+[.E303]" office:value-type="float" office:value="-0.364743740598645" calcext:value-type="float">
            <text:p>-0.364743740598645</text:p>
          </table:table-cell>
          <table:table-cell/>
          <table:table-cell table:formula="of:=SIN(2*PI()*552*[.A303])" office:value-type="float" office:value="0.00000000000278971243" calcext:value-type="float">
            <text:p>2.78971243413193E-12</text:p>
          </table:table-cell>
          <table:table-cell table:formula="of:=SIN(2*PI()*564*[.A303])" office:value-type="float" office:value="-0.00000000001233424884" calcext:value-type="float">
            <text:p>-1.23342488382045E-11</text:p>
          </table:table-cell>
          <table:table-cell table:formula="of:=[.I303]+[.J303]" office:value-type="float" office:value="-0.0000000000095445364" calcext:value-type="float">
            <text:p>-9.5445364040726E-12</text:p>
          </table:table-cell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formula="of:=SIN([.A304]/45)" office:value-type="float" office:value="0.414984533847678" calcext:value-type="float">
            <text:p>0.414984533847678</text:p>
          </table:table-cell>
          <table:table-cell/>
          <table:table-cell table:formula="of:=RADIANS([.A304])" office:value-type="float" office:value="5.27089434102288" calcext:value-type="float">
            <text:p>5.27089434102288</text:p>
          </table:table-cell>
          <table:table-cell table:formula="of:=SIN([.D304])" office:value-type="float" office:value="-0.848048096156426" calcext:value-type="float">
            <text:p>-0.848048096156426</text:p>
          </table:table-cell>
          <table:table-cell table:formula="of:=SIN([.A303]+PI()/2) +[.E304]" office:value-type="float" office:value="-0.0187214193355265" calcext:value-type="float">
            <text:p>-0.0187214193355265</text:p>
          </table:table-cell>
          <table:table-cell table:formula="of:=SIN([.D304]*0.5)+[.E304]" office:value-type="float" office:value="-0.363238475910089" calcext:value-type="float">
            <text:p>-0.363238475910089</text:p>
          </table:table-cell>
          <table:table-cell/>
          <table:table-cell table:formula="of:=SIN(2*PI()*552*[.A304])" office:value-type="float" office:value="-0.00000000006913872659" calcext:value-type="float">
            <text:p>-6.91387265936945E-11</text:p>
          </table:table-cell>
          <table:table-cell table:formula="of:=SIN(2*PI()*564*[.A304])" office:value-type="float" office:value="-0.00000000020730320714" calcext:value-type="float">
            <text:p>-2.07303207142568E-10</text:p>
          </table:table-cell>
          <table:table-cell table:formula="of:=[.I304]+[.J304]" office:value-type="float" office:value="-0.00000000027644193374" calcext:value-type="float">
            <text:p>-2.76441933736262E-10</text:p>
          </table:table-cell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formula="of:=SIN([.A305]/45)" office:value-type="float" office:value="0.435098819066531" calcext:value-type="float">
            <text:p>0.435098819066531</text:p>
          </table:table-cell>
          <table:table-cell/>
          <table:table-cell table:formula="of:=RADIANS([.A305])" office:value-type="float" office:value="5.28834763354282" calcext:value-type="float">
            <text:p>5.28834763354282</text:p>
          </table:table-cell>
          <table:table-cell table:formula="of:=SIN([.D305])" office:value-type="float" office:value="-0.838670567945424" calcext:value-type="float">
            <text:p>-0.838670567945424</text:p>
          </table:table-cell>
          <table:table-cell table:formula="of:=SIN([.A304]+PI()/2) +[.E305]" office:value-type="float" office:value="0.0796002829418522" calcext:value-type="float">
            <text:p>0.0796002829418522</text:p>
          </table:table-cell>
          <table:table-cell table:formula="of:=SIN([.D305]*0.5)+[.E305]" office:value-type="float" office:value="-0.361511807685816" calcext:value-type="float">
            <text:p>-0.361511807685816</text:p>
          </table:table-cell>
          <table:table-cell/>
          <table:table-cell table:formula="of:=SIN(2*PI()*552*[.A305])" office:value-type="float" office:value="0.00000000009176347803" calcext:value-type="float">
            <text:p>9.17634780323488E-11</text:p>
          </table:table-cell>
          <table:table-cell table:formula="of:=SIN(2*PI()*564*[.A305])" office:value-type="float" office:value="-0.00000000016944152179" calcext:value-type="float">
            <text:p>-1.69441521793061E-10</text:p>
          </table:table-cell>
          <table:table-cell table:formula="of:=[.I305]+[.J305]" office:value-type="float" office:value="-0.00000000007767804376" calcext:value-type="float">
            <text:p>-7.76780437607127E-11</text:p>
          </table:table-cell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formula="of:=SIN([.A306]/45)" office:value-type="float" office:value="0.454998249513008" calcext:value-type="float">
            <text:p>0.454998249513008</text:p>
          </table:table-cell>
          <table:table-cell/>
          <table:table-cell table:formula="of:=RADIANS([.A306])" office:value-type="float" office:value="5.30580092606276" calcext:value-type="float">
            <text:p>5.30580092606276</text:p>
          </table:table-cell>
          <table:table-cell table:formula="of:=SIN([.D306])" office:value-type="float" office:value="-0.829037572555042" calcext:value-type="float">
            <text:p>-0.829037572555042</text:p>
          </table:table-cell>
          <table:table-cell table:formula="of:=SIN([.A305]+PI()/2) +[.E306]" office:value-type="float" office:value="-0.666076533084153" calcext:value-type="float">
            <text:p>-0.666076533084153</text:p>
          </table:table-cell>
          <table:table-cell table:formula="of:=SIN([.D306]*0.5)+[.E306]" office:value-type="float" office:value="-0.359566009769151" calcext:value-type="float">
            <text:p>-0.359566009769151</text:p>
          </table:table-cell>
          <table:table-cell/>
          <table:table-cell table:formula="of:=SIN(2*PI()*552*[.A306])" office:value-type="float" office:value="0.000000000019835039" calcext:value-type="float">
            <text:p>1.98350390045224E-11</text:p>
          </table:table-cell>
          <table:table-cell table:formula="of:=SIN(2*PI()*564*[.A306])" office:value-type="float" office:value="-0.00000000013157983644" calcext:value-type="float">
            <text:p>-1.31579836443555E-10</text:p>
          </table:table-cell>
          <table:table-cell table:formula="of:=[.I306]+[.J306]" office:value-type="float" office:value="-0.00000000011174479744" calcext:value-type="float">
            <text:p>-1.11744797439033E-10</text:p>
          </table:table-cell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formula="of:=SIN([.A307]/45)" office:value-type="float" office:value="0.474672998712269" calcext:value-type="float">
            <text:p>0.474672998712269</text:p>
          </table:table-cell>
          <table:table-cell/>
          <table:table-cell table:formula="of:=RADIANS([.A307])" office:value-type="float" office:value="5.32325421858271" calcext:value-type="float">
            <text:p>5.32325421858271</text:p>
          </table:table-cell>
          <table:table-cell table:formula="of:=SIN([.D307])" office:value-type="float" office:value="-0.819152044288992" calcext:value-type="float">
            <text:p>-0.819152044288992</text:p>
          </table:table-cell>
          <table:table-cell table:formula="of:=SIN([.A306]+PI()/2) +[.E307]" office:value-type="float" office:value="-1.56132644439069" calcext:value-type="float">
            <text:p>-1.56132644439069</text:p>
          </table:table-cell>
          <table:table-cell table:formula="of:=SIN([.D307]*0.5)+[.E307]" office:value-type="float" office:value="-0.357403431053958" calcext:value-type="float">
            <text:p>-0.357403431053958</text:p>
          </table:table-cell>
          <table:table-cell/>
          <table:table-cell table:formula="of:=SIN(2*PI()*552*[.A307])" office:value-type="float" office:value="-0.00000000005209340002" calcext:value-type="float">
            <text:p>-5.2093400023304E-11</text:p>
          </table:table-cell>
          <table:table-cell table:formula="of:=SIN(2*PI()*564*[.A307])" office:value-type="float" office:value="-0.00000000009371815109" calcext:value-type="float">
            <text:p>-9.37181510940488E-11</text:p>
          </table:table-cell>
          <table:table-cell table:formula="of:=[.I307]+[.J307]" office:value-type="float" office:value="-0.00000000014581155112" calcext:value-type="float">
            <text:p>-1.45811551117353E-10</text:p>
          </table:table-cell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formula="of:=SIN([.A308]/45)" office:value-type="float" office:value="0.494113351138608" calcext:value-type="float">
            <text:p>0.494113351138608</text:p>
          </table:table-cell>
          <table:table-cell/>
          <table:table-cell table:formula="of:=RADIANS([.A308])" office:value-type="float" office:value="5.34070751110265" calcext:value-type="float">
            <text:p>5.34070751110265</text:p>
          </table:table-cell>
          <table:table-cell table:formula="of:=SIN([.D308])" office:value-type="float" office:value="-0.809016994374948" calcext:value-type="float">
            <text:p>-0.809016994374948</text:p>
          </table:table-cell>
          <table:table-cell table:formula="of:=SIN([.A307]+PI()/2) +[.E308]" office:value-type="float" office:value="-1.77397511330834" calcext:value-type="float">
            <text:p>-1.77397511330834</text:p>
          </table:table-cell>
          <table:table-cell table:formula="of:=SIN([.D308]*0.5)+[.E308]" office:value-type="float" office:value="-0.355026494635401" calcext:value-type="float">
            <text:p>-0.355026494635401</text:p>
          </table:table-cell>
          <table:table-cell/>
          <table:table-cell table:formula="of:=SIN(2*PI()*552*[.A308])" office:value-type="float" office:value="-0.00000000012402183905" calcext:value-type="float">
            <text:p>-1.2402183905113E-10</text:p>
          </table:table-cell>
          <table:table-cell table:formula="of:=SIN(2*PI()*564*[.A308])" office:value-type="float" office:value="-0.00000000005585646574" calcext:value-type="float">
            <text:p>-5.58564657445425E-11</text:p>
          </table:table-cell>
          <table:table-cell table:formula="of:=[.I308]+[.J308]" office:value-type="float" office:value="-0.0000000001798783048" calcext:value-type="float">
            <text:p>-1.79878304795673E-10</text:p>
          </table:table-cell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formula="of:=SIN([.A309]/45)" office:value-type="float" office:value="0.513309707013051" calcext:value-type="float">
            <text:p>0.513309707013051</text:p>
          </table:table-cell>
          <table:table-cell/>
          <table:table-cell table:formula="of:=RADIANS([.A309])" office:value-type="float" office:value="5.35816080362259" calcext:value-type="float">
            <text:p>5.35816080362259</text:p>
          </table:table-cell>
          <table:table-cell table:formula="of:=SIN([.D309])" office:value-type="float" office:value="-0.798635510047293" calcext:value-type="float">
            <text:p>-0.798635510047293</text:p>
          </table:table-cell>
          <table:table-cell table:formula="of:=SIN([.A308]+PI()/2) +[.E309]" office:value-type="float" office:value="-1.09919930339738" calcext:value-type="float">
            <text:p>-1.09919930339738</text:p>
          </table:table-cell>
          <table:table-cell table:formula="of:=SIN([.D309]*0.5)+[.E309]" office:value-type="float" office:value="-0.352437696937484" calcext:value-type="float">
            <text:p>-0.352437696937484</text:p>
          </table:table-cell>
          <table:table-cell/>
          <table:table-cell table:formula="of:=SIN(2*PI()*552*[.A309])" office:value-type="float" office:value="0.00000000003688036557" calcext:value-type="float">
            <text:p>3.68803655749128E-11</text:p>
          </table:table-cell>
          <table:table-cell table:formula="of:=SIN(2*PI()*564*[.A309])" office:value-type="float" office:value="-0.0000000000179947804" calcext:value-type="float">
            <text:p>-1.79947803950361E-11</text:p>
          </table:table-cell>
          <table:table-cell table:formula="of:=[.I309]+[.J309]" office:value-type="float" office:value="0.00000000001888558518" calcext:value-type="float">
            <text:p>1.88855851798767E-11</text:p>
          </table:table-cell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formula="of:=SIN([.A310]/45)" office:value-type="float" office:value="0.532252587043788" calcext:value-type="float">
            <text:p>0.532252587043788</text:p>
          </table:table-cell>
          <table:table-cell/>
          <table:table-cell table:formula="of:=RADIANS([.A310])" office:value-type="float" office:value="5.37561409614253" calcext:value-type="float">
            <text:p>5.37561409614253</text:p>
          </table:table-cell>
          <table:table-cell table:formula="of:=SIN([.D310])" office:value-type="float" office:value="-0.788010753606722" calcext:value-type="float">
            <text:p>-0.788010753606722</text:p>
          </table:table-cell>
          <table:table-cell table:formula="of:=SIN([.A309]+PI()/2) +[.E310]" office:value-type="float" office:value="-0.14784325588839" calcext:value-type="float">
            <text:p>-0.14784325588839</text:p>
          </table:table-cell>
          <table:table-cell table:formula="of:=SIN([.D310]*0.5)+[.E310]" office:value-type="float" office:value="-0.349639606817645" calcext:value-type="float">
            <text:p>-0.349639606817645</text:p>
          </table:table-cell>
          <table:table-cell/>
          <table:table-cell table:formula="of:=SIN(2*PI()*552*[.A310])" office:value-type="float" office:value="-0.00000000003504807345" calcext:value-type="float">
            <text:p>-3.50480734529136E-11</text:p>
          </table:table-cell>
          <table:table-cell table:formula="of:=SIN(2*PI()*564*[.A310])" office:value-type="float" office:value="-0.0000000002129637387" calcext:value-type="float">
            <text:p>-2.12963738699399E-10</text:p>
          </table:table-cell>
          <table:table-cell table:formula="of:=[.I310]+[.J310]" office:value-type="float" office:value="-0.00000000024801181215" calcext:value-type="float">
            <text:p>-2.48011812152313E-10</text:p>
          </table:table-cell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formula="of:=SIN([.A311]/45)" office:value-type="float" office:value="0.550932637107115" calcext:value-type="float">
            <text:p>0.550932637107115</text:p>
          </table:table-cell>
          <table:table-cell/>
          <table:table-cell table:formula="of:=RADIANS([.A311])" office:value-type="float" office:value="5.39306738866248" calcext:value-type="float">
            <text:p>5.39306738866248</text:p>
          </table:table-cell>
          <table:table-cell table:formula="of:=SIN([.D311])" office:value-type="float" office:value="-0.777145961456971" calcext:value-type="float">
            <text:p>-0.777145961456971</text:p>
          </table:table-cell>
          <table:table-cell table:formula="of:=SIN([.A310]+PI()/2) +[.E311]" office:value-type="float" office:value="0.215185782211222" calcext:value-type="float">
            <text:p>0.215185782211222</text:p>
          </table:table-cell>
          <table:table-cell table:formula="of:=SIN([.D311]*0.5)+[.E311]" office:value-type="float" office:value="-0.346634864648676" calcext:value-type="float">
            <text:p>-0.346634864648676</text:p>
          </table:table-cell>
          <table:table-cell/>
          <table:table-cell table:formula="of:=SIN(2*PI()*552*[.A311])" office:value-type="float" office:value="-0.00000000010697651248" calcext:value-type="float">
            <text:p>-1.0697651248074E-10</text:p>
          </table:table-cell>
          <table:table-cell table:formula="of:=SIN(2*PI()*564*[.A311])" office:value-type="float" office:value="-0.00000000017510205335" calcext:value-type="float">
            <text:p>-1.75102053349893E-10</text:p>
          </table:table-cell>
          <table:table-cell table:formula="of:=[.I311]+[.J311]" office:value-type="float" office:value="-0.00000000028207856583" calcext:value-type="float">
            <text:p>-2.82078565830633E-10</text:p>
          </table:table-cell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formula="of:=SIN([.A312]/45)" office:value-type="float" office:value="0.569340632866563" calcext:value-type="float">
            <text:p>0.569340632866563</text:p>
          </table:table-cell>
          <table:table-cell/>
          <table:table-cell table:formula="of:=RADIANS([.A312])" office:value-type="float" office:value="5.41052068118242" calcext:value-type="float">
            <text:p>5.41052068118242</text:p>
          </table:table-cell>
          <table:table-cell table:formula="of:=SIN([.D312])" office:value-type="float" office:value="-0.766044443118978" calcext:value-type="float">
            <text:p>-0.766044443118978</text:p>
          </table:table-cell>
          <table:table-cell table:formula="of:=SIN([.A311]+PI()/2) +[.E312]" office:value-type="float" office:value="-0.333893682257158" calcext:value-type="float">
            <text:p>-0.333893682257158</text:p>
          </table:table-cell>
          <table:table-cell table:formula="of:=SIN([.D312]*0.5)+[.E312]" office:value-type="float" office:value="-0.343426181378279" calcext:value-type="float">
            <text:p>-0.343426181378279</text:p>
          </table:table-cell>
          <table:table-cell/>
          <table:table-cell table:formula="of:=SIN(2*PI()*552*[.A312])" office:value-type="float" office:value="0.00000000005392569215" calcext:value-type="float">
            <text:p>5.39256921453033E-11</text:p>
          </table:table-cell>
          <table:table-cell table:formula="of:=SIN(2*PI()*564*[.A312])" office:value-type="float" office:value="-0.000000000137240368" calcext:value-type="float">
            <text:p>-1.37240368000387E-10</text:p>
          </table:table-cell>
          <table:table-cell table:formula="of:=[.I312]+[.J312]" office:value-type="float" office:value="-0.00000000008331467586" calcext:value-type="float">
            <text:p>-8.33146758550834E-11</text:p>
          </table:table-cell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formula="of:=SIN([.A313]/45)" office:value-type="float" office:value="0.587467484327938" calcext:value-type="float">
            <text:p>0.587467484327938</text:p>
          </table:table-cell>
          <table:table-cell/>
          <table:table-cell table:formula="of:=RADIANS([.A313])" office:value-type="float" office:value="5.42797397370237" calcext:value-type="float">
            <text:p>5.42797397370237</text:p>
          </table:table-cell>
          <table:table-cell table:formula="of:=SIN([.D313])" office:value-type="float" office:value="-0.754709580222772" calcext:value-type="float">
            <text:p>-0.754709580222772</text:p>
          </table:table-cell>
          <table:table-cell table:formula="of:=SIN([.A312]+PI()/2) +[.E313]" office:value-type="float" office:value="-1.28005721873834" calcext:value-type="float">
            <text:p>-1.28005721873834</text:p>
          </table:table-cell>
          <table:table-cell table:formula="of:=SIN([.D313]*0.5)+[.E313]" office:value-type="float" office:value="-0.340016337566533" calcext:value-type="float">
            <text:p>-0.340016337566533</text:p>
          </table:table-cell>
          <table:table-cell/>
          <table:table-cell table:formula="of:=SIN(2*PI()*552*[.A313])" office:value-type="float" office:value="-0.00000000001800274688" calcext:value-type="float">
            <text:p>-1.80027468825231E-11</text:p>
          </table:table-cell>
          <table:table-cell table:formula="of:=SIN(2*PI()*564*[.A313])" office:value-type="float" office:value="-0.00000000009937868265" calcext:value-type="float">
            <text:p>-9.93786826508804E-11</text:p>
          </table:table-cell>
          <table:table-cell table:formula="of:=[.I313]+[.J313]" office:value-type="float" office:value="-0.00000000011738142953" calcext:value-type="float">
            <text:p>-1.17381429533404E-10</text:p>
          </table:table-cell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formula="of:=SIN([.A314]/45)" office:value-type="float" office:value="0.605304240328025" calcext:value-type="float">
            <text:p>0.605304240328025</text:p>
          </table:table-cell>
          <table:table-cell/>
          <table:table-cell table:formula="of:=RADIANS([.A314])" office:value-type="float" office:value="5.44542726622231" calcext:value-type="float">
            <text:p>5.44542726622231</text:p>
          </table:table-cell>
          <table:table-cell table:formula="of:=SIN([.D314])" office:value-type="float" office:value="-0.743144825477394" calcext:value-type="float">
            <text:p>-0.743144825477394</text:p>
          </table:table-cell>
          <table:table-cell table:formula="of:=SIN([.A313]+PI()/2) +[.E314]" office:value-type="float" office:value="-1.7429886672839" calcext:value-type="float">
            <text:p>-1.7429886672839</text:p>
          </table:table-cell>
          <table:table-cell table:formula="of:=SIN([.D314]*0.5)+[.E314]" office:value-type="float" office:value="-0.336408182401594" calcext:value-type="float">
            <text:p>-0.336408182401594</text:p>
          </table:table-cell>
          <table:table-cell/>
          <table:table-cell table:formula="of:=SIN(2*PI()*552*[.A314])" office:value-type="float" office:value="-0.00000000008993118591" calcext:value-type="float">
            <text:p>-8.99311859103495E-11</text:p>
          </table:table-cell>
          <table:table-cell table:formula="of:=SIN(2*PI()*564*[.A314])" office:value-type="float" office:value="-0.0000000000615169973" calcext:value-type="float">
            <text:p>-6.15169973013741E-11</text:p>
          </table:table-cell>
          <table:table-cell table:formula="of:=[.I314]+[.J314]" office:value-type="float" office:value="-0.00000000015144818321" calcext:value-type="float">
            <text:p>-1.51448183211724E-10</text:p>
          </table:table-cell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formula="of:=SIN([.A315]/45)" office:value-type="float" office:value="0.622842092954729" calcext:value-type="float">
            <text:p>0.622842092954729</text:p>
          </table:table-cell>
          <table:table-cell/>
          <table:table-cell table:formula="of:=RADIANS([.A315])" office:value-type="float" office:value="5.46288055874225" calcext:value-type="float">
            <text:p>5.46288055874225</text:p>
          </table:table-cell>
          <table:table-cell table:formula="of:=SIN([.D315])" office:value-type="float" office:value="-0.73135370161917" calcext:value-type="float">
            <text:p>-0.73135370161917</text:p>
          </table:table-cell>
          <table:table-cell table:formula="of:=SIN([.A314]+PI()/2) +[.E315]" office:value-type="float" office:value="-1.28644192957583" calcext:value-type="float">
            <text:p>-1.28644192957583</text:p>
          </table:table-cell>
          <table:table-cell table:formula="of:=SIN([.D315]*0.5)+[.E315]" office:value-type="float" office:value="-0.332604632693924" calcext:value-type="float">
            <text:p>-0.332604632693924</text:p>
          </table:table-cell>
          <table:table-cell/>
          <table:table-cell table:formula="of:=SIN(2*PI()*552*[.A315])" office:value-type="float" office:value="0.00000000007097101872" calcext:value-type="float">
            <text:p>7.09710187156938E-11</text:p>
          </table:table-cell>
          <table:table-cell table:formula="of:=SIN(2*PI()*564*[.A315])" office:value-type="float" office:value="-0.00000000002365531195" calcext:value-type="float">
            <text:p>-2.36553119518678E-11</text:p>
          </table:table-cell>
          <table:table-cell table:formula="of:=[.I315]+[.J315]" office:value-type="float" office:value="0.00000000004731570676" calcext:value-type="float">
            <text:p>4.7315706763826E-11</text:p>
          </table:table-cell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formula="of:=SIN([.A316]/45)" office:value-type="float" office:value="0.640072381896488" calcext:value-type="float">
            <text:p>0.640072381896488</text:p>
          </table:table-cell>
          <table:table-cell/>
          <table:table-cell table:formula="of:=RADIANS([.A316])" office:value-type="float" office:value="5.4803338512622" calcext:value-type="float">
            <text:p>5.4803338512622</text:p>
          </table:table-cell>
          <table:table-cell table:formula="of:=SIN([.D316])" office:value-type="float" office:value="-0.719339800338651" calcext:value-type="float">
            <text:p>-0.719339800338651</text:p>
          </table:table-cell>
          <table:table-cell table:formula="of:=SIN([.A315]+PI()/2) +[.E316]" office:value-type="float" office:value="-0.319326857582633" calcext:value-type="float">
            <text:p>-0.319326857582633</text:p>
          </table:table-cell>
          <table:table-cell table:formula="of:=SIN([.D316]*0.5)+[.E316]" office:value-type="float" office:value="-0.328608671849377" calcext:value-type="float">
            <text:p>-0.328608671849377</text:p>
          </table:table-cell>
          <table:table-cell/>
          <table:table-cell table:formula="of:=SIN(2*PI()*552*[.A316])" office:value-type="float" office:value="-0.00000000000095742031" calcext:value-type="float">
            <text:p>-9.57420312132635E-13</text:p>
          </table:table-cell>
          <table:table-cell table:formula="of:=SIN(2*PI()*564*[.A316])" office:value-type="float" office:value="-0.00000000021862427026" calcext:value-type="float">
            <text:p>-2.18624270256231E-10</text:p>
          </table:table-cell>
          <table:table-cell table:formula="of:=[.I316]+[.J316]" office:value-type="float" office:value="-0.00000000021958169057" calcext:value-type="float">
            <text:p>-2.19581690568364E-10</text:p>
          </table:table-cell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formula="of:=SIN([.A317]/45)" office:value-type="float" office:value="0.656986598718789" calcext:value-type="float">
            <text:p>0.656986598718789</text:p>
          </table:table-cell>
          <table:table-cell/>
          <table:table-cell table:formula="of:=RADIANS([.A317])" office:value-type="float" office:value="5.49778714378214" calcext:value-type="float">
            <text:p>5.49778714378214</text:p>
          </table:table-cell>
          <table:table-cell table:formula="of:=SIN([.D317])" office:value-type="float" office:value="-0.707106781186548" calcext:value-type="float">
            <text:p>-0.707106781186548</text:p>
          </table:table-cell>
          <table:table-cell table:formula="of:=SIN([.A316]+PI()/2) +[.E317]" office:value-type="float" office:value="0.280237277466468" calcext:value-type="float">
            <text:p>0.280237277466468</text:p>
          </table:table-cell>
          <table:table-cell table:formula="of:=SIN([.D317]*0.5)+[.E317]" office:value-type="float" office:value="-0.324423348821458" calcext:value-type="float">
            <text:p>-0.324423348821458</text:p>
          </table:table-cell>
          <table:table-cell/>
          <table:table-cell table:formula="of:=SIN(2*PI()*552*[.A317])" office:value-type="float" office:value="-0.00000000007288585934" calcext:value-type="float">
            <text:p>-7.2885859339959E-11</text:p>
          </table:table-cell>
          <table:table-cell table:formula="of:=SIN(2*PI()*564*[.A317])" office:value-type="float" office:value="-0.00000000018076258491" calcext:value-type="float">
            <text:p>-1.80762584906725E-10</text:p>
          </table:table-cell>
          <table:table-cell table:formula="of:=[.I317]+[.J317]" office:value-type="float" office:value="-0.00000000025364844425" calcext:value-type="float">
            <text:p>-2.53648444246684E-10</text:p>
          </table:table-cell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formula="of:=SIN([.A318]/45)" office:value-type="float" office:value="0.673576391065693" calcext:value-type="float">
            <text:p>0.673576391065693</text:p>
          </table:table-cell>
          <table:table-cell/>
          <table:table-cell table:formula="of:=RADIANS([.A318])" office:value-type="float" office:value="5.51524043630208" calcext:value-type="float">
            <text:p>5.51524043630208</text:p>
          </table:table-cell>
          <table:table-cell table:formula="of:=SIN([.D318])" office:value-type="float" office:value="-0.694658370458998" calcext:value-type="float">
            <text:p>-0.694658370458998</text:p>
          </table:table-cell>
          <table:table-cell table:formula="of:=SIN([.A317]+PI()/2) +[.E318]" office:value-type="float" office:value="-0.0277427700641514" calcext:value-type="float">
            <text:p>-0.0277427700641514</text:p>
          </table:table-cell>
          <table:table-cell table:formula="of:=SIN([.D318]*0.5)+[.E318]" office:value-type="float" office:value="-0.320051777043085" calcext:value-type="float">
            <text:p>-0.320051777043085</text:p>
          </table:table-cell>
          <table:table-cell/>
          <table:table-cell table:formula="of:=SIN(2*PI()*552*[.A318])" office:value-type="float" office:value="0.00000000008801634529" calcext:value-type="float">
            <text:p>8.80163452860842E-11</text:p>
          </table:table-cell>
          <table:table-cell table:formula="of:=SIN(2*PI()*564*[.A318])" office:value-type="float" office:value="-0.00000000014290089956" calcext:value-type="float">
            <text:p>-1.42900899557218E-10</text:p>
          </table:table-cell>
          <table:table-cell table:formula="of:=[.I318]+[.J318]" office:value-type="float" office:value="-0.00000000005488455427" calcext:value-type="float">
            <text:p>-5.48845542711341E-11</text:p>
          </table:table-cell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formula="of:=SIN([.A319]/45)" office:value-type="float" office:value="0.689833566784287" calcext:value-type="float">
            <text:p>0.689833566784287</text:p>
          </table:table-cell>
          <table:table-cell/>
          <table:table-cell table:formula="of:=RADIANS([.A319])" office:value-type="float" office:value="5.53269372882202" calcext:value-type="float">
            <text:p>5.53269372882202</text:p>
          </table:table-cell>
          <table:table-cell table:formula="of:=SIN([.D319])" office:value-type="float" office:value="-0.681998360062499" calcext:value-type="float">
            <text:p>-0.681998360062499</text:p>
          </table:table-cell>
          <table:table-cell table:formula="of:=SIN([.A318]+PI()/2) +[.E319]" office:value-type="float" office:value="-0.948670345289975" calcext:value-type="float">
            <text:p>-0.948670345289975</text:p>
          </table:table-cell>
          <table:table-cell table:formula="of:=SIN([.D319]*0.5)+[.E319]" office:value-type="float" office:value="-0.315497133338201" calcext:value-type="float">
            <text:p>-0.315497133338201</text:p>
          </table:table-cell>
          <table:table-cell/>
          <table:table-cell table:formula="of:=SIN(2*PI()*552*[.A319])" office:value-type="float" office:value="0.00000000001608790626" calcext:value-type="float">
            <text:p>1.60879062582578E-11</text:p>
          </table:table-cell>
          <table:table-cell table:formula="of:=SIN(2*PI()*564*[.A319])" office:value-type="float" office:value="-0.00000000010503921421" calcext:value-type="float">
            <text:p>-1.05039214207712E-10</text:p>
          </table:table-cell>
          <table:table-cell table:formula="of:=[.I319]+[.J319]" office:value-type="float" office:value="-0.00000000008895130795" calcext:value-type="float">
            <text:p>-8.89513079494542E-11</text:p>
          </table:table-cell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formula="of:=SIN([.A320]/45)" office:value-type="float" office:value="0.705750097970022" calcext:value-type="float">
            <text:p>0.705750097970022</text:p>
          </table:table-cell>
          <table:table-cell/>
          <table:table-cell table:formula="of:=RADIANS([.A320])" office:value-type="float" office:value="5.55014702134197" calcext:value-type="float">
            <text:p>5.55014702134197</text:p>
          </table:table-cell>
          <table:table-cell table:formula="of:=SIN([.D320])" office:value-type="float" office:value="-0.669130606358859" calcext:value-type="float">
            <text:p>-0.669130606358859</text:p>
          </table:table-cell>
          <table:table-cell table:formula="of:=SIN([.A319]+PI()/2) +[.E320]" office:value-type="float" office:value="-1.62421318381138" calcext:value-type="float">
            <text:p>-1.62421318381138</text:p>
          </table:table-cell>
          <table:table-cell table:formula="of:=SIN([.D320]*0.5)+[.E320]" office:value-type="float" office:value="-0.310762656813558" calcext:value-type="float">
            <text:p>-0.310762656813558</text:p>
          </table:table-cell>
          <table:table-cell/>
          <table:table-cell table:formula="of:=SIN(2*PI()*552*[.A320])" office:value-type="float" office:value="-0.00000000005584053277" calcext:value-type="float">
            <text:p>-5.58405327695686E-11</text:p>
          </table:table-cell>
          <table:table-cell table:formula="of:=SIN(2*PI()*564*[.A320])" office:value-type="float" office:value="-0.00000000006717752886" calcext:value-type="float">
            <text:p>-6.71775288582057E-11</text:p>
          </table:table-cell>
          <table:table-cell table:formula="of:=[.I320]+[.J320]" office:value-type="float" office:value="-0.00000000012301806163" calcext:value-type="float">
            <text:p>-1.23018061627774E-10</text:p>
          </table:table-cell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formula="of:=SIN([.A321]/45)" office:value-type="float" office:value="0.72131812493095" calcext:value-type="float">
            <text:p>0.72131812493095</text:p>
          </table:table-cell>
          <table:table-cell/>
          <table:table-cell table:formula="of:=RADIANS([.A321])" office:value-type="float" office:value="5.56760031386191" calcext:value-type="float">
            <text:p>5.56760031386191</text:p>
          </table:table-cell>
          <table:table-cell table:formula="of:=SIN([.D321])" office:value-type="float" office:value="-0.656059028990507" calcext:value-type="float">
            <text:p>-0.656059028990507</text:p>
          </table:table-cell>
          <table:table-cell table:formula="of:=SIN([.A320]+PI()/2) +[.E321]" office:value-type="float" office:value="-1.4214536815472" calcext:value-type="float">
            <text:p>-1.4214536815472</text:p>
          </table:table-cell>
          <table:table-cell table:formula="of:=SIN([.D321]*0.5)+[.E321]" office:value-type="float" office:value="-0.30585164773104" calcext:value-type="float">
            <text:p>-0.30585164773104</text:p>
          </table:table-cell>
          <table:table-cell/>
          <table:table-cell table:formula="of:=SIN(2*PI()*552*[.A321])" office:value-type="float" office:value="-0.0000000001277689718" calcext:value-type="float">
            <text:p>-1.27768971797395E-10</text:p>
          </table:table-cell>
          <table:table-cell table:formula="of:=SIN(2*PI()*564*[.A321])" office:value-type="float" office:value="-0.00000000002931584351" calcext:value-type="float">
            <text:p>-2.93158435086994E-11</text:p>
          </table:table-cell>
          <table:table-cell table:formula="of:=[.I321]+[.J321]" office:value-type="float" office:value="-0.00000000015708481531" calcext:value-type="float">
            <text:p>-1.57084815306094E-10</text:p>
          </table:table-cell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formula="of:=SIN([.A322]/45)" office:value-type="float" office:value="0.736529960068892" calcext:value-type="float">
            <text:p>0.736529960068892</text:p>
          </table:table-cell>
          <table:table-cell/>
          <table:table-cell table:formula="of:=RADIANS([.A322])" office:value-type="float" office:value="5.58505360638185" calcext:value-type="float">
            <text:p>5.58505360638185</text:p>
          </table:table-cell>
          <table:table-cell table:formula="of:=SIN([.D322])" office:value-type="float" office:value="-0.64278760968654" calcext:value-type="float">
            <text:p>-0.64278760968654</text:p>
          </table:table-cell>
          <table:table-cell table:formula="of:=SIN([.A321]+PI()/2) +[.E322]" office:value-type="float" office:value="-0.514794023585067" calcext:value-type="float">
            <text:p>-0.514794023585067</text:p>
          </table:table-cell>
          <table:table-cell table:formula="of:=SIN([.D322]*0.5)+[.E322]" office:value-type="float" office:value="-0.300767466360871" calcext:value-type="float">
            <text:p>-0.300767466360871</text:p>
          </table:table-cell>
          <table:table-cell/>
          <table:table-cell table:formula="of:=SIN(2*PI()*552*[.A322])" office:value-type="float" office:value="0.00000000003313323283" calcext:value-type="float">
            <text:p>3.31332328286483E-11</text:p>
          </table:table-cell>
          <table:table-cell table:formula="of:=SIN(2*PI()*564*[.A322])" office:value-type="float" office:value="0.00000000000854584184" calcext:value-type="float">
            <text:p>8.54584184080698E-12</text:p>
          </table:table-cell>
          <table:table-cell table:formula="of:=[.I322]+[.J322]" office:value-type="float" office:value="0.00000000004167907467" calcext:value-type="float">
            <text:p>4.16790746694553E-11</text:p>
          </table:table-cell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formula="of:=SIN([.A323]/45)" office:value-type="float" office:value="0.751378091675628" calcext:value-type="float">
            <text:p>0.751378091675628</text:p>
          </table:table-cell>
          <table:table-cell/>
          <table:table-cell table:formula="of:=RADIANS([.A323])" office:value-type="float" office:value="5.6025068989018" calcext:value-type="float">
            <text:p>5.6025068989018</text:p>
          </table:table-cell>
          <table:table-cell table:formula="of:=SIN([.D323])" office:value-type="float" office:value="-0.629320391049837" calcext:value-type="float">
            <text:p>-0.629320391049837</text:p>
          </table:table-cell>
          <table:table-cell table:formula="of:=SIN([.A322]+PI()/2) +[.E323]" office:value-type="float" office:value="0.274384720920775" calcext:value-type="float">
            <text:p>0.274384720920775</text:p>
          </table:table-cell>
          <table:table-cell table:formula="of:=SIN([.D323]*0.5)+[.E323]" office:value-type="float" office:value="-0.295513531816066" calcext:value-type="float">
            <text:p>-0.295513531816066</text:p>
          </table:table-cell>
          <table:table-cell/>
          <table:table-cell table:formula="of:=SIN(2*PI()*552*[.A323])" office:value-type="float" office:value="-0.0000000000387952062" calcext:value-type="float">
            <text:p>-3.87952061991781E-11</text:p>
          </table:table-cell>
          <table:table-cell table:formula="of:=SIN(2*PI()*564*[.A323])" office:value-type="float" office:value="-0.00000000018642311646" calcext:value-type="float">
            <text:p>-1.86423116463556E-10</text:p>
          </table:table-cell>
          <table:table-cell table:formula="of:=[.I323]+[.J323]" office:value-type="float" office:value="-0.00000000022521832266" calcext:value-type="float">
            <text:p>-2.25218322662734E-10</text:p>
          </table:table-cell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formula="of:=SIN([.A324]/45)" office:value-type="float" office:value="0.765855187642228" calcext:value-type="float">
            <text:p>0.765855187642228</text:p>
          </table:table-cell>
          <table:table-cell/>
          <table:table-cell table:formula="of:=RADIANS([.A324])" office:value-type="float" office:value="5.61996019142174" calcext:value-type="float">
            <text:p>5.61996019142174</text:p>
          </table:table-cell>
          <table:table-cell table:formula="of:=SIN([.D324])" office:value-type="float" office:value="-0.615661475325658" calcext:value-type="float">
            <text:p>-0.615661475325658</text:p>
          </table:table-cell>
          <table:table-cell table:formula="of:=SIN([.A323]+PI()/2) +[.E324]" office:value-type="float" office:value="0.232892850217963" calcext:value-type="float">
            <text:p>0.232892850217963</text:p>
          </table:table-cell>
          <table:table-cell table:formula="of:=SIN([.D324]*0.5)+[.E324]" office:value-type="float" office:value="-0.290093320868502" calcext:value-type="float">
            <text:p>-0.290093320868502</text:p>
          </table:table-cell>
          <table:table-cell/>
          <table:table-cell table:formula="of:=SIN(2*PI()*552*[.A324])" office:value-type="float" office:value="-0.00000000011072364523" calcext:value-type="float">
            <text:p>-1.10723645227005E-10</text:p>
          </table:table-cell>
          <table:table-cell table:formula="of:=SIN(2*PI()*564*[.A324])" office:value-type="float" office:value="-0.00000000014856143111" calcext:value-type="float">
            <text:p>-1.4856143111405E-10</text:p>
          </table:table-cell>
          <table:table-cell table:formula="of:=[.I324]+[.J324]" office:value-type="float" office:value="-0.00000000025928507634" calcext:value-type="float">
            <text:p>-2.59285076341055E-10</text:p>
          </table:table-cell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formula="of:=SIN([.A325]/45)" office:value-type="float" office:value="0.779954099079698" calcext:value-type="float">
            <text:p>0.779954099079698</text:p>
          </table:table-cell>
          <table:table-cell/>
          <table:table-cell table:formula="of:=RADIANS([.A325])" office:value-type="float" office:value="5.63741348394168" calcext:value-type="float">
            <text:p>5.63741348394168</text:p>
          </table:table-cell>
          <table:table-cell table:formula="of:=SIN([.D325])" office:value-type="float" office:value="-0.601815023152048" calcext:value-type="float">
            <text:p>-0.601815023152048</text:p>
          </table:table-cell>
          <table:table-cell table:formula="of:=SIN([.A324]+PI()/2) +[.E325]" office:value-type="float" office:value="-0.588568417631455" calcext:value-type="float">
            <text:p>-0.588568417631455</text:p>
          </table:table-cell>
          <table:table-cell table:formula="of:=SIN([.D325]*0.5)+[.E325]" office:value-type="float" office:value="-0.284510366746956" calcext:value-type="float">
            <text:p>-0.284510366746956</text:p>
          </table:table-cell>
          <table:table-cell/>
          <table:table-cell table:formula="of:=SIN(2*PI()*552*[.A325])" office:value-type="float" office:value="0.0000000000501785594" calcext:value-type="float">
            <text:p>5.01785593990387E-11</text:p>
          </table:table-cell>
          <table:table-cell table:formula="of:=SIN(2*PI()*564*[.A325])" office:value-type="float" office:value="-0.00000000011069974576" calcext:value-type="float">
            <text:p>-1.10699745764544E-10</text:p>
          </table:table-cell>
          <table:table-cell table:formula="of:=[.I325]+[.J325]" office:value-type="float" office:value="-0.00000000006052118637" calcext:value-type="float">
            <text:p>-6.05211863655049E-11</text:p>
          </table:table-cell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formula="of:=SIN([.A326]/45)" office:value-type="float" office:value="0.793667863849153" calcext:value-type="float">
            <text:p>0.793667863849153</text:p>
          </table:table-cell>
          <table:table-cell/>
          <table:table-cell table:formula="of:=RADIANS([.A326])" office:value-type="float" office:value="5.65486677646163" calcext:value-type="float">
            <text:p>5.65486677646163</text:p>
          </table:table-cell>
          <table:table-cell table:formula="of:=SIN([.D326])" office:value-type="float" office:value="-0.587785252292473" calcext:value-type="float">
            <text:p>-0.587785252292473</text:p>
          </table:table-cell>
          <table:table-cell table:formula="of:=SIN([.A325]+PI()/2) +[.E326]" office:value-type="float" office:value="-1.42202523482069" calcext:value-type="float">
            <text:p>-1.42202523482069</text:p>
          </table:table-cell>
          <table:table-cell table:formula="of:=SIN([.D326]*0.5)+[.E326]" office:value-type="float" office:value="-0.278768257917526" calcext:value-type="float">
            <text:p>-0.278768257917526</text:p>
          </table:table-cell>
          <table:table-cell/>
          <table:table-cell table:formula="of:=SIN(2*PI()*552*[.A326])" office:value-type="float" office:value="-0.00000000002174987963" calcext:value-type="float">
            <text:p>-2.17498796287877E-11</text:p>
          </table:table-cell>
          <table:table-cell table:formula="of:=SIN(2*PI()*564*[.A326])" office:value-type="float" office:value="-0.00000000007283806042" calcext:value-type="float">
            <text:p>-7.28380604150373E-11</text:p>
          </table:table-cell>
          <table:table-cell table:formula="of:=[.I326]+[.J326]" office:value-type="float" office:value="-0.00000000009458794004" calcext:value-type="float">
            <text:p>-9.4587940043825E-11</text:p>
          </table:table-cell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formula="of:=SIN([.A327]/45)" office:value-type="float" office:value="0.806989709999765" calcext:value-type="float">
            <text:p>0.806989709999765</text:p>
          </table:table-cell>
          <table:table-cell/>
          <table:table-cell table:formula="of:=RADIANS([.A327])" office:value-type="float" office:value="5.67232006898157" calcext:value-type="float">
            <text:p>5.67232006898157</text:p>
          </table:table-cell>
          <table:table-cell table:formula="of:=SIN([.D327])" office:value-type="float" office:value="-0.573576436351047" calcext:value-type="float">
            <text:p>-0.573576436351047</text:p>
          </table:table-cell>
          <table:table-cell table:formula="of:=SIN([.A326]+PI()/2) +[.E327]" office:value-type="float" office:value="-1.48830661428642" calcext:value-type="float">
            <text:p>-1.48830661428642</text:p>
          </table:table-cell>
          <table:table-cell table:formula="of:=SIN([.D327]*0.5)+[.E327]" office:value-type="float" office:value="-0.272870636846773" calcext:value-type="float">
            <text:p>-0.272870636846773</text:p>
          </table:table-cell>
          <table:table-cell/>
          <table:table-cell table:formula="of:=SIN(2*PI()*552*[.A327])" office:value-type="float" office:value="-0.00000000009367831866" calcext:value-type="float">
            <text:p>-9.36783186566141E-11</text:p>
          </table:table-cell>
          <table:table-cell table:formula="of:=SIN(2*PI()*564*[.A327])" office:value-type="float" office:value="-0.00000000003497637507" calcext:value-type="float">
            <text:p>-3.4976375065531E-11</text:p>
          </table:table-cell>
          <table:table-cell table:formula="of:=[.I327]+[.J327]" office:value-type="float" office:value="-0.00000000012865469372" calcext:value-type="float">
            <text:p>-1.28654693722145E-10</text:p>
          </table:table-cell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formula="of:=SIN([.A328]/45)" office:value-type="float" office:value="0.819913059112799" calcext:value-type="float">
            <text:p>0.819913059112799</text:p>
          </table:table-cell>
          <table:table-cell/>
          <table:table-cell table:formula="of:=RADIANS([.A328])" office:value-type="float" office:value="5.68977336150151" calcext:value-type="float">
            <text:p>5.68977336150151</text:p>
          </table:table-cell>
          <table:table-cell table:formula="of:=SIN([.D328])" office:value-type="float" office:value="-0.559192903470747" calcext:value-type="float">
            <text:p>-0.559192903470747</text:p>
          </table:table-cell>
          <table:table-cell table:formula="of:=SIN([.A327]+PI()/2) +[.E328]" office:value-type="float" office:value="-0.713414569713847" calcext:value-type="float">
            <text:p>-0.713414569713847</text:p>
          </table:table-cell>
          <table:table-cell table:formula="of:=SIN([.D328]*0.5)+[.E328]" office:value-type="float" office:value="-0.26682119874801" calcext:value-type="float">
            <text:p>-0.26682119874801</text:p>
          </table:table-cell>
          <table:table-cell/>
          <table:table-cell table:formula="of:=SIN(2*PI()*552*[.A328])" office:value-type="float" office:value="0.00000000006722388597" calcext:value-type="float">
            <text:p>6.72238859694292E-11</text:p>
          </table:table-cell>
          <table:table-cell table:formula="of:=SIN(2*PI()*564*[.A328])" office:value-type="float" office:value="0.00000000000288531028" calcext:value-type="float">
            <text:p>2.88531028397537E-12</text:p>
          </table:table-cell>
          <table:table-cell table:formula="of:=[.I328]+[.J328]" office:value-type="float" office:value="0.00000000007010919625" calcext:value-type="float">
            <text:p>7.01091962534046E-11</text:p>
          </table:table-cell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formula="of:=SIN([.A329]/45)" office:value-type="float" office:value="0.832431529550086" calcext:value-type="float">
            <text:p>0.832431529550086</text:p>
          </table:table-cell>
          <table:table-cell/>
          <table:table-cell table:formula="of:=RADIANS([.A329])" office:value-type="float" office:value="5.70722665402146" calcext:value-type="float">
            <text:p>5.70722665402146</text:p>
          </table:table-cell>
          <table:table-cell table:formula="of:=SIN([.D329])" office:value-type="float" office:value="-0.544639035015027" calcext:value-type="float">
            <text:p>-0.544639035015027</text:p>
          </table:table-cell>
          <table:table-cell table:formula="of:=SIN([.A328]+PI()/2) +[.E329]" office:value-type="float" office:value="0.203438499148404" calcext:value-type="float">
            <text:p>0.203438499148404</text:p>
          </table:table-cell>
          <table:table-cell table:formula="of:=SIN([.D329]*0.5)+[.E329]" office:value-type="float" office:value="-0.260623690311104" calcext:value-type="float">
            <text:p>-0.260623690311104</text:p>
          </table:table-cell>
          <table:table-cell/>
          <table:table-cell table:formula="of:=SIN(2*PI()*552*[.A329])" office:value-type="float" office:value="-0.00000000000470455306" calcext:value-type="float">
            <text:p>-4.7045530583972E-12</text:p>
          </table:table-cell>
          <table:table-cell table:formula="of:=SIN(2*PI()*564*[.A329])" office:value-type="float" office:value="-0.00000000019208364802" calcext:value-type="float">
            <text:p>-1.92083648020388E-10</text:p>
          </table:table-cell>
          <table:table-cell table:formula="of:=[.I329]+[.J329]" office:value-type="float" office:value="-0.00000000019678820108" calcext:value-type="float">
            <text:p>-1.96788201078785E-10</text:p>
          </table:table-cell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formula="of:=SIN([.A330]/45)" office:value-type="float" office:value="0.844538939605312" calcext:value-type="float">
            <text:p>0.844538939605312</text:p>
          </table:table-cell>
          <table:table-cell/>
          <table:table-cell table:formula="of:=RADIANS([.A330])" office:value-type="float" office:value="5.7246799465414" calcext:value-type="float">
            <text:p>5.7246799465414</text:p>
          </table:table-cell>
          <table:table-cell table:formula="of:=SIN([.D330])" office:value-type="float" office:value="-0.529919264233205" calcext:value-type="float">
            <text:p>-0.529919264233205</text:p>
          </table:table-cell>
          <table:table-cell table:formula="of:=SIN([.A329]+PI()/2) +[.E330]" office:value-type="float" office:value="0.432678435363202" calcext:value-type="float">
            <text:p>0.432678435363202</text:p>
          </table:table-cell>
          <table:table-cell table:formula="of:=SIN([.D330]*0.5)+[.E330]" office:value-type="float" office:value="-0.254281908416206" calcext:value-type="float">
            <text:p>-0.254281908416206</text:p>
          </table:table-cell>
          <table:table-cell/>
          <table:table-cell table:formula="of:=SIN(2*PI()*552*[.A330])" office:value-type="float" office:value="-0.00000000007663299209" calcext:value-type="float">
            <text:p>-7.66329920862236E-11</text:p>
          </table:table-cell>
          <table:table-cell table:formula="of:=SIN(2*PI()*564*[.A330])" office:value-type="float" office:value="-0.00000000015422196267" calcext:value-type="float">
            <text:p>-1.54221962670882E-10</text:p>
          </table:table-cell>
          <table:table-cell table:formula="of:=[.I330]+[.J330]" office:value-type="float" office:value="-0.00000000023085495476" calcext:value-type="float">
            <text:p>-2.30854954757105E-10</text:p>
          </table:table-cell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formula="of:=SIN([.A331]/45)" office:value-type="float" office:value="0.856229310556593" calcext:value-type="float">
            <text:p>0.856229310556593</text:p>
          </table:table-cell>
          <table:table-cell/>
          <table:table-cell table:formula="of:=RADIANS([.A331])" office:value-type="float" office:value="5.74213323906134" calcext:value-type="float">
            <text:p>5.74213323906134</text:p>
          </table:table-cell>
          <table:table-cell table:formula="of:=SIN([.D331])" office:value-type="float" office:value="-0.515038074910055" calcext:value-type="float">
            <text:p>-0.515038074910055</text:p>
          </table:table-cell>
          <table:table-cell table:formula="of:=SIN([.A330]+PI()/2) +[.E331]" office:value-type="float" office:value="-0.222928095642874" calcext:value-type="float">
            <text:p>-0.222928095642874</text:p>
          </table:table-cell>
          <table:table-cell table:formula="of:=SIN([.D331]*0.5)+[.E331]" office:value-type="float" office:value="-0.247799698831797" calcext:value-type="float">
            <text:p>-0.247799698831797</text:p>
          </table:table-cell>
          <table:table-cell/>
          <table:table-cell table:formula="of:=SIN(2*PI()*552*[.A331])" office:value-type="float" office:value="0.00000000008426921254" calcext:value-type="float">
            <text:p>8.42692125398197E-11</text:p>
          </table:table-cell>
          <table:table-cell table:formula="of:=SIN(2*PI()*564*[.A331])" office:value-type="float" office:value="-0.00000000011636027732" calcext:value-type="float">
            <text:p>-1.16360277321375E-10</text:p>
          </table:table-cell>
          <table:table-cell table:formula="of:=[.I331]+[.J331]" office:value-type="float" office:value="-0.00000000003209106478" calcext:value-type="float">
            <text:p>-3.20910647815556E-11</text:p>
          </table:table-cell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formula="of:=SIN([.A332]/45)" office:value-type="float" office:value="0.867496869618806" calcext:value-type="float">
            <text:p>0.867496869618806</text:p>
          </table:table-cell>
          <table:table-cell/>
          <table:table-cell table:formula="of:=RADIANS([.A332])" office:value-type="float" office:value="5.75958653158129" calcext:value-type="float">
            <text:p>5.75958653158129</text:p>
          </table:table-cell>
          <table:table-cell table:formula="of:=SIN([.D332])" office:value-type="float" office:value="-0.5" calcext:value-type="float">
            <text:p>-0.5</text:p>
          </table:table-cell>
          <table:table-cell table:formula="of:=SIN([.A331]+PI()/2) +[.E332]" office:value-type="float" office:value="-1.1469423088661" calcext:value-type="float">
            <text:p>-1.1469423088661</text:p>
          </table:table-cell>
          <table:table-cell table:formula="of:=SIN([.D332]*0.5)+[.E332]" office:value-type="float" office:value="-0.241180954897479" calcext:value-type="float">
            <text:p>-0.241180954897479</text:p>
          </table:table-cell>
          <table:table-cell/>
          <table:table-cell table:formula="of:=SIN(2*PI()*552*[.A332])" office:value-type="float" office:value="0.00000000001234077351" calcext:value-type="float">
            <text:p>1.23407735119933E-11</text:p>
          </table:table-cell>
          <table:table-cell table:formula="of:=SIN(2*PI()*564*[.A332])" office:value-type="float" office:value="-0.00000000007849859197" calcext:value-type="float">
            <text:p>-7.84985919718689E-11</text:p>
          </table:table-cell>
          <table:table-cell table:formula="of:=[.I332]+[.J332]" office:value-type="float" office:value="-0.00000000006615781846" calcext:value-type="float">
            <text:p>-6.61578184598757E-11</text:p>
          </table:table-cell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formula="of:=SIN([.A333]/45)" office:value-type="float" office:value="0.878336052794231" calcext:value-type="float">
            <text:p>0.878336052794231</text:p>
          </table:table-cell>
          <table:table-cell/>
          <table:table-cell table:formula="of:=RADIANS([.A333])" office:value-type="float" office:value="5.77703982410123" calcext:value-type="float">
            <text:p>5.77703982410123</text:p>
          </table:table-cell>
          <table:table-cell table:formula="of:=SIN([.D333])" office:value-type="float" office:value="-0.484809620246338" calcext:value-type="float">
            <text:p>-0.484809620246338</text:p>
          </table:table-cell>
          <table:table-cell table:formula="of:=SIN([.A332]+PI()/2) +[.E333]" office:value-type="float" office:value="-1.47600844200155" calcext:value-type="float">
            <text:p>-1.47600844200155</text:p>
          </table:table-cell>
          <table:table-cell table:formula="of:=SIN([.D333]*0.5)+[.E333]" office:value-type="float" office:value="-0.234429616191896" calcext:value-type="float">
            <text:p>-0.234429616191896</text:p>
          </table:table-cell>
          <table:table-cell/>
          <table:table-cell table:formula="of:=SIN(2*PI()*552*[.A333])" office:value-type="float" office:value="-0.00000000005958766552" calcext:value-type="float">
            <text:p>-5.95876655158331E-11</text:p>
          </table:table-cell>
          <table:table-cell table:formula="of:=SIN(2*PI()*564*[.A333])" office:value-type="float" office:value="-0.00000000004063690662" calcext:value-type="float">
            <text:p>-4.06369066223626E-11</text:p>
          </table:table-cell>
          <table:table-cell table:formula="of:=[.I333]+[.J333]" office:value-type="float" office:value="-0.00000000010022457214" calcext:value-type="float">
            <text:p>-1.00224572138196E-10</text:p>
          </table:table-cell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formula="of:=SIN([.A334]/45)" office:value-type="float" office:value="0.888741507620089" calcext:value-type="float">
            <text:p>0.888741507620089</text:p>
          </table:table-cell>
          <table:table-cell/>
          <table:table-cell table:formula="of:=RADIANS([.A334])" office:value-type="float" office:value="5.79449311662117" calcext:value-type="float">
            <text:p>5.79449311662117</text:p>
          </table:table-cell>
          <table:table-cell table:formula="of:=SIN([.D334])" office:value-type="float" office:value="-0.469471562785891" calcext:value-type="float">
            <text:p>-0.469471562785891</text:p>
          </table:table-cell>
          <table:table-cell table:formula="of:=SIN([.A333]+PI()/2) +[.E334]" office:value-type="float" office:value="-0.893623271856032" calcext:value-type="float">
            <text:p>-0.893623271856032</text:p>
          </table:table-cell>
          <table:table-cell table:formula="of:=SIN([.D334]*0.5)+[.E334]" office:value-type="float" office:value="-0.227549667186223" calcext:value-type="float">
            <text:p>-0.227549667186223</text:p>
          </table:table-cell>
          <table:table-cell/>
          <table:table-cell table:formula="of:=SIN(2*PI()*552*[.A334])" office:value-type="float" office:value="-0.00000000013151610454" calcext:value-type="float">
            <text:p>-1.3151610454366E-10</text:p>
          </table:table-cell>
          <table:table-cell table:formula="of:=SIN(2*PI()*564*[.A334])" office:value-type="float" office:value="-0.00000000000277522127" calcext:value-type="float">
            <text:p>-2.77522127285624E-12</text:p>
          </table:table-cell>
          <table:table-cell table:formula="of:=[.I334]+[.J334]" office:value-type="float" office:value="-0.00000000013429132582" calcext:value-type="float">
            <text:p>-1.34291325816516E-10</text:p>
          </table:table-cell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formula="of:=SIN([.A335]/45)" office:value-type="float" office:value="0.898708095811627" calcext:value-type="float">
            <text:p>0.898708095811627</text:p>
          </table:table-cell>
          <table:table-cell/>
          <table:table-cell table:formula="of:=RADIANS([.A335])" office:value-type="float" office:value="5.81194640914112" calcext:value-type="float">
            <text:p>5.81194640914112</text:p>
          </table:table-cell>
          <table:table-cell table:formula="of:=SIN([.D335])" office:value-type="float" office:value="-0.453990499739547" calcext:value-type="float">
            <text:p>-0.453990499739547</text:p>
          </table:table-cell>
          <table:table-cell table:formula="of:=SIN([.A334]+PI()/2) +[.E335]" office:value-type="float" office:value="0.0788680291186416" calcext:value-type="float">
            <text:p>0.0788680291186416</text:p>
          </table:table-cell>
          <table:table-cell table:formula="of:=SIN([.D335]*0.5)+[.E335]" office:value-type="float" office:value="-0.220545135883641" calcext:value-type="float">
            <text:p>-0.220545135883641</text:p>
          </table:table-cell>
          <table:table-cell/>
          <table:table-cell table:formula="of:=SIN(2*PI()*552*[.A335])" office:value-type="float" office:value="0.00000000002938610008" calcext:value-type="float">
            <text:p>2.93861000823837E-11</text:p>
          </table:table-cell>
          <table:table-cell table:formula="of:=SIN(2*PI()*564*[.A335])" office:value-type="float" office:value="-0.00000000019774417958" calcext:value-type="float">
            <text:p>-1.9774417957722E-10</text:p>
          </table:table-cell>
          <table:table-cell table:formula="of:=[.I335]+[.J335]" office:value-type="float" office:value="-0.00000000016835807949" calcext:value-type="float">
            <text:p>-1.68358079494836E-10</text:p>
          </table:table-cell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formula="of:=SIN([.A336]/45)" office:value-type="float" office:value="0.908230895799438" calcext:value-type="float">
            <text:p>0.908230895799438</text:p>
          </table:table-cell>
          <table:table-cell/>
          <table:table-cell table:formula="of:=RADIANS([.A336])" office:value-type="float" office:value="5.82939970166106" calcext:value-type="float">
            <text:p>5.82939970166106</text:p>
          </table:table-cell>
          <table:table-cell table:formula="of:=SIN([.D336])" office:value-type="float" office:value="-0.438371146789078" calcext:value-type="float">
            <text:p>-0.438371146789078</text:p>
          </table:table-cell>
          <table:table-cell table:formula="of:=SIN([.A335]+PI()/2) +[.E336]" office:value-type="float" office:value="0.561589945968231" calcext:value-type="float">
            <text:p>0.561589945968231</text:p>
          </table:table-cell>
          <table:table-cell table:formula="of:=SIN([.D336]*0.5)+[.E336]" office:value-type="float" office:value="-0.213420092445213" calcext:value-type="float">
            <text:p>-0.213420092445213</text:p>
          </table:table-cell>
          <table:table-cell/>
          <table:table-cell table:formula="of:=SIN(2*PI()*552*[.A336])" office:value-type="float" office:value="-0.00000000004254233895" calcext:value-type="float">
            <text:p>-4.25423389454427E-11</text:p>
          </table:table-cell>
          <table:table-cell table:formula="of:=SIN(2*PI()*564*[.A336])" office:value-type="float" office:value="-0.00000000015988249423" calcext:value-type="float">
            <text:p>-1.59882494227713E-10</text:p>
          </table:table-cell>
          <table:table-cell table:formula="of:=[.I336]+[.J336]" office:value-type="float" office:value="-0.00000000020242483317" calcext:value-type="float">
            <text:p>-2.02424833173156E-10</text:p>
          </table:table-cell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formula="of:=SIN([.A337]/45)" office:value-type="float" office:value="0.917305205159763" calcext:value-type="float">
            <text:p>0.917305205159763</text:p>
          </table:table-cell>
          <table:table-cell/>
          <table:table-cell table:formula="of:=RADIANS([.A337])" office:value-type="float" office:value="5.846852994181" calcext:value-type="float">
            <text:p>5.846852994181</text:p>
          </table:table-cell>
          <table:table-cell table:formula="of:=SIN([.D337])" office:value-type="float" office:value="-0.422618261740699" calcext:value-type="float">
            <text:p>-0.422618261740699</text:p>
          </table:table-cell>
          <table:table-cell table:formula="of:=SIN([.A336]+PI()/2) +[.E337]" office:value-type="float" office:value="0.12508577779151" calcext:value-type="float">
            <text:p>0.12508577779151</text:p>
          </table:table-cell>
          <table:table-cell table:formula="of:=SIN([.D337]*0.5)+[.E337]" office:value-type="float" office:value="-0.206178647802596" calcext:value-type="float">
            <text:p>-0.206178647802596</text:p>
          </table:table-cell>
          <table:table-cell/>
          <table:table-cell table:formula="of:=SIN(2*PI()*552*[.A337])" office:value-type="float" office:value="-0.00000000011447077797" calcext:value-type="float">
            <text:p>-1.14470777973269E-10</text:p>
          </table:table-cell>
          <table:table-cell table:formula="of:=SIN(2*PI()*564*[.A337])" office:value-type="float" office:value="-0.00000000012202080888" calcext:value-type="float">
            <text:p>-1.22020808878207E-10</text:p>
          </table:table-cell>
          <table:table-cell table:formula="of:=[.I337]+[.J337]" office:value-type="float" office:value="-0.00000000023649158685" calcext:value-type="float">
            <text:p>-2.36491586851476E-10</text:p>
          </table:table-cell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formula="of:=SIN([.A338]/45)" office:value-type="float" office:value="0.925926542936584" calcext:value-type="float">
            <text:p>0.925926542936584</text:p>
          </table:table-cell>
          <table:table-cell/>
          <table:table-cell table:formula="of:=RADIANS([.A338])" office:value-type="float" office:value="5.86430628670095" calcext:value-type="float">
            <text:p>5.86430628670095</text:p>
          </table:table-cell>
          <table:table-cell table:formula="of:=SIN([.D338])" office:value-type="float" office:value="-0.4067366430758" calcext:value-type="float">
            <text:p>-0.4067366430758</text:p>
          </table:table-cell>
          <table:table-cell table:formula="of:=SIN([.A337]+PI()/2) +[.E338]" office:value-type="float" office:value="-0.814846224848015" calcext:value-type="float">
            <text:p>-0.814846224848015</text:p>
          </table:table-cell>
          <table:table-cell table:formula="of:=SIN([.D338]*0.5)+[.E338]" office:value-type="float" office:value="-0.198824952258041" calcext:value-type="float">
            <text:p>-0.198824952258041</text:p>
          </table:table-cell>
          <table:table-cell/>
          <table:table-cell table:formula="of:=SIN(2*PI()*552*[.A338])" office:value-type="float" office:value="0.00000000004643142665" calcext:value-type="float">
            <text:p>4.64314266527742E-11</text:p>
          </table:table-cell>
          <table:table-cell table:formula="of:=SIN(2*PI()*564*[.A338])" office:value-type="float" office:value="-0.00000000008415912353" calcext:value-type="float">
            <text:p>-8.41591235287005E-11</text:p>
          </table:table-cell>
          <table:table-cell table:formula="of:=[.I338]+[.J338]" office:value-type="float" office:value="-0.00000000003772769688" calcext:value-type="float">
            <text:p>-3.77276968759264E-11</text:p>
          </table:table-cell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formula="of:=SIN([.A339]/45)" office:value-type="float" office:value="0.934090651854348" calcext:value-type="float">
            <text:p>0.934090651854348</text:p>
          </table:table-cell>
          <table:table-cell/>
          <table:table-cell table:formula="of:=RADIANS([.A339])" office:value-type="float" office:value="5.88175957922089" calcext:value-type="float">
            <text:p>5.88175957922089</text:p>
          </table:table-cell>
          <table:table-cell table:formula="of:=SIN([.D339])" office:value-type="float" office:value="-0.390731128489274" calcext:value-type="float">
            <text:p>-0.390731128489274</text:p>
          </table:table-cell>
          <table:table-cell table:formula="of:=SIN([.A338]+PI()/2) +[.E339]" office:value-type="float" office:value="-1.3794402641783" calcext:value-type="float">
            <text:p>-1.3794402641783</text:p>
          </table:table-cell>
          <table:table-cell table:formula="of:=SIN([.D339]*0.5)+[.E339]" office:value-type="float" office:value="-0.191363194072077" calcext:value-type="float">
            <text:p>-0.191363194072077</text:p>
          </table:table-cell>
          <table:table-cell/>
          <table:table-cell table:formula="of:=SIN(2*PI()*552*[.A339])" office:value-type="float" office:value="-0.00000000002549701238" calcext:value-type="float">
            <text:p>-2.54970123750522E-11</text:p>
          </table:table-cell>
          <table:table-cell table:formula="of:=SIN(2*PI()*564*[.A339])" office:value-type="float" office:value="-0.00000000004629743818" calcext:value-type="float">
            <text:p>-4.62974381791942E-11</text:p>
          </table:table-cell>
          <table:table-cell table:formula="of:=[.I339]+[.J339]" office:value-type="float" office:value="-0.00000000007179445055" calcext:value-type="float">
            <text:p>-7.17944505542464E-11</text:p>
          </table:table-cell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formula="of:=SIN([.A340]/45)" office:value-type="float" office:value="0.94179350042024" calcext:value-type="float">
            <text:p>0.94179350042024</text:p>
          </table:table-cell>
          <table:table-cell/>
          <table:table-cell table:formula="of:=RADIANS([.A340])" office:value-type="float" office:value="5.89921287174083" calcext:value-type="float">
            <text:p>5.89921287174083</text:p>
          </table:table-cell>
          <table:table-cell table:formula="of:=SIN([.D340])" office:value-type="float" office:value="-0.374606593415912" calcext:value-type="float">
            <text:p>-0.374606593415912</text:p>
          </table:table-cell>
          <table:table-cell table:formula="of:=SIN([.A339]+PI()/2) +[.E340]" office:value-type="float" office:value="-1.03490066333505" calcext:value-type="float">
            <text:p>-1.03490066333505</text:p>
          </table:table-cell>
          <table:table-cell table:formula="of:=SIN([.D340]*0.5)+[.E340]" office:value-type="float" office:value="-0.183797598039367" calcext:value-type="float">
            <text:p>-0.183797598039367</text:p>
          </table:table-cell>
          <table:table-cell/>
          <table:table-cell table:formula="of:=SIN(2*PI()*552*[.A340])" office:value-type="float" office:value="-0.0000000000974254514" calcext:value-type="float">
            <text:p>-9.74254514028786E-11</text:p>
          </table:table-cell>
          <table:table-cell table:formula="of:=SIN(2*PI()*564*[.A340])" office:value-type="float" office:value="-0.00000000000843575283" calcext:value-type="float">
            <text:p>-8.43575282968785E-12</text:p>
          </table:table-cell>
          <table:table-cell table:formula="of:=[.I340]+[.J340]" office:value-type="float" office:value="-0.00000000010586120423" calcext:value-type="float">
            <text:p>-1.05861204232566E-10</text:p>
          </table:table-cell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formula="of:=SIN([.A341]/45)" office:value-type="float" office:value="0.949031284914958" calcext:value-type="float">
            <text:p>0.949031284914958</text:p>
          </table:table-cell>
          <table:table-cell/>
          <table:table-cell table:formula="of:=RADIANS([.A341])" office:value-type="float" office:value="5.91666616426078" calcext:value-type="float">
            <text:p>5.91666616426078</text:p>
          </table:table-cell>
          <table:table-cell table:formula="of:=SIN([.D341])" office:value-type="float" office:value="-0.358367949545301" calcext:value-type="float">
            <text:p>-0.358367949545301</text:p>
          </table:table-cell>
          <table:table-cell table:formula="of:=SIN([.A340]+PI()/2) +[.E341]" office:value-type="float" office:value="-0.0831756309130129" calcext:value-type="float">
            <text:p>-0.0831756309130129</text:p>
          </table:table-cell>
          <table:table-cell table:formula="of:=SIN([.D341]*0.5)+[.E341]" office:value-type="float" office:value="-0.176132424053153" calcext:value-type="float">
            <text:p>-0.176132424053153</text:p>
          </table:table-cell>
          <table:table-cell/>
          <table:table-cell table:formula="of:=SIN(2*PI()*552*[.A341])" office:value-type="float" office:value="0.00000000006347675322" calcext:value-type="float">
            <text:p>6.34767532231646E-11</text:p>
          </table:table-cell>
          <table:table-cell table:formula="of:=SIN(2*PI()*564*[.A341])" office:value-type="float" office:value="-0.00000000020340471113" calcext:value-type="float">
            <text:p>-2.03404711134051E-10</text:p>
          </table:table-cell>
          <table:table-cell table:formula="of:=[.I341]+[.J341]" office:value-type="float" office:value="-0.00000000013992795791" calcext:value-type="float">
            <text:p>-1.39927957910887E-10</text:p>
          </table:table-cell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formula="of:=SIN([.A342]/45)" office:value-type="float" office:value="0.955800431271024" calcext:value-type="float">
            <text:p>0.955800431271024</text:p>
          </table:table-cell>
          <table:table-cell/>
          <table:table-cell table:formula="of:=RADIANS([.A342])" office:value-type="float" office:value="5.93411945678072" calcext:value-type="float">
            <text:p>5.93411945678072</text:p>
          </table:table-cell>
          <table:table-cell table:formula="of:=SIN([.D342])" office:value-type="float" office:value="-0.342020143325669" calcext:value-type="float">
            <text:p>-0.342020143325669</text:p>
          </table:table-cell>
          <table:table-cell table:formula="of:=SIN([.A341]+PI()/2) +[.E342]" office:value-type="float" office:value="0.615648015221921" calcext:value-type="float">
            <text:p>0.615648015221921</text:p>
          </table:table-cell>
          <table:table-cell table:formula="of:=SIN([.D342]*0.5)+[.E342]" office:value-type="float" office:value="-0.168371965658739" calcext:value-type="float">
            <text:p>-0.168371965658739</text:p>
          </table:table-cell>
          <table:table-cell/>
          <table:table-cell table:formula="of:=SIN(2*PI()*552*[.A342])" office:value-type="float" office:value="-0.0000000000084516858" calcext:value-type="float">
            <text:p>-8.45168580466176E-12</text:p>
          </table:table-cell>
          <table:table-cell table:formula="of:=SIN(2*PI()*564*[.A342])" office:value-type="float" office:value="-0.00000000016554302578" calcext:value-type="float">
            <text:p>-1.65543025784545E-10</text:p>
          </table:table-cell>
          <table:table-cell table:formula="of:=[.I342]+[.J342]" office:value-type="float" office:value="-0.00000000017399471159" calcext:value-type="float">
            <text:p>-1.73994711589207E-10</text:p>
          </table:table-cell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formula="of:=SIN([.A343]/45)" office:value-type="float" office:value="0.962097596837674" calcext:value-type="float">
            <text:p>0.962097596837674</text:p>
          </table:table-cell>
          <table:table-cell/>
          <table:table-cell table:formula="of:=RADIANS([.A343])" office:value-type="float" office:value="5.95157274930066" calcext:value-type="float">
            <text:p>5.95157274930066</text:p>
          </table:table-cell>
          <table:table-cell table:formula="of:=SIN([.D343])" office:value-type="float" office:value="-0.325568154457157" calcext:value-type="float">
            <text:p>-0.325568154457157</text:p>
          </table:table-cell>
          <table:table-cell table:formula="of:=SIN([.A342]+PI()/2) +[.E343]" office:value-type="float" office:value="0.434100155550072" calcext:value-type="float">
            <text:p>0.434100155550072</text:p>
          </table:table-cell>
          <table:table-cell table:formula="of:=SIN([.D343]*0.5)+[.E343]" office:value-type="float" office:value="-0.160520548596479" calcext:value-type="float">
            <text:p>-0.160520548596479</text:p>
          </table:table-cell>
          <table:table-cell/>
          <table:table-cell table:formula="of:=SIN(2*PI()*552*[.A343])" office:value-type="float" office:value="-0.00000000008038012483" calcext:value-type="float">
            <text:p>-8.03801248324881E-11</text:p>
          </table:table-cell>
          <table:table-cell table:formula="of:=SIN(2*PI()*564*[.A343])" office:value-type="float" office:value="-0.00000000012768134044" calcext:value-type="float">
            <text:p>-1.27681340435038E-10</text:p>
          </table:table-cell>
          <table:table-cell table:formula="of:=[.I343]+[.J343]" office:value-type="float" office:value="-0.00000000020806146527" calcext:value-type="float">
            <text:p>-2.08061465267527E-10</text:p>
          </table:table-cell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formula="of:=SIN([.A344]/45)" office:value-type="float" office:value="0.967919672031486" calcext:value-type="float">
            <text:p>0.967919672031486</text:p>
          </table:table-cell>
          <table:table-cell/>
          <table:table-cell table:formula="of:=RADIANS([.A344])" office:value-type="float" office:value="5.96902604182061" calcext:value-type="float">
            <text:p>5.96902604182061</text:p>
          </table:table-cell>
          <table:table-cell table:formula="of:=SIN([.D344])" office:value-type="float" office:value="-0.309016994374948" calcext:value-type="float">
            <text:p>-0.309016994374948</text:p>
          </table:table-cell>
          <table:table-cell table:formula="of:=SIN([.A343]+PI()/2) +[.E344]" office:value-type="float" office:value="-0.445784073738821" calcext:value-type="float">
            <text:p>-0.445784073738821</text:p>
          </table:table-cell>
          <table:table-cell table:formula="of:=SIN([.D344]*0.5)+[.E344]" office:value-type="float" office:value="-0.152582529334717" calcext:value-type="float">
            <text:p>-0.152582529334717</text:p>
          </table:table-cell>
          <table:table-cell/>
          <table:table-cell table:formula="of:=SIN(2*PI()*552*[.A344])" office:value-type="float" office:value="0.00000000008052207979" calcext:value-type="float">
            <text:p>8.05220797935551E-11</text:p>
          </table:table-cell>
          <table:table-cell table:formula="of:=SIN(2*PI()*564*[.A344])" office:value-type="float" office:value="-0.00000000008981965509" calcext:value-type="float">
            <text:p>-8.98196550855321E-11</text:p>
          </table:table-cell>
          <table:table-cell table:formula="of:=[.I344]+[.J344]" office:value-type="float" office:value="-0.00000000000929757529" calcext:value-type="float">
            <text:p>-9.29757529197705E-12</text:p>
          </table:table-cell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formula="of:=SIN([.A345]/45)" office:value-type="float" office:value="0.973263781871915" calcext:value-type="float">
            <text:p>0.973263781871915</text:p>
          </table:table-cell>
          <table:table-cell/>
          <table:table-cell table:formula="of:=RADIANS([.A345])" office:value-type="float" office:value="5.98647933434055" calcext:value-type="float">
            <text:p>5.98647933434055</text:p>
          </table:table-cell>
          <table:table-cell table:formula="of:=SIN([.D345])" office:value-type="float" office:value="-0.292371704722737" calcext:value-type="float">
            <text:p>-0.292371704722737</text:p>
          </table:table-cell>
          <table:table-cell table:formula="of:=SIN([.A344]+PI()/2) +[.E345]" office:value-type="float" office:value="-1.19983115142427" calcext:value-type="float">
            <text:p>-1.19983115142427</text:p>
          </table:table-cell>
          <table:table-cell table:formula="of:=SIN([.D345]*0.5)+[.E345]" office:value-type="float" office:value="-0.144562293593126" calcext:value-type="float">
            <text:p>-0.144562293593126</text:p>
          </table:table-cell>
          <table:table-cell/>
          <table:table-cell table:formula="of:=SIN(2*PI()*552*[.A345])" office:value-type="float" office:value="0.00000000000859364077" calcext:value-type="float">
            <text:p>8.5936407657287E-12</text:p>
          </table:table-cell>
          <table:table-cell table:formula="of:=SIN(2*PI()*564*[.A345])" office:value-type="float" office:value="-0.00000000005195796974" calcext:value-type="float">
            <text:p>-5.19579697360258E-11</text:p>
          </table:table-cell>
          <table:table-cell table:formula="of:=[.I345]+[.J345]" office:value-type="float" office:value="-0.00000000004336432897" calcext:value-type="float">
            <text:p>-4.33643289702971E-11</text:p>
          </table:table-cell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formula="of:=SIN([.A346]/45)" office:value-type="float" office:value="0.978127287400974" calcext:value-type="float">
            <text:p>0.978127287400974</text:p>
          </table:table-cell>
          <table:table-cell/>
          <table:table-cell table:formula="of:=RADIANS([.A346])" office:value-type="float" office:value="6.00393262686049" calcext:value-type="float">
            <text:p>6.00393262686049</text:p>
          </table:table-cell>
          <table:table-cell table:formula="of:=SIN([.D346])" office:value-type="float" office:value="-0.275637355816999" calcext:value-type="float">
            <text:p>-0.275637355816999</text:p>
          </table:table-cell>
          <table:table-cell table:formula="of:=SIN([.A345]+PI()/2) +[.E346]" office:value-type="float" office:value="-1.11947513952245" calcext:value-type="float">
            <text:p>-1.11947513952245</text:p>
          </table:table-cell>
          <table:table-cell table:formula="of:=SIN([.D346]*0.5)+[.E346]" office:value-type="float" office:value="-0.136464254856934" calcext:value-type="float">
            <text:p>-0.136464254856934</text:p>
          </table:table-cell>
          <table:table-cell/>
          <table:table-cell table:formula="of:=SIN(2*PI()*552*[.A346])" office:value-type="float" office:value="-0.00000000006333479826" calcext:value-type="float">
            <text:p>-6.33347982620977E-11</text:p>
          </table:table-cell>
          <table:table-cell table:formula="of:=SIN(2*PI()*564*[.A346])" office:value-type="float" office:value="-0.00000000001409628439" calcext:value-type="float">
            <text:p>-1.40962843865195E-11</text:p>
          </table:table-cell>
          <table:table-cell table:formula="of:=[.I346]+[.J346]" office:value-type="float" office:value="-0.00000000007743108265" calcext:value-type="float">
            <text:p>-7.74310826486172E-11</text:p>
          </table:table-cell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formula="of:=SIN([.A347]/45)" office:value-type="float" office:value="0.982507786986373" calcext:value-type="float">
            <text:p>0.982507786986373</text:p>
          </table:table-cell>
          <table:table-cell/>
          <table:table-cell table:formula="of:=RADIANS([.A347])" office:value-type="float" office:value="6.02138591938044" calcext:value-type="float">
            <text:p>6.02138591938044</text:p>
          </table:table-cell>
          <table:table-cell table:formula="of:=SIN([.D347])" office:value-type="float" office:value="-0.258819045102521" calcext:value-type="float">
            <text:p>-0.258819045102521</text:p>
          </table:table-cell>
          <table:table-cell table:formula="of:=SIN([.A346]+PI()/2) +[.E347]" office:value-type="float" office:value="-0.263214599030424" calcext:value-type="float">
            <text:p>-0.263214599030424</text:p>
          </table:table-cell>
          <table:table-cell table:formula="of:=SIN([.D347]*0.5)+[.E347]" office:value-type="float" office:value="-0.128292852882469" calcext:value-type="float">
            <text:p>-0.128292852882469</text:p>
          </table:table-cell>
          <table:table-cell/>
          <table:table-cell table:formula="of:=SIN(2*PI()*552*[.A347])" office:value-type="float" office:value="-0.00000000013526323729" calcext:value-type="float">
            <text:p>-1.35263237289924E-10</text:p>
          </table:table-cell>
          <table:table-cell table:formula="of:=SIN(2*PI()*564*[.A347])" office:value-type="float" office:value="-0.00000000020906524269" calcext:value-type="float">
            <text:p>-2.09065242690883E-10</text:p>
          </table:table-cell>
          <table:table-cell table:formula="of:=[.I347]+[.J347]" office:value-type="float" office:value="-0.00000000034432847998" calcext:value-type="float">
            <text:p>-3.44328479980807E-10</text:p>
          </table:table-cell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formula="of:=SIN([.A348]/45)" office:value-type="float" office:value="0.98640311750746" calcext:value-type="float">
            <text:p>0.98640311750746</text:p>
          </table:table-cell>
          <table:table-cell/>
          <table:table-cell table:formula="of:=RADIANS([.A348])" office:value-type="float" office:value="6.03883921190038" calcext:value-type="float">
            <text:p>6.03883921190038</text:p>
          </table:table-cell>
          <table:table-cell table:formula="of:=SIN([.D348])" office:value-type="float" office:value="-0.241921895599668" calcext:value-type="float">
            <text:p>-0.241921895599668</text:p>
          </table:table-cell>
          <table:table-cell table:formula="of:=SIN([.A347]+PI()/2) +[.E348]" office:value-type="float" office:value="0.597166032260159" calcext:value-type="float">
            <text:p>0.597166032260159</text:p>
          </table:table-cell>
          <table:table-cell table:formula="of:=SIN([.D348]*0.5)+[.E348]" office:value-type="float" office:value="-0.12005255219452" calcext:value-type="float">
            <text:p>-0.12005255219452</text:p>
          </table:table-cell>
          <table:table-cell/>
          <table:table-cell table:formula="of:=SIN(2*PI()*552*[.A348])" office:value-type="float" office:value="0.00000000002563896734" calcext:value-type="float">
            <text:p>2.56389673361192E-11</text:p>
          </table:table-cell>
          <table:table-cell table:formula="of:=SIN(2*PI()*564*[.A348])" office:value-type="float" office:value="-0.00000000017120355734" calcext:value-type="float">
            <text:p>-1.71203557341376E-10</text:p>
          </table:table-cell>
          <table:table-cell table:formula="of:=[.I348]+[.J348]" office:value-type="float" office:value="-0.00000000014556459001" calcext:value-type="float">
            <text:p>-1.45564590005257E-10</text:p>
          </table:table-cell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formula="of:=SIN([.A349]/45)" office:value-type="float" office:value="0.989811355423383" calcext:value-type="float">
            <text:p>0.989811355423383</text:p>
          </table:table-cell>
          <table:table-cell/>
          <table:table-cell table:formula="of:=RADIANS([.A349])" office:value-type="float" office:value="6.05629250442032" calcext:value-type="float">
            <text:p>6.05629250442032</text:p>
          </table:table-cell>
          <table:table-cell table:formula="of:=SIN([.D349])" office:value-type="float" office:value="-0.224951054343865" calcext:value-type="float">
            <text:p>-0.224951054343865</text:p>
          </table:table-cell>
          <table:table-cell table:formula="of:=SIN([.A348]+PI()/2) +[.E349]" office:value-type="float" office:value="0.686166784081605" calcext:value-type="float">
            <text:p>0.686166784081605</text:p>
          </table:table-cell>
          <table:table-cell table:formula="of:=SIN([.D349]*0.5)+[.E349]" office:value-type="float" office:value="-0.111747840575958" calcext:value-type="float">
            <text:p>-0.111747840575958</text:p>
          </table:table-cell>
          <table:table-cell/>
          <table:table-cell table:formula="of:=SIN(2*PI()*552*[.A349])" office:value-type="float" office:value="-0.00000000004628947169" calcext:value-type="float">
            <text:p>-4.62894716917072E-11</text:p>
          </table:table-cell>
          <table:table-cell table:formula="of:=SIN(2*PI()*564*[.A349])" office:value-type="float" office:value="-0.00000000013334187199" calcext:value-type="float">
            <text:p>-1.3334187199187E-10</text:p>
          </table:table-cell>
          <table:table-cell table:formula="of:=[.I349]+[.J349]" office:value-type="float" office:value="-0.00000000017963134368" calcext:value-type="float">
            <text:p>-1.79631343683577E-10</text:p>
          </table:table-cell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formula="of:=SIN([.A350]/45)" office:value-type="float" office:value="0.992730817722953" calcext:value-type="float">
            <text:p>0.992730817722953</text:p>
          </table:table-cell>
          <table:table-cell/>
          <table:table-cell table:formula="of:=RADIANS([.A350])" office:value-type="float" office:value="6.07374579694027" calcext:value-type="float">
            <text:p>6.07374579694027</text:p>
          </table:table-cell>
          <table:table-cell table:formula="of:=SIN([.D350])" office:value-type="float" office:value="-0.20791169081776" calcext:value-type="float">
            <text:p>-0.20791169081776</text:p>
          </table:table-cell>
          <table:table-cell table:formula="of:=SIN([.A349]+PI()/2) +[.E350]" office:value-type="float" office:value="-0.062441480639833" calcext:value-type="float">
            <text:p>-0.062441480639833</text:p>
          </table:table-cell>
          <table:table-cell table:formula="of:=SIN([.D350]*0.5)+[.E350]" office:value-type="float" office:value="-0.103383227550106" calcext:value-type="float">
            <text:p>-0.103383227550106</text:p>
          </table:table-cell>
          <table:table-cell/>
          <table:table-cell table:formula="of:=SIN(2*PI()*552*[.A350])" office:value-type="float" office:value="-0.00000000011821791072" calcext:value-type="float">
            <text:p>-1.18217910719534E-10</text:p>
          </table:table-cell>
          <table:table-cell table:formula="of:=SIN(2*PI()*564*[.A350])" office:value-type="float" office:value="-0.00000000009548018664" calcext:value-type="float">
            <text:p>-9.54801866423638E-11</text:p>
          </table:table-cell>
          <table:table-cell table:formula="of:=[.I350]+[.J350]" office:value-type="float" office:value="-0.00000000021369809736" calcext:value-type="float">
            <text:p>-2.13698097361897E-10</text:p>
          </table:table-cell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formula="of:=SIN([.A351]/45)" office:value-type="float" office:value="0.99516006275572" calcext:value-type="float">
            <text:p>0.99516006275572</text:p>
          </table:table-cell>
          <table:table-cell/>
          <table:table-cell table:formula="of:=RADIANS([.A351])" office:value-type="float" office:value="6.09119908946021" calcext:value-type="float">
            <text:p>6.09119908946021</text:p>
          </table:table-cell>
          <table:table-cell table:formula="of:=SIN([.D351])" office:value-type="float" office:value="-0.190808995376545" calcext:value-type="float">
            <text:p>-0.190808995376545</text:p>
          </table:table-cell>
          <table:table-cell table:formula="of:=SIN([.A350]+PI()/2) +[.E351]" office:value-type="float" office:value="-0.944731053813501" calcext:value-type="float">
            <text:p>-0.944731053813501</text:p>
          </table:table-cell>
          <table:table-cell table:formula="of:=SIN([.D351]*0.5)+[.E351]" office:value-type="float" office:value="-0.0949632428563208" calcext:value-type="float">
            <text:p>-0.0949632428563208</text:p>
          </table:table-cell>
          <table:table-cell/>
          <table:table-cell table:formula="of:=SIN(2*PI()*552*[.A351])" office:value-type="float" office:value="0.00000000004268429391" calcext:value-type="float">
            <text:p>4.26842939065096E-11</text:p>
          </table:table-cell>
          <table:table-cell table:formula="of:=SIN(2*PI()*564*[.A351])" office:value-type="float" office:value="-0.00000000005761850129" calcext:value-type="float">
            <text:p>-5.76185012928574E-11</text:p>
          </table:table-cell>
          <table:table-cell table:formula="of:=[.I351]+[.J351]" office:value-type="float" office:value="-0.00000000001493420739" calcext:value-type="float">
            <text:p>-1.49342073863478E-11</text:p>
          </table:table-cell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formula="of:=SIN([.A352]/45)" office:value-type="float" office:value="0.997097890943875" calcext:value-type="float">
            <text:p>0.997097890943875</text:p>
          </table:table-cell>
          <table:table-cell/>
          <table:table-cell table:formula="of:=RADIANS([.A352])" office:value-type="float" office:value="6.10865238198015" calcext:value-type="float">
            <text:p>6.10865238198015</text:p>
          </table:table-cell>
          <table:table-cell table:formula="of:=SIN([.D352])" office:value-type="float" office:value="-0.17364817766693" calcext:value-type="float">
            <text:p>-0.17364817766693</text:p>
          </table:table-cell>
          <table:table-cell table:formula="of:=SIN([.A351]+PI()/2) +[.E352]" office:value-type="float" office:value="-1.13381004108154" calcext:value-type="float">
            <text:p>-1.13381004108154</text:p>
          </table:table-cell>
          <table:table-cell table:formula="of:=SIN([.D352]*0.5)+[.E352]" office:value-type="float" office:value="-0.0864924349192722" calcext:value-type="float">
            <text:p>-0.0864924349192722</text:p>
          </table:table-cell>
          <table:table-cell/>
          <table:table-cell table:formula="of:=SIN(2*PI()*552*[.A352])" office:value-type="float" office:value="-0.00000000002924414512" calcext:value-type="float">
            <text:p>-2.92441451213168E-11</text:p>
          </table:table-cell>
          <table:table-cell table:formula="of:=SIN(2*PI()*564*[.A352])" office:value-type="float" office:value="-0.00000000001975681594" calcext:value-type="float">
            <text:p>-1.97568159433511E-11</text:p>
          </table:table-cell>
          <table:table-cell table:formula="of:=[.I352]+[.J352]" office:value-type="float" office:value="-0.00000000004900096106" calcext:value-type="float">
            <text:p>-4.90009610646679E-11</text:p>
          </table:table-cell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formula="of:=SIN([.A353]/45)" office:value-type="float" office:value="0.998543345374605" calcext:value-type="float">
            <text:p>0.998543345374605</text:p>
          </table:table-cell>
          <table:table-cell/>
          <table:table-cell table:formula="of:=RADIANS([.A353])" office:value-type="float" office:value="6.1261056745001" calcext:value-type="float">
            <text:p>6.1261056745001</text:p>
          </table:table-cell>
          <table:table-cell table:formula="of:=SIN([.D353])" office:value-type="float" office:value="-0.156434465040231" calcext:value-type="float">
            <text:p>-0.156434465040231</text:p>
          </table:table-cell>
          <table:table-cell table:formula="of:=SIN([.A352]+PI()/2) +[.E353]" office:value-type="float" office:value="-0.440067744222403" calcext:value-type="float">
            <text:p>-0.440067744222403</text:p>
          </table:table-cell>
          <table:table-cell table:formula="of:=SIN([.D353]*0.5)+[.E353]" office:value-type="float" office:value="-0.0779753693123861" calcext:value-type="float">
            <text:p>-0.0779753693123861</text:p>
          </table:table-cell>
          <table:table-cell/>
          <table:table-cell table:formula="of:=SIN(2*PI()*552*[.A353])" office:value-type="float" office:value="-0.00000000010117258415" calcext:value-type="float">
            <text:p>-1.01172584149143E-10</text:p>
          </table:table-cell>
          <table:table-cell table:formula="of:=SIN(2*PI()*564*[.A353])" office:value-type="float" office:value="-0.00000000021472577425" calcext:value-type="float">
            <text:p>-2.14725774247714E-10</text:p>
          </table:table-cell>
          <table:table-cell table:formula="of:=[.I353]+[.J353]" office:value-type="float" office:value="-0.0000000003158983584" calcext:value-type="float">
            <text:p>-3.15898358396858E-10</text:p>
          </table:table-cell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formula="of:=SIN([.A354]/45)" office:value-type="float" office:value="0.999495712272628" calcext:value-type="float">
            <text:p>0.999495712272628</text:p>
          </table:table-cell>
          <table:table-cell/>
          <table:table-cell table:formula="of:=RADIANS([.A354])" office:value-type="float" office:value="6.14355896702004" calcext:value-type="float">
            <text:p>6.14355896702004</text:p>
          </table:table-cell>
          <table:table-cell table:formula="of:=SIN([.D354])" office:value-type="float" office:value="-0.139173100960066" calcext:value-type="float">
            <text:p>-0.139173100960066</text:p>
          </table:table-cell>
          <table:table-cell table:formula="of:=SIN([.A353]+PI()/2) +[.E354]" office:value-type="float" office:value="0.514493332928407" calcext:value-type="float">
            <text:p>0.514493332928407</text:p>
          </table:table-cell>
          <table:table-cell table:formula="of:=SIN([.D354]*0.5)+[.E354]" office:value-type="float" office:value="-0.0694166272159404" calcext:value-type="float">
            <text:p>-0.0694166272159404</text:p>
          </table:table-cell>
          <table:table-cell/>
          <table:table-cell table:formula="of:=SIN(2*PI()*552*[.A354])" office:value-type="float" office:value="0.00000000005972962048" calcext:value-type="float">
            <text:p>5.97296204769001E-11</text:p>
          </table:table-cell>
          <table:table-cell table:formula="of:=SIN(2*PI()*564*[.A354])" office:value-type="float" office:value="-0.0000000001768640889" calcext:value-type="float">
            <text:p>-1.76864088898208E-10</text:p>
          </table:table-cell>
          <table:table-cell table:formula="of:=[.I354]+[.J354]" office:value-type="float" office:value="-0.00000000011713446842" calcext:value-type="float">
            <text:p>-1.17134468421308E-10</text:p>
          </table:table-cell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formula="of:=SIN([.A355]/45)" office:value-type="float" office:value="0.999954521352656" calcext:value-type="float">
            <text:p>0.999954521352656</text:p>
          </table:table-cell>
          <table:table-cell/>
          <table:table-cell table:formula="of:=RADIANS([.A355])" office:value-type="float" office:value="6.16101225953998" calcext:value-type="float">
            <text:p>6.16101225953998</text:p>
          </table:table-cell>
          <table:table-cell table:formula="of:=SIN([.D355])" office:value-type="float" office:value="-0.121869343405148" calcext:value-type="float">
            <text:p>-0.121869343405148</text:p>
          </table:table-cell>
          <table:table-cell table:formula="of:=SIN([.A354]+PI()/2) +[.E355]" office:value-type="float" office:value="0.868118898774115" calcext:value-type="float">
            <text:p>0.868118898774115</text:p>
          </table:table-cell>
          <table:table-cell table:formula="of:=SIN([.D355]*0.5)+[.E355]" office:value-type="float" office:value="-0.0608208038702909" calcext:value-type="float">
            <text:p>-0.0608208038702909</text:p>
          </table:table-cell>
          <table:table-cell/>
          <table:table-cell table:formula="of:=SIN(2*PI()*552*[.A355])" office:value-type="float" office:value="-0.00000000001219881855" calcext:value-type="float">
            <text:p>-1.21988185509263E-11</text:p>
          </table:table-cell>
          <table:table-cell table:formula="of:=SIN(2*PI()*564*[.A355])" office:value-type="float" office:value="-0.00000000013900240355" calcext:value-type="float">
            <text:p>-1.39002403548702E-10</text:p>
          </table:table-cell>
          <table:table-cell table:formula="of:=[.I355]+[.J355]" office:value-type="float" office:value="-0.0000000001512012221" calcext:value-type="float">
            <text:p>-1.51201222099628E-10</text:p>
          </table:table-cell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formula="of:=SIN([.A356]/45)" office:value-type="float" office:value="0.999919546051629" calcext:value-type="float">
            <text:p>0.999919546051629</text:p>
          </table:table-cell>
          <table:table-cell/>
          <table:table-cell table:formula="of:=RADIANS([.A356])" office:value-type="float" office:value="6.17846555205993" calcext:value-type="float">
            <text:p>6.17846555205993</text:p>
          </table:table-cell>
          <table:table-cell table:formula="of:=SIN([.D356])" office:value-type="float" office:value="-0.104528463267654" calcext:value-type="float">
            <text:p>-0.104528463267654</text:p>
          </table:table-cell>
          <table:table-cell table:formula="of:=SIN([.A355]+PI()/2) +[.E356]" office:value-type="float" office:value="0.311590962907477" calcext:value-type="float">
            <text:p>0.311590962907477</text:p>
          </table:table-cell>
          <table:table-cell table:formula="of:=SIN([.D356]*0.5)+[.E356]" office:value-type="float" office:value="-0.0521925070247101" calcext:value-type="float">
            <text:p>-0.0521925070247101</text:p>
          </table:table-cell>
          <table:table-cell/>
          <table:table-cell table:formula="of:=SIN(2*PI()*552*[.A356])" office:value-type="float" office:value="-0.00000000008412725758" calcext:value-type="float">
            <text:p>-8.41272575787527E-11</text:p>
          </table:table-cell>
          <table:table-cell table:formula="of:=SIN(2*PI()*564*[.A356])" office:value-type="float" office:value="-0.0000000001011407182" calcext:value-type="float">
            <text:p>-1.01140718199195E-10</text:p>
          </table:table-cell>
          <table:table-cell table:formula="of:=[.I356]+[.J356]" office:value-type="float" office:value="-0.00000000018526797578" calcext:value-type="float">
            <text:p>-1.85267975777948E-10</text:p>
          </table:table-cell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formula="of:=SIN([.A357]/45)" office:value-type="float" office:value="0.999390803640588" calcext:value-type="float">
            <text:p>0.999390803640588</text:p>
          </table:table-cell>
          <table:table-cell/>
          <table:table-cell table:formula="of:=RADIANS([.A357])" office:value-type="float" office:value="6.19591884457987" calcext:value-type="float">
            <text:p>6.19591884457987</text:p>
          </table:table-cell>
          <table:table-cell table:formula="of:=SIN([.D357])" office:value-type="float" office:value="-0.0871557427476583" calcext:value-type="float">
            <text:p>-0.0871557427476583</text:p>
          </table:table-cell>
          <table:table-cell table:formula="of:=SIN([.A356]+PI()/2) +[.E357]" office:value-type="float" office:value="-0.62748341396902" calcext:value-type="float">
            <text:p>-0.62748341396902</text:p>
          </table:table-cell>
          <table:table-cell table:formula="of:=SIN([.D357]*0.5)+[.E357]" office:value-type="float" office:value="-0.0435363553823223" calcext:value-type="float">
            <text:p>-0.0435363553823223</text:p>
          </table:table-cell>
          <table:table-cell/>
          <table:table-cell table:formula="of:=SIN(2*PI()*552*[.A357])" office:value-type="float" office:value="0.00000000007677494705" calcext:value-type="float">
            <text:p>7.67749470472905E-11</text:p>
          </table:table-cell>
          <table:table-cell table:formula="of:=SIN(2*PI()*564*[.A357])" office:value-type="float" office:value="-0.00000000006327903285" calcext:value-type="float">
            <text:p>-6.3279032849689E-11</text:p>
          </table:table-cell>
          <table:table-cell table:formula="of:=[.I357]+[.J357]" office:value-type="float" office:value="0.0000000000134959142" calcext:value-type="float">
            <text:p>1.34959141976015E-11</text:p>
          </table:table-cell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formula="of:=SIN([.A358]/45)" office:value-type="float" office:value="0.998368555216153" calcext:value-type="float">
            <text:p>0.998368555216153</text:p>
          </table:table-cell>
          <table:table-cell/>
          <table:table-cell table:formula="of:=RADIANS([.A358])" office:value-type="float" office:value="6.21337213709981" calcext:value-type="float">
            <text:p>6.21337213709981</text:p>
          </table:table-cell>
          <table:table-cell table:formula="of:=SIN([.D358])" office:value-type="float" office:value="-0.0697564737441256" calcext:value-type="float">
            <text:p>-0.0697564737441256</text:p>
          </table:table-cell>
          <table:table-cell table:formula="of:=SIN([.A357]+PI()/2) +[.E358]" office:value-type="float" office:value="-1.06975647328978" calcext:value-type="float">
            <text:p>-1.06975647328978</text:p>
          </table:table-cell>
          <table:table-cell table:formula="of:=SIN([.D358]*0.5)+[.E358]" office:value-type="float" office:value="-0.0348569770416245" calcext:value-type="float">
            <text:p>-0.0348569770416245</text:p>
          </table:table-cell>
          <table:table-cell/>
          <table:table-cell table:formula="of:=SIN(2*PI()*552*[.A358])" office:value-type="float" office:value="0.00000000000484650802" calcext:value-type="float">
            <text:p>4.84650801946414E-12</text:p>
          </table:table-cell>
          <table:table-cell table:formula="of:=SIN(2*PI()*564*[.A358])" office:value-type="float" office:value="-0.0000000000254173475" calcext:value-type="float">
            <text:p>-2.54173475001827E-11</text:p>
          </table:table-cell>
          <table:table-cell table:formula="of:=[.I358]+[.J358]" office:value-type="float" office:value="-0.00000000002057083948" calcext:value-type="float">
            <text:p>-2.05708394807185E-11</text:p>
          </table:table-cell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formula="of:=SIN([.A359]/45)" office:value-type="float" office:value="0.996853305571586" calcext:value-type="float">
            <text:p>0.996853305571586</text:p>
          </table:table-cell>
          <table:table-cell/>
          <table:table-cell table:formula="of:=RADIANS([.A359])" office:value-type="float" office:value="6.23082542961976" calcext:value-type="float">
            <text:p>6.23082542961976</text:p>
          </table:table-cell>
          <table:table-cell table:formula="of:=SIN([.D359])" office:value-type="float" office:value="-0.0523359562429435" calcext:value-type="float">
            <text:p>-0.0523359562429435</text:p>
          </table:table-cell>
          <table:table-cell table:formula="of:=SIN([.A358]+PI()/2) +[.E359]" office:value-type="float" office:value="-0.592612896266899" calcext:value-type="float">
            <text:p>-0.592612896266899</text:p>
          </table:table-cell>
          <table:table-cell table:formula="of:=SIN([.D359]*0.5)+[.E359]" office:value-type="float" office:value="-0.0261590079350705" calcext:value-type="float">
            <text:p>-0.0261590079350705</text:p>
          </table:table-cell>
          <table:table-cell/>
          <table:table-cell table:formula="of:=SIN(2*PI()*552*[.A359])" office:value-type="float" office:value="-0.00000000006708193101" calcext:value-type="float">
            <text:p>-6.70819310083623E-11</text:p>
          </table:table-cell>
          <table:table-cell table:formula="of:=SIN(2*PI()*564*[.A359])" office:value-type="float" office:value="-0.0000000002203863058" calcext:value-type="float">
            <text:p>-2.20386305804546E-10</text:p>
          </table:table-cell>
          <table:table-cell table:formula="of:=[.I359]+[.J359]" office:value-type="float" office:value="-0.00000000028746823681" calcext:value-type="float">
            <text:p>-2.87468236812908E-10</text:p>
          </table:table-cell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formula="of:=SIN([.A360]/45)" office:value-type="float" office:value="0.994845802947524" calcext:value-type="float">
            <text:p>0.994845802947524</text:p>
          </table:table-cell>
          <table:table-cell/>
          <table:table-cell table:formula="of:=RADIANS([.A360])" office:value-type="float" office:value="6.2482787221397" calcext:value-type="float">
            <text:p>6.2482787221397</text:p>
          </table:table-cell>
          <table:table-cell table:formula="of:=SIN([.D360])" office:value-type="float" office:value="-0.0348994967025008" calcext:value-type="float">
            <text:p>-0.0348994967025008</text:p>
          </table:table-cell>
          <table:table-cell table:formula="of:=SIN([.A359]+PI()/2) +[.E360]" office:value-type="float" office:value="0.381274749838507" calcext:value-type="float">
            <text:p>0.381274749838507</text:p>
          </table:table-cell>
          <table:table-cell table:formula="of:=SIN([.D360]*0.5)+[.E360]" office:value-type="float" office:value="-0.0174470902652174" calcext:value-type="float">
            <text:p>-0.0174470902652174</text:p>
          </table:table-cell>
          <table:table-cell/>
          <table:table-cell table:formula="of:=SIN(2*PI()*552*[.A360])" office:value-type="float" office:value="-0.00000000013901037004" calcext:value-type="float">
            <text:p>-1.39010370036189E-10</text:p>
          </table:table-cell>
          <table:table-cell table:formula="of:=SIN(2*PI()*564*[.A360])" office:value-type="float" office:value="-0.00000000018252462046" calcext:value-type="float">
            <text:p>-1.8252462045504E-10</text:p>
          </table:table-cell>
          <table:table-cell table:formula="of:=[.I360]+[.J360]" office:value-type="float" office:value="-0.00000000032153499049" calcext:value-type="float">
            <text:p>-3.21534990491228E-10</text:p>
          </table:table-cell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formula="of:=SIN([.A361]/45)" office:value-type="float" office:value="0.992347038662492" calcext:value-type="float">
            <text:p>0.992347038662492</text:p>
          </table:table-cell>
          <table:table-cell/>
          <table:table-cell table:formula="of:=RADIANS([.A361])" office:value-type="float" office:value="6.26573201465964" calcext:value-type="float">
            <text:p>6.26573201465964</text:p>
          </table:table-cell>
          <table:table-cell table:formula="of:=SIN([.D361])" office:value-type="float" office:value="-0.0174524064372836" calcext:value-type="float">
            <text:p>-0.0174524064372836</text:p>
          </table:table-cell>
          <table:table-cell table:formula="of:=SIN([.A360]+PI()/2) +[.E361]" office:value-type="float" office:value="0.972544343684756" calcext:value-type="float">
            <text:p>0.972544343684756</text:p>
          </table:table-cell>
          <table:table-cell table:formula="of:=SIN([.D361]*0.5)+[.E361]" office:value-type="float" office:value="-0.0087258709389096" calcext:value-type="float">
            <text:p>-0.0087258709389096</text:p>
          </table:table-cell>
          <table:table-cell/>
          <table:table-cell table:formula="of:=SIN(2*PI()*552*[.A361])" office:value-type="float" office:value="0.00000000002189183459" calcext:value-type="float">
            <text:p>2.18918345898546E-11</text:p>
          </table:table-cell>
          <table:table-cell table:formula="of:=SIN(2*PI()*564*[.A361])" office:value-type="float" office:value="-0.00000000014466293511" calcext:value-type="float">
            <text:p>-1.44662935105533E-10</text:p>
          </table:table-cell>
          <table:table-cell table:formula="of:=[.I361]+[.J361]" office:value-type="float" office:value="-0.00000000012277110052" calcext:value-type="float">
            <text:p>-1.22771100515679E-10</text:p>
          </table:table-cell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formula="of:=SIN([.A362]/45)" office:value-type="float" office:value="0.989358246623382" calcext:value-type="float">
            <text:p>0.989358246623382</text:p>
          </table:table-cell>
          <table:table-cell/>
          <table:table-cell table:formula="of:=RADIANS([.A362])" office:value-type="float" office:value="6.28318530717959" calcext:value-type="float">
            <text:p>6.28318530717959</text:p>
          </table:table-cell>
          <table:table-cell table:formula="of:=SIN([.D362])" office:value-type="float" office:value="-2.44929359829471E-016" calcext:value-type="float">
            <text:p>-2.44929359829471E-16</text:p>
          </table:table-cell>
          <table:table-cell table:formula="of:=SIN([.A361]+PI()/2) +[.E362]" office:value-type="float" office:value="0.653620807244797" calcext:value-type="float">
            <text:p>0.653620807244797</text:p>
          </table:table-cell>
          <table:table-cell table:formula="of:=SIN([.D362]*0.5)+[.E362]" office:value-type="float" office:value="-1.22464679914735E-016" calcext:value-type="float">
            <text:p>-1.22464679914735E-16</text:p>
          </table:table-cell>
          <table:table-cell/>
          <table:table-cell table:formula="of:=SIN(2*PI()*552*[.A362])" office:value-type="float" office:value="-0.00000000005003660444" calcext:value-type="float">
            <text:p>-5.00366044379718E-11</text:p>
          </table:table-cell>
          <table:table-cell table:formula="of:=SIN(2*PI()*564*[.A362])" office:value-type="float" office:value="-0.00000000010680124976" calcext:value-type="float">
            <text:p>-1.06801249756027E-10</text:p>
          </table:table-cell>
          <table:table-cell table:formula="of:=[.I362]+[.J362]" office:value-type="float" office:value="-0.00000000015683785419" calcext:value-type="float">
            <text:p>-1.56837854193999E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2:40:22.193079104</meta:creation-date>
    <dc:date>2024-06-14T15:01:02.743375526</dc:date>
    <meta:editing-duration>P11DT2H20M40S</meta:editing-duration>
    <meta:editing-cycles>3</meta:editing-cycles>
    <meta:generator>LibreOffice/7.5.9.2$Linux_X86_64 LibreOffice_project/50$Build-2</meta:generator>
    <meta:document-statistic meta:table-count="2" meta:cell-count="370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2:Sheet1.I362" svg:x="-1.001cm" svg:y="-0.02cm" svg:width="15.778cm" svg:height="9.222cm">
          <chart:coordinate-region svg:x="0.546cm" svg:y="0.179cm" svg:width="14.09cm" svg:height="8.8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362" chart:class="chart:line">
            <chart:data-point chart:repeated="3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0000007835759">
                <text:p>-0.00000000000007835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0000015671518">
                <text:p>-0.00000000000015671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0000114456747">
                <text:p>-0.00000000000114456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0000031343035">
                <text:p>-0.00000000000031343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0051770676">
                <text:p>0.00000000000051770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0000228913493">
                <text:p>-0.00000000000228913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0000145799782">
                <text:p>-0.0000000000014579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000006268607">
                <text:p>-0.0000000000006268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00020427641">
                <text:p>0.00000000000020427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00103541353">
                <text:p>0.00000000000103541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0000186655064">
                <text:p>0.00000000000186655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0000457826986">
                <text:p>-0.00000000000457826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000374713275">
                <text:p>-0.00000000000374713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0000291599563">
                <text:p>-0.00000000000291599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0000208485852">
                <text:p>-0.00000000000208485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000000012537214">
                <text:p>-0.0000000000012537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000042258429">
                <text:p>-0.00000000000042258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0040855282">
                <text:p>0.00000000000040855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000123968994">
                <text:p>0.00000000000123968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000207082705">
                <text:p>0.00000000000207082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000290196417">
                <text:p>0.00000000000290196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000373310128">
                <text:p>0.00000000000373310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000456423839">
                <text:p>0.00000000000456423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0000915653972">
                <text:p>-0.00000000000915653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000000832540261">
                <text:p>-0.00000000000832540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00000749426549">
                <text:p>-0.00000000000749426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00000666312838">
                <text:p>-0.00000000000666312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0000583199126">
                <text:p>-0.00000000000583199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000000500085415">
                <text:p>-0.000000000005000854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000416971704">
                <text:p>-0.00000000000416971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0000333857992">
                <text:p>-0.000000000003338579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00250744281">
                <text:p>-0.00000000000250744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00000167630569">
                <text:p>-0.000000000001676305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0000084516858">
                <text:p>-0.00000000000084516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0000001403147">
                <text:p>-0.00000000000001403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00081710565">
                <text:p>0.00000000000081710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00164824276">
                <text:p>0.00000000000164824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247937988">
                <text:p>0.00000000000247937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0001124139824">
                <text:p>-0.00000000001124139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00041416541">
                <text:p>0.00000000000414165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000000957912401">
                <text:p>-0.000000000009579124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0000580392833">
                <text:p>0.00000000000580392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0000791684978">
                <text:p>-0.00000000000791684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0000746620256">
                <text:p>0.00000000000746620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0000625457555">
                <text:p>-0.00000000000625457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000912847679">
                <text:p>0.00000000000912847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0000459230133">
                <text:p>-0.00000000000459230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0001831307944">
                <text:p>-0.00000000001831307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00029300271">
                <text:p>-0.0000000000029300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000001665080521">
                <text:p>-0.000000000016650805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0000000126775287">
                <text:p>-0.00000000000126775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0000001498853099">
                <text:p>-0.00000000001498853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000039452136">
                <text:p>0.00000000000039452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000001332625676">
                <text:p>-0.00000000001332625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000205679559">
                <text:p>0.000000000002056795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00000001166398253">
                <text:p>-0.000000000011663982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0000371906981">
                <text:p>0.00000000000371906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00000100017083">
                <text:p>-0.0000000000100017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0000538134404">
                <text:p>0.000000000005381344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00000000833943407">
                <text:p>-0.00000000000833943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000704361827">
                <text:p>0.000000000007043618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0000000667715984">
                <text:p>-0.00000000000667715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00087058925">
                <text:p>0.0000000000087058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0000000501488562">
                <text:p>-0.00000000000501488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0000001873566373">
                <text:p>-0.000000000018735663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0000000335261139">
                <text:p>-0.00000000000335261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000000170733895">
                <text:p>-0.0000000000170733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0000000169033716">
                <text:p>-0.00000000000169033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00000001541111528">
                <text:p>-0.00000000001541111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00000000002806293">
                <text:p>-0.00000000000002806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0000001374884105">
                <text:p>-0.00000000001374884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00016342113">
                <text:p>0.0000000000016342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0000001208656682">
                <text:p>-0.000000000012086566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000329648552">
                <text:p>0.000000000003296485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0000001042429259">
                <text:p>-0.000000000010424292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000495875975">
                <text:p>0.000000000004958759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0000000876201836">
                <text:p>-0.00000000000876201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0000002248279648">
                <text:p>-0.000000000022482796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002200408632">
                <text:p>0.00000000002200408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00828330821">
                <text:p>0.000000000008283308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0000000543746991">
                <text:p>-0.00000000000543746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0000001915824802">
                <text:p>-0.000000000019158248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00000003287902614">
                <text:p>-0.000000000032879026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01160785666">
                <text:p>0.000000000011607856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0000000211292145">
                <text:p>-0.000000000002112921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00000001583369957">
                <text:p>-0.000000000015833699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00000002955447768">
                <text:p>-0.000000000029554477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001493240512">
                <text:p>0.000000000014932405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001211627">
                <text:p>0.0000000000012116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0000001250915111">
                <text:p>-0.00000000001250915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00000002622992922">
                <text:p>-0.00000000002622992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001825695358">
                <text:p>0.00000000001825695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0453617546">
                <text:p>0.000000000004536175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0000000918460265">
                <text:p>-0.00000000000918460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00000002290538077">
                <text:p>-0.00000000002290538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00000003662615888">
                <text:p>-0.000000000036626158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000786072392">
                <text:p>0.000000000007860723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000000058600542">
                <text:p>-0.0000000000058600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0000001958083231">
                <text:p>-0.00000000001958083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3330161043">
                <text:p>-0.000000000033301610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001118527237">
                <text:p>0.000000000011185272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0000000253550574">
                <text:p>-0.000000000002535505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00000001625628386">
                <text:p>-0.000000000016256283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00000002997706197">
                <text:p>-0.000000000029977061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001450982083">
                <text:p>0.000000000014509820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00078904271">
                <text:p>0.000000000000789042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0000000129317354">
                <text:p>-0.0000000000129317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00000002665251351">
                <text:p>-0.00000000002665251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0001783436929">
                <text:p>0.000000000017834369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000411359117">
                <text:p>0.000000000004113591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00000000960718694">
                <text:p>-0.0000000000096071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00000002332796506">
                <text:p>-0.00000000002332796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00000003704874317">
                <text:p>-0.00000000003704874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000743813963">
                <text:p>0.00000000000743813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00000000628263849">
                <text:p>-0.000000000006282638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0000000200034166">
                <text:p>-0.0000000000200034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00000003372419472">
                <text:p>-0.000000000033724194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001076268808">
                <text:p>0.000000000010762688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000000000295809003">
                <text:p>-0.00000000000295809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00000001667886815">
                <text:p>-0.000000000016678868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0000003039964626">
                <text:p>-0.000000000030399646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0001408723654">
                <text:p>0.00000000001408723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0000036645842">
                <text:p>0.000000000000366458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00000001335431969">
                <text:p>-0.000000000013354319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0000000270750978">
                <text:p>-0.00000000002707509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0001741178499">
                <text:p>0.000000000017411784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0000369100688">
                <text:p>0.000000000003691006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00000001002977123">
                <text:p>-0.000000000010029771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00000002375054935">
                <text:p>-0.000000000023750549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00000003747132746">
                <text:p>-0.00000000003747132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00000701555534">
                <text:p>0.000000000007015555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00000000670522278">
                <text:p>-0.000000000006705222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0000002042600089">
                <text:p>-0.000000000020426000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00000003414677901">
                <text:p>-0.000000000034146779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00001034010379">
                <text:p>0.00000000001034010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000000000338067432">
                <text:p>-0.000000000003380674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00000001710145244">
                <text:p>-0.000000000017101452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000003082223055">
                <text:p>-0.00000000003082223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00001366465225">
                <text:p>0.00000000001366465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00000000005612587">
                <text:p>-0.000000000000056125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00000001377690398">
                <text:p>-0.000000000013776903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000000002749768209">
                <text:p>-0.000000000027497682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0000169892007">
                <text:p>0.00000000001698920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000000326842259">
                <text:p>0.000000000003268422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00000001045235552">
                <text:p>-0.000000000010452355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000000002417313364">
                <text:p>-0.00000000002417313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00000003789391175">
                <text:p>-0.000000000037893911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00000659297105">
                <text:p>0.00000000000659297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00000000712780707">
                <text:p>-0.000000000007127807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00000002084858518">
                <text:p>-0.000000000020848585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0000000345693633">
                <text:p>-0.00000000003456936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00000099175195">
                <text:p>0.0000000000099175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00000006201091953">
                <text:p>-0.000000000062010919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00000001752403673">
                <text:p>-0.000000000017524036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00002696284607">
                <text:p>0.000000000026962846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00000004496559296">
                <text:p>-0.000000000044965592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00000000047871016">
                <text:p>-0.000000000000478710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000004400817264">
                <text:p>0.000000000044008172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00000002792026638">
                <text:p>-0.00000000002792026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0001656661641">
                <text:p>0.000000000016566616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00000005536182261">
                <text:p>-0.00000000005536182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00000001087493981">
                <text:p>-0.000000000010874939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00003361194298">
                <text:p>0.00000000003361194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00000003831649604">
                <text:p>-0.000000000038316496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00000617038676">
                <text:p>0.000000000006170386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00000006575805227">
                <text:p>-0.00000000006575805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00000002127116947">
                <text:p>-0.000000000021271169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000002321571333">
                <text:p>0.00000000002321571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00000487127257">
                <text:p>-0.00000000004871272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000000042258429">
                <text:p>-0.00000000000422584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00000402610399">
                <text:p>0.00000000004026103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0000003166739913">
                <text:p>-0.000000000031667399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00001281948367">
                <text:p>0.00000000001281948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0000005910895536">
                <text:p>-0.00000000005910895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0000001462207256">
                <text:p>-0.000000000014622072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00002986481024">
                <text:p>0.000000000029864810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000004206362879">
                <text:p>-0.00000000004206362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000000242325401">
                <text:p>0.000000000002423254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000006950518502">
                <text:p>-0.000000000069505185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000002501830222">
                <text:p>-0.000000000025018302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00001946858058">
                <text:p>0.000000000019468580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000005245985845">
                <text:p>-0.000000000052459858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00000797297565">
                <text:p>-0.000000000007972975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000003651390715">
                <text:p>0.000000000036513907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00003541453188">
                <text:p>-0.000000000035414531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00000907235092">
                <text:p>0.000000000009072350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00006285608811">
                <text:p>-0.000000000062856088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00001836920531">
                <text:p>-0.000000000018369205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00002611767749">
                <text:p>0.000000000026117677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0004581076154">
                <text:p>-0.00000000004581076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00000132387874">
                <text:p>-0.000000000001323878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0007325231776">
                <text:p>-0.000000000073252317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00002876543497">
                <text:p>-0.000000000028765434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00001572144783">
                <text:p>0.000000000015721447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00005620699119">
                <text:p>-0.00000000005620699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0001172010839">
                <text:p>-0.00000000001172010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0000327667744">
                <text:p>0.00000000003276677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0003916166462">
                <text:p>-0.000000000039161664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00000532521818">
                <text:p>0.000000000005325218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0006660322085">
                <text:p>-0.000000000066603220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0002211633805">
                <text:p>-0.000000000022116338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00002237054475">
                <text:p>0.000000000022370544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0004955789428">
                <text:p>-0.00000000004955789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0000507101148">
                <text:p>-0.000000000005071011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00003941587132">
                <text:p>0.000000000039415871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0003251256771">
                <text:p>-0.000000000032512567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00001197431509">
                <text:p>0.000000000011974315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0005995412394">
                <text:p>-0.000000000059954123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0001546724114">
                <text:p>-0.000000000015467241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00002901964166">
                <text:p>0.000000000029019641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0004290879737">
                <text:p>-0.000000000042908797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00000157808543">
                <text:p>0.000000000001578085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000703503536">
                <text:p>-0.00000000007035035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000258634708">
                <text:p>-0.00000000002586347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0000018623412">
                <text:p>0.0000000000186234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00000005330502703">
                <text:p>-0.000000000053305027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00000000881814423">
                <text:p>-0.000000000008818144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00003566873857">
                <text:p>0.000000000035668738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00000003625970046">
                <text:p>-0.000000000036259700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000000822718234">
                <text:p>0.000000000008227182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00000006370125669">
                <text:p>-0.000000000063701256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00000001921437389">
                <text:p>-0.000000000019214373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00002527250891">
                <text:p>0.000000000025272508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000000004665593012">
                <text:p>-0.000000000046655930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000000000216904732">
                <text:p>-0.000000000002169047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000000007409748634">
                <text:p>-0.000000000074097486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00000002961060355">
                <text:p>-0.000000000029610603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000001487627925">
                <text:p>0.000000000014876279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00000005705215977">
                <text:p>-0.000000000057052159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000000001256527698">
                <text:p>-0.000000000012565276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00003192160582">
                <text:p>0.000000000031921605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0000000400068332">
                <text:p>-0.0000000000400068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0000044800496">
                <text:p>0.00000000000448004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00000006744838943">
                <text:p>-0.000000000067448389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00000002296150663">
                <text:p>-0.000000000022961506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00002152537617">
                <text:p>0.000000000021525376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00000005040306286">
                <text:p>-0.000000000050403062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00000000591618006">
                <text:p>-0.000000000005916180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00003857070274">
                <text:p>0.000000000038570702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00000003335773629">
                <text:p>-0.000000000033357736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00001112914651">
                <text:p>0.000000000011129146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00000006079929252">
                <text:p>-0.000000000060799292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00000001631240972">
                <text:p>-0.000000000016312409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000002817447308">
                <text:p>0.00000000002817447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00000004375396595">
                <text:p>-0.000000000043753965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00000073291685">
                <text:p>0.000000000000732916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000000007119552218">
                <text:p>-0.000000000071195522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000000002670863938">
                <text:p>-0.000000000026708639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000001777824342">
                <text:p>0.000000000017778243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000000005415019561">
                <text:p>-0.000000000054150195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00000000966331281">
                <text:p>-0.000000000009663312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000003482356999">
                <text:p>0.000000000034823569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00000003710486904">
                <text:p>-0.000000000037104869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00000738201376">
                <text:p>0.000000000007382013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00000006454642527">
                <text:p>-0.000000000064546425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00000002005954247">
                <text:p>-0.000000000020059542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000002442734033">
                <text:p>0.000000000024427340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00000000475010987">
                <text:p>-0.00000000004750109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0000000030142159">
                <text:p>-0.00000000000301421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00000007494265493">
                <text:p>-0.000000000074942654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00000003045577213">
                <text:p>-0.000000000030455772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000001403111067">
                <text:p>0.000000000014031110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00000005789732835">
                <text:p>-0.000000000057897328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00000001341044556">
                <text:p>-0.000000000013410445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00003107643724">
                <text:p>0.000000000031076437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000000004085200178">
                <text:p>-0.000000000040852001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000000363488101">
                <text:p>0.00000000000363488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00000006829355801">
                <text:p>-0.000000000068293558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00000002380667521">
                <text:p>-0.000000000023806675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000002068020758">
                <text:p>0.000000000020680207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00000005124823144">
                <text:p>-0.000000000051248231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000000000676134864">
                <text:p>-0.000000000006761348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00000007868978767">
                <text:p>-0.000000000078689787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00000003420290487">
                <text:p>-0.000000000034202904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00001028397793">
                <text:p>0.000000000010283977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0000000616444611">
                <text:p>-0.00000000006164446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000000171575783">
                <text:p>-0.00000000001715757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00000273293045">
                <text:p>0.00000000002732930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00000004459913453">
                <text:p>-0.000000000044599134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000000000011225173">
                <text:p>-0.000000000000112251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000000007204069076">
                <text:p>-0.000000000072040690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000000002755380796">
                <text:p>-0.000000000027553807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000001693307484">
                <text:p>0.000000000016933074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000000005499536419">
                <text:p>-0.000000000054995364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000000001050848139">
                <text:p>-0.00000000001050848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000003397840141">
                <text:p>0.000000000033978401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000000003795003762">
                <text:p>-0.000000000037950037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000000653684518">
                <text:p>0.000000000006536845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00000006539159385">
                <text:p>-0.000000000065391593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000000002090471105">
                <text:p>-0.000000000020904711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000002358217175">
                <text:p>0.000000000023582171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000000004834626728">
                <text:p>-0.000000000048346267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00000000385938448">
                <text:p>-0.000000000003859384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000000007578782351">
                <text:p>-0.000000000075787823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00000003130094071">
                <text:p>-0.000000000031300940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000001318594209">
                <text:p>0.000000000013185942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00000005874249694">
                <text:p>-0.000000000058742496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00000001425561414">
                <text:p>-0.000000000014255614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000003023126866">
                <text:p>0.000000000030231268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000000004169717036">
                <text:p>-0.000000000041697170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000000278971243">
                <text:p>0.000000000002789712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000000006913872659">
                <text:p>-0.000000000069138726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000009176347803">
                <text:p>0.000000000091763478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0000019835039">
                <text:p>0.0000000000198350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000000005209340002">
                <text:p>-0.000000000052093400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000000012402183905">
                <text:p>-0.000000000124021839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000003688036557">
                <text:p>0.000000000036880365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000000003504807345">
                <text:p>-0.000000000035048073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000000010697651248">
                <text:p>-0.00000000010697651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000005392569215">
                <text:p>0.000000000053925692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000000001800274688">
                <text:p>-0.000000000018002746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000000008993118591">
                <text:p>-0.000000000089931185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000007097101872">
                <text:p>0.000000000070971018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000000000095742031">
                <text:p>-0.000000000000957420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000000007288585934">
                <text:p>-0.000000000072885859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000008801634529">
                <text:p>0.000000000088016345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000001608790626">
                <text:p>0.000000000016087906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00000005584053277">
                <text:p>-0.000000000055840532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00000001277689718">
                <text:p>-0.00000000012776897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000003313323283">
                <text:p>0.000000000033133232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00000000387952062">
                <text:p>-0.00000000003879520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000000011072364523">
                <text:p>-0.000000000110723645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00000501785594">
                <text:p>0.00000000005017855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0000000002174987963">
                <text:p>-0.00000000002174987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000000009367831866">
                <text:p>-0.000000000093678318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000006722388597">
                <text:p>0.000000000067223885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000000000470455306">
                <text:p>-0.000000000004704553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0000000007663299209">
                <text:p>-0.000000000076632992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000008426921254">
                <text:p>0.000000000084269212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000001234077351">
                <text:p>0.000000000012340773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0000000005958766552">
                <text:p>-0.000000000059587665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000000013151610454">
                <text:p>-0.000000000131516104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000002938610008">
                <text:p>0.000000000029386100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0000000004254233895">
                <text:p>-0.000000000042542338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0000000011447077797">
                <text:p>-0.000000000114470777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000004643142665">
                <text:p>0.000000000046431426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0000000002549701238">
                <text:p>-0.000000000025497012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000000000974254514">
                <text:p>-0.00000000009742545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000006347675322">
                <text:p>0.000000000063476753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000000000084516858">
                <text:p>-0.00000000000845168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0000000008038012483">
                <text:p>-0.000000000080380124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000008052207979">
                <text:p>0.000000000080522079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000000859364077">
                <text:p>0.000000000008593640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0000000006333479826">
                <text:p>-0.000000000063334798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0000000013526323729">
                <text:p>-0.000000000135263237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000002563896734">
                <text:p>0.000000000025638967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0000000004628947169">
                <text:p>-0.000000000046289471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0000000011821791072">
                <text:p>-0.000000000118217910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000004268429391">
                <text:p>0.000000000042684293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000000002924414512">
                <text:p>-0.000000000029244145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000000010117258415">
                <text:p>-0.000000000101172584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000005972962048">
                <text:p>0.000000000059729620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0000000001219881855">
                <text:p>-0.000000000012198818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000000008412725758">
                <text:p>-0.000000000084127257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000007677494705">
                <text:p>0.000000000076774947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000000484650802">
                <text:p>0.000000000004846508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000000006708193101">
                <text:p>-0.000000000067081931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000000013901037004">
                <text:p>-0.000000000139010370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000002189183459">
                <text:p>0.000000000021891834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0000000005003660444">
                <text:p>-0.00000000005003660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2.D3:Sheet2.D30" svg:x="0.32cm" svg:y="0.18cm" svg:width="12.508cm" svg:height="8.64cm">
          <chart:coordinate-region svg:x="1.153cm" svg:y="0.379cm" svg:width="11.48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30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D3:Sheet2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2094360980721">
                <text:p>-0.32094360980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7930297694605">
                <text:p>0.607930297694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30595899195813">
                <text:p>-0.83059589919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5381638833274">
                <text:p>0.965381638833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5077206834458">
                <text:p>0.925077206834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54251380736105">
                <text:p>-0.754251380736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3623201635761">
                <text:p>0.503623201635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99709980514403">
                <text:p>-0.199709980514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25333233564313">
                <text:p>-0.125333233564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7115766650938">
                <text:p>0.437115766650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02649969798857">
                <text:p>-0.702649969798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384142415127">
                <text:p>0.89384142415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90461425696654">
                <text:p>-0.990461425696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2287250728684">
                <text:p>0.9822872507286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70183754669515">
                <text:p>-0.870183754669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6011867434233">
                <text:p>0.666011867434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1373666837175">
                <text:p>-0.391373666837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53268055278987">
                <text:p>0.07532680552789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8689887164885">
                <text:p>0.2486898871648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46394346734305">
                <text:p>-0.5463943467343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6288432136644">
                <text:p>0.786288432136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42990535892882">
                <text:p>-0.942990535892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921044203817">
                <text:p>0.9999210442038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51056516295139">
                <text:p>-0.951056516295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1566984870842">
                <text:p>0.801566984870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67268949126711">
                <text:p>-0.5672689491267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